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55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4.66mm"/>
    </style:style>
    <style:style style:name="co4" style:family="table-column">
      <style:table-column-properties fo:break-before="auto" style:column-width="30.74mm"/>
    </style:style>
    <style:style style:name="co5" style:family="table-column">
      <style:table-column-properties fo:break-before="auto" style:column-width="22.17mm"/>
    </style:style>
    <style:style style:name="co6" style:family="table-column">
      <style:table-column-properties fo:break-before="auto" style:column-width="58.67mm"/>
    </style:style>
    <style:style style:name="co7" style:family="table-column">
      <style:table-column-properties fo:break-before="auto" style:column-width="34.06mm"/>
    </style:style>
    <style:style style:name="co8" style:family="table-column">
      <style:table-column-properties fo:break-before="auto" style:column-width="15.26mm"/>
    </style:style>
    <style:style style:name="co9" style:family="table-column">
      <style:table-column-properties fo:break-before="auto" style:column-width="20.51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21.61mm"/>
    </style:style>
    <style:style style:name="co12" style:family="table-column">
      <style:table-column-properties fo:break-before="auto" style:column-width="24.0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erformance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ObjectFound</text:p>
          </table:table-cell>
          <table:table-cell office:value-type="string" calcext:value-type="string">
            <text:p>WebcamRead</text:p>
          </table:table-cell>
          <table:table-cell office:value-type="string" calcext:value-type="string">
            <text:p>GaussianBlur</text:p>
          </table:table-cell>
          <table:table-cell office:value-type="string" calcext:value-type="string">
            <text:p>ColourConversion</text:p>
          </table:table-cell>
          <table:table-cell office:value-type="string" calcext:value-type="string">
            <text:p>SelectMode</text:p>
          </table:table-cell>
          <table:table-cell office:value-type="string" calcext:value-type="string">
            <text:p>InRangeMorphOpsDisplayDirection</text:p>
          </table:table-cell>
          <table:table-cell office:value-type="string" calcext:value-type="string">
            <text:p>TrackFilteredObject</text:p>
          </table:table-cell>
          <table:table-cell office:value-type="string" calcext:value-type="string">
            <text:p>PIDDist</text:p>
          </table:table-cell>
          <table:table-cell office:value-type="string" calcext:value-type="string">
            <text:p>Facendi</text:p>
          </table:table-cell>
          <table:table-cell office:value-type="string" calcext:value-type="string">
            <text:p>PutText</text:p>
          </table:table-cell>
          <table:table-cell office:value-type="string" calcext:value-type="string">
            <text:p>ShowImage</text:p>
          </table:table-cell>
          <table:table-cell office:value-type="string" calcext:value-type="string">
            <text:p>TimeWaitKey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69678" calcext:value-type="float">
            <text:p>12269678</text:p>
          </table:table-cell>
          <table:table-cell office:value-type="float" office:value="13326657" calcext:value-type="float">
            <text:p>13326657</text:p>
          </table:table-cell>
          <table:table-cell office:value-type="float" office:value="5915568" calcext:value-type="float">
            <text:p>5915568</text:p>
          </table:table-cell>
          <table:table-cell office:value-type="float" office:value="2240" calcext:value-type="float">
            <text:p>2240</text:p>
          </table:table-cell>
          <table:table-cell office:value-type="float" office:value="260731306" calcext:value-type="float">
            <text:p>260731306</text:p>
          </table:table-cell>
          <table:table-cell office:value-type="float" office:value="4658850" calcext:value-type="float">
            <text:p>4658850</text:p>
          </table:table-cell>
          <table:table-cell office:value-type="float" office:value="834" calcext:value-type="float">
            <text:p>834</text:p>
          </table:table-cell>
          <table:table-cell office:value-type="float" office:value="827447" calcext:value-type="float">
            <text:p>827447</text:p>
          </table:table-cell>
          <table:table-cell office:value-type="float" office:value="3808851" calcext:value-type="float">
            <text:p>3808851</text:p>
          </table:table-cell>
          <table:table-cell office:value-type="float" office:value="4525622" calcext:value-type="float">
            <text:p>4525622</text:p>
          </table:table-cell>
          <table:table-cell office:value-type="float" office:value="26343989" calcext:value-type="float">
            <text:p>26343989</text:p>
          </table:table-cell>
          <table:table-cell/>
          <table:table-cell table:formula="of:=SUM([.B2:.L2])" office:value-type="float" office:value="332411042" calcext:value-type="float">
            <text:p>332411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82384" calcext:value-type="float">
            <text:p>15382384</text:p>
          </table:table-cell>
          <table:table-cell office:value-type="float" office:value="14898321" calcext:value-type="float">
            <text:p>14898321</text:p>
          </table:table-cell>
          <table:table-cell office:value-type="float" office:value="4153955" calcext:value-type="float">
            <text:p>4153955</text:p>
          </table:table-cell>
          <table:table-cell office:value-type="float" office:value="781" calcext:value-type="float">
            <text:p>781</text:p>
          </table:table-cell>
          <table:table-cell office:value-type="float" office:value="259743749" calcext:value-type="float">
            <text:p>259743749</text:p>
          </table:table-cell>
          <table:table-cell office:value-type="float" office:value="5234527" calcext:value-type="float">
            <text:p>5234527</text:p>
          </table:table-cell>
          <table:table-cell office:value-type="float" office:value="885" calcext:value-type="float">
            <text:p>885</text:p>
          </table:table-cell>
          <table:table-cell office:value-type="float" office:value="921875" calcext:value-type="float">
            <text:p>921875</text:p>
          </table:table-cell>
          <table:table-cell office:value-type="float" office:value="3743018" calcext:value-type="float">
            <text:p>3743018</text:p>
          </table:table-cell>
          <table:table-cell office:value-type="float" office:value="7922911" calcext:value-type="float">
            <text:p>7922911</text:p>
          </table:table-cell>
          <table:table-cell office:value-type="float" office:value="14249416" calcext:value-type="float">
            <text:p>14249416</text:p>
          </table:table-cell>
          <table:table-cell/>
          <table:table-cell table:formula="of:=SUM([.B3:.L3])" office:value-type="float" office:value="326251822" calcext:value-type="float">
            <text:p>3262518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58792" calcext:value-type="float">
            <text:p>12858792</text:p>
          </table:table-cell>
          <table:table-cell office:value-type="float" office:value="13624833" calcext:value-type="float">
            <text:p>13624833</text:p>
          </table:table-cell>
          <table:table-cell office:value-type="float" office:value="3808643" calcext:value-type="float">
            <text:p>3808643</text:p>
          </table:table-cell>
          <table:table-cell office:value-type="float" office:value="468" calcext:value-type="float">
            <text:p>468</text:p>
          </table:table-cell>
          <table:table-cell office:value-type="float" office:value="256694428" calcext:value-type="float">
            <text:p>256694428</text:p>
          </table:table-cell>
          <table:table-cell office:value-type="float" office:value="4457548" calcext:value-type="float">
            <text:p>4457548</text:p>
          </table:table-cell>
          <table:table-cell office:value-type="float" office:value="782" calcext:value-type="float">
            <text:p>782</text:p>
          </table:table-cell>
          <table:table-cell office:value-type="float" office:value="914113" calcext:value-type="float">
            <text:p>914113</text:p>
          </table:table-cell>
          <table:table-cell office:value-type="float" office:value="3739372" calcext:value-type="float">
            <text:p>3739372</text:p>
          </table:table-cell>
          <table:table-cell office:value-type="float" office:value="7721452" calcext:value-type="float">
            <text:p>7721452</text:p>
          </table:table-cell>
          <table:table-cell office:value-type="float" office:value="10419888" calcext:value-type="float">
            <text:p>10419888</text:p>
          </table:table-cell>
          <table:table-cell/>
          <table:table-cell table:formula="of:=SUM([.B4:.L4])" office:value-type="float" office:value="314240319" calcext:value-type="float">
            <text:p>314240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69261" calcext:value-type="float">
            <text:p>11469261</text:p>
          </table:table-cell>
          <table:table-cell office:value-type="float" office:value="13192542" calcext:value-type="float">
            <text:p>13192542</text:p>
          </table:table-cell>
          <table:table-cell office:value-type="float" office:value="3392289" calcext:value-type="float">
            <text:p>3392289</text:p>
          </table:table-cell>
          <table:table-cell office:value-type="float" office:value="781" calcext:value-type="float">
            <text:p>781</text:p>
          </table:table-cell>
          <table:table-cell office:value-type="float" office:value="256654635" calcext:value-type="float">
            <text:p>256654635</text:p>
          </table:table-cell>
          <table:table-cell office:value-type="float" office:value="4463277" calcext:value-type="float">
            <text:p>4463277</text:p>
          </table:table-cell>
          <table:table-cell office:value-type="float" office:value="677" calcext:value-type="float">
            <text:p>677</text:p>
          </table:table-cell>
          <table:table-cell office:value-type="float" office:value="103079965" calcext:value-type="float">
            <text:p>103079965</text:p>
          </table:table-cell>
          <table:table-cell office:value-type="float" office:value="3547706" calcext:value-type="float">
            <text:p>3547706</text:p>
          </table:table-cell>
          <table:table-cell office:value-type="float" office:value="7571764" calcext:value-type="float">
            <text:p>7571764</text:p>
          </table:table-cell>
          <table:table-cell office:value-type="float" office:value="10968950" calcext:value-type="float">
            <text:p>10968950</text:p>
          </table:table-cell>
          <table:table-cell/>
          <table:table-cell table:formula="of:=SUM([.B5:.L5])" office:value-type="float" office:value="414341847" calcext:value-type="float">
            <text:p>414341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25563" calcext:value-type="float">
            <text:p>11925563</text:p>
          </table:table-cell>
          <table:table-cell office:value-type="float" office:value="13148635" calcext:value-type="float">
            <text:p>13148635</text:p>
          </table:table-cell>
          <table:table-cell office:value-type="float" office:value="3391820" calcext:value-type="float">
            <text:p>3391820</text:p>
          </table:table-cell>
          <table:table-cell office:value-type="float" office:value="1198" calcext:value-type="float">
            <text:p>1198</text:p>
          </table:table-cell>
          <table:table-cell office:value-type="float" office:value="257376293" calcext:value-type="float">
            <text:p>257376293</text:p>
          </table:table-cell>
          <table:table-cell office:value-type="float" office:value="4735725" calcext:value-type="float">
            <text:p>4735725</text:p>
          </table:table-cell>
          <table:table-cell office:value-type="float" office:value="625" calcext:value-type="float">
            <text:p>625</text:p>
          </table:table-cell>
          <table:table-cell office:value-type="float" office:value="925085093" calcext:value-type="float">
            <text:p>925085093</text:p>
          </table:table-cell>
          <table:table-cell office:value-type="float" office:value="3497810" calcext:value-type="float">
            <text:p>3497810</text:p>
          </table:table-cell>
          <table:table-cell office:value-type="float" office:value="7692493" calcext:value-type="float">
            <text:p>7692493</text:p>
          </table:table-cell>
          <table:table-cell office:value-type="float" office:value="10222699" calcext:value-type="float">
            <text:p>10222699</text:p>
          </table:table-cell>
          <table:table-cell/>
          <table:table-cell table:formula="of:=SUM([.B6:.L6])" office:value-type="float" office:value="1237077954" calcext:value-type="float">
            <text:p>1237077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38740" calcext:value-type="float">
            <text:p>11438740</text:p>
          </table:table-cell>
          <table:table-cell office:value-type="float" office:value="8097389" calcext:value-type="float">
            <text:p>8097389</text:p>
          </table:table-cell>
          <table:table-cell office:value-type="float" office:value="3171299" calcext:value-type="float">
            <text:p>3171299</text:p>
          </table:table-cell>
          <table:table-cell office:value-type="float" office:value="521" calcext:value-type="float">
            <text:p>521</text:p>
          </table:table-cell>
          <table:table-cell office:value-type="float" office:value="257391389" calcext:value-type="float">
            <text:p>257391389</text:p>
          </table:table-cell>
          <table:table-cell office:value-type="float" office:value="4663955" calcext:value-type="float">
            <text:p>4663955</text:p>
          </table:table-cell>
          <table:table-cell office:value-type="float" office:value="2188" calcext:value-type="float">
            <text:p>2188</text:p>
          </table:table-cell>
          <table:table-cell office:value-type="float" office:value="925731147" calcext:value-type="float">
            <text:p>925731147</text:p>
          </table:table-cell>
          <table:table-cell office:value-type="float" office:value="3558018" calcext:value-type="float">
            <text:p>3558018</text:p>
          </table:table-cell>
          <table:table-cell office:value-type="float" office:value="7640410" calcext:value-type="float">
            <text:p>7640410</text:p>
          </table:table-cell>
          <table:table-cell office:value-type="float" office:value="10295720" calcext:value-type="float">
            <text:p>10295720</text:p>
          </table:table-cell>
          <table:table-cell/>
          <table:table-cell table:formula="of:=SUM([.B7:.L7])" office:value-type="float" office:value="1231990776" calcext:value-type="float">
            <text:p>1231990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78115" calcext:value-type="float">
            <text:p>11478115</text:p>
          </table:table-cell>
          <table:table-cell office:value-type="float" office:value="8644159" calcext:value-type="float">
            <text:p>8644159</text:p>
          </table:table-cell>
          <table:table-cell office:value-type="float" office:value="3295362" calcext:value-type="float">
            <text:p>3295362</text:p>
          </table:table-cell>
          <table:table-cell office:value-type="float" office:value="573" calcext:value-type="float">
            <text:p>573</text:p>
          </table:table-cell>
          <table:table-cell office:value-type="float" office:value="257267422" calcext:value-type="float">
            <text:p>257267422</text:p>
          </table:table-cell>
          <table:table-cell office:value-type="float" office:value="4634995" calcext:value-type="float">
            <text:p>4634995</text:p>
          </table:table-cell>
          <table:table-cell office:value-type="float" office:value="677" calcext:value-type="float">
            <text:p>677</text:p>
          </table:table-cell>
          <table:table-cell office:value-type="float" office:value="930800167" calcext:value-type="float">
            <text:p>930800167</text:p>
          </table:table-cell>
          <table:table-cell office:value-type="float" office:value="3500622" calcext:value-type="float">
            <text:p>3500622</text:p>
          </table:table-cell>
          <table:table-cell office:value-type="float" office:value="7747076" calcext:value-type="float">
            <text:p>7747076</text:p>
          </table:table-cell>
          <table:table-cell office:value-type="float" office:value="10795771" calcext:value-type="float">
            <text:p>10795771</text:p>
          </table:table-cell>
          <table:table-cell/>
          <table:table-cell table:formula="of:=SUM([.B8:.L8])" office:value-type="float" office:value="1238164939" calcext:value-type="float">
            <text:p>1238164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04937" calcext:value-type="float">
            <text:p>11704937</text:p>
          </table:table-cell>
          <table:table-cell office:value-type="float" office:value="8571294" calcext:value-type="float">
            <text:p>8571294</text:p>
          </table:table-cell>
          <table:table-cell office:value-type="float" office:value="3267705" calcext:value-type="float">
            <text:p>3267705</text:p>
          </table:table-cell>
          <table:table-cell office:value-type="float" office:value="573" calcext:value-type="float">
            <text:p>573</text:p>
          </table:table-cell>
          <table:table-cell office:value-type="float" office:value="257280169" calcext:value-type="float">
            <text:p>257280169</text:p>
          </table:table-cell>
          <table:table-cell office:value-type="float" office:value="4673693" calcext:value-type="float">
            <text:p>4673693</text:p>
          </table:table-cell>
          <table:table-cell office:value-type="float" office:value="885" calcext:value-type="float">
            <text:p>885</text:p>
          </table:table-cell>
          <table:table-cell office:value-type="float" office:value="930258778" calcext:value-type="float">
            <text:p>930258778</text:p>
          </table:table-cell>
          <table:table-cell office:value-type="float" office:value="3502757" calcext:value-type="float">
            <text:p>3502757</text:p>
          </table:table-cell>
          <table:table-cell office:value-type="float" office:value="7816033" calcext:value-type="float">
            <text:p>7816033</text:p>
          </table:table-cell>
          <table:table-cell office:value-type="float" office:value="12515092" calcext:value-type="float">
            <text:p>12515092</text:p>
          </table:table-cell>
          <table:table-cell/>
          <table:table-cell table:formula="of:=SUM([.B9:.L9])" office:value-type="float" office:value="1239591916" calcext:value-type="float">
            <text:p>12395919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24571" calcext:value-type="float">
            <text:p>11724571</text:p>
          </table:table-cell>
          <table:table-cell office:value-type="float" office:value="7859783" calcext:value-type="float">
            <text:p>7859783</text:p>
          </table:table-cell>
          <table:table-cell office:value-type="float" office:value="3203278" calcext:value-type="float">
            <text:p>3203278</text:p>
          </table:table-cell>
          <table:table-cell office:value-type="float" office:value="573" calcext:value-type="float">
            <text:p>573</text:p>
          </table:table-cell>
          <table:table-cell office:value-type="float" office:value="257377502" calcext:value-type="float">
            <text:p>257377502</text:p>
          </table:table-cell>
          <table:table-cell office:value-type="float" office:value="4716558" calcext:value-type="float">
            <text:p>4716558</text:p>
          </table:table-cell>
          <table:table-cell office:value-type="float" office:value="573" calcext:value-type="float">
            <text:p>573</text:p>
          </table:table-cell>
          <table:table-cell office:value-type="float" office:value="926305411" calcext:value-type="float">
            <text:p>926305411</text:p>
          </table:table-cell>
          <table:table-cell office:value-type="float" office:value="3564945" calcext:value-type="float">
            <text:p>3564945</text:p>
          </table:table-cell>
          <table:table-cell office:value-type="float" office:value="7735513" calcext:value-type="float">
            <text:p>7735513</text:p>
          </table:table-cell>
          <table:table-cell office:value-type="float" office:value="10490875" calcext:value-type="float">
            <text:p>10490875</text:p>
          </table:table-cell>
          <table:table-cell/>
          <table:table-cell table:formula="of:=SUM([.B10:.L10])" office:value-type="float" office:value="1232979582" calcext:value-type="float">
            <text:p>12329795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50769" calcext:value-type="float">
            <text:p>11550769</text:p>
          </table:table-cell>
          <table:table-cell office:value-type="float" office:value="8802439" calcext:value-type="float">
            <text:p>8802439</text:p>
          </table:table-cell>
          <table:table-cell office:value-type="float" office:value="3177913" calcext:value-type="float">
            <text:p>3177913</text:p>
          </table:table-cell>
          <table:table-cell office:value-type="float" office:value="365" calcext:value-type="float">
            <text:p>365</text:p>
          </table:table-cell>
          <table:table-cell office:value-type="float" office:value="257247129" calcext:value-type="float">
            <text:p>257247129</text:p>
          </table:table-cell>
          <table:table-cell office:value-type="float" office:value="4630204" calcext:value-type="float">
            <text:p>4630204</text:p>
          </table:table-cell>
          <table:table-cell office:value-type="float" office:value="886" calcext:value-type="float">
            <text:p>886</text:p>
          </table:table-cell>
          <table:table-cell office:value-type="float" office:value="925667095" calcext:value-type="float">
            <text:p>925667095</text:p>
          </table:table-cell>
          <table:table-cell office:value-type="float" office:value="3499423" calcext:value-type="float">
            <text:p>3499423</text:p>
          </table:table-cell>
          <table:table-cell office:value-type="float" office:value="7767961" calcext:value-type="float">
            <text:p>7767961</text:p>
          </table:table-cell>
          <table:table-cell office:value-type="float" office:value="10485613" calcext:value-type="float">
            <text:p>10485613</text:p>
          </table:table-cell>
          <table:table-cell/>
          <table:table-cell table:formula="of:=SUM([.B11:.L11])" office:value-type="float" office:value="1232829797" calcext:value-type="float">
            <text:p>1232829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58998" calcext:value-type="float">
            <text:p>11558998</text:p>
          </table:table-cell>
          <table:table-cell office:value-type="float" office:value="8849105" calcext:value-type="float">
            <text:p>8849105</text:p>
          </table:table-cell>
          <table:table-cell office:value-type="float" office:value="3176819" calcext:value-type="float">
            <text:p>3176819</text:p>
          </table:table-cell>
          <table:table-cell office:value-type="float" office:value="520" calcext:value-type="float">
            <text:p>520</text:p>
          </table:table-cell>
          <table:table-cell office:value-type="float" office:value="257267225" calcext:value-type="float">
            <text:p>257267225</text:p>
          </table:table-cell>
          <table:table-cell office:value-type="float" office:value="4615411" calcext:value-type="float">
            <text:p>4615411</text:p>
          </table:table-cell>
          <table:table-cell office:value-type="float" office:value="781" calcext:value-type="float">
            <text:p>781</text:p>
          </table:table-cell>
          <table:table-cell office:value-type="float" office:value="925597841" calcext:value-type="float">
            <text:p>925597841</text:p>
          </table:table-cell>
          <table:table-cell office:value-type="float" office:value="3508225" calcext:value-type="float">
            <text:p>3508225</text:p>
          </table:table-cell>
          <table:table-cell office:value-type="float" office:value="7812231" calcext:value-type="float">
            <text:p>7812231</text:p>
          </table:table-cell>
          <table:table-cell office:value-type="float" office:value="10445196" calcext:value-type="float">
            <text:p>10445196</text:p>
          </table:table-cell>
          <table:table-cell/>
          <table:table-cell table:formula="of:=SUM([.B12:.L12])" office:value-type="float" office:value="1232832352" calcext:value-type="float">
            <text:p>1232832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57383" calcext:value-type="float">
            <text:p>11557383</text:p>
          </table:table-cell>
          <table:table-cell office:value-type="float" office:value="8876240" calcext:value-type="float">
            <text:p>8876240</text:p>
          </table:table-cell>
          <table:table-cell office:value-type="float" office:value="3202809" calcext:value-type="float">
            <text:p>3202809</text:p>
          </table:table-cell>
          <table:table-cell office:value-type="float" office:value="364" calcext:value-type="float">
            <text:p>364</text:p>
          </table:table-cell>
          <table:table-cell office:value-type="float" office:value="257200027" calcext:value-type="float">
            <text:p>257200027</text:p>
          </table:table-cell>
          <table:table-cell office:value-type="float" office:value="4654057" calcext:value-type="float">
            <text:p>4654057</text:p>
          </table:table-cell>
          <table:table-cell office:value-type="float" office:value="625" calcext:value-type="float">
            <text:p>625</text:p>
          </table:table-cell>
          <table:table-cell office:value-type="float" office:value="925347497" calcext:value-type="float">
            <text:p>925347497</text:p>
          </table:table-cell>
          <table:table-cell office:value-type="float" office:value="3563798" calcext:value-type="float">
            <text:p>3563798</text:p>
          </table:table-cell>
          <table:table-cell office:value-type="float" office:value="7646970" calcext:value-type="float">
            <text:p>7646970</text:p>
          </table:table-cell>
          <table:table-cell office:value-type="float" office:value="10396811" calcext:value-type="float">
            <text:p>10396811</text:p>
          </table:table-cell>
          <table:table-cell/>
          <table:table-cell table:formula="of:=SUM([.B13:.L13])" office:value-type="float" office:value="1232446581" calcext:value-type="float">
            <text:p>1232446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54205" calcext:value-type="float">
            <text:p>11654205</text:p>
          </table:table-cell>
          <table:table-cell office:value-type="float" office:value="8826188" calcext:value-type="float">
            <text:p>8826188</text:p>
          </table:table-cell>
          <table:table-cell office:value-type="float" office:value="3262600" calcext:value-type="float">
            <text:p>3262600</text:p>
          </table:table-cell>
          <table:table-cell office:value-type="float" office:value="520" calcext:value-type="float">
            <text:p>520</text:p>
          </table:table-cell>
          <table:table-cell office:value-type="float" office:value="257209858" calcext:value-type="float">
            <text:p>257209858</text:p>
          </table:table-cell>
          <table:table-cell office:value-type="float" office:value="4626297" calcext:value-type="float">
            <text:p>4626297</text:p>
          </table:table-cell>
          <table:table-cell office:value-type="float" office:value="573" calcext:value-type="float">
            <text:p>573</text:p>
          </table:table-cell>
          <table:table-cell office:value-type="float" office:value="924735172" calcext:value-type="float">
            <text:p>924735172</text:p>
          </table:table-cell>
          <table:table-cell office:value-type="float" office:value="3563277" calcext:value-type="float">
            <text:p>3563277</text:p>
          </table:table-cell>
          <table:table-cell office:value-type="float" office:value="7737751" calcext:value-type="float">
            <text:p>7737751</text:p>
          </table:table-cell>
          <table:table-cell office:value-type="float" office:value="10497227" calcext:value-type="float">
            <text:p>10497227</text:p>
          </table:table-cell>
          <table:table-cell/>
          <table:table-cell table:formula="of:=SUM([.B14:.L14])" office:value-type="float" office:value="1232113668" calcext:value-type="float">
            <text:p>1232113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05612" calcext:value-type="float">
            <text:p>11605612</text:p>
          </table:table-cell>
          <table:table-cell office:value-type="float" office:value="9119416" calcext:value-type="float">
            <text:p>9119416</text:p>
          </table:table-cell>
          <table:table-cell office:value-type="float" office:value="3183434" calcext:value-type="float">
            <text:p>3183434</text:p>
          </table:table-cell>
          <table:table-cell office:value-type="float" office:value="416" calcext:value-type="float">
            <text:p>416</text:p>
          </table:table-cell>
          <table:table-cell office:value-type="float" office:value="257299642" calcext:value-type="float">
            <text:p>257299642</text:p>
          </table:table-cell>
          <table:table-cell office:value-type="float" office:value="4712234" calcext:value-type="float">
            <text:p>4712234</text:p>
          </table:table-cell>
          <table:table-cell office:value-type="float" office:value="625" calcext:value-type="float">
            <text:p>625</text:p>
          </table:table-cell>
          <table:table-cell office:value-type="float" office:value="925066804" calcext:value-type="float">
            <text:p>925066804</text:p>
          </table:table-cell>
          <table:table-cell office:value-type="float" office:value="3497444" calcext:value-type="float">
            <text:p>3497444</text:p>
          </table:table-cell>
          <table:table-cell office:value-type="float" office:value="7721449" calcext:value-type="float">
            <text:p>7721449</text:p>
          </table:table-cell>
          <table:table-cell office:value-type="float" office:value="10485404" calcext:value-type="float">
            <text:p>10485404</text:p>
          </table:table-cell>
          <table:table-cell/>
          <table:table-cell table:formula="of:=SUM([.B15:.L15])" office:value-type="float" office:value="1232692480" calcext:value-type="float">
            <text:p>12326924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95663" calcext:value-type="float">
            <text:p>11595663</text:p>
          </table:table-cell>
          <table:table-cell office:value-type="float" office:value="8942385" calcext:value-type="float">
            <text:p>8942385</text:p>
          </table:table-cell>
          <table:table-cell office:value-type="float" office:value="3095933" calcext:value-type="float">
            <text:p>3095933</text:p>
          </table:table-cell>
          <table:table-cell office:value-type="float" office:value="365" calcext:value-type="float">
            <text:p>365</text:p>
          </table:table-cell>
          <table:table-cell office:value-type="float" office:value="257192656" calcext:value-type="float">
            <text:p>257192656</text:p>
          </table:table-cell>
          <table:table-cell office:value-type="float" office:value="4679369" calcext:value-type="float">
            <text:p>4679369</text:p>
          </table:table-cell>
          <table:table-cell office:value-type="float" office:value="782" calcext:value-type="float">
            <text:p>782</text:p>
          </table:table-cell>
          <table:table-cell office:value-type="float" office:value="926478594" calcext:value-type="float">
            <text:p>926478594</text:p>
          </table:table-cell>
          <table:table-cell office:value-type="float" office:value="3502704" calcext:value-type="float">
            <text:p>3502704</text:p>
          </table:table-cell>
          <table:table-cell office:value-type="float" office:value="7871241" calcext:value-type="float">
            <text:p>7871241</text:p>
          </table:table-cell>
          <table:table-cell office:value-type="float" office:value="10346133" calcext:value-type="float">
            <text:p>10346133</text:p>
          </table:table-cell>
          <table:table-cell/>
          <table:table-cell table:formula="of:=SUM([.B16:.L16])" office:value-type="float" office:value="1233705825" calcext:value-type="float">
            <text:p>1233705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83579" calcext:value-type="float">
            <text:p>11683579</text:p>
          </table:table-cell>
          <table:table-cell office:value-type="float" office:value="8977905" calcext:value-type="float">
            <text:p>8977905</text:p>
          </table:table-cell>
          <table:table-cell office:value-type="float" office:value="3296350" calcext:value-type="float">
            <text:p>3296350</text:p>
          </table:table-cell>
          <table:table-cell office:value-type="float" office:value="625" calcext:value-type="float">
            <text:p>625</text:p>
          </table:table-cell>
          <table:table-cell office:value-type="float" office:value="257140044" calcext:value-type="float">
            <text:p>257140044</text:p>
          </table:table-cell>
          <table:table-cell office:value-type="float" office:value="4637026" calcext:value-type="float">
            <text:p>4637026</text:p>
          </table:table-cell>
          <table:table-cell office:value-type="float" office:value="625" calcext:value-type="float">
            <text:p>625</text:p>
          </table:table-cell>
          <table:table-cell office:value-type="float" office:value="925892469" calcext:value-type="float">
            <text:p>925892469</text:p>
          </table:table-cell>
          <table:table-cell office:value-type="float" office:value="3560933" calcext:value-type="float">
            <text:p>3560933</text:p>
          </table:table-cell>
          <table:table-cell office:value-type="float" office:value="7781344" calcext:value-type="float">
            <text:p>7781344</text:p>
          </table:table-cell>
          <table:table-cell office:value-type="float" office:value="10127956" calcext:value-type="float">
            <text:p>10127956</text:p>
          </table:table-cell>
          <table:table-cell/>
          <table:table-cell table:formula="of:=SUM([.B17:.L17])" office:value-type="float" office:value="1233098856" calcext:value-type="float">
            <text:p>1233098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64673" calcext:value-type="float">
            <text:p>11764673</text:p>
          </table:table-cell>
          <table:table-cell office:value-type="float" office:value="8895405" calcext:value-type="float">
            <text:p>8895405</text:p>
          </table:table-cell>
          <table:table-cell office:value-type="float" office:value="3145569" calcext:value-type="float">
            <text:p>3145569</text:p>
          </table:table-cell>
          <table:table-cell office:value-type="float" office:value="625" calcext:value-type="float">
            <text:p>625</text:p>
          </table:table-cell>
          <table:table-cell office:value-type="float" office:value="257294406" calcext:value-type="float">
            <text:p>257294406</text:p>
          </table:table-cell>
          <table:table-cell office:value-type="float" office:value="4537807" calcext:value-type="float">
            <text:p>4537807</text:p>
          </table:table-cell>
          <table:table-cell office:value-type="float" office:value="730" calcext:value-type="float">
            <text:p>730</text:p>
          </table:table-cell>
          <table:table-cell office:value-type="float" office:value="925688585" calcext:value-type="float">
            <text:p>925688585</text:p>
          </table:table-cell>
          <table:table-cell office:value-type="float" office:value="3501870" calcext:value-type="float">
            <text:p>3501870</text:p>
          </table:table-cell>
          <table:table-cell office:value-type="float" office:value="7765250" calcext:value-type="float">
            <text:p>7765250</text:p>
          </table:table-cell>
          <table:table-cell office:value-type="float" office:value="10225924" calcext:value-type="float">
            <text:p>10225924</text:p>
          </table:table-cell>
          <table:table-cell/>
          <table:table-cell table:formula="of:=SUM([.B18:.L18])" office:value-type="float" office:value="1232820844" calcext:value-type="float">
            <text:p>12328208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06495" calcext:value-type="float">
            <text:p>11806495</text:p>
          </table:table-cell>
          <table:table-cell office:value-type="float" office:value="8869520" calcext:value-type="float">
            <text:p>8869520</text:p>
          </table:table-cell>
          <table:table-cell office:value-type="float" office:value="3208434" calcext:value-type="float">
            <text:p>3208434</text:p>
          </table:table-cell>
          <table:table-cell office:value-type="float" office:value="781" calcext:value-type="float">
            <text:p>781</text:p>
          </table:table-cell>
          <table:table-cell office:value-type="float" office:value="257199972" calcext:value-type="float">
            <text:p>257199972</text:p>
          </table:table-cell>
          <table:table-cell office:value-type="float" office:value="4539525" calcext:value-type="float">
            <text:p>4539525</text:p>
          </table:table-cell>
          <table:table-cell office:value-type="float" office:value="781" calcext:value-type="float">
            <text:p>781</text:p>
          </table:table-cell>
          <table:table-cell office:value-type="float" office:value="925578711" calcext:value-type="float">
            <text:p>925578711</text:p>
          </table:table-cell>
          <table:table-cell office:value-type="float" office:value="3503329" calcext:value-type="float">
            <text:p>3503329</text:p>
          </table:table-cell>
          <table:table-cell office:value-type="float" office:value="7748844" calcext:value-type="float">
            <text:p>7748844</text:p>
          </table:table-cell>
          <table:table-cell office:value-type="float" office:value="10185559" calcext:value-type="float">
            <text:p>10185559</text:p>
          </table:table-cell>
          <table:table-cell/>
          <table:table-cell table:formula="of:=SUM([.B19:.L19])" office:value-type="float" office:value="1232641951" calcext:value-type="float">
            <text:p>12326419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13630" calcext:value-type="float">
            <text:p>11913630</text:p>
          </table:table-cell>
          <table:table-cell office:value-type="float" office:value="8759728" calcext:value-type="float">
            <text:p>8759728</text:p>
          </table:table-cell>
          <table:table-cell office:value-type="float" office:value="8269155" calcext:value-type="float">
            <text:p>8269155</text:p>
          </table:table-cell>
          <table:table-cell office:value-type="float" office:value="885" calcext:value-type="float">
            <text:p>885</text:p>
          </table:table-cell>
          <table:table-cell office:value-type="float" office:value="257138975" calcext:value-type="float">
            <text:p>257138975</text:p>
          </table:table-cell>
          <table:table-cell office:value-type="float" office:value="4572754" calcext:value-type="float">
            <text:p>4572754</text:p>
          </table:table-cell>
          <table:table-cell office:value-type="float" office:value="729" calcext:value-type="float">
            <text:p>729</text:p>
          </table:table-cell>
          <table:table-cell office:value-type="float" office:value="925941128" calcext:value-type="float">
            <text:p>925941128</text:p>
          </table:table-cell>
          <table:table-cell office:value-type="float" office:value="3500672" calcext:value-type="float">
            <text:p>3500672</text:p>
          </table:table-cell>
          <table:table-cell office:value-type="float" office:value="8057280" calcext:value-type="float">
            <text:p>8057280</text:p>
          </table:table-cell>
          <table:table-cell office:value-type="float" office:value="10377851" calcext:value-type="float">
            <text:p>10377851</text:p>
          </table:table-cell>
          <table:table-cell/>
          <table:table-cell table:formula="of:=SUM([.B20:.L20])" office:value-type="float" office:value="1238532787" calcext:value-type="float">
            <text:p>1238532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84775" calcext:value-type="float">
            <text:p>11584775</text:p>
          </table:table-cell>
          <table:table-cell office:value-type="float" office:value="7840250" calcext:value-type="float">
            <text:p>7840250</text:p>
          </table:table-cell>
          <table:table-cell office:value-type="float" office:value="3161714" calcext:value-type="float">
            <text:p>3161714</text:p>
          </table:table-cell>
          <table:table-cell office:value-type="float" office:value="677" calcext:value-type="float">
            <text:p>677</text:p>
          </table:table-cell>
          <table:table-cell office:value-type="float" office:value="257223760" calcext:value-type="float">
            <text:p>257223760</text:p>
          </table:table-cell>
          <table:table-cell office:value-type="float" office:value="4685827" calcext:value-type="float">
            <text:p>4685827</text:p>
          </table:table-cell>
          <table:table-cell office:value-type="float" office:value="885" calcext:value-type="float">
            <text:p>885</text:p>
          </table:table-cell>
          <table:table-cell office:value-type="float" office:value="925221829" calcext:value-type="float">
            <text:p>925221829</text:p>
          </table:table-cell>
          <table:table-cell office:value-type="float" office:value="3498172" calcext:value-type="float">
            <text:p>3498172</text:p>
          </table:table-cell>
          <table:table-cell office:value-type="float" office:value="7930874" calcext:value-type="float">
            <text:p>7930874</text:p>
          </table:table-cell>
          <table:table-cell office:value-type="float" office:value="10980245" calcext:value-type="float">
            <text:p>10980245</text:p>
          </table:table-cell>
          <table:table-cell/>
          <table:table-cell table:formula="of:=SUM([.B21:.L21])" office:value-type="float" office:value="1232129008" calcext:value-type="float">
            <text:p>1232129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16494" calcext:value-type="float">
            <text:p>11616494</text:p>
          </table:table-cell>
          <table:table-cell office:value-type="float" office:value="8728269" calcext:value-type="float">
            <text:p>8728269</text:p>
          </table:table-cell>
          <table:table-cell office:value-type="float" office:value="3264423" calcext:value-type="float">
            <text:p>3264423</text:p>
          </table:table-cell>
          <table:table-cell office:value-type="float" office:value="417" calcext:value-type="float">
            <text:p>417</text:p>
          </table:table-cell>
          <table:table-cell office:value-type="float" office:value="257223281" calcext:value-type="float">
            <text:p>257223281</text:p>
          </table:table-cell>
          <table:table-cell office:value-type="float" office:value="4704942" calcext:value-type="float">
            <text:p>4704942</text:p>
          </table:table-cell>
          <table:table-cell office:value-type="float" office:value="2292" calcext:value-type="float">
            <text:p>2292</text:p>
          </table:table-cell>
          <table:table-cell office:value-type="float" office:value="925790602" calcext:value-type="float">
            <text:p>925790602</text:p>
          </table:table-cell>
          <table:table-cell office:value-type="float" office:value="3548901" calcext:value-type="float">
            <text:p>3548901</text:p>
          </table:table-cell>
          <table:table-cell office:value-type="float" office:value="7999676" calcext:value-type="float">
            <text:p>7999676</text:p>
          </table:table-cell>
          <table:table-cell office:value-type="float" office:value="10986546" calcext:value-type="float">
            <text:p>10986546</text:p>
          </table:table-cell>
          <table:table-cell/>
          <table:table-cell table:formula="of:=SUM([.B22:.L22])" office:value-type="float" office:value="1233865843" calcext:value-type="float">
            <text:p>12338658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63473" calcext:value-type="float">
            <text:p>11563473</text:p>
          </table:table-cell>
          <table:table-cell office:value-type="float" office:value="8707227" calcext:value-type="float">
            <text:p>8707227</text:p>
          </table:table-cell>
          <table:table-cell office:value-type="float" office:value="3188277" calcext:value-type="float">
            <text:p>3188277</text:p>
          </table:table-cell>
          <table:table-cell office:value-type="float" office:value="625" calcext:value-type="float">
            <text:p>625</text:p>
          </table:table-cell>
          <table:table-cell office:value-type="float" office:value="257266971" calcext:value-type="float">
            <text:p>257266971</text:p>
          </table:table-cell>
          <table:table-cell office:value-type="float" office:value="4768275" calcext:value-type="float">
            <text:p>4768275</text:p>
          </table:table-cell>
          <table:table-cell office:value-type="float" office:value="677" calcext:value-type="float">
            <text:p>677</text:p>
          </table:table-cell>
          <table:table-cell office:value-type="float" office:value="926608751" calcext:value-type="float">
            <text:p>926608751</text:p>
          </table:table-cell>
          <table:table-cell office:value-type="float" office:value="3500776" calcext:value-type="float">
            <text:p>3500776</text:p>
          </table:table-cell>
          <table:table-cell office:value-type="float" office:value="7835041" calcext:value-type="float">
            <text:p>7835041</text:p>
          </table:table-cell>
          <table:table-cell office:value-type="float" office:value="11004932" calcext:value-type="float">
            <text:p>11004932</text:p>
          </table:table-cell>
          <table:table-cell/>
          <table:table-cell table:formula="of:=SUM([.B23:.L23])" office:value-type="float" office:value="1234445025" calcext:value-type="float">
            <text:p>1234445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22483" calcext:value-type="float">
            <text:p>11622483</text:p>
          </table:table-cell>
          <table:table-cell office:value-type="float" office:value="8971237" calcext:value-type="float">
            <text:p>8971237</text:p>
          </table:table-cell>
          <table:table-cell office:value-type="float" office:value="3230151" calcext:value-type="float">
            <text:p>3230151</text:p>
          </table:table-cell>
          <table:table-cell office:value-type="float" office:value="521" calcext:value-type="float">
            <text:p>521</text:p>
          </table:table-cell>
          <table:table-cell office:value-type="float" office:value="257188944" calcext:value-type="float">
            <text:p>257188944</text:p>
          </table:table-cell>
          <table:table-cell office:value-type="float" office:value="4704108" calcext:value-type="float">
            <text:p>4704108</text:p>
          </table:table-cell>
          <table:table-cell office:value-type="float" office:value="885" calcext:value-type="float">
            <text:p>885</text:p>
          </table:table-cell>
          <table:table-cell office:value-type="float" office:value="926997263" calcext:value-type="float">
            <text:p>926997263</text:p>
          </table:table-cell>
          <table:table-cell office:value-type="float" office:value="3620620" calcext:value-type="float">
            <text:p>3620620</text:p>
          </table:table-cell>
          <table:table-cell office:value-type="float" office:value="7591031" calcext:value-type="float">
            <text:p>7591031</text:p>
          </table:table-cell>
          <table:table-cell office:value-type="float" office:value="11013108" calcext:value-type="float">
            <text:p>11013108</text:p>
          </table:table-cell>
          <table:table-cell/>
          <table:table-cell table:formula="of:=SUM([.B24:.L24])" office:value-type="float" office:value="1234940351" calcext:value-type="float">
            <text:p>1234940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54252" calcext:value-type="float">
            <text:p>12054252</text:p>
          </table:table-cell>
          <table:table-cell office:value-type="float" office:value="8864987" calcext:value-type="float">
            <text:p>8864987</text:p>
          </table:table-cell>
          <table:table-cell office:value-type="float" office:value="3180464" calcext:value-type="float">
            <text:p>3180464</text:p>
          </table:table-cell>
          <table:table-cell office:value-type="float" office:value="365" calcext:value-type="float">
            <text:p>365</text:p>
          </table:table-cell>
          <table:table-cell office:value-type="float" office:value="257335031" calcext:value-type="float">
            <text:p>257335031</text:p>
          </table:table-cell>
          <table:table-cell office:value-type="float" office:value="4563274" calcext:value-type="float">
            <text:p>4563274</text:p>
          </table:table-cell>
          <table:table-cell office:value-type="float" office:value="625" calcext:value-type="float">
            <text:p>625</text:p>
          </table:table-cell>
          <table:table-cell office:value-type="float" office:value="926253018" calcext:value-type="float">
            <text:p>926253018</text:p>
          </table:table-cell>
          <table:table-cell office:value-type="float" office:value="3499942" calcext:value-type="float">
            <text:p>3499942</text:p>
          </table:table-cell>
          <table:table-cell office:value-type="float" office:value="7672800" calcext:value-type="float">
            <text:p>7672800</text:p>
          </table:table-cell>
          <table:table-cell office:value-type="float" office:value="11091754" calcext:value-type="float">
            <text:p>11091754</text:p>
          </table:table-cell>
          <table:table-cell/>
          <table:table-cell table:formula="of:=SUM([.B25:.L25])" office:value-type="float" office:value="1234516512" calcext:value-type="float">
            <text:p>1234516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78419" calcext:value-type="float">
            <text:p>11978419</text:p>
          </table:table-cell>
          <table:table-cell office:value-type="float" office:value="8672070" calcext:value-type="float">
            <text:p>8672070</text:p>
          </table:table-cell>
          <table:table-cell office:value-type="float" office:value="3257338" calcext:value-type="float">
            <text:p>3257338</text:p>
          </table:table-cell>
          <table:table-cell office:value-type="float" office:value="521" calcext:value-type="float">
            <text:p>521</text:p>
          </table:table-cell>
          <table:table-cell office:value-type="float" office:value="257203615" calcext:value-type="float">
            <text:p>257203615</text:p>
          </table:table-cell>
          <table:table-cell office:value-type="float" office:value="4637389" calcext:value-type="float">
            <text:p>4637389</text:p>
          </table:table-cell>
          <table:table-cell office:value-type="float" office:value="729" calcext:value-type="float">
            <text:p>729</text:p>
          </table:table-cell>
          <table:table-cell office:value-type="float" office:value="925622317" calcext:value-type="float">
            <text:p>925622317</text:p>
          </table:table-cell>
          <table:table-cell office:value-type="float" office:value="3557130" calcext:value-type="float">
            <text:p>3557130</text:p>
          </table:table-cell>
          <table:table-cell office:value-type="float" office:value="7691550" calcext:value-type="float">
            <text:p>7691550</text:p>
          </table:table-cell>
          <table:table-cell office:value-type="float" office:value="11008472" calcext:value-type="float">
            <text:p>11008472</text:p>
          </table:table-cell>
          <table:table-cell/>
          <table:table-cell table:formula="of:=SUM([.B26:.L26])" office:value-type="float" office:value="1233629550" calcext:value-type="float">
            <text:p>12336295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43680" calcext:value-type="float">
            <text:p>11743680</text:p>
          </table:table-cell>
          <table:table-cell office:value-type="float" office:value="8553008" calcext:value-type="float">
            <text:p>8553008</text:p>
          </table:table-cell>
          <table:table-cell office:value-type="float" office:value="3159214" calcext:value-type="float">
            <text:p>3159214</text:p>
          </table:table-cell>
          <table:table-cell office:value-type="float" office:value="417" calcext:value-type="float">
            <text:p>417</text:p>
          </table:table-cell>
          <table:table-cell office:value-type="float" office:value="257347461" calcext:value-type="float">
            <text:p>257347461</text:p>
          </table:table-cell>
          <table:table-cell office:value-type="float" office:value="4566920" calcext:value-type="float">
            <text:p>4566920</text:p>
          </table:table-cell>
          <table:table-cell office:value-type="float" office:value="625" calcext:value-type="float">
            <text:p>625</text:p>
          </table:table-cell>
          <table:table-cell office:value-type="float" office:value="926133227" calcext:value-type="float">
            <text:p>926133227</text:p>
          </table:table-cell>
          <table:table-cell office:value-type="float" office:value="3501505" calcext:value-type="float">
            <text:p>3501505</text:p>
          </table:table-cell>
          <table:table-cell office:value-type="float" office:value="7653998" calcext:value-type="float">
            <text:p>7653998</text:p>
          </table:table-cell>
          <table:table-cell office:value-type="float" office:value="10196026" calcext:value-type="float">
            <text:p>10196026</text:p>
          </table:table-cell>
          <table:table-cell/>
          <table:table-cell table:formula="of:=SUM([.B27:.L27])" office:value-type="float" office:value="1232856081" calcext:value-type="float">
            <text:p>12328560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98263" calcext:value-type="float">
            <text:p>11798263</text:p>
          </table:table-cell>
          <table:table-cell office:value-type="float" office:value="8545143" calcext:value-type="float">
            <text:p>8545143</text:p>
          </table:table-cell>
          <table:table-cell office:value-type="float" office:value="3189787" calcext:value-type="float">
            <text:p>3189787</text:p>
          </table:table-cell>
          <table:table-cell office:value-type="float" office:value="2448" calcext:value-type="float">
            <text:p>2448</text:p>
          </table:table-cell>
          <table:table-cell office:value-type="float" office:value="257332299" calcext:value-type="float">
            <text:p>257332299</text:p>
          </table:table-cell>
          <table:table-cell office:value-type="float" office:value="4575410" calcext:value-type="float">
            <text:p>4575410</text:p>
          </table:table-cell>
          <table:table-cell office:value-type="float" office:value="625" calcext:value-type="float">
            <text:p>625</text:p>
          </table:table-cell>
          <table:table-cell office:value-type="float" office:value="925812890" calcext:value-type="float">
            <text:p>925812890</text:p>
          </table:table-cell>
          <table:table-cell office:value-type="float" office:value="3504890" calcext:value-type="float">
            <text:p>3504890</text:p>
          </table:table-cell>
          <table:table-cell office:value-type="float" office:value="7657800" calcext:value-type="float">
            <text:p>7657800</text:p>
          </table:table-cell>
          <table:table-cell office:value-type="float" office:value="10254359" calcext:value-type="float">
            <text:p>10254359</text:p>
          </table:table-cell>
          <table:table-cell/>
          <table:table-cell table:formula="of:=SUM([.B28:.L28])" office:value-type="float" office:value="1232673914" calcext:value-type="float">
            <text:p>1232673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74200" calcext:value-type="float">
            <text:p>11774200</text:p>
          </table:table-cell>
          <table:table-cell office:value-type="float" office:value="8476288" calcext:value-type="float">
            <text:p>8476288</text:p>
          </table:table-cell>
          <table:table-cell office:value-type="float" office:value="3202182" calcext:value-type="float">
            <text:p>3202182</text:p>
          </table:table-cell>
          <table:table-cell office:value-type="float" office:value="469" calcext:value-type="float">
            <text:p>469</text:p>
          </table:table-cell>
          <table:table-cell office:value-type="float" office:value="257373231" calcext:value-type="float">
            <text:p>257373231</text:p>
          </table:table-cell>
          <table:table-cell office:value-type="float" office:value="4598847" calcext:value-type="float">
            <text:p>4598847</text:p>
          </table:table-cell>
          <table:table-cell office:value-type="float" office:value="677" calcext:value-type="float">
            <text:p>677</text:p>
          </table:table-cell>
          <table:table-cell office:value-type="float" office:value="925440209" calcext:value-type="float">
            <text:p>925440209</text:p>
          </table:table-cell>
          <table:table-cell office:value-type="float" office:value="3553744" calcext:value-type="float">
            <text:p>3553744</text:p>
          </table:table-cell>
          <table:table-cell office:value-type="float" office:value="7597539" calcext:value-type="float">
            <text:p>7597539</text:p>
          </table:table-cell>
          <table:table-cell office:value-type="float" office:value="10192275" calcext:value-type="float">
            <text:p>10192275</text:p>
          </table:table-cell>
          <table:table-cell/>
          <table:table-cell table:formula="of:=SUM([.B29:.L29])" office:value-type="float" office:value="1232209661" calcext:value-type="float">
            <text:p>12322096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62897" calcext:value-type="float">
            <text:p>12062897</text:p>
          </table:table-cell>
          <table:table-cell office:value-type="float" office:value="8009779" calcext:value-type="float">
            <text:p>8009779</text:p>
          </table:table-cell>
          <table:table-cell office:value-type="float" office:value="3347339" calcext:value-type="float">
            <text:p>3347339</text:p>
          </table:table-cell>
          <table:table-cell office:value-type="float" office:value="469" calcext:value-type="float">
            <text:p>469</text:p>
          </table:table-cell>
          <table:table-cell office:value-type="float" office:value="257420046" calcext:value-type="float">
            <text:p>257420046</text:p>
          </table:table-cell>
          <table:table-cell office:value-type="float" office:value="4670930" calcext:value-type="float">
            <text:p>4670930</text:p>
          </table:table-cell>
          <table:table-cell office:value-type="float" office:value="2239" calcext:value-type="float">
            <text:p>2239</text:p>
          </table:table-cell>
          <table:table-cell office:value-type="float" office:value="926015497" calcext:value-type="float">
            <text:p>926015497</text:p>
          </table:table-cell>
          <table:table-cell office:value-type="float" office:value="3503067" calcext:value-type="float">
            <text:p>3503067</text:p>
          </table:table-cell>
          <table:table-cell office:value-type="float" office:value="7995664" calcext:value-type="float">
            <text:p>7995664</text:p>
          </table:table-cell>
          <table:table-cell office:value-type="float" office:value="10246025" calcext:value-type="float">
            <text:p>10246025</text:p>
          </table:table-cell>
          <table:table-cell/>
          <table:table-cell table:formula="of:=SUM([.B30:.L30])" office:value-type="float" office:value="1233273952" calcext:value-type="float">
            <text:p>1233273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76126" calcext:value-type="float">
            <text:p>11776126</text:p>
          </table:table-cell>
          <table:table-cell office:value-type="float" office:value="8366757" calcext:value-type="float">
            <text:p>8366757</text:p>
          </table:table-cell>
          <table:table-cell office:value-type="float" office:value="3197026" calcext:value-type="float">
            <text:p>3197026</text:p>
          </table:table-cell>
          <table:table-cell office:value-type="float" office:value="521" calcext:value-type="float">
            <text:p>521</text:p>
          </table:table-cell>
          <table:table-cell office:value-type="float" office:value="257445297" calcext:value-type="float">
            <text:p>257445297</text:p>
          </table:table-cell>
          <table:table-cell office:value-type="float" office:value="4586399" calcext:value-type="float">
            <text:p>4586399</text:p>
          </table:table-cell>
          <table:table-cell office:value-type="float" office:value="781" calcext:value-type="float">
            <text:p>781</text:p>
          </table:table-cell>
          <table:table-cell office:value-type="float" office:value="925479328" calcext:value-type="float">
            <text:p>925479328</text:p>
          </table:table-cell>
          <table:table-cell office:value-type="float" office:value="3498275" calcext:value-type="float">
            <text:p>3498275</text:p>
          </table:table-cell>
          <table:table-cell office:value-type="float" office:value="7894830" calcext:value-type="float">
            <text:p>7894830</text:p>
          </table:table-cell>
          <table:table-cell office:value-type="float" office:value="10421076" calcext:value-type="float">
            <text:p>10421076</text:p>
          </table:table-cell>
          <table:table-cell/>
          <table:table-cell table:formula="of:=SUM([.B31:.L31])" office:value-type="float" office:value="1232666416" calcext:value-type="float">
            <text:p>1232666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98053" calcext:value-type="float">
            <text:p>11698053</text:p>
          </table:table-cell>
          <table:table-cell office:value-type="float" office:value="8690193" calcext:value-type="float">
            <text:p>8690193</text:p>
          </table:table-cell>
          <table:table-cell office:value-type="float" office:value="3104734" calcext:value-type="float">
            <text:p>3104734</text:p>
          </table:table-cell>
          <table:table-cell office:value-type="float" office:value="521" calcext:value-type="float">
            <text:p>521</text:p>
          </table:table-cell>
          <table:table-cell office:value-type="float" office:value="257352167" calcext:value-type="float">
            <text:p>257352167</text:p>
          </table:table-cell>
          <table:table-cell office:value-type="float" office:value="4637180" calcext:value-type="float">
            <text:p>4637180</text:p>
          </table:table-cell>
          <table:table-cell office:value-type="float" office:value="677" calcext:value-type="float">
            <text:p>677</text:p>
          </table:table-cell>
          <table:table-cell office:value-type="float" office:value="924836752" calcext:value-type="float">
            <text:p>924836752</text:p>
          </table:table-cell>
          <table:table-cell office:value-type="float" office:value="3499004" calcext:value-type="float">
            <text:p>3499004</text:p>
          </table:table-cell>
          <table:table-cell office:value-type="float" office:value="7744362" calcext:value-type="float">
            <text:p>7744362</text:p>
          </table:table-cell>
          <table:table-cell office:value-type="float" office:value="10333108" calcext:value-type="float">
            <text:p>10333108</text:p>
          </table:table-cell>
          <table:table-cell/>
          <table:table-cell table:formula="of:=SUM([.B32:.L32])" office:value-type="float" office:value="1231896751" calcext:value-type="float">
            <text:p>1231896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81021" calcext:value-type="float">
            <text:p>11681021</text:p>
          </table:table-cell>
          <table:table-cell office:value-type="float" office:value="8648422" calcext:value-type="float">
            <text:p>8648422</text:p>
          </table:table-cell>
          <table:table-cell office:value-type="float" office:value="3299473" calcext:value-type="float">
            <text:p>3299473</text:p>
          </table:table-cell>
          <table:table-cell office:value-type="float" office:value="2239" calcext:value-type="float">
            <text:p>2239</text:p>
          </table:table-cell>
          <table:table-cell office:value-type="float" office:value="257365026" calcext:value-type="float">
            <text:p>257365026</text:p>
          </table:table-cell>
          <table:table-cell office:value-type="float" office:value="4620512" calcext:value-type="float">
            <text:p>4620512</text:p>
          </table:table-cell>
          <table:table-cell office:value-type="float" office:value="729" calcext:value-type="float">
            <text:p>729</text:p>
          </table:table-cell>
          <table:table-cell office:value-type="float" office:value="926894069" calcext:value-type="float">
            <text:p>926894069</text:p>
          </table:table-cell>
          <table:table-cell office:value-type="float" office:value="3547442" calcext:value-type="float">
            <text:p>3547442</text:p>
          </table:table-cell>
          <table:table-cell office:value-type="float" office:value="7649622" calcext:value-type="float">
            <text:p>7649622</text:p>
          </table:table-cell>
          <table:table-cell office:value-type="float" office:value="10305138" calcext:value-type="float">
            <text:p>10305138</text:p>
          </table:table-cell>
          <table:table-cell/>
          <table:table-cell table:formula="of:=SUM([.B33:.L33])" office:value-type="float" office:value="1234013693" calcext:value-type="float">
            <text:p>1234013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68417" calcext:value-type="float">
            <text:p>11568417</text:p>
          </table:table-cell>
          <table:table-cell office:value-type="float" office:value="8562225" calcext:value-type="float">
            <text:p>8562225</text:p>
          </table:table-cell>
          <table:table-cell office:value-type="float" office:value="3166765" calcext:value-type="float">
            <text:p>3166765</text:p>
          </table:table-cell>
          <table:table-cell office:value-type="float" office:value="521" calcext:value-type="float">
            <text:p>521</text:p>
          </table:table-cell>
          <table:table-cell office:value-type="float" office:value="257414083" calcext:value-type="float">
            <text:p>257414083</text:p>
          </table:table-cell>
          <table:table-cell office:value-type="float" office:value="4575981" calcext:value-type="float">
            <text:p>4575981</text:p>
          </table:table-cell>
          <table:table-cell office:value-type="float" office:value="729" calcext:value-type="float">
            <text:p>729</text:p>
          </table:table-cell>
          <table:table-cell office:value-type="float" office:value="926550714" calcext:value-type="float">
            <text:p>926550714</text:p>
          </table:table-cell>
          <table:table-cell office:value-type="float" office:value="3497859" calcext:value-type="float">
            <text:p>3497859</text:p>
          </table:table-cell>
          <table:table-cell office:value-type="float" office:value="7670299" calcext:value-type="float">
            <text:p>7670299</text:p>
          </table:table-cell>
          <table:table-cell office:value-type="float" office:value="10395763" calcext:value-type="float">
            <text:p>10395763</text:p>
          </table:table-cell>
          <table:table-cell/>
          <table:table-cell table:formula="of:=SUM([.B34:.L34])" office:value-type="float" office:value="1233403356" calcext:value-type="float">
            <text:p>1233403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21386" calcext:value-type="float">
            <text:p>11621386</text:p>
          </table:table-cell>
          <table:table-cell office:value-type="float" office:value="8243995" calcext:value-type="float">
            <text:p>8243995</text:p>
          </table:table-cell>
          <table:table-cell office:value-type="float" office:value="3147182" calcext:value-type="float">
            <text:p>3147182</text:p>
          </table:table-cell>
          <table:table-cell office:value-type="float" office:value="572" calcext:value-type="float">
            <text:p>572</text:p>
          </table:table-cell>
          <table:table-cell office:value-type="float" office:value="257239856" calcext:value-type="float">
            <text:p>257239856</text:p>
          </table:table-cell>
          <table:table-cell office:value-type="float" office:value="4559367" calcext:value-type="float">
            <text:p>4559367</text:p>
          </table:table-cell>
          <table:table-cell office:value-type="float" office:value="625" calcext:value-type="float">
            <text:p>625</text:p>
          </table:table-cell>
          <table:table-cell office:value-type="float" office:value="926092411" calcext:value-type="float">
            <text:p>926092411</text:p>
          </table:table-cell>
          <table:table-cell office:value-type="float" office:value="3494577" calcext:value-type="float">
            <text:p>3494577</text:p>
          </table:table-cell>
          <table:table-cell office:value-type="float" office:value="7755767" calcext:value-type="float">
            <text:p>7755767</text:p>
          </table:table-cell>
          <table:table-cell office:value-type="float" office:value="10992011" calcext:value-type="float">
            <text:p>10992011</text:p>
          </table:table-cell>
          <table:table-cell/>
          <table:table-cell table:formula="of:=SUM([.B35:.L35])" office:value-type="float" office:value="1233147749" calcext:value-type="float">
            <text:p>1233147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42219" calcext:value-type="float">
            <text:p>11642219</text:p>
          </table:table-cell>
          <table:table-cell office:value-type="float" office:value="8299360" calcext:value-type="float">
            <text:p>8299360</text:p>
          </table:table-cell>
          <table:table-cell office:value-type="float" office:value="3268171" calcext:value-type="float">
            <text:p>3268171</text:p>
          </table:table-cell>
          <table:table-cell office:value-type="float" office:value="521" calcext:value-type="float">
            <text:p>521</text:p>
          </table:table-cell>
          <table:table-cell office:value-type="float" office:value="257165423" calcext:value-type="float">
            <text:p>257165423</text:p>
          </table:table-cell>
          <table:table-cell office:value-type="float" office:value="4665096" calcext:value-type="float">
            <text:p>4665096</text:p>
          </table:table-cell>
          <table:table-cell office:value-type="float" office:value="625" calcext:value-type="float">
            <text:p>625</text:p>
          </table:table-cell>
          <table:table-cell office:value-type="float" office:value="926454994" calcext:value-type="float">
            <text:p>926454994</text:p>
          </table:table-cell>
          <table:table-cell office:value-type="float" office:value="3556295" calcext:value-type="float">
            <text:p>3556295</text:p>
          </table:table-cell>
          <table:table-cell office:value-type="float" office:value="7708111" calcext:value-type="float">
            <text:p>7708111</text:p>
          </table:table-cell>
          <table:table-cell office:value-type="float" office:value="10213471" calcext:value-type="float">
            <text:p>10213471</text:p>
          </table:table-cell>
          <table:table-cell/>
          <table:table-cell table:formula="of:=SUM([.B36:.L36])" office:value-type="float" office:value="1232974286" calcext:value-type="float">
            <text:p>123297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06228" calcext:value-type="float">
            <text:p>11606228</text:p>
          </table:table-cell>
          <table:table-cell office:value-type="float" office:value="8543110" calcext:value-type="float">
            <text:p>8543110</text:p>
          </table:table-cell>
          <table:table-cell office:value-type="float" office:value="3203900" calcext:value-type="float">
            <text:p>3203900</text:p>
          </table:table-cell>
          <table:table-cell office:value-type="float" office:value="416" calcext:value-type="float">
            <text:p>416</text:p>
          </table:table-cell>
          <table:table-cell office:value-type="float" office:value="257412084" calcext:value-type="float">
            <text:p>257412084</text:p>
          </table:table-cell>
          <table:table-cell office:value-type="float" office:value="4583117" calcext:value-type="float">
            <text:p>4583117</text:p>
          </table:table-cell>
          <table:table-cell office:value-type="float" office:value="729" calcext:value-type="float">
            <text:p>729</text:p>
          </table:table-cell>
          <table:table-cell office:value-type="float" office:value="930575588" calcext:value-type="float">
            <text:p>930575588</text:p>
          </table:table-cell>
          <table:table-cell office:value-type="float" office:value="3545983" calcext:value-type="float">
            <text:p>3545983</text:p>
          </table:table-cell>
          <table:table-cell office:value-type="float" office:value="7771860" calcext:value-type="float">
            <text:p>7771860</text:p>
          </table:table-cell>
          <table:table-cell office:value-type="float" office:value="10572116" calcext:value-type="float">
            <text:p>10572116</text:p>
          </table:table-cell>
          <table:table-cell/>
          <table:table-cell table:formula="of:=SUM([.B37:.L37])" office:value-type="float" office:value="1237815131" calcext:value-type="float">
            <text:p>1237815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17998" calcext:value-type="float">
            <text:p>12017998</text:p>
          </table:table-cell>
          <table:table-cell office:value-type="float" office:value="7937590" calcext:value-type="float">
            <text:p>7937590</text:p>
          </table:table-cell>
          <table:table-cell office:value-type="float" office:value="3205931" calcext:value-type="float">
            <text:p>3205931</text:p>
          </table:table-cell>
          <table:table-cell office:value-type="float" office:value="573" calcext:value-type="float">
            <text:p>573</text:p>
          </table:table-cell>
          <table:table-cell office:value-type="float" office:value="257396975" calcext:value-type="float">
            <text:p>257396975</text:p>
          </table:table-cell>
          <table:table-cell office:value-type="float" office:value="4588533" calcext:value-type="float">
            <text:p>4588533</text:p>
          </table:table-cell>
          <table:table-cell office:value-type="float" office:value="781" calcext:value-type="float">
            <text:p>781</text:p>
          </table:table-cell>
          <table:table-cell office:value-type="float" office:value="926299534" calcext:value-type="float">
            <text:p>926299534</text:p>
          </table:table-cell>
          <table:table-cell office:value-type="float" office:value="3499681" calcext:value-type="float">
            <text:p>3499681</text:p>
          </table:table-cell>
          <table:table-cell office:value-type="float" office:value="7872694" calcext:value-type="float">
            <text:p>7872694</text:p>
          </table:table-cell>
          <table:table-cell office:value-type="float" office:value="10937948" calcext:value-type="float">
            <text:p>10937948</text:p>
          </table:table-cell>
          <table:table-cell/>
          <table:table-cell table:formula="of:=SUM([.B38:.L38])" office:value-type="float" office:value="1233758238" calcext:value-type="float">
            <text:p>1233758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28728" calcext:value-type="float">
            <text:p>11628728</text:p>
          </table:table-cell>
          <table:table-cell office:value-type="float" office:value="8643057" calcext:value-type="float">
            <text:p>8643057</text:p>
          </table:table-cell>
          <table:table-cell office:value-type="float" office:value="3201556" calcext:value-type="float">
            <text:p>3201556</text:p>
          </table:table-cell>
          <table:table-cell office:value-type="float" office:value="2135" calcext:value-type="float">
            <text:p>2135</text:p>
          </table:table-cell>
          <table:table-cell office:value-type="float" office:value="257265510" calcext:value-type="float">
            <text:p>257265510</text:p>
          </table:table-cell>
          <table:table-cell office:value-type="float" office:value="4605199" calcext:value-type="float">
            <text:p>4605199</text:p>
          </table:table-cell>
          <table:table-cell office:value-type="float" office:value="938" calcext:value-type="float">
            <text:p>938</text:p>
          </table:table-cell>
          <table:table-cell office:value-type="float" office:value="926709148" calcext:value-type="float">
            <text:p>926709148</text:p>
          </table:table-cell>
          <table:table-cell office:value-type="float" office:value="3500566" calcext:value-type="float">
            <text:p>3500566</text:p>
          </table:table-cell>
          <table:table-cell office:value-type="float" office:value="7824203" calcext:value-type="float">
            <text:p>7824203</text:p>
          </table:table-cell>
          <table:table-cell office:value-type="float" office:value="10411491" calcext:value-type="float">
            <text:p>10411491</text:p>
          </table:table-cell>
          <table:table-cell/>
          <table:table-cell table:formula="of:=SUM([.B39:.L39])" office:value-type="float" office:value="1233792531" calcext:value-type="float">
            <text:p>1233792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64510" calcext:value-type="float">
            <text:p>11464510</text:p>
          </table:table-cell>
          <table:table-cell office:value-type="float" office:value="8783212" calcext:value-type="float">
            <text:p>8783212</text:p>
          </table:table-cell>
          <table:table-cell office:value-type="float" office:value="3272703" calcext:value-type="float">
            <text:p>3272703</text:p>
          </table:table-cell>
          <table:table-cell office:value-type="float" office:value="625" calcext:value-type="float">
            <text:p>625</text:p>
          </table:table-cell>
          <table:table-cell office:value-type="float" office:value="257356388" calcext:value-type="float">
            <text:p>257356388</text:p>
          </table:table-cell>
          <table:table-cell office:value-type="float" office:value="4627595" calcext:value-type="float">
            <text:p>4627595</text:p>
          </table:table-cell>
          <table:table-cell office:value-type="float" office:value="886" calcext:value-type="float">
            <text:p>886</text:p>
          </table:table-cell>
          <table:table-cell office:value-type="float" office:value="926850534" calcext:value-type="float">
            <text:p>926850534</text:p>
          </table:table-cell>
          <table:table-cell office:value-type="float" office:value="3560045" calcext:value-type="float">
            <text:p>3560045</text:p>
          </table:table-cell>
          <table:table-cell office:value-type="float" office:value="7891026" calcext:value-type="float">
            <text:p>7891026</text:p>
          </table:table-cell>
          <table:table-cell office:value-type="float" office:value="10483886" calcext:value-type="float">
            <text:p>10483886</text:p>
          </table:table-cell>
          <table:table-cell/>
          <table:table-cell table:formula="of:=SUM([.B40:.L40])" office:value-type="float" office:value="1234291410" calcext:value-type="float">
            <text:p>12342914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87843" calcext:value-type="float">
            <text:p>11387843</text:p>
          </table:table-cell>
          <table:table-cell office:value-type="float" office:value="9529096" calcext:value-type="float">
            <text:p>9529096</text:p>
          </table:table-cell>
          <table:table-cell office:value-type="float" office:value="3174942" calcext:value-type="float">
            <text:p>3174942</text:p>
          </table:table-cell>
          <table:table-cell office:value-type="float" office:value="520" calcext:value-type="float">
            <text:p>520</text:p>
          </table:table-cell>
          <table:table-cell office:value-type="float" office:value="257501071" calcext:value-type="float">
            <text:p>257501071</text:p>
          </table:table-cell>
          <table:table-cell office:value-type="float" office:value="4696814" calcext:value-type="float">
            <text:p>4696814</text:p>
          </table:table-cell>
          <table:table-cell office:value-type="float" office:value="781" calcext:value-type="float">
            <text:p>781</text:p>
          </table:table-cell>
          <table:table-cell office:value-type="float" office:value="926845566" calcext:value-type="float">
            <text:p>926845566</text:p>
          </table:table-cell>
          <table:table-cell office:value-type="float" office:value="3506087" calcext:value-type="float">
            <text:p>3506087</text:p>
          </table:table-cell>
          <table:table-cell office:value-type="float" office:value="7756912" calcext:value-type="float">
            <text:p>7756912</text:p>
          </table:table-cell>
          <table:table-cell office:value-type="float" office:value="10405501" calcext:value-type="float">
            <text:p>10405501</text:p>
          </table:table-cell>
          <table:table-cell/>
          <table:table-cell table:formula="of:=SUM([.B41:.L41])" office:value-type="float" office:value="1234805133" calcext:value-type="float">
            <text:p>1234805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69978" calcext:value-type="float">
            <text:p>11469978</text:p>
          </table:table-cell>
          <table:table-cell office:value-type="float" office:value="8973055" calcext:value-type="float">
            <text:p>8973055</text:p>
          </table:table-cell>
          <table:table-cell office:value-type="float" office:value="3218588" calcext:value-type="float">
            <text:p>3218588</text:p>
          </table:table-cell>
          <table:table-cell office:value-type="float" office:value="573" calcext:value-type="float">
            <text:p>573</text:p>
          </table:table-cell>
          <table:table-cell office:value-type="float" office:value="257252473" calcext:value-type="float">
            <text:p>257252473</text:p>
          </table:table-cell>
          <table:table-cell office:value-type="float" office:value="4734210" calcext:value-type="float">
            <text:p>4734210</text:p>
          </table:table-cell>
          <table:table-cell office:value-type="float" office:value="677" calcext:value-type="float">
            <text:p>677</text:p>
          </table:table-cell>
          <table:table-cell office:value-type="float" office:value="925995131" calcext:value-type="float">
            <text:p>925995131</text:p>
          </table:table-cell>
          <table:table-cell office:value-type="float" office:value="3564629" calcext:value-type="float">
            <text:p>3564629</text:p>
          </table:table-cell>
          <table:table-cell office:value-type="float" office:value="7614360" calcext:value-type="float">
            <text:p>7614360</text:p>
          </table:table-cell>
          <table:table-cell office:value-type="float" office:value="10411334" calcext:value-type="float">
            <text:p>10411334</text:p>
          </table:table-cell>
          <table:table-cell/>
          <table:table-cell table:formula="of:=SUM([.B42:.L42])" office:value-type="float" office:value="1233235008" calcext:value-type="float">
            <text:p>1233235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25811" calcext:value-type="float">
            <text:p>11525811</text:p>
          </table:table-cell>
          <table:table-cell office:value-type="float" office:value="8969774" calcext:value-type="float">
            <text:p>8969774</text:p>
          </table:table-cell>
          <table:table-cell office:value-type="float" office:value="3085150" calcext:value-type="float">
            <text:p>3085150</text:p>
          </table:table-cell>
          <table:table-cell office:value-type="float" office:value="729" calcext:value-type="float">
            <text:p>729</text:p>
          </table:table-cell>
          <table:table-cell office:value-type="float" office:value="257272207" calcext:value-type="float">
            <text:p>257272207</text:p>
          </table:table-cell>
          <table:table-cell office:value-type="float" office:value="4703376" calcext:value-type="float">
            <text:p>4703376</text:p>
          </table:table-cell>
          <table:table-cell office:value-type="float" office:value="625" calcext:value-type="float">
            <text:p>625</text:p>
          </table:table-cell>
          <table:table-cell office:value-type="float" office:value="926866570" calcext:value-type="float">
            <text:p>926866570</text:p>
          </table:table-cell>
          <table:table-cell office:value-type="float" office:value="3502076" calcext:value-type="float">
            <text:p>3502076</text:p>
          </table:table-cell>
          <table:table-cell office:value-type="float" office:value="7791547" calcext:value-type="float">
            <text:p>7791547</text:p>
          </table:table-cell>
          <table:table-cell office:value-type="float" office:value="10308105" calcext:value-type="float">
            <text:p>10308105</text:p>
          </table:table-cell>
          <table:table-cell/>
          <table:table-cell table:formula="of:=SUM([.B43:.L43])" office:value-type="float" office:value="1234025970" calcext:value-type="float">
            <text:p>12340259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23518" calcext:value-type="float">
            <text:p>11823518</text:p>
          </table:table-cell>
          <table:table-cell office:value-type="float" office:value="8905086" calcext:value-type="float">
            <text:p>8905086</text:p>
          </table:table-cell>
          <table:table-cell office:value-type="float" office:value="3188535" calcext:value-type="float">
            <text:p>3188535</text:p>
          </table:table-cell>
          <table:table-cell office:value-type="float" office:value="625" calcext:value-type="float">
            <text:p>625</text:p>
          </table:table-cell>
          <table:table-cell office:value-type="float" office:value="257190117" calcext:value-type="float">
            <text:p>257190117</text:p>
          </table:table-cell>
          <table:table-cell office:value-type="float" office:value="4632387" calcext:value-type="float">
            <text:p>4632387</text:p>
          </table:table-cell>
          <table:table-cell office:value-type="float" office:value="782" calcext:value-type="float">
            <text:p>782</text:p>
          </table:table-cell>
          <table:table-cell office:value-type="float" office:value="926777853" calcext:value-type="float">
            <text:p>926777853</text:p>
          </table:table-cell>
          <table:table-cell office:value-type="float" office:value="3563899" calcext:value-type="float">
            <text:p>3563899</text:p>
          </table:table-cell>
          <table:table-cell office:value-type="float" office:value="7752797" calcext:value-type="float">
            <text:p>7752797</text:p>
          </table:table-cell>
          <table:table-cell office:value-type="float" office:value="10355240" calcext:value-type="float">
            <text:p>10355240</text:p>
          </table:table-cell>
          <table:table-cell/>
          <table:table-cell table:formula="of:=SUM([.B44:.L44])" office:value-type="float" office:value="1234190839" calcext:value-type="float">
            <text:p>12341908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70497" calcext:value-type="float">
            <text:p>11870497</text:p>
          </table:table-cell>
          <table:table-cell office:value-type="float" office:value="10010136" calcext:value-type="float">
            <text:p>10010136</text:p>
          </table:table-cell>
          <table:table-cell office:value-type="float" office:value="3200931" calcext:value-type="float">
            <text:p>3200931</text:p>
          </table:table-cell>
          <table:table-cell office:value-type="float" office:value="781" calcext:value-type="float">
            <text:p>781</text:p>
          </table:table-cell>
          <table:table-cell office:value-type="float" office:value="257472457" calcext:value-type="float">
            <text:p>257472457</text:p>
          </table:table-cell>
          <table:table-cell office:value-type="float" office:value="4625616" calcext:value-type="float">
            <text:p>4625616</text:p>
          </table:table-cell>
          <table:table-cell office:value-type="float" office:value="1510" calcext:value-type="float">
            <text:p>1510</text:p>
          </table:table-cell>
          <table:table-cell office:value-type="float" office:value="927733562" calcext:value-type="float">
            <text:p>927733562</text:p>
          </table:table-cell>
          <table:table-cell office:value-type="float" office:value="3505826" calcext:value-type="float">
            <text:p>3505826</text:p>
          </table:table-cell>
          <table:table-cell office:value-type="float" office:value="7942328" calcext:value-type="float">
            <text:p>7942328</text:p>
          </table:table-cell>
          <table:table-cell office:value-type="float" office:value="11094457" calcext:value-type="float">
            <text:p>11094457</text:p>
          </table:table-cell>
          <table:table-cell/>
          <table:table-cell table:formula="of:=SUM([.B45:.L45])" office:value-type="float" office:value="1237458101" calcext:value-type="float">
            <text:p>1237458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33519" calcext:value-type="float">
            <text:p>11333519</text:p>
          </table:table-cell>
          <table:table-cell office:value-type="float" office:value="7898161" calcext:value-type="float">
            <text:p>7898161</text:p>
          </table:table-cell>
          <table:table-cell office:value-type="float" office:value="3191712" calcext:value-type="float">
            <text:p>3191712</text:p>
          </table:table-cell>
          <table:table-cell office:value-type="float" office:value="417" calcext:value-type="float">
            <text:p>417</text:p>
          </table:table-cell>
          <table:table-cell office:value-type="float" office:value="257239432" calcext:value-type="float">
            <text:p>257239432</text:p>
          </table:table-cell>
          <table:table-cell office:value-type="float" office:value="4639470" calcext:value-type="float">
            <text:p>4639470</text:p>
          </table:table-cell>
          <table:table-cell office:value-type="float" office:value="990" calcext:value-type="float">
            <text:p>990</text:p>
          </table:table-cell>
          <table:table-cell office:value-type="float" office:value="926625004" calcext:value-type="float">
            <text:p>926625004</text:p>
          </table:table-cell>
          <table:table-cell office:value-type="float" office:value="3563535" calcext:value-type="float">
            <text:p>3563535</text:p>
          </table:table-cell>
          <table:table-cell office:value-type="float" office:value="7890661" calcext:value-type="float">
            <text:p>7890661</text:p>
          </table:table-cell>
          <table:table-cell office:value-type="float" office:value="11105603" calcext:value-type="float">
            <text:p>11105603</text:p>
          </table:table-cell>
          <table:table-cell/>
          <table:table-cell table:formula="of:=SUM([.B46:.L46])" office:value-type="float" office:value="1233488504" calcext:value-type="float">
            <text:p>1233488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21488" calcext:value-type="float">
            <text:p>11421488</text:p>
          </table:table-cell>
          <table:table-cell office:value-type="float" office:value="7844672" calcext:value-type="float">
            <text:p>7844672</text:p>
          </table:table-cell>
          <table:table-cell office:value-type="float" office:value="3256192" calcext:value-type="float">
            <text:p>3256192</text:p>
          </table:table-cell>
          <table:table-cell office:value-type="float" office:value="677" calcext:value-type="float">
            <text:p>677</text:p>
          </table:table-cell>
          <table:table-cell office:value-type="float" office:value="257290937" calcext:value-type="float">
            <text:p>257290937</text:p>
          </table:table-cell>
          <table:table-cell office:value-type="float" office:value="4689834" calcext:value-type="float">
            <text:p>4689834</text:p>
          </table:table-cell>
          <table:table-cell office:value-type="float" office:value="677" calcext:value-type="float">
            <text:p>677</text:p>
          </table:table-cell>
          <table:table-cell office:value-type="float" office:value="925802124" calcext:value-type="float">
            <text:p>925802124</text:p>
          </table:table-cell>
          <table:table-cell office:value-type="float" office:value="3509108" calcext:value-type="float">
            <text:p>3509108</text:p>
          </table:table-cell>
          <table:table-cell office:value-type="float" office:value="7906286" calcext:value-type="float">
            <text:p>7906286</text:p>
          </table:table-cell>
          <table:table-cell office:value-type="float" office:value="10473364" calcext:value-type="float">
            <text:p>10473364</text:p>
          </table:table-cell>
          <table:table-cell/>
          <table:table-cell table:formula="of:=SUM([.B47:.L47])" office:value-type="float" office:value="1232195359" calcext:value-type="float">
            <text:p>1232195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39869" calcext:value-type="float">
            <text:p>13439869</text:p>
          </table:table-cell>
          <table:table-cell office:value-type="float" office:value="9774720" calcext:value-type="float">
            <text:p>9774720</text:p>
          </table:table-cell>
          <table:table-cell office:value-type="float" office:value="3112494" calcext:value-type="float">
            <text:p>3112494</text:p>
          </table:table-cell>
          <table:table-cell office:value-type="float" office:value="573" calcext:value-type="float">
            <text:p>573</text:p>
          </table:table-cell>
          <table:table-cell office:value-type="float" office:value="257435305" calcext:value-type="float">
            <text:p>257435305</text:p>
          </table:table-cell>
          <table:table-cell office:value-type="float" office:value="4613792" calcext:value-type="float">
            <text:p>4613792</text:p>
          </table:table-cell>
          <table:table-cell office:value-type="float" office:value="677" calcext:value-type="float">
            <text:p>677</text:p>
          </table:table-cell>
          <table:table-cell office:value-type="float" office:value="926378721" calcext:value-type="float">
            <text:p>926378721</text:p>
          </table:table-cell>
          <table:table-cell office:value-type="float" office:value="3559785" calcext:value-type="float">
            <text:p>3559785</text:p>
          </table:table-cell>
          <table:table-cell office:value-type="float" office:value="7590141" calcext:value-type="float">
            <text:p>7590141</text:p>
          </table:table-cell>
          <table:table-cell office:value-type="float" office:value="10149250" calcext:value-type="float">
            <text:p>10149250</text:p>
          </table:table-cell>
          <table:table-cell/>
          <table:table-cell table:formula="of:=SUM([.B48:.L48])" office:value-type="float" office:value="1236055327" calcext:value-type="float">
            <text:p>1236055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44089" calcext:value-type="float">
            <text:p>12044089</text:p>
          </table:table-cell>
          <table:table-cell office:value-type="float" office:value="8823784" calcext:value-type="float">
            <text:p>8823784</text:p>
          </table:table-cell>
          <table:table-cell office:value-type="float" office:value="3271035" calcext:value-type="float">
            <text:p>3271035</text:p>
          </table:table-cell>
          <table:table-cell office:value-type="float" office:value="469" calcext:value-type="float">
            <text:p>469</text:p>
          </table:table-cell>
          <table:table-cell office:value-type="float" office:value="257152854" calcext:value-type="float">
            <text:p>257152854</text:p>
          </table:table-cell>
          <table:table-cell office:value-type="float" office:value="4601449" calcext:value-type="float">
            <text:p>4601449</text:p>
          </table:table-cell>
          <table:table-cell office:value-type="float" office:value="677" calcext:value-type="float">
            <text:p>677</text:p>
          </table:table-cell>
          <table:table-cell office:value-type="float" office:value="928703802" calcext:value-type="float">
            <text:p>928703802</text:p>
          </table:table-cell>
          <table:table-cell office:value-type="float" office:value="3504993" calcext:value-type="float">
            <text:p>3504993</text:p>
          </table:table-cell>
          <table:table-cell office:value-type="float" office:value="7817327" calcext:value-type="float">
            <text:p>7817327</text:p>
          </table:table-cell>
          <table:table-cell office:value-type="float" office:value="10164979" calcext:value-type="float">
            <text:p>10164979</text:p>
          </table:table-cell>
          <table:table-cell/>
          <table:table-cell table:formula="of:=SUM([.B49:.L49])" office:value-type="float" office:value="1236085458" calcext:value-type="float">
            <text:p>12360854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31070" calcext:value-type="float">
            <text:p>11531070</text:p>
          </table:table-cell>
          <table:table-cell office:value-type="float" office:value="8826023" calcext:value-type="float">
            <text:p>8826023</text:p>
          </table:table-cell>
          <table:table-cell office:value-type="float" office:value="3209628" calcext:value-type="float">
            <text:p>3209628</text:p>
          </table:table-cell>
          <table:table-cell office:value-type="float" office:value="2135" calcext:value-type="float">
            <text:p>2135</text:p>
          </table:table-cell>
          <table:table-cell office:value-type="float" office:value="257274308" calcext:value-type="float">
            <text:p>257274308</text:p>
          </table:table-cell>
          <table:table-cell office:value-type="float" office:value="4606240" calcext:value-type="float">
            <text:p>4606240</text:p>
          </table:table-cell>
          <table:table-cell office:value-type="float" office:value="729" calcext:value-type="float">
            <text:p>729</text:p>
          </table:table-cell>
          <table:table-cell office:value-type="float" office:value="926167958" calcext:value-type="float">
            <text:p>926167958</text:p>
          </table:table-cell>
          <table:table-cell office:value-type="float" office:value="3552805" calcext:value-type="float">
            <text:p>3552805</text:p>
          </table:table-cell>
          <table:table-cell office:value-type="float" office:value="7859827" calcext:value-type="float">
            <text:p>7859827</text:p>
          </table:table-cell>
          <table:table-cell office:value-type="float" office:value="10268989" calcext:value-type="float">
            <text:p>10268989</text:p>
          </table:table-cell>
          <table:table-cell/>
          <table:table-cell table:formula="of:=SUM([.B50:.L50])" office:value-type="float" office:value="1233299712" calcext:value-type="float">
            <text:p>1233299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99612" calcext:value-type="float">
            <text:p>11299612</text:p>
          </table:table-cell>
          <table:table-cell office:value-type="float" office:value="8914773" calcext:value-type="float">
            <text:p>8914773</text:p>
          </table:table-cell>
          <table:table-cell office:value-type="float" office:value="3218326" calcext:value-type="float">
            <text:p>3218326</text:p>
          </table:table-cell>
          <table:table-cell office:value-type="float" office:value="521" calcext:value-type="float">
            <text:p>521</text:p>
          </table:table-cell>
          <table:table-cell office:value-type="float" office:value="257340815" calcext:value-type="float">
            <text:p>257340815</text:p>
          </table:table-cell>
          <table:table-cell office:value-type="float" office:value="4621918" calcext:value-type="float">
            <text:p>4621918</text:p>
          </table:table-cell>
          <table:table-cell office:value-type="float" office:value="573" calcext:value-type="float">
            <text:p>573</text:p>
          </table:table-cell>
          <table:table-cell office:value-type="float" office:value="925370860" calcext:value-type="float">
            <text:p>925370860</text:p>
          </table:table-cell>
          <table:table-cell office:value-type="float" office:value="3553534" calcext:value-type="float">
            <text:p>3553534</text:p>
          </table:table-cell>
          <table:table-cell office:value-type="float" office:value="7714463" calcext:value-type="float">
            <text:p>7714463</text:p>
          </table:table-cell>
          <table:table-cell office:value-type="float" office:value="10208780" calcext:value-type="float">
            <text:p>10208780</text:p>
          </table:table-cell>
          <table:table-cell/>
          <table:table-cell table:formula="of:=SUM([.B51:.L51])" office:value-type="float" office:value="1232244175" calcext:value-type="float">
            <text:p>1232244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75809" calcext:value-type="float">
            <text:p>11475809</text:p>
          </table:table-cell>
          <table:table-cell office:value-type="float" office:value="8772950" calcext:value-type="float">
            <text:p>8772950</text:p>
          </table:table-cell>
          <table:table-cell office:value-type="float" office:value="3298951" calcext:value-type="float">
            <text:p>3298951</text:p>
          </table:table-cell>
          <table:table-cell office:value-type="float" office:value="521" calcext:value-type="float">
            <text:p>521</text:p>
          </table:table-cell>
          <table:table-cell office:value-type="float" office:value="257409818" calcext:value-type="float">
            <text:p>257409818</text:p>
          </table:table-cell>
          <table:table-cell office:value-type="float" office:value="4610824" calcext:value-type="float">
            <text:p>4610824</text:p>
          </table:table-cell>
          <table:table-cell office:value-type="float" office:value="625" calcext:value-type="float">
            <text:p>625</text:p>
          </table:table-cell>
          <table:table-cell office:value-type="float" office:value="925243657" calcext:value-type="float">
            <text:p>925243657</text:p>
          </table:table-cell>
          <table:table-cell office:value-type="float" office:value="3497909" calcext:value-type="float">
            <text:p>3497909</text:p>
          </table:table-cell>
          <table:table-cell office:value-type="float" office:value="7789984" calcext:value-type="float">
            <text:p>7789984</text:p>
          </table:table-cell>
          <table:table-cell office:value-type="float" office:value="10177322" calcext:value-type="float">
            <text:p>10177322</text:p>
          </table:table-cell>
          <table:table-cell/>
          <table:table-cell table:formula="of:=SUM([.B52:.L52])" office:value-type="float" office:value="1232278370" calcext:value-type="float">
            <text:p>12322783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47372" calcext:value-type="float">
            <text:p>11247372</text:p>
          </table:table-cell>
          <table:table-cell office:value-type="float" office:value="12976587" calcext:value-type="float">
            <text:p>12976587</text:p>
          </table:table-cell>
          <table:table-cell office:value-type="float" office:value="3408951" calcext:value-type="float">
            <text:p>3408951</text:p>
          </table:table-cell>
          <table:table-cell office:value-type="float" office:value="677" calcext:value-type="float">
            <text:p>677</text:p>
          </table:table-cell>
          <table:table-cell office:value-type="float" office:value="257227262" calcext:value-type="float">
            <text:p>257227262</text:p>
          </table:table-cell>
          <table:table-cell office:value-type="float" office:value="4649886" calcext:value-type="float">
            <text:p>4649886</text:p>
          </table:table-cell>
          <table:table-cell office:value-type="float" office:value="2344" calcext:value-type="float">
            <text:p>2344</text:p>
          </table:table-cell>
          <table:table-cell office:value-type="float" office:value="925639421" calcext:value-type="float">
            <text:p>925639421</text:p>
          </table:table-cell>
          <table:table-cell office:value-type="float" office:value="3547024" calcext:value-type="float">
            <text:p>3547024</text:p>
          </table:table-cell>
          <table:table-cell office:value-type="float" office:value="7760399" calcext:value-type="float">
            <text:p>7760399</text:p>
          </table:table-cell>
          <table:table-cell office:value-type="float" office:value="10166436" calcext:value-type="float">
            <text:p>10166436</text:p>
          </table:table-cell>
          <table:table-cell/>
          <table:table-cell table:formula="of:=SUM([.B53:.L53])" office:value-type="float" office:value="1236626359" calcext:value-type="float">
            <text:p>1236626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14819" calcext:value-type="float">
            <text:p>11414819</text:p>
          </table:table-cell>
          <table:table-cell office:value-type="float" office:value="12962576" calcext:value-type="float">
            <text:p>12962576</text:p>
          </table:table-cell>
          <table:table-cell office:value-type="float" office:value="3337805" calcext:value-type="float">
            <text:p>3337805</text:p>
          </table:table-cell>
          <table:table-cell office:value-type="float" office:value="730" calcext:value-type="float">
            <text:p>730</text:p>
          </table:table-cell>
          <table:table-cell office:value-type="float" office:value="257340956" calcext:value-type="float">
            <text:p>257340956</text:p>
          </table:table-cell>
          <table:table-cell office:value-type="float" office:value="4669678" calcext:value-type="float">
            <text:p>4669678</text:p>
          </table:table-cell>
          <table:table-cell office:value-type="float" office:value="781" calcext:value-type="float">
            <text:p>781</text:p>
          </table:table-cell>
          <table:table-cell office:value-type="float" office:value="925943885" calcext:value-type="float">
            <text:p>925943885</text:p>
          </table:table-cell>
          <table:table-cell office:value-type="float" office:value="3497024" calcext:value-type="float">
            <text:p>3497024</text:p>
          </table:table-cell>
          <table:table-cell office:value-type="float" office:value="7771545" calcext:value-type="float">
            <text:p>7771545</text:p>
          </table:table-cell>
          <table:table-cell office:value-type="float" office:value="11025705" calcext:value-type="float">
            <text:p>11025705</text:p>
          </table:table-cell>
          <table:table-cell/>
          <table:table-cell table:formula="of:=SUM([.B54:.L54])" office:value-type="float" office:value="1237965504" calcext:value-type="float">
            <text:p>1237965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75234" calcext:value-type="float">
            <text:p>11875234</text:p>
          </table:table-cell>
          <table:table-cell office:value-type="float" office:value="13074555" calcext:value-type="float">
            <text:p>13074555</text:p>
          </table:table-cell>
          <table:table-cell office:value-type="float" office:value="3313795" calcext:value-type="float">
            <text:p>3313795</text:p>
          </table:table-cell>
          <table:table-cell office:value-type="float" office:value="781" calcext:value-type="float">
            <text:p>781</text:p>
          </table:table-cell>
          <table:table-cell office:value-type="float" office:value="257345068" calcext:value-type="float">
            <text:p>257345068</text:p>
          </table:table-cell>
          <table:table-cell office:value-type="float" office:value="4670302" calcext:value-type="float">
            <text:p>4670302</text:p>
          </table:table-cell>
          <table:table-cell office:value-type="float" office:value="729" calcext:value-type="float">
            <text:p>729</text:p>
          </table:table-cell>
          <table:table-cell office:value-type="float" office:value="926433608" calcext:value-type="float">
            <text:p>926433608</text:p>
          </table:table-cell>
          <table:table-cell office:value-type="float" office:value="3501815" calcext:value-type="float">
            <text:p>3501815</text:p>
          </table:table-cell>
          <table:table-cell office:value-type="float" office:value="7772327" calcext:value-type="float">
            <text:p>7772327</text:p>
          </table:table-cell>
          <table:table-cell office:value-type="float" office:value="10489196" calcext:value-type="float">
            <text:p>10489196</text:p>
          </table:table-cell>
          <table:table-cell/>
          <table:table-cell table:formula="of:=SUM([.B55:.L55])" office:value-type="float" office:value="1238477410" calcext:value-type="float">
            <text:p>12384774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59559" calcext:value-type="float">
            <text:p>11359559</text:p>
          </table:table-cell>
          <table:table-cell office:value-type="float" office:value="13176690" calcext:value-type="float">
            <text:p>13176690</text:p>
          </table:table-cell>
          <table:table-cell office:value-type="float" office:value="3324159" calcext:value-type="float">
            <text:p>3324159</text:p>
          </table:table-cell>
          <table:table-cell office:value-type="float" office:value="781" calcext:value-type="float">
            <text:p>781</text:p>
          </table:table-cell>
          <table:table-cell office:value-type="float" office:value="257310219" calcext:value-type="float">
            <text:p>257310219</text:p>
          </table:table-cell>
          <table:table-cell office:value-type="float" office:value="4608115" calcext:value-type="float">
            <text:p>4608115</text:p>
          </table:table-cell>
          <table:table-cell office:value-type="float" office:value="677" calcext:value-type="float">
            <text:p>677</text:p>
          </table:table-cell>
          <table:table-cell office:value-type="float" office:value="925749428" calcext:value-type="float">
            <text:p>925749428</text:p>
          </table:table-cell>
          <table:table-cell office:value-type="float" office:value="3501451" calcext:value-type="float">
            <text:p>3501451</text:p>
          </table:table-cell>
          <table:table-cell office:value-type="float" office:value="7922014" calcext:value-type="float">
            <text:p>7922014</text:p>
          </table:table-cell>
          <table:table-cell office:value-type="float" office:value="10901643" calcext:value-type="float">
            <text:p>10901643</text:p>
          </table:table-cell>
          <table:table-cell/>
          <table:table-cell table:formula="of:=SUM([.B56:.L56])" office:value-type="float" office:value="1237854736" calcext:value-type="float">
            <text:p>1237854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16850" calcext:value-type="float">
            <text:p>11416850</text:p>
          </table:table-cell>
          <table:table-cell office:value-type="float" office:value="12818409" calcext:value-type="float">
            <text:p>12818409</text:p>
          </table:table-cell>
          <table:table-cell office:value-type="float" office:value="3387389" calcext:value-type="float">
            <text:p>3387389</text:p>
          </table:table-cell>
          <table:table-cell office:value-type="float" office:value="886" calcext:value-type="float">
            <text:p>886</text:p>
          </table:table-cell>
          <table:table-cell office:value-type="float" office:value="257285735" calcext:value-type="float">
            <text:p>257285735</text:p>
          </table:table-cell>
          <table:table-cell office:value-type="float" office:value="4793948" calcext:value-type="float">
            <text:p>4793948</text:p>
          </table:table-cell>
          <table:table-cell office:value-type="float" office:value="521" calcext:value-type="float">
            <text:p>521</text:p>
          </table:table-cell>
          <table:table-cell office:value-type="float" office:value="925493841" calcext:value-type="float">
            <text:p>925493841</text:p>
          </table:table-cell>
          <table:table-cell office:value-type="float" office:value="3501815" calcext:value-type="float">
            <text:p>3501815</text:p>
          </table:table-cell>
          <table:table-cell office:value-type="float" office:value="7869201" calcext:value-type="float">
            <text:p>7869201</text:p>
          </table:table-cell>
          <table:table-cell office:value-type="float" office:value="11063882" calcext:value-type="float">
            <text:p>11063882</text:p>
          </table:table-cell>
          <table:table-cell/>
          <table:table-cell table:formula="of:=SUM([.B57:.L57])" office:value-type="float" office:value="1237632477" calcext:value-type="float">
            <text:p>12376324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27371" calcext:value-type="float">
            <text:p>11227371</text:p>
          </table:table-cell>
          <table:table-cell office:value-type="float" office:value="13021429" calcext:value-type="float">
            <text:p>13021429</text:p>
          </table:table-cell>
          <table:table-cell office:value-type="float" office:value="3424888" calcext:value-type="float">
            <text:p>3424888</text:p>
          </table:table-cell>
          <table:table-cell office:value-type="float" office:value="938" calcext:value-type="float">
            <text:p>938</text:p>
          </table:table-cell>
          <table:table-cell office:value-type="float" office:value="257257346" calcext:value-type="float">
            <text:p>257257346</text:p>
          </table:table-cell>
          <table:table-cell office:value-type="float" office:value="4640719" calcext:value-type="float">
            <text:p>4640719</text:p>
          </table:table-cell>
          <table:table-cell office:value-type="float" office:value="729" calcext:value-type="float">
            <text:p>729</text:p>
          </table:table-cell>
          <table:table-cell office:value-type="float" office:value="926423928" calcext:value-type="float">
            <text:p>926423928</text:p>
          </table:table-cell>
          <table:table-cell office:value-type="float" office:value="3554106" calcext:value-type="float">
            <text:p>3554106</text:p>
          </table:table-cell>
          <table:table-cell office:value-type="float" office:value="7642743" calcext:value-type="float">
            <text:p>7642743</text:p>
          </table:table-cell>
          <table:table-cell office:value-type="float" office:value="10963986" calcext:value-type="float">
            <text:p>10963986</text:p>
          </table:table-cell>
          <table:table-cell/>
          <table:table-cell table:formula="of:=SUM([.B58:.L58])" office:value-type="float" office:value="1238158183" calcext:value-type="float">
            <text:p>1238158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23567" calcext:value-type="float">
            <text:p>11723567</text:p>
          </table:table-cell>
          <table:table-cell office:value-type="float" office:value="13079814" calcext:value-type="float">
            <text:p>13079814</text:p>
          </table:table-cell>
          <table:table-cell office:value-type="float" office:value="3341034" calcext:value-type="float">
            <text:p>3341034</text:p>
          </table:table-cell>
          <table:table-cell office:value-type="float" office:value="365" calcext:value-type="float">
            <text:p>365</text:p>
          </table:table-cell>
          <table:table-cell office:value-type="float" office:value="257375416" calcext:value-type="float">
            <text:p>257375416</text:p>
          </table:table-cell>
          <table:table-cell office:value-type="float" office:value="4660302" calcext:value-type="float">
            <text:p>4660302</text:p>
          </table:table-cell>
          <table:table-cell office:value-type="float" office:value="625" calcext:value-type="float">
            <text:p>625</text:p>
          </table:table-cell>
          <table:table-cell office:value-type="float" office:value="926581518" calcext:value-type="float">
            <text:p>926581518</text:p>
          </table:table-cell>
          <table:table-cell office:value-type="float" office:value="3555565" calcext:value-type="float">
            <text:p>3555565</text:p>
          </table:table-cell>
          <table:table-cell office:value-type="float" office:value="7717639" calcext:value-type="float">
            <text:p>7717639</text:p>
          </table:table-cell>
          <table:table-cell office:value-type="float" office:value="10343622" calcext:value-type="float">
            <text:p>10343622</text:p>
          </table:table-cell>
          <table:table-cell/>
          <table:table-cell table:formula="of:=SUM([.B59:.L59])" office:value-type="float" office:value="1238379467" calcext:value-type="float">
            <text:p>1238379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77734" calcext:value-type="float">
            <text:p>11577734</text:p>
          </table:table-cell>
          <table:table-cell office:value-type="float" office:value="13170023" calcext:value-type="float">
            <text:p>13170023</text:p>
          </table:table-cell>
          <table:table-cell office:value-type="float" office:value="7867638" calcext:value-type="float">
            <text:p>7867638</text:p>
          </table:table-cell>
          <table:table-cell office:value-type="float" office:value="521" calcext:value-type="float">
            <text:p>521</text:p>
          </table:table-cell>
          <table:table-cell office:value-type="float" office:value="257140411" calcext:value-type="float">
            <text:p>257140411</text:p>
          </table:table-cell>
          <table:table-cell office:value-type="float" office:value="4697802" calcext:value-type="float">
            <text:p>4697802</text:p>
          </table:table-cell>
          <table:table-cell office:value-type="float" office:value="2343" calcext:value-type="float">
            <text:p>2343</text:p>
          </table:table-cell>
          <table:table-cell office:value-type="float" office:value="925370674" calcext:value-type="float">
            <text:p>925370674</text:p>
          </table:table-cell>
          <table:table-cell office:value-type="float" office:value="3551451" calcext:value-type="float">
            <text:p>3551451</text:p>
          </table:table-cell>
          <table:table-cell office:value-type="float" office:value="7858680" calcext:value-type="float">
            <text:p>7858680</text:p>
          </table:table-cell>
          <table:table-cell office:value-type="float" office:value="10486591" calcext:value-type="float">
            <text:p>10486591</text:p>
          </table:table-cell>
          <table:table-cell/>
          <table:table-cell table:formula="of:=SUM([.B60:.L60])" office:value-type="float" office:value="1241723868" calcext:value-type="float">
            <text:p>1241723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62161" calcext:value-type="float">
            <text:p>11362161</text:p>
          </table:table-cell>
          <table:table-cell office:value-type="float" office:value="13010700" calcext:value-type="float">
            <text:p>13010700</text:p>
          </table:table-cell>
          <table:table-cell office:value-type="float" office:value="3335097" calcext:value-type="float">
            <text:p>3335097</text:p>
          </table:table-cell>
          <table:table-cell office:value-type="float" office:value="573" calcext:value-type="float">
            <text:p>573</text:p>
          </table:table-cell>
          <table:table-cell office:value-type="float" office:value="257347281" calcext:value-type="float">
            <text:p>257347281</text:p>
          </table:table-cell>
          <table:table-cell office:value-type="float" office:value="4638531" calcext:value-type="float">
            <text:p>4638531</text:p>
          </table:table-cell>
          <table:table-cell office:value-type="float" office:value="729" calcext:value-type="float">
            <text:p>729</text:p>
          </table:table-cell>
          <table:table-cell office:value-type="float" office:value="925179255" calcext:value-type="float">
            <text:p>925179255</text:p>
          </table:table-cell>
          <table:table-cell office:value-type="float" office:value="3558742" calcext:value-type="float">
            <text:p>3558742</text:p>
          </table:table-cell>
          <table:table-cell office:value-type="float" office:value="7928368" calcext:value-type="float">
            <text:p>7928368</text:p>
          </table:table-cell>
          <table:table-cell office:value-type="float" office:value="10292841" calcext:value-type="float">
            <text:p>10292841</text:p>
          </table:table-cell>
          <table:table-cell/>
          <table:table-cell table:formula="of:=SUM([.B61:.L61])" office:value-type="float" office:value="1236654278" calcext:value-type="float">
            <text:p>1236654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88255" calcext:value-type="float">
            <text:p>11588255</text:p>
          </table:table-cell>
          <table:table-cell office:value-type="float" office:value="13303407" calcext:value-type="float">
            <text:p>13303407</text:p>
          </table:table-cell>
          <table:table-cell office:value-type="float" office:value="3319211" calcext:value-type="float">
            <text:p>3319211</text:p>
          </table:table-cell>
          <table:table-cell office:value-type="float" office:value="730" calcext:value-type="float">
            <text:p>730</text:p>
          </table:table-cell>
          <table:table-cell office:value-type="float" office:value="257325248" calcext:value-type="float">
            <text:p>257325248</text:p>
          </table:table-cell>
          <table:table-cell office:value-type="float" office:value="4633792" calcext:value-type="float">
            <text:p>4633792</text:p>
          </table:table-cell>
          <table:table-cell office:value-type="float" office:value="677" calcext:value-type="float">
            <text:p>677</text:p>
          </table:table-cell>
          <table:table-cell office:value-type="float" office:value="924676482" calcext:value-type="float">
            <text:p>924676482</text:p>
          </table:table-cell>
          <table:table-cell office:value-type="float" office:value="3618065" calcext:value-type="float">
            <text:p>3618065</text:p>
          </table:table-cell>
          <table:table-cell office:value-type="float" office:value="7937534" calcext:value-type="float">
            <text:p>7937534</text:p>
          </table:table-cell>
          <table:table-cell office:value-type="float" office:value="10880705" calcext:value-type="float">
            <text:p>10880705</text:p>
          </table:table-cell>
          <table:table-cell/>
          <table:table-cell table:formula="of:=SUM([.B62:.L62])" office:value-type="float" office:value="1237284106" calcext:value-type="float">
            <text:p>1237284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23881" calcext:value-type="float">
            <text:p>11323881</text:p>
          </table:table-cell>
          <table:table-cell office:value-type="float" office:value="13036428" calcext:value-type="float">
            <text:p>13036428</text:p>
          </table:table-cell>
          <table:table-cell office:value-type="float" office:value="3321243" calcext:value-type="float">
            <text:p>3321243</text:p>
          </table:table-cell>
          <table:table-cell office:value-type="float" office:value="312" calcext:value-type="float">
            <text:p>312</text:p>
          </table:table-cell>
          <table:table-cell office:value-type="float" office:value="256865246" calcext:value-type="float">
            <text:p>256865246</text:p>
          </table:table-cell>
          <table:table-cell office:value-type="float" office:value="5010457" calcext:value-type="float">
            <text:p>5010457</text:p>
          </table:table-cell>
          <table:table-cell office:value-type="float" office:value="677" calcext:value-type="float">
            <text:p>677</text:p>
          </table:table-cell>
          <table:table-cell office:value-type="float" office:value="940573412" calcext:value-type="float">
            <text:p>940573412</text:p>
          </table:table-cell>
          <table:table-cell office:value-type="float" office:value="3791502" calcext:value-type="float">
            <text:p>3791502</text:p>
          </table:table-cell>
          <table:table-cell office:value-type="float" office:value="7792586" calcext:value-type="float">
            <text:p>7792586</text:p>
          </table:table-cell>
          <table:table-cell office:value-type="float" office:value="11028985" calcext:value-type="float">
            <text:p>11028985</text:p>
          </table:table-cell>
          <table:table-cell/>
          <table:table-cell table:formula="of:=SUM([.B63:.L63])" office:value-type="float" office:value="1252744729" calcext:value-type="float">
            <text:p>12527447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89817" calcext:value-type="float">
            <text:p>11589817</text:p>
          </table:table-cell>
          <table:table-cell office:value-type="float" office:value="13043668" calcext:value-type="float">
            <text:p>13043668</text:p>
          </table:table-cell>
          <table:table-cell office:value-type="float" office:value="3336450" calcext:value-type="float">
            <text:p>3336450</text:p>
          </table:table-cell>
          <table:table-cell office:value-type="float" office:value="312" calcext:value-type="float">
            <text:p>312</text:p>
          </table:table-cell>
          <table:table-cell office:value-type="float" office:value="257322116" calcext:value-type="float">
            <text:p>257322116</text:p>
          </table:table-cell>
          <table:table-cell office:value-type="float" office:value="4604938" calcext:value-type="float">
            <text:p>4604938</text:p>
          </table:table-cell>
          <table:table-cell office:value-type="float" office:value="625" calcext:value-type="float">
            <text:p>625</text:p>
          </table:table-cell>
          <table:table-cell office:value-type="float" office:value="913325545" calcext:value-type="float">
            <text:p>913325545</text:p>
          </table:table-cell>
          <table:table-cell office:value-type="float" office:value="3764835" calcext:value-type="float">
            <text:p>3764835</text:p>
          </table:table-cell>
          <table:table-cell office:value-type="float" office:value="7680503" calcext:value-type="float">
            <text:p>7680503</text:p>
          </table:table-cell>
          <table:table-cell office:value-type="float" office:value="10331017" calcext:value-type="float">
            <text:p>10331017</text:p>
          </table:table-cell>
          <table:table-cell/>
          <table:table-cell table:formula="of:=SUM([.B64:.L64])" office:value-type="float" office:value="1224999826" calcext:value-type="float">
            <text:p>12249998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02317" calcext:value-type="float">
            <text:p>11402317</text:p>
          </table:table-cell>
          <table:table-cell office:value-type="float" office:value="13051011" calcext:value-type="float">
            <text:p>13051011</text:p>
          </table:table-cell>
          <table:table-cell office:value-type="float" office:value="3454731" calcext:value-type="float">
            <text:p>3454731</text:p>
          </table:table-cell>
          <table:table-cell office:value-type="float" office:value="521" calcext:value-type="float">
            <text:p>521</text:p>
          </table:table-cell>
          <table:table-cell office:value-type="float" office:value="256675654" calcext:value-type="float">
            <text:p>256675654</text:p>
          </table:table-cell>
          <table:table-cell office:value-type="float" office:value="5357591" calcext:value-type="float">
            <text:p>5357591</text:p>
          </table:table-cell>
          <table:table-cell office:value-type="float" office:value="625" calcext:value-type="float">
            <text:p>625</text:p>
          </table:table-cell>
          <table:table-cell office:value-type="float" office:value="985623" calcext:value-type="float">
            <text:p>985623</text:p>
          </table:table-cell>
          <table:table-cell office:value-type="float" office:value="3825825" calcext:value-type="float">
            <text:p>3825825</text:p>
          </table:table-cell>
          <table:table-cell office:value-type="float" office:value="7760295" calcext:value-type="float">
            <text:p>7760295</text:p>
          </table:table-cell>
          <table:table-cell office:value-type="float" office:value="10601173" calcext:value-type="float">
            <text:p>10601173</text:p>
          </table:table-cell>
          <table:table-cell/>
          <table:table-cell table:formula="of:=SUM([.B65:.L65])" office:value-type="float" office:value="313115366" calcext:value-type="float">
            <text:p>313115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93567" calcext:value-type="float">
            <text:p>11393567</text:p>
          </table:table-cell>
          <table:table-cell office:value-type="float" office:value="13007626" calcext:value-type="float">
            <text:p>13007626</text:p>
          </table:table-cell>
          <table:table-cell office:value-type="float" office:value="3330253" calcext:value-type="float">
            <text:p>3330253</text:p>
          </table:table-cell>
          <table:table-cell office:value-type="float" office:value="521" calcext:value-type="float">
            <text:p>521</text:p>
          </table:table-cell>
          <table:table-cell office:value-type="float" office:value="256463207" calcext:value-type="float">
            <text:p>256463207</text:p>
          </table:table-cell>
          <table:table-cell office:value-type="float" office:value="5109676" calcext:value-type="float">
            <text:p>5109676</text:p>
          </table:table-cell>
          <table:table-cell office:value-type="float" office:value="677" calcext:value-type="float">
            <text:p>677</text:p>
          </table:table-cell>
          <table:table-cell office:value-type="float" office:value="933175" calcext:value-type="float">
            <text:p>933175</text:p>
          </table:table-cell>
          <table:table-cell office:value-type="float" office:value="3864418" calcext:value-type="float">
            <text:p>3864418</text:p>
          </table:table-cell>
          <table:table-cell office:value-type="float" office:value="7685659" calcext:value-type="float">
            <text:p>7685659</text:p>
          </table:table-cell>
          <table:table-cell office:value-type="float" office:value="10390288" calcext:value-type="float">
            <text:p>10390288</text:p>
          </table:table-cell>
          <table:table-cell/>
          <table:table-cell table:formula="of:=SUM([.B66:.L66])" office:value-type="float" office:value="312179067" calcext:value-type="float">
            <text:p>3121790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85182" calcext:value-type="float">
            <text:p>11485182</text:p>
          </table:table-cell>
          <table:table-cell office:value-type="float" office:value="13304500" calcext:value-type="float">
            <text:p>13304500</text:p>
          </table:table-cell>
          <table:table-cell office:value-type="float" office:value="7720138" calcext:value-type="float">
            <text:p>7720138</text:p>
          </table:table-cell>
          <table:table-cell office:value-type="float" office:value="312" calcext:value-type="float">
            <text:p>312</text:p>
          </table:table-cell>
          <table:table-cell office:value-type="float" office:value="256341749" calcext:value-type="float">
            <text:p>256341749</text:p>
          </table:table-cell>
          <table:table-cell office:value-type="float" office:value="5154936" calcext:value-type="float">
            <text:p>5154936</text:p>
          </table:table-cell>
          <table:table-cell office:value-type="float" office:value="573" calcext:value-type="float">
            <text:p>573</text:p>
          </table:table-cell>
          <table:table-cell office:value-type="float" office:value="926144" calcext:value-type="float">
            <text:p>926144</text:p>
          </table:table-cell>
          <table:table-cell office:value-type="float" office:value="3818481" calcext:value-type="float">
            <text:p>3818481</text:p>
          </table:table-cell>
          <table:table-cell office:value-type="float" office:value="7796076" calcext:value-type="float">
            <text:p>7796076</text:p>
          </table:table-cell>
          <table:table-cell office:value-type="float" office:value="10587475" calcext:value-type="float">
            <text:p>10587475</text:p>
          </table:table-cell>
          <table:table-cell/>
          <table:table-cell table:formula="of:=SUM([.B67:.L67])" office:value-type="float" office:value="317135566" calcext:value-type="float">
            <text:p>3171355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78515" calcext:value-type="float">
            <text:p>11478515</text:p>
          </table:table-cell>
          <table:table-cell office:value-type="float" office:value="13085282" calcext:value-type="float">
            <text:p>13085282</text:p>
          </table:table-cell>
          <table:table-cell office:value-type="float" office:value="8260866" calcext:value-type="float">
            <text:p>8260866</text:p>
          </table:table-cell>
          <table:table-cell office:value-type="float" office:value="417" calcext:value-type="float">
            <text:p>417</text:p>
          </table:table-cell>
          <table:table-cell office:value-type="float" office:value="256344038" calcext:value-type="float">
            <text:p>256344038</text:p>
          </table:table-cell>
          <table:table-cell office:value-type="float" office:value="5743893" calcext:value-type="float">
            <text:p>5743893</text:p>
          </table:table-cell>
          <table:table-cell office:value-type="float" office:value="781" calcext:value-type="float">
            <text:p>781</text:p>
          </table:table-cell>
          <table:table-cell office:value-type="float" office:value="1188018" calcext:value-type="float">
            <text:p>1188018</text:p>
          </table:table-cell>
          <table:table-cell office:value-type="float" office:value="3983168" calcext:value-type="float">
            <text:p>3983168</text:p>
          </table:table-cell>
          <table:table-cell office:value-type="float" office:value="7633003" calcext:value-type="float">
            <text:p>7633003</text:p>
          </table:table-cell>
          <table:table-cell office:value-type="float" office:value="11047839" calcext:value-type="float">
            <text:p>11047839</text:p>
          </table:table-cell>
          <table:table-cell/>
          <table:table-cell table:formula="of:=SUM([.B68:.L68])" office:value-type="float" office:value="318765820" calcext:value-type="float">
            <text:p>3187658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48358" calcext:value-type="float">
            <text:p>11848358</text:p>
          </table:table-cell>
          <table:table-cell office:value-type="float" office:value="12972001" calcext:value-type="float">
            <text:p>12972001</text:p>
          </table:table-cell>
          <table:table-cell office:value-type="float" office:value="7900399" calcext:value-type="float">
            <text:p>7900399</text:p>
          </table:table-cell>
          <table:table-cell office:value-type="float" office:value="260" calcext:value-type="float">
            <text:p>260</text:p>
          </table:table-cell>
          <table:table-cell office:value-type="float" office:value="256358777" calcext:value-type="float">
            <text:p>256358777</text:p>
          </table:table-cell>
          <table:table-cell office:value-type="float" office:value="5747175" calcext:value-type="float">
            <text:p>5747175</text:p>
          </table:table-cell>
          <table:table-cell office:value-type="float" office:value="677" calcext:value-type="float">
            <text:p>677</text:p>
          </table:table-cell>
          <table:table-cell office:value-type="float" office:value="1157705" calcext:value-type="float">
            <text:p>1157705</text:p>
          </table:table-cell>
          <table:table-cell office:value-type="float" office:value="4004209" calcext:value-type="float">
            <text:p>4004209</text:p>
          </table:table-cell>
          <table:table-cell office:value-type="float" office:value="7655608" calcext:value-type="float">
            <text:p>7655608</text:p>
          </table:table-cell>
          <table:table-cell office:value-type="float" office:value="10391278" calcext:value-type="float">
            <text:p>10391278</text:p>
          </table:table-cell>
          <table:table-cell/>
          <table:table-cell table:formula="of:=SUM([.B69:.L69])" office:value-type="float" office:value="318036447" calcext:value-type="float">
            <text:p>3180364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85129" calcext:value-type="float">
            <text:p>11485129</text:p>
          </table:table-cell>
          <table:table-cell office:value-type="float" office:value="13067262" calcext:value-type="float">
            <text:p>13067262</text:p>
          </table:table-cell>
          <table:table-cell office:value-type="float" office:value="3406451" calcext:value-type="float">
            <text:p>3406451</text:p>
          </table:table-cell>
          <table:table-cell office:value-type="float" office:value="521" calcext:value-type="float">
            <text:p>521</text:p>
          </table:table-cell>
          <table:table-cell office:value-type="float" office:value="256655547" calcext:value-type="float">
            <text:p>256655547</text:p>
          </table:table-cell>
          <table:table-cell office:value-type="float" office:value="5767226" calcext:value-type="float">
            <text:p>5767226</text:p>
          </table:table-cell>
          <table:table-cell office:value-type="float" office:value="833" calcext:value-type="float">
            <text:p>833</text:p>
          </table:table-cell>
          <table:table-cell office:value-type="float" office:value="1197549" calcext:value-type="float">
            <text:p>1197549</text:p>
          </table:table-cell>
          <table:table-cell office:value-type="float" office:value="4053168" calcext:value-type="float">
            <text:p>4053168</text:p>
          </table:table-cell>
          <table:table-cell office:value-type="float" office:value="7559930" calcext:value-type="float">
            <text:p>7559930</text:p>
          </table:table-cell>
          <table:table-cell office:value-type="float" office:value="11120860" calcext:value-type="float">
            <text:p>11120860</text:p>
          </table:table-cell>
          <table:table-cell/>
          <table:table-cell table:formula="of:=SUM([.B70:.L70])" office:value-type="float" office:value="314314476" calcext:value-type="float">
            <text:p>314314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50336" calcext:value-type="float">
            <text:p>11950336</text:p>
          </table:table-cell>
          <table:table-cell office:value-type="float" office:value="13016272" calcext:value-type="float">
            <text:p>13016272</text:p>
          </table:table-cell>
          <table:table-cell office:value-type="float" office:value="8016544" calcext:value-type="float">
            <text:p>8016544</text:p>
          </table:table-cell>
          <table:table-cell office:value-type="float" office:value="469" calcext:value-type="float">
            <text:p>469</text:p>
          </table:table-cell>
          <table:table-cell office:value-type="float" office:value="256337733" calcext:value-type="float">
            <text:p>256337733</text:p>
          </table:table-cell>
          <table:table-cell office:value-type="float" office:value="5712122" calcext:value-type="float">
            <text:p>5712122</text:p>
          </table:table-cell>
          <table:table-cell office:value-type="float" office:value="573" calcext:value-type="float">
            <text:p>573</text:p>
          </table:table-cell>
          <table:table-cell office:value-type="float" office:value="1123018" calcext:value-type="float">
            <text:p>1123018</text:p>
          </table:table-cell>
          <table:table-cell office:value-type="float" office:value="3942387" calcext:value-type="float">
            <text:p>3942387</text:p>
          </table:table-cell>
          <table:table-cell office:value-type="float" office:value="7660920" calcext:value-type="float">
            <text:p>7660920</text:p>
          </table:table-cell>
          <table:table-cell office:value-type="float" office:value="10462580" calcext:value-type="float">
            <text:p>10462580</text:p>
          </table:table-cell>
          <table:table-cell/>
          <table:table-cell table:formula="of:=SUM([.B71:.L71])" office:value-type="float" office:value="318222954" calcext:value-type="float">
            <text:p>3182229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29504" calcext:value-type="float">
            <text:p>11529504</text:p>
          </table:table-cell>
          <table:table-cell office:value-type="float" office:value="13251323" calcext:value-type="float">
            <text:p>13251323</text:p>
          </table:table-cell>
          <table:table-cell office:value-type="float" office:value="7451597" calcext:value-type="float">
            <text:p>7451597</text:p>
          </table:table-cell>
          <table:table-cell office:value-type="float" office:value="364" calcext:value-type="float">
            <text:p>364</text:p>
          </table:table-cell>
          <table:table-cell office:value-type="float" office:value="256531117" calcext:value-type="float">
            <text:p>256531117</text:p>
          </table:table-cell>
          <table:table-cell office:value-type="float" office:value="5692226" calcext:value-type="float">
            <text:p>5692226</text:p>
          </table:table-cell>
          <table:table-cell office:value-type="float" office:value="833" calcext:value-type="float">
            <text:p>833</text:p>
          </table:table-cell>
          <table:table-cell office:value-type="float" office:value="1136820" calcext:value-type="float">
            <text:p>1136820</text:p>
          </table:table-cell>
          <table:table-cell office:value-type="float" office:value="3910408" calcext:value-type="float">
            <text:p>3910408</text:p>
          </table:table-cell>
          <table:table-cell office:value-type="float" office:value="7684149" calcext:value-type="float">
            <text:p>7684149</text:p>
          </table:table-cell>
          <table:table-cell office:value-type="float" office:value="10367684" calcext:value-type="float">
            <text:p>10367684</text:p>
          </table:table-cell>
          <table:table-cell/>
          <table:table-cell table:formula="of:=SUM([.B72:.L72])" office:value-type="float" office:value="317556025" calcext:value-type="float">
            <text:p>317556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92004" calcext:value-type="float">
            <text:p>11492004</text:p>
          </table:table-cell>
          <table:table-cell office:value-type="float" office:value="12871689" calcext:value-type="float">
            <text:p>12871689</text:p>
          </table:table-cell>
          <table:table-cell office:value-type="float" office:value="3380148" calcext:value-type="float">
            <text:p>3380148</text:p>
          </table:table-cell>
          <table:table-cell office:value-type="float" office:value="782" calcext:value-type="float">
            <text:p>782</text:p>
          </table:table-cell>
          <table:table-cell office:value-type="float" office:value="256805752" calcext:value-type="float">
            <text:p>256805752</text:p>
          </table:table-cell>
          <table:table-cell office:value-type="float" office:value="5460092" calcext:value-type="float">
            <text:p>5460092</text:p>
          </table:table-cell>
          <table:table-cell office:value-type="float" office:value="677" calcext:value-type="float">
            <text:p>677</text:p>
          </table:table-cell>
          <table:table-cell office:value-type="float" office:value="989112" calcext:value-type="float">
            <text:p>989112</text:p>
          </table:table-cell>
          <table:table-cell office:value-type="float" office:value="3723793" calcext:value-type="float">
            <text:p>3723793</text:p>
          </table:table-cell>
          <table:table-cell office:value-type="float" office:value="7829460" calcext:value-type="float">
            <text:p>7829460</text:p>
          </table:table-cell>
          <table:table-cell office:value-type="float" office:value="10509090" calcext:value-type="float">
            <text:p>10509090</text:p>
          </table:table-cell>
          <table:table-cell/>
          <table:table-cell table:formula="of:=SUM([.B73:.L73])" office:value-type="float" office:value="313062599" calcext:value-type="float">
            <text:p>313062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98618" calcext:value-type="float">
            <text:p>11698618</text:p>
          </table:table-cell>
          <table:table-cell office:value-type="float" office:value="12959396" calcext:value-type="float">
            <text:p>12959396</text:p>
          </table:table-cell>
          <table:table-cell office:value-type="float" office:value="7845399" calcext:value-type="float">
            <text:p>7845399</text:p>
          </table:table-cell>
          <table:table-cell office:value-type="float" office:value="364" calcext:value-type="float">
            <text:p>364</text:p>
          </table:table-cell>
          <table:table-cell office:value-type="float" office:value="256556898" calcext:value-type="float">
            <text:p>256556898</text:p>
          </table:table-cell>
          <table:table-cell office:value-type="float" office:value="4736030" calcext:value-type="float">
            <text:p>4736030</text:p>
          </table:table-cell>
          <table:table-cell office:value-type="float" office:value="781" calcext:value-type="float">
            <text:p>781</text:p>
          </table:table-cell>
          <table:table-cell office:value-type="float" office:value="1047549" calcext:value-type="float">
            <text:p>1047549</text:p>
          </table:table-cell>
          <table:table-cell office:value-type="float" office:value="3721346" calcext:value-type="float">
            <text:p>3721346</text:p>
          </table:table-cell>
          <table:table-cell office:value-type="float" office:value="7637117" calcext:value-type="float">
            <text:p>7637117</text:p>
          </table:table-cell>
          <table:table-cell office:value-type="float" office:value="10125601" calcext:value-type="float">
            <text:p>10125601</text:p>
          </table:table-cell>
          <table:table-cell/>
          <table:table-cell table:formula="of:=SUM([.B74:.L74])" office:value-type="float" office:value="316329099" calcext:value-type="float">
            <text:p>316329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25232" calcext:value-type="float">
            <text:p>12125232</text:p>
          </table:table-cell>
          <table:table-cell office:value-type="float" office:value="13146011" calcext:value-type="float">
            <text:p>13146011</text:p>
          </table:table-cell>
          <table:table-cell office:value-type="float" office:value="7858940" calcext:value-type="float">
            <text:p>7858940</text:p>
          </table:table-cell>
          <table:table-cell office:value-type="float" office:value="260" calcext:value-type="float">
            <text:p>260</text:p>
          </table:table-cell>
          <table:table-cell office:value-type="float" office:value="256561063" calcext:value-type="float">
            <text:p>256561063</text:p>
          </table:table-cell>
          <table:table-cell office:value-type="float" office:value="5348373" calcext:value-type="float">
            <text:p>5348373</text:p>
          </table:table-cell>
          <table:table-cell office:value-type="float" office:value="573" calcext:value-type="float">
            <text:p>573</text:p>
          </table:table-cell>
          <table:table-cell office:value-type="float" office:value="1013695" calcext:value-type="float">
            <text:p>1013695</text:p>
          </table:table-cell>
          <table:table-cell office:value-type="float" office:value="3684210" calcext:value-type="float">
            <text:p>3684210</text:p>
          </table:table-cell>
          <table:table-cell office:value-type="float" office:value="7741752" calcext:value-type="float">
            <text:p>7741752</text:p>
          </table:table-cell>
          <table:table-cell office:value-type="float" office:value="10416798" calcext:value-type="float">
            <text:p>10416798</text:p>
          </table:table-cell>
          <table:table-cell/>
          <table:table-cell table:formula="of:=SUM([.B75:.L75])" office:value-type="float" office:value="317896907" calcext:value-type="float">
            <text:p>3178969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11066" calcext:value-type="float">
            <text:p>11711066</text:p>
          </table:table-cell>
          <table:table-cell office:value-type="float" office:value="13088042" calcext:value-type="float">
            <text:p>13088042</text:p>
          </table:table-cell>
          <table:table-cell office:value-type="float" office:value="7654618" calcext:value-type="float">
            <text:p>7654618</text:p>
          </table:table-cell>
          <table:table-cell office:value-type="float" office:value="364" calcext:value-type="float">
            <text:p>364</text:p>
          </table:table-cell>
          <table:table-cell office:value-type="float" office:value="256535386" calcext:value-type="float">
            <text:p>256535386</text:p>
          </table:table-cell>
          <table:table-cell office:value-type="float" office:value="4686030" calcext:value-type="float">
            <text:p>4686030</text:p>
          </table:table-cell>
          <table:table-cell office:value-type="float" office:value="677" calcext:value-type="float">
            <text:p>677</text:p>
          </table:table-cell>
          <table:table-cell office:value-type="float" office:value="1051248" calcext:value-type="float">
            <text:p>1051248</text:p>
          </table:table-cell>
          <table:table-cell office:value-type="float" office:value="3717127" calcext:value-type="float">
            <text:p>3717127</text:p>
          </table:table-cell>
          <table:table-cell office:value-type="float" office:value="7639513" calcext:value-type="float">
            <text:p>7639513</text:p>
          </table:table-cell>
          <table:table-cell office:value-type="float" office:value="10138934" calcext:value-type="float">
            <text:p>10138934</text:p>
          </table:table-cell>
          <table:table-cell/>
          <table:table-cell table:formula="of:=SUM([.B76:.L76])" office:value-type="float" office:value="316223005" calcext:value-type="float">
            <text:p>316223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65076" calcext:value-type="float">
            <text:p>11965076</text:p>
          </table:table-cell>
          <table:table-cell office:value-type="float" office:value="12949917" calcext:value-type="float">
            <text:p>12949917</text:p>
          </table:table-cell>
          <table:table-cell office:value-type="float" office:value="8052950" calcext:value-type="float">
            <text:p>8052950</text:p>
          </table:table-cell>
          <table:table-cell office:value-type="float" office:value="416" calcext:value-type="float">
            <text:p>416</text:p>
          </table:table-cell>
          <table:table-cell office:value-type="float" office:value="256515333" calcext:value-type="float">
            <text:p>256515333</text:p>
          </table:table-cell>
          <table:table-cell office:value-type="float" office:value="4705718" calcext:value-type="float">
            <text:p>4705718</text:p>
          </table:table-cell>
          <table:table-cell office:value-type="float" office:value="625" calcext:value-type="float">
            <text:p>625</text:p>
          </table:table-cell>
          <table:table-cell office:value-type="float" office:value="954581" calcext:value-type="float">
            <text:p>954581</text:p>
          </table:table-cell>
          <table:table-cell office:value-type="float" office:value="3730251" calcext:value-type="float">
            <text:p>3730251</text:p>
          </table:table-cell>
          <table:table-cell office:value-type="float" office:value="7702325" calcext:value-type="float">
            <text:p>7702325</text:p>
          </table:table-cell>
          <table:table-cell office:value-type="float" office:value="10457110" calcext:value-type="float">
            <text:p>10457110</text:p>
          </table:table-cell>
          <table:table-cell/>
          <table:table-cell table:formula="of:=SUM([.B77:.L77])" office:value-type="float" office:value="317034302" calcext:value-type="float">
            <text:p>317034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01535" calcext:value-type="float">
            <text:p>11701535</text:p>
          </table:table-cell>
          <table:table-cell office:value-type="float" office:value="13330854" calcext:value-type="float">
            <text:p>13330854</text:p>
          </table:table-cell>
          <table:table-cell office:value-type="float" office:value="7611076" calcext:value-type="float">
            <text:p>7611076</text:p>
          </table:table-cell>
          <table:table-cell office:value-type="float" office:value="365" calcext:value-type="float">
            <text:p>365</text:p>
          </table:table-cell>
          <table:table-cell office:value-type="float" office:value="256577675" calcext:value-type="float">
            <text:p>256577675</text:p>
          </table:table-cell>
          <table:table-cell office:value-type="float" office:value="4783739" calcext:value-type="float">
            <text:p>4783739</text:p>
          </table:table-cell>
          <table:table-cell office:value-type="float" office:value="730" calcext:value-type="float">
            <text:p>730</text:p>
          </table:table-cell>
          <table:table-cell office:value-type="float" office:value="1210206" calcext:value-type="float">
            <text:p>1210206</text:p>
          </table:table-cell>
          <table:table-cell office:value-type="float" office:value="3854991" calcext:value-type="float">
            <text:p>3854991</text:p>
          </table:table-cell>
          <table:table-cell office:value-type="float" office:value="7774201" calcext:value-type="float">
            <text:p>7774201</text:p>
          </table:table-cell>
          <table:table-cell office:value-type="float" office:value="10384923" calcext:value-type="float">
            <text:p>10384923</text:p>
          </table:table-cell>
          <table:table-cell/>
          <table:table-cell table:formula="of:=SUM([.B78:.L78])" office:value-type="float" office:value="317230295" calcext:value-type="float">
            <text:p>317230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68878" calcext:value-type="float">
            <text:p>11768878</text:p>
          </table:table-cell>
          <table:table-cell office:value-type="float" office:value="13007730" calcext:value-type="float">
            <text:p>13007730</text:p>
          </table:table-cell>
          <table:table-cell office:value-type="float" office:value="7983627" calcext:value-type="float">
            <text:p>7983627</text:p>
          </table:table-cell>
          <table:table-cell office:value-type="float" office:value="313" calcext:value-type="float">
            <text:p>313</text:p>
          </table:table-cell>
          <table:table-cell office:value-type="float" office:value="256704654" calcext:value-type="float">
            <text:p>256704654</text:p>
          </table:table-cell>
          <table:table-cell office:value-type="float" office:value="4671551" calcext:value-type="float">
            <text:p>4671551</text:p>
          </table:table-cell>
          <table:table-cell office:value-type="float" office:value="834" calcext:value-type="float">
            <text:p>834</text:p>
          </table:table-cell>
          <table:table-cell office:value-type="float" office:value="872675692" calcext:value-type="float">
            <text:p>872675692</text:p>
          </table:table-cell>
          <table:table-cell office:value-type="float" office:value="3570773" calcext:value-type="float">
            <text:p>3570773</text:p>
          </table:table-cell>
          <table:table-cell office:value-type="float" office:value="7999095" calcext:value-type="float">
            <text:p>7999095</text:p>
          </table:table-cell>
          <table:table-cell office:value-type="float" office:value="10219455" calcext:value-type="float">
            <text:p>10219455</text:p>
          </table:table-cell>
          <table:table-cell/>
          <table:table-cell table:formula="of:=SUM([.B79:.L79])" office:value-type="float" office:value="1188602602" calcext:value-type="float">
            <text:p>1188602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17420" calcext:value-type="float">
            <text:p>11717420</text:p>
          </table:table-cell>
          <table:table-cell office:value-type="float" office:value="13020490" calcext:value-type="float">
            <text:p>13020490</text:p>
          </table:table-cell>
          <table:table-cell office:value-type="float" office:value="7595711" calcext:value-type="float">
            <text:p>7595711</text:p>
          </table:table-cell>
          <table:table-cell office:value-type="float" office:value="573" calcext:value-type="float">
            <text:p>573</text:p>
          </table:table-cell>
          <table:table-cell office:value-type="float" office:value="257054442" calcext:value-type="float">
            <text:p>257054442</text:p>
          </table:table-cell>
          <table:table-cell office:value-type="float" office:value="4594937" calcext:value-type="float">
            <text:p>4594937</text:p>
          </table:table-cell>
          <table:table-cell office:value-type="float" office:value="781" calcext:value-type="float">
            <text:p>781</text:p>
          </table:table-cell>
          <table:table-cell office:value-type="float" office:value="934257618" calcext:value-type="float">
            <text:p>934257618</text:p>
          </table:table-cell>
          <table:table-cell office:value-type="float" office:value="3569836" calcext:value-type="float">
            <text:p>3569836</text:p>
          </table:table-cell>
          <table:table-cell office:value-type="float" office:value="7780293" calcext:value-type="float">
            <text:p>7780293</text:p>
          </table:table-cell>
          <table:table-cell office:value-type="float" office:value="10974974" calcext:value-type="float">
            <text:p>10974974</text:p>
          </table:table-cell>
          <table:table-cell/>
          <table:table-cell table:formula="of:=SUM([.B80:.L80])" office:value-type="float" office:value="1250567075" calcext:value-type="float">
            <text:p>12505670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61534" calcext:value-type="float">
            <text:p>11761534</text:p>
          </table:table-cell>
          <table:table-cell office:value-type="float" office:value="14344966" calcext:value-type="float">
            <text:p>14344966</text:p>
          </table:table-cell>
          <table:table-cell office:value-type="float" office:value="8327949" calcext:value-type="float">
            <text:p>8327949</text:p>
          </table:table-cell>
          <table:table-cell office:value-type="float" office:value="1510" calcext:value-type="float">
            <text:p>1510</text:p>
          </table:table-cell>
          <table:table-cell office:value-type="float" office:value="257219386" calcext:value-type="float">
            <text:p>257219386</text:p>
          </table:table-cell>
          <table:table-cell office:value-type="float" office:value="4552489" calcext:value-type="float">
            <text:p>4552489</text:p>
          </table:table-cell>
          <table:table-cell office:value-type="float" office:value="677" calcext:value-type="float">
            <text:p>677</text:p>
          </table:table-cell>
          <table:table-cell office:value-type="float" office:value="934022139" calcext:value-type="float">
            <text:p>934022139</text:p>
          </table:table-cell>
          <table:table-cell office:value-type="float" office:value="3498585" calcext:value-type="float">
            <text:p>3498585</text:p>
          </table:table-cell>
          <table:table-cell office:value-type="float" office:value="7812377" calcext:value-type="float">
            <text:p>7812377</text:p>
          </table:table-cell>
          <table:table-cell office:value-type="float" office:value="11095494" calcext:value-type="float">
            <text:p>11095494</text:p>
          </table:table-cell>
          <table:table-cell/>
          <table:table-cell table:formula="of:=SUM([.B81:.L81])" office:value-type="float" office:value="1252637106" calcext:value-type="float">
            <text:p>1252637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2106" calcext:value-type="float">
            <text:p>12002106</text:p>
          </table:table-cell>
          <table:table-cell office:value-type="float" office:value="9391957" calcext:value-type="float">
            <text:p>9391957</text:p>
          </table:table-cell>
          <table:table-cell office:value-type="float" office:value="3254368" calcext:value-type="float">
            <text:p>3254368</text:p>
          </table:table-cell>
          <table:table-cell office:value-type="float" office:value="521" calcext:value-type="float">
            <text:p>521</text:p>
          </table:table-cell>
          <table:table-cell office:value-type="float" office:value="257187402" calcext:value-type="float">
            <text:p>257187402</text:p>
          </table:table-cell>
          <table:table-cell office:value-type="float" office:value="4633374" calcext:value-type="float">
            <text:p>4633374</text:p>
          </table:table-cell>
          <table:table-cell office:value-type="float" office:value="677" calcext:value-type="float">
            <text:p>677</text:p>
          </table:table-cell>
          <table:table-cell office:value-type="float" office:value="934522074" calcext:value-type="float">
            <text:p>934522074</text:p>
          </table:table-cell>
          <table:table-cell office:value-type="float" office:value="3549054" calcext:value-type="float">
            <text:p>3549054</text:p>
          </table:table-cell>
          <table:table-cell office:value-type="float" office:value="7655398" calcext:value-type="float">
            <text:p>7655398</text:p>
          </table:table-cell>
          <table:table-cell office:value-type="float" office:value="10322996" calcext:value-type="float">
            <text:p>10322996</text:p>
          </table:table-cell>
          <table:table-cell/>
          <table:table-cell table:formula="of:=SUM([.B82:.L82])" office:value-type="float" office:value="1242519927" calcext:value-type="float">
            <text:p>1242519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65076" calcext:value-type="float">
            <text:p>11765076</text:p>
          </table:table-cell>
          <table:table-cell office:value-type="float" office:value="8398313" calcext:value-type="float">
            <text:p>8398313</text:p>
          </table:table-cell>
          <table:table-cell office:value-type="float" office:value="3251347" calcext:value-type="float">
            <text:p>3251347</text:p>
          </table:table-cell>
          <table:table-cell office:value-type="float" office:value="521" calcext:value-type="float">
            <text:p>521</text:p>
          </table:table-cell>
          <table:table-cell office:value-type="float" office:value="257229796" calcext:value-type="float">
            <text:p>257229796</text:p>
          </table:table-cell>
          <table:table-cell office:value-type="float" office:value="4647593" calcext:value-type="float">
            <text:p>4647593</text:p>
          </table:table-cell>
          <table:table-cell office:value-type="float" office:value="573" calcext:value-type="float">
            <text:p>573</text:p>
          </table:table-cell>
          <table:table-cell office:value-type="float" office:value="934629980" calcext:value-type="float">
            <text:p>934629980</text:p>
          </table:table-cell>
          <table:table-cell office:value-type="float" office:value="3551814" calcext:value-type="float">
            <text:p>3551814</text:p>
          </table:table-cell>
          <table:table-cell office:value-type="float" office:value="7817169" calcext:value-type="float">
            <text:p>7817169</text:p>
          </table:table-cell>
          <table:table-cell office:value-type="float" office:value="10452578" calcext:value-type="float">
            <text:p>10452578</text:p>
          </table:table-cell>
          <table:table-cell/>
          <table:table-cell table:formula="of:=SUM([.B83:.L83])" office:value-type="float" office:value="1241744760" calcext:value-type="float">
            <text:p>12417447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07107" calcext:value-type="float">
            <text:p>11807107</text:p>
          </table:table-cell>
          <table:table-cell office:value-type="float" office:value="8465448" calcext:value-type="float">
            <text:p>8465448</text:p>
          </table:table-cell>
          <table:table-cell office:value-type="float" office:value="3179055" calcext:value-type="float">
            <text:p>3179055</text:p>
          </table:table-cell>
          <table:table-cell office:value-type="float" office:value="365" calcext:value-type="float">
            <text:p>365</text:p>
          </table:table-cell>
          <table:table-cell office:value-type="float" office:value="257691251" calcext:value-type="float">
            <text:p>257691251</text:p>
          </table:table-cell>
          <table:table-cell office:value-type="float" office:value="4734207" calcext:value-type="float">
            <text:p>4734207</text:p>
          </table:table-cell>
          <table:table-cell office:value-type="float" office:value="573" calcext:value-type="float">
            <text:p>573</text:p>
          </table:table-cell>
          <table:table-cell office:value-type="float" office:value="935910278" calcext:value-type="float">
            <text:p>935910278</text:p>
          </table:table-cell>
          <table:table-cell office:value-type="float" office:value="3495877" calcext:value-type="float">
            <text:p>3495877</text:p>
          </table:table-cell>
          <table:table-cell office:value-type="float" office:value="7951439" calcext:value-type="float">
            <text:p>7951439</text:p>
          </table:table-cell>
          <table:table-cell office:value-type="float" office:value="11043255" calcext:value-type="float">
            <text:p>11043255</text:p>
          </table:table-cell>
          <table:table-cell/>
          <table:table-cell table:formula="of:=SUM([.B84:.L84])" office:value-type="float" office:value="1244278855" calcext:value-type="float">
            <text:p>12442788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68460" calcext:value-type="float">
            <text:p>11868460</text:p>
          </table:table-cell>
          <table:table-cell office:value-type="float" office:value="8095085" calcext:value-type="float">
            <text:p>8095085</text:p>
          </table:table-cell>
          <table:table-cell office:value-type="float" office:value="3173378" calcext:value-type="float">
            <text:p>3173378</text:p>
          </table:table-cell>
          <table:table-cell office:value-type="float" office:value="520" calcext:value-type="float">
            <text:p>520</text:p>
          </table:table-cell>
          <table:table-cell office:value-type="float" office:value="257521196" calcext:value-type="float">
            <text:p>257521196</text:p>
          </table:table-cell>
          <table:table-cell office:value-type="float" office:value="4805561" calcext:value-type="float">
            <text:p>4805561</text:p>
          </table:table-cell>
          <table:table-cell office:value-type="float" office:value="1197" calcext:value-type="float">
            <text:p>1197</text:p>
          </table:table-cell>
          <table:table-cell office:value-type="float" office:value="936248444" calcext:value-type="float">
            <text:p>936248444</text:p>
          </table:table-cell>
          <table:table-cell office:value-type="float" office:value="3567283" calcext:value-type="float">
            <text:p>3567283</text:p>
          </table:table-cell>
          <table:table-cell office:value-type="float" office:value="7617221" calcext:value-type="float">
            <text:p>7617221</text:p>
          </table:table-cell>
          <table:table-cell office:value-type="float" office:value="10318516" calcext:value-type="float">
            <text:p>10318516</text:p>
          </table:table-cell>
          <table:table-cell/>
          <table:table-cell table:formula="of:=SUM([.B85:.L85])" office:value-type="float" office:value="1243216861" calcext:value-type="float">
            <text:p>1243216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00700" calcext:value-type="float">
            <text:p>11800700</text:p>
          </table:table-cell>
          <table:table-cell office:value-type="float" office:value="7757742" calcext:value-type="float">
            <text:p>7757742</text:p>
          </table:table-cell>
          <table:table-cell office:value-type="float" office:value="3166294" calcext:value-type="float">
            <text:p>3166294</text:p>
          </table:table-cell>
          <table:table-cell office:value-type="float" office:value="520" calcext:value-type="float">
            <text:p>520</text:p>
          </table:table-cell>
          <table:table-cell office:value-type="float" office:value="257295880" calcext:value-type="float">
            <text:p>257295880</text:p>
          </table:table-cell>
          <table:table-cell office:value-type="float" office:value="4648218" calcext:value-type="float">
            <text:p>4648218</text:p>
          </table:table-cell>
          <table:table-cell office:value-type="float" office:value="2135" calcext:value-type="float">
            <text:p>2135</text:p>
          </table:table-cell>
          <table:table-cell office:value-type="float" office:value="944294769" calcext:value-type="float">
            <text:p>944294769</text:p>
          </table:table-cell>
          <table:table-cell office:value-type="float" office:value="3614887" calcext:value-type="float">
            <text:p>3614887</text:p>
          </table:table-cell>
          <table:table-cell office:value-type="float" office:value="7794877" calcext:value-type="float">
            <text:p>7794877</text:p>
          </table:table-cell>
          <table:table-cell office:value-type="float" office:value="10909816" calcext:value-type="float">
            <text:p>10909816</text:p>
          </table:table-cell>
          <table:table-cell/>
          <table:table-cell table:formula="of:=SUM([.B86:.L86])" office:value-type="float" office:value="1251285838" calcext:value-type="float">
            <text:p>1251285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53981" calcext:value-type="float">
            <text:p>12153981</text:p>
          </table:table-cell>
          <table:table-cell office:value-type="float" office:value="7495815" calcext:value-type="float">
            <text:p>7495815</text:p>
          </table:table-cell>
          <table:table-cell office:value-type="float" office:value="3266554" calcext:value-type="float">
            <text:p>3266554</text:p>
          </table:table-cell>
          <table:table-cell office:value-type="float" office:value="469" calcext:value-type="float">
            <text:p>469</text:p>
          </table:table-cell>
          <table:table-cell office:value-type="float" office:value="257307753" calcext:value-type="float">
            <text:p>257307753</text:p>
          </table:table-cell>
          <table:table-cell office:value-type="float" office:value="4568531" calcext:value-type="float">
            <text:p>4568531</text:p>
          </table:table-cell>
          <table:table-cell office:value-type="float" office:value="781" calcext:value-type="float">
            <text:p>781</text:p>
          </table:table-cell>
          <table:table-cell office:value-type="float" office:value="935849415" calcext:value-type="float">
            <text:p>935849415</text:p>
          </table:table-cell>
          <table:table-cell office:value-type="float" office:value="3511919" calcext:value-type="float">
            <text:p>3511919</text:p>
          </table:table-cell>
          <table:table-cell office:value-type="float" office:value="7662429" calcext:value-type="float">
            <text:p>7662429</text:p>
          </table:table-cell>
          <table:table-cell office:value-type="float" office:value="10874296" calcext:value-type="float">
            <text:p>10874296</text:p>
          </table:table-cell>
          <table:table-cell/>
          <table:table-cell table:formula="of:=SUM([.B87:.L87])" office:value-type="float" office:value="1242691943" calcext:value-type="float">
            <text:p>1242691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83721" calcext:value-type="float">
            <text:p>11883721</text:p>
          </table:table-cell>
          <table:table-cell office:value-type="float" office:value="7871334" calcext:value-type="float">
            <text:p>7871334</text:p>
          </table:table-cell>
          <table:table-cell office:value-type="float" office:value="3139211" calcext:value-type="float">
            <text:p>3139211</text:p>
          </table:table-cell>
          <table:table-cell office:value-type="float" office:value="521" calcext:value-type="float">
            <text:p>521</text:p>
          </table:table-cell>
          <table:table-cell office:value-type="float" office:value="257304470" calcext:value-type="float">
            <text:p>257304470</text:p>
          </table:table-cell>
          <table:table-cell office:value-type="float" office:value="4603270" calcext:value-type="float">
            <text:p>4603270</text:p>
          </table:table-cell>
          <table:table-cell office:value-type="float" office:value="937" calcext:value-type="float">
            <text:p>937</text:p>
          </table:table-cell>
          <table:table-cell office:value-type="float" office:value="934767063" calcext:value-type="float">
            <text:p>934767063</text:p>
          </table:table-cell>
          <table:table-cell office:value-type="float" office:value="3512543" calcext:value-type="float">
            <text:p>3512543</text:p>
          </table:table-cell>
          <table:table-cell office:value-type="float" office:value="7774460" calcext:value-type="float">
            <text:p>7774460</text:p>
          </table:table-cell>
          <table:table-cell office:value-type="float" office:value="11040701" calcext:value-type="float">
            <text:p>11040701</text:p>
          </table:table-cell>
          <table:table-cell/>
          <table:table-cell table:formula="of:=SUM([.B88:.L88])" office:value-type="float" office:value="1241898231" calcext:value-type="float">
            <text:p>1241898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65648" calcext:value-type="float">
            <text:p>11765648</text:p>
          </table:table-cell>
          <table:table-cell office:value-type="float" office:value="8427531" calcext:value-type="float">
            <text:p>8427531</text:p>
          </table:table-cell>
          <table:table-cell office:value-type="float" office:value="3162076" calcext:value-type="float">
            <text:p>3162076</text:p>
          </table:table-cell>
          <table:table-cell office:value-type="float" office:value="678" calcext:value-type="float">
            <text:p>678</text:p>
          </table:table-cell>
          <table:table-cell office:value-type="float" office:value="257329206" calcext:value-type="float">
            <text:p>257329206</text:p>
          </table:table-cell>
          <table:table-cell office:value-type="float" office:value="4694103" calcext:value-type="float">
            <text:p>4694103</text:p>
          </table:table-cell>
          <table:table-cell office:value-type="float" office:value="729" calcext:value-type="float">
            <text:p>729</text:p>
          </table:table-cell>
          <table:table-cell office:value-type="float" office:value="934996533" calcext:value-type="float">
            <text:p>934996533</text:p>
          </table:table-cell>
          <table:table-cell office:value-type="float" office:value="3516450" calcext:value-type="float">
            <text:p>3516450</text:p>
          </table:table-cell>
          <table:table-cell office:value-type="float" office:value="7735241" calcext:value-type="float">
            <text:p>7735241</text:p>
          </table:table-cell>
          <table:table-cell office:value-type="float" office:value="10172110" calcext:value-type="float">
            <text:p>10172110</text:p>
          </table:table-cell>
          <table:table-cell/>
          <table:table-cell table:formula="of:=SUM([.B89:.L89])" office:value-type="float" office:value="1241800305" calcext:value-type="float">
            <text:p>1241800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80334" calcext:value-type="float">
            <text:p>11980334</text:p>
          </table:table-cell>
          <table:table-cell office:value-type="float" office:value="8719197" calcext:value-type="float">
            <text:p>8719197</text:p>
          </table:table-cell>
          <table:table-cell office:value-type="float" office:value="3242700" calcext:value-type="float">
            <text:p>3242700</text:p>
          </table:table-cell>
          <table:table-cell office:value-type="float" office:value="1146" calcext:value-type="float">
            <text:p>1146</text:p>
          </table:table-cell>
          <table:table-cell office:value-type="float" office:value="257165610" calcext:value-type="float">
            <text:p>257165610</text:p>
          </table:table-cell>
          <table:table-cell office:value-type="float" office:value="4622958" calcext:value-type="float">
            <text:p>4622958</text:p>
          </table:table-cell>
          <table:table-cell office:value-type="float" office:value="677" calcext:value-type="float">
            <text:p>677</text:p>
          </table:table-cell>
          <table:table-cell office:value-type="float" office:value="934490483" calcext:value-type="float">
            <text:p>934490483</text:p>
          </table:table-cell>
          <table:table-cell office:value-type="float" office:value="3579887" calcext:value-type="float">
            <text:p>3579887</text:p>
          </table:table-cell>
          <table:table-cell office:value-type="float" office:value="7698470" calcext:value-type="float">
            <text:p>7698470</text:p>
          </table:table-cell>
          <table:table-cell office:value-type="float" office:value="11100962" calcext:value-type="float">
            <text:p>11100962</text:p>
          </table:table-cell>
          <table:table-cell/>
          <table:table-cell table:formula="of:=SUM([.B90:.L90])" office:value-type="float" office:value="1242602424" calcext:value-type="float">
            <text:p>1242602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67314" calcext:value-type="float">
            <text:p>11867314</text:p>
          </table:table-cell>
          <table:table-cell office:value-type="float" office:value="8866332" calcext:value-type="float">
            <text:p>8866332</text:p>
          </table:table-cell>
          <table:table-cell office:value-type="float" office:value="3289106" calcext:value-type="float">
            <text:p>3289106</text:p>
          </table:table-cell>
          <table:table-cell office:value-type="float" office:value="469" calcext:value-type="float">
            <text:p>469</text:p>
          </table:table-cell>
          <table:table-cell office:value-type="float" office:value="257361544" calcext:value-type="float">
            <text:p>257361544</text:p>
          </table:table-cell>
          <table:table-cell office:value-type="float" office:value="4681342" calcext:value-type="float">
            <text:p>4681342</text:p>
          </table:table-cell>
          <table:table-cell office:value-type="float" office:value="677" calcext:value-type="float">
            <text:p>677</text:p>
          </table:table-cell>
          <table:table-cell office:value-type="float" office:value="933918860" calcext:value-type="float">
            <text:p>933918860</text:p>
          </table:table-cell>
          <table:table-cell office:value-type="float" office:value="3509835" calcext:value-type="float">
            <text:p>3509835</text:p>
          </table:table-cell>
          <table:table-cell office:value-type="float" office:value="7688678" calcext:value-type="float">
            <text:p>7688678</text:p>
          </table:table-cell>
          <table:table-cell office:value-type="float" office:value="10298672" calcext:value-type="float">
            <text:p>10298672</text:p>
          </table:table-cell>
          <table:table-cell/>
          <table:table-cell table:formula="of:=SUM([.B91:.L91])" office:value-type="float" office:value="1241482829" calcext:value-type="float">
            <text:p>1241482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25647" calcext:value-type="float">
            <text:p>11725647</text:p>
          </table:table-cell>
          <table:table-cell office:value-type="float" office:value="13060749" calcext:value-type="float">
            <text:p>13060749</text:p>
          </table:table-cell>
          <table:table-cell office:value-type="float" office:value="7923053" calcext:value-type="float">
            <text:p>7923053</text:p>
          </table:table-cell>
          <table:table-cell office:value-type="float" office:value="625" calcext:value-type="float">
            <text:p>625</text:p>
          </table:table-cell>
          <table:table-cell office:value-type="float" office:value="257149720" calcext:value-type="float">
            <text:p>257149720</text:p>
          </table:table-cell>
          <table:table-cell office:value-type="float" office:value="4629624" calcext:value-type="float">
            <text:p>4629624</text:p>
          </table:table-cell>
          <table:table-cell office:value-type="float" office:value="678" calcext:value-type="float">
            <text:p>678</text:p>
          </table:table-cell>
          <table:table-cell office:value-type="float" office:value="935592180" calcext:value-type="float">
            <text:p>935592180</text:p>
          </table:table-cell>
          <table:table-cell office:value-type="float" office:value="3512334" calcext:value-type="float">
            <text:p>3512334</text:p>
          </table:table-cell>
          <table:table-cell office:value-type="float" office:value="7965240" calcext:value-type="float">
            <text:p>7965240</text:p>
          </table:table-cell>
          <table:table-cell office:value-type="float" office:value="10240912" calcext:value-type="float">
            <text:p>10240912</text:p>
          </table:table-cell>
          <table:table-cell/>
          <table:table-cell table:formula="of:=SUM([.B92:.L92])" office:value-type="float" office:value="1251800762" calcext:value-type="float">
            <text:p>12518007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17470" calcext:value-type="float">
            <text:p>11717470</text:p>
          </table:table-cell>
          <table:table-cell office:value-type="float" office:value="13020956" calcext:value-type="float">
            <text:p>13020956</text:p>
          </table:table-cell>
          <table:table-cell office:value-type="float" office:value="7182534" calcext:value-type="float">
            <text:p>7182534</text:p>
          </table:table-cell>
          <table:table-cell office:value-type="float" office:value="573" calcext:value-type="float">
            <text:p>573</text:p>
          </table:table-cell>
          <table:table-cell office:value-type="float" office:value="257064666" calcext:value-type="float">
            <text:p>257064666</text:p>
          </table:table-cell>
          <table:table-cell office:value-type="float" office:value="4665769" calcext:value-type="float">
            <text:p>4665769</text:p>
          </table:table-cell>
          <table:table-cell office:value-type="float" office:value="625" calcext:value-type="float">
            <text:p>625</text:p>
          </table:table-cell>
          <table:table-cell office:value-type="float" office:value="933990613" calcext:value-type="float">
            <text:p>933990613</text:p>
          </table:table-cell>
          <table:table-cell office:value-type="float" office:value="3517126" calcext:value-type="float">
            <text:p>3517126</text:p>
          </table:table-cell>
          <table:table-cell office:value-type="float" office:value="7706335" calcext:value-type="float">
            <text:p>7706335</text:p>
          </table:table-cell>
          <table:table-cell office:value-type="float" office:value="11117993" calcext:value-type="float">
            <text:p>11117993</text:p>
          </table:table-cell>
          <table:table-cell/>
          <table:table-cell table:formula="of:=SUM([.B93:.L93])" office:value-type="float" office:value="1249984660" calcext:value-type="float">
            <text:p>12499846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55960" calcext:value-type="float">
            <text:p>11755960</text:p>
          </table:table-cell>
          <table:table-cell office:value-type="float" office:value="13086112" calcext:value-type="float">
            <text:p>13086112</text:p>
          </table:table-cell>
          <table:table-cell office:value-type="float" office:value="7013420" calcext:value-type="float">
            <text:p>7013420</text:p>
          </table:table-cell>
          <table:table-cell office:value-type="float" office:value="573" calcext:value-type="float">
            <text:p>573</text:p>
          </table:table-cell>
          <table:table-cell office:value-type="float" office:value="257113360" calcext:value-type="float">
            <text:p>257113360</text:p>
          </table:table-cell>
          <table:table-cell office:value-type="float" office:value="4718477" calcext:value-type="float">
            <text:p>4718477</text:p>
          </table:table-cell>
          <table:table-cell office:value-type="float" office:value="468" calcext:value-type="float">
            <text:p>468</text:p>
          </table:table-cell>
          <table:table-cell office:value-type="float" office:value="940304859" calcext:value-type="float">
            <text:p>940304859</text:p>
          </table:table-cell>
          <table:table-cell office:value-type="float" office:value="3662179" calcext:value-type="float">
            <text:p>3662179</text:p>
          </table:table-cell>
          <table:table-cell office:value-type="float" office:value="7816022" calcext:value-type="float">
            <text:p>7816022</text:p>
          </table:table-cell>
          <table:table-cell office:value-type="float" office:value="10251484" calcext:value-type="float">
            <text:p>10251484</text:p>
          </table:table-cell>
          <table:table-cell/>
          <table:table-cell table:formula="of:=SUM([.B94:.L94])" office:value-type="float" office:value="1255722914" calcext:value-type="float">
            <text:p>1255722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31531" calcext:value-type="float">
            <text:p>12531531</text:p>
          </table:table-cell>
          <table:table-cell office:value-type="float" office:value="19229587" calcext:value-type="float">
            <text:p>19229587</text:p>
          </table:table-cell>
          <table:table-cell office:value-type="float" office:value="4881342" calcext:value-type="float">
            <text:p>4881342</text:p>
          </table:table-cell>
          <table:table-cell office:value-type="float" office:value="573" calcext:value-type="float">
            <text:p>573</text:p>
          </table:table-cell>
          <table:table-cell office:value-type="float" office:value="262982458" calcext:value-type="float">
            <text:p>262982458</text:p>
          </table:table-cell>
          <table:table-cell office:value-type="float" office:value="6031443" calcext:value-type="float">
            <text:p>6031443</text:p>
          </table:table-cell>
          <table:table-cell office:value-type="float" office:value="573" calcext:value-type="float">
            <text:p>573</text:p>
          </table:table-cell>
          <table:table-cell office:value-type="float" office:value="962974375" calcext:value-type="float">
            <text:p>962974375</text:p>
          </table:table-cell>
          <table:table-cell office:value-type="float" office:value="3694157" calcext:value-type="float">
            <text:p>3694157</text:p>
          </table:table-cell>
          <table:table-cell office:value-type="float" office:value="8153834" calcext:value-type="float">
            <text:p>8153834</text:p>
          </table:table-cell>
          <table:table-cell office:value-type="float" office:value="10268724" calcext:value-type="float">
            <text:p>10268724</text:p>
          </table:table-cell>
          <table:table-cell/>
          <table:table-cell table:formula="of:=SUM([.B95:.L95])" office:value-type="float" office:value="1290748597" calcext:value-type="float">
            <text:p>1290748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17834" calcext:value-type="float">
            <text:p>12117834</text:p>
          </table:table-cell>
          <table:table-cell office:value-type="float" office:value="13362570" calcext:value-type="float">
            <text:p>13362570</text:p>
          </table:table-cell>
          <table:table-cell office:value-type="float" office:value="6967847" calcext:value-type="float">
            <text:p>6967847</text:p>
          </table:table-cell>
          <table:table-cell office:value-type="float" office:value="521" calcext:value-type="float">
            <text:p>521</text:p>
          </table:table-cell>
          <table:table-cell office:value-type="float" office:value="257396273" calcext:value-type="float">
            <text:p>257396273</text:p>
          </table:table-cell>
          <table:table-cell office:value-type="float" office:value="4492124" calcext:value-type="float">
            <text:p>4492124</text:p>
          </table:table-cell>
          <table:table-cell office:value-type="float" office:value="625" calcext:value-type="float">
            <text:p>625</text:p>
          </table:table-cell>
          <table:table-cell office:value-type="float" office:value="939307552" calcext:value-type="float">
            <text:p>939307552</text:p>
          </table:table-cell>
          <table:table-cell office:value-type="float" office:value="3528481" calcext:value-type="float">
            <text:p>3528481</text:p>
          </table:table-cell>
          <table:table-cell office:value-type="float" office:value="7784147" calcext:value-type="float">
            <text:p>7784147</text:p>
          </table:table-cell>
          <table:table-cell office:value-type="float" office:value="10249922" calcext:value-type="float">
            <text:p>10249922</text:p>
          </table:table-cell>
          <table:table-cell/>
          <table:table-cell table:formula="of:=SUM([.B96:.L96])" office:value-type="float" office:value="1255207896" calcext:value-type="float">
            <text:p>12552078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01949" calcext:value-type="float">
            <text:p>11801949</text:p>
          </table:table-cell>
          <table:table-cell office:value-type="float" office:value="13075800" calcext:value-type="float">
            <text:p>13075800</text:p>
          </table:table-cell>
          <table:table-cell office:value-type="float" office:value="7956750" calcext:value-type="float">
            <text:p>7956750</text:p>
          </table:table-cell>
          <table:table-cell office:value-type="float" office:value="260" calcext:value-type="float">
            <text:p>260</text:p>
          </table:table-cell>
          <table:table-cell office:value-type="float" office:value="257227415" calcext:value-type="float">
            <text:p>257227415</text:p>
          </table:table-cell>
          <table:table-cell office:value-type="float" office:value="5874152" calcext:value-type="float">
            <text:p>5874152</text:p>
          </table:table-cell>
          <table:table-cell office:value-type="float" office:value="781" calcext:value-type="float">
            <text:p>781</text:p>
          </table:table-cell>
          <table:table-cell office:value-type="float" office:value="1182237" calcext:value-type="float">
            <text:p>1182237</text:p>
          </table:table-cell>
          <table:table-cell office:value-type="float" office:value="3526866" calcext:value-type="float">
            <text:p>3526866</text:p>
          </table:table-cell>
          <table:table-cell office:value-type="float" office:value="7617220" calcext:value-type="float">
            <text:p>7617220</text:p>
          </table:table-cell>
          <table:table-cell office:value-type="float" office:value="10981014" calcext:value-type="float">
            <text:p>10981014</text:p>
          </table:table-cell>
          <table:table-cell/>
          <table:table-cell table:formula="of:=SUM([.B97:.L97])" office:value-type="float" office:value="319244444" calcext:value-type="float">
            <text:p>319244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06948" calcext:value-type="float">
            <text:p>12206948</text:p>
          </table:table-cell>
          <table:table-cell office:value-type="float" office:value="13131529" calcext:value-type="float">
            <text:p>13131529</text:p>
          </table:table-cell>
          <table:table-cell office:value-type="float" office:value="7754043" calcext:value-type="float">
            <text:p>7754043</text:p>
          </table:table-cell>
          <table:table-cell office:value-type="float" office:value="260" calcext:value-type="float">
            <text:p>260</text:p>
          </table:table-cell>
          <table:table-cell office:value-type="float" office:value="257271373" calcext:value-type="float">
            <text:p>257271373</text:p>
          </table:table-cell>
          <table:table-cell office:value-type="float" office:value="5622486" calcext:value-type="float">
            <text:p>5622486</text:p>
          </table:table-cell>
          <table:table-cell office:value-type="float" office:value="677" calcext:value-type="float">
            <text:p>677</text:p>
          </table:table-cell>
          <table:table-cell office:value-type="float" office:value="1137706" calcext:value-type="float">
            <text:p>1137706</text:p>
          </table:table-cell>
          <table:table-cell office:value-type="float" office:value="3488011" calcext:value-type="float">
            <text:p>3488011</text:p>
          </table:table-cell>
          <table:table-cell office:value-type="float" office:value="7691231" calcext:value-type="float">
            <text:p>7691231</text:p>
          </table:table-cell>
          <table:table-cell office:value-type="float" office:value="10323151" calcext:value-type="float">
            <text:p>10323151</text:p>
          </table:table-cell>
          <table:table-cell/>
          <table:table-cell table:formula="of:=SUM([.B98:.L98])" office:value-type="float" office:value="318627415" calcext:value-type="float">
            <text:p>3186274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02522" calcext:value-type="float">
            <text:p>11802522</text:p>
          </table:table-cell>
          <table:table-cell office:value-type="float" office:value="13150174" calcext:value-type="float">
            <text:p>13150174</text:p>
          </table:table-cell>
          <table:table-cell office:value-type="float" office:value="7444147" calcext:value-type="float">
            <text:p>7444147</text:p>
          </table:table-cell>
          <table:table-cell office:value-type="float" office:value="365" calcext:value-type="float">
            <text:p>365</text:p>
          </table:table-cell>
          <table:table-cell office:value-type="float" office:value="257123873" calcext:value-type="float">
            <text:p>257123873</text:p>
          </table:table-cell>
          <table:table-cell office:value-type="float" office:value="5705871" calcext:value-type="float">
            <text:p>5705871</text:p>
          </table:table-cell>
          <table:table-cell office:value-type="float" office:value="677" calcext:value-type="float">
            <text:p>677</text:p>
          </table:table-cell>
          <table:table-cell office:value-type="float" office:value="1145310" calcext:value-type="float">
            <text:p>1145310</text:p>
          </table:table-cell>
          <table:table-cell office:value-type="float" office:value="3481866" calcext:value-type="float">
            <text:p>3481866</text:p>
          </table:table-cell>
          <table:table-cell office:value-type="float" office:value="7757845" calcext:value-type="float">
            <text:p>7757845</text:p>
          </table:table-cell>
          <table:table-cell office:value-type="float" office:value="10439036" calcext:value-type="float">
            <text:p>10439036</text:p>
          </table:table-cell>
          <table:table-cell/>
          <table:table-cell table:formula="of:=SUM([.B99:.L99])" office:value-type="float" office:value="318051686" calcext:value-type="float">
            <text:p>318051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11688" calcext:value-type="float">
            <text:p>11811688</text:p>
          </table:table-cell>
          <table:table-cell office:value-type="float" office:value="12791946" calcext:value-type="float">
            <text:p>12791946</text:p>
          </table:table-cell>
          <table:table-cell office:value-type="float" office:value="7824719" calcext:value-type="float">
            <text:p>7824719</text:p>
          </table:table-cell>
          <table:table-cell office:value-type="float" office:value="313" calcext:value-type="float">
            <text:p>313</text:p>
          </table:table-cell>
          <table:table-cell office:value-type="float" office:value="257362674" calcext:value-type="float">
            <text:p>257362674</text:p>
          </table:table-cell>
          <table:table-cell office:value-type="float" office:value="5507330" calcext:value-type="float">
            <text:p>5507330</text:p>
          </table:table-cell>
          <table:table-cell office:value-type="float" office:value="729" calcext:value-type="float">
            <text:p>729</text:p>
          </table:table-cell>
          <table:table-cell office:value-type="float" office:value="1024737" calcext:value-type="float">
            <text:p>1024737</text:p>
          </table:table-cell>
          <table:table-cell office:value-type="float" office:value="3553064" calcext:value-type="float">
            <text:p>3553064</text:p>
          </table:table-cell>
          <table:table-cell office:value-type="float" office:value="7874563" calcext:value-type="float">
            <text:p>7874563</text:p>
          </table:table-cell>
          <table:table-cell office:value-type="float" office:value="10869399" calcext:value-type="float">
            <text:p>10869399</text:p>
          </table:table-cell>
          <table:table-cell/>
          <table:table-cell table:formula="of:=SUM([.B100:.L100])" office:value-type="float" office:value="318621162" calcext:value-type="float">
            <text:p>318621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32835" calcext:value-type="float">
            <text:p>11832835</text:p>
          </table:table-cell>
          <table:table-cell office:value-type="float" office:value="13020487" calcext:value-type="float">
            <text:p>13020487</text:p>
          </table:table-cell>
          <table:table-cell office:value-type="float" office:value="7376335" calcext:value-type="float">
            <text:p>7376335</text:p>
          </table:table-cell>
          <table:table-cell office:value-type="float" office:value="364" calcext:value-type="float">
            <text:p>364</text:p>
          </table:table-cell>
          <table:table-cell office:value-type="float" office:value="257094133" calcext:value-type="float">
            <text:p>257094133</text:p>
          </table:table-cell>
          <table:table-cell office:value-type="float" office:value="4566499" calcext:value-type="float">
            <text:p>4566499</text:p>
          </table:table-cell>
          <table:table-cell office:value-type="float" office:value="677" calcext:value-type="float">
            <text:p>677</text:p>
          </table:table-cell>
          <table:table-cell office:value-type="float" office:value="1069216" calcext:value-type="float">
            <text:p>1069216</text:p>
          </table:table-cell>
          <table:table-cell office:value-type="float" office:value="3576605" calcext:value-type="float">
            <text:p>3576605</text:p>
          </table:table-cell>
          <table:table-cell office:value-type="float" office:value="7946438" calcext:value-type="float">
            <text:p>7946438</text:p>
          </table:table-cell>
          <table:table-cell office:value-type="float" office:value="10137578" calcext:value-type="float">
            <text:p>10137578</text:p>
          </table:table-cell>
          <table:table-cell/>
          <table:table-cell table:formula="of:=SUM([.B101:.L101])" office:value-type="float" office:value="316621167" calcext:value-type="float">
            <text:p>316621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62054" calcext:value-type="float">
            <text:p>11662054</text:p>
          </table:table-cell>
          <table:table-cell office:value-type="float" office:value="13006008" calcext:value-type="float">
            <text:p>13006008</text:p>
          </table:table-cell>
          <table:table-cell office:value-type="float" office:value="7850969" calcext:value-type="float">
            <text:p>7850969</text:p>
          </table:table-cell>
          <table:table-cell office:value-type="float" office:value="365" calcext:value-type="float">
            <text:p>365</text:p>
          </table:table-cell>
          <table:table-cell office:value-type="float" office:value="257033455" calcext:value-type="float">
            <text:p>257033455</text:p>
          </table:table-cell>
          <table:table-cell office:value-type="float" office:value="5570558" calcext:value-type="float">
            <text:p>5570558</text:p>
          </table:table-cell>
          <table:table-cell office:value-type="float" office:value="625" calcext:value-type="float">
            <text:p>625</text:p>
          </table:table-cell>
          <table:table-cell office:value-type="float" office:value="1060466" calcext:value-type="float">
            <text:p>1060466</text:p>
          </table:table-cell>
          <table:table-cell office:value-type="float" office:value="3490929" calcext:value-type="float">
            <text:p>3490929</text:p>
          </table:table-cell>
          <table:table-cell office:value-type="float" office:value="7865448" calcext:value-type="float">
            <text:p>7865448</text:p>
          </table:table-cell>
          <table:table-cell office:value-type="float" office:value="11021013" calcext:value-type="float">
            <text:p>11021013</text:p>
          </table:table-cell>
          <table:table-cell/>
          <table:table-cell table:formula="of:=SUM([.B102:.L102])" office:value-type="float" office:value="318561890" calcext:value-type="float">
            <text:p>3185618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79136" calcext:value-type="float">
            <text:p>11679136</text:p>
          </table:table-cell>
          <table:table-cell office:value-type="float" office:value="13038925" calcext:value-type="float">
            <text:p>13038925</text:p>
          </table:table-cell>
          <table:table-cell office:value-type="float" office:value="8010605" calcext:value-type="float">
            <text:p>8010605</text:p>
          </table:table-cell>
          <table:table-cell office:value-type="float" office:value="364" calcext:value-type="float">
            <text:p>364</text:p>
          </table:table-cell>
          <table:table-cell office:value-type="float" office:value="257154027" calcext:value-type="float">
            <text:p>257154027</text:p>
          </table:table-cell>
          <table:table-cell office:value-type="float" office:value="5393840" calcext:value-type="float">
            <text:p>5393840</text:p>
          </table:table-cell>
          <table:table-cell office:value-type="float" office:value="573" calcext:value-type="float">
            <text:p>573</text:p>
          </table:table-cell>
          <table:table-cell office:value-type="float" office:value="1069528" calcext:value-type="float">
            <text:p>1069528</text:p>
          </table:table-cell>
          <table:table-cell office:value-type="float" office:value="3533481" calcext:value-type="float">
            <text:p>3533481</text:p>
          </table:table-cell>
          <table:table-cell office:value-type="float" office:value="7799355" calcext:value-type="float">
            <text:p>7799355</text:p>
          </table:table-cell>
          <table:table-cell office:value-type="float" office:value="11005752" calcext:value-type="float">
            <text:p>11005752</text:p>
          </table:table-cell>
          <table:table-cell/>
          <table:table-cell table:formula="of:=SUM([.B103:.L103])" office:value-type="float" office:value="318685586" calcext:value-type="float">
            <text:p>318685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06793" calcext:value-type="float">
            <text:p>11806793</text:p>
          </table:table-cell>
          <table:table-cell office:value-type="float" office:value="13171008" calcext:value-type="float">
            <text:p>13171008</text:p>
          </table:table-cell>
          <table:table-cell office:value-type="float" office:value="8301281" calcext:value-type="float">
            <text:p>8301281</text:p>
          </table:table-cell>
          <table:table-cell office:value-type="float" office:value="312" calcext:value-type="float">
            <text:p>312</text:p>
          </table:table-cell>
          <table:table-cell office:value-type="float" office:value="257280328" calcext:value-type="float">
            <text:p>257280328</text:p>
          </table:table-cell>
          <table:table-cell office:value-type="float" office:value="4430614" calcext:value-type="float">
            <text:p>4430614</text:p>
          </table:table-cell>
          <table:table-cell office:value-type="float" office:value="886" calcext:value-type="float">
            <text:p>886</text:p>
          </table:table-cell>
          <table:table-cell office:value-type="float" office:value="1076143" calcext:value-type="float">
            <text:p>1076143</text:p>
          </table:table-cell>
          <table:table-cell office:value-type="float" office:value="3542126" calcext:value-type="float">
            <text:p>3542126</text:p>
          </table:table-cell>
          <table:table-cell office:value-type="float" office:value="7898521" calcext:value-type="float">
            <text:p>7898521</text:p>
          </table:table-cell>
          <table:table-cell office:value-type="float" office:value="11091482" calcext:value-type="float">
            <text:p>11091482</text:p>
          </table:table-cell>
          <table:table-cell/>
          <table:table-cell table:formula="of:=SUM([.B104:.L104])" office:value-type="float" office:value="318599494" calcext:value-type="float">
            <text:p>3185994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45960" calcext:value-type="float">
            <text:p>11445960</text:p>
          </table:table-cell>
          <table:table-cell office:value-type="float" office:value="8970133" calcext:value-type="float">
            <text:p>8970133</text:p>
          </table:table-cell>
          <table:table-cell office:value-type="float" office:value="3169315" calcext:value-type="float">
            <text:p>3169315</text:p>
          </table:table-cell>
          <table:table-cell office:value-type="float" office:value="365" calcext:value-type="float">
            <text:p>365</text:p>
          </table:table-cell>
          <table:table-cell office:value-type="float" office:value="257221630" calcext:value-type="float">
            <text:p>257221630</text:p>
          </table:table-cell>
          <table:table-cell office:value-type="float" office:value="4567332" calcext:value-type="float">
            <text:p>4567332</text:p>
          </table:table-cell>
          <table:table-cell office:value-type="float" office:value="573" calcext:value-type="float">
            <text:p>573</text:p>
          </table:table-cell>
          <table:table-cell office:value-type="float" office:value="1079581" calcext:value-type="float">
            <text:p>1079581</text:p>
          </table:table-cell>
          <table:table-cell office:value-type="float" office:value="3742960" calcext:value-type="float">
            <text:p>3742960</text:p>
          </table:table-cell>
          <table:table-cell office:value-type="float" office:value="7688939" calcext:value-type="float">
            <text:p>7688939</text:p>
          </table:table-cell>
          <table:table-cell office:value-type="float" office:value="10193515" calcext:value-type="float">
            <text:p>10193515</text:p>
          </table:table-cell>
          <table:table-cell/>
          <table:table-cell table:formula="of:=SUM([.B105:.L105])" office:value-type="float" office:value="308080303" calcext:value-type="float">
            <text:p>308080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01429" calcext:value-type="float">
            <text:p>11401429</text:p>
          </table:table-cell>
          <table:table-cell office:value-type="float" office:value="8516957" calcext:value-type="float">
            <text:p>8516957</text:p>
          </table:table-cell>
          <table:table-cell office:value-type="float" office:value="3198690" calcext:value-type="float">
            <text:p>3198690</text:p>
          </table:table-cell>
          <table:table-cell office:value-type="float" office:value="312" calcext:value-type="float">
            <text:p>312</text:p>
          </table:table-cell>
          <table:table-cell office:value-type="float" office:value="257461213" calcext:value-type="float">
            <text:p>257461213</text:p>
          </table:table-cell>
          <table:table-cell office:value-type="float" office:value="4442020" calcext:value-type="float">
            <text:p>4442020</text:p>
          </table:table-cell>
          <table:table-cell office:value-type="float" office:value="677" calcext:value-type="float">
            <text:p>677</text:p>
          </table:table-cell>
          <table:table-cell office:value-type="float" office:value="1075987" calcext:value-type="float">
            <text:p>1075987</text:p>
          </table:table-cell>
          <table:table-cell office:value-type="float" office:value="3791762" calcext:value-type="float">
            <text:p>3791762</text:p>
          </table:table-cell>
          <table:table-cell office:value-type="float" office:value="7835188" calcext:value-type="float">
            <text:p>7835188</text:p>
          </table:table-cell>
          <table:table-cell office:value-type="float" office:value="10238046" calcext:value-type="float">
            <text:p>10238046</text:p>
          </table:table-cell>
          <table:table-cell/>
          <table:table-cell table:formula="of:=SUM([.B106:.L106])" office:value-type="float" office:value="307962281" calcext:value-type="float">
            <text:p>307962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82418" calcext:value-type="float">
            <text:p>11482418</text:p>
          </table:table-cell>
          <table:table-cell office:value-type="float" office:value="8517634" calcext:value-type="float">
            <text:p>8517634</text:p>
          </table:table-cell>
          <table:table-cell office:value-type="float" office:value="3126867" calcext:value-type="float">
            <text:p>3126867</text:p>
          </table:table-cell>
          <table:table-cell office:value-type="float" office:value="469" calcext:value-type="float">
            <text:p>469</text:p>
          </table:table-cell>
          <table:table-cell office:value-type="float" office:value="257412982" calcext:value-type="float">
            <text:p>257412982</text:p>
          </table:table-cell>
          <table:table-cell office:value-type="float" office:value="4422957" calcext:value-type="float">
            <text:p>4422957</text:p>
          </table:table-cell>
          <table:table-cell office:value-type="float" office:value="729" calcext:value-type="float">
            <text:p>729</text:p>
          </table:table-cell>
          <table:table-cell office:value-type="float" office:value="888597394" calcext:value-type="float">
            <text:p>888597394</text:p>
          </table:table-cell>
          <table:table-cell office:value-type="float" office:value="3736917" calcext:value-type="float">
            <text:p>3736917</text:p>
          </table:table-cell>
          <table:table-cell office:value-type="float" office:value="7779303" calcext:value-type="float">
            <text:p>7779303</text:p>
          </table:table-cell>
          <table:table-cell office:value-type="float" office:value="11045909" calcext:value-type="float">
            <text:p>11045909</text:p>
          </table:table-cell>
          <table:table-cell/>
          <table:table-cell table:formula="of:=SUM([.B107:.L107])" office:value-type="float" office:value="1196123579" calcext:value-type="float">
            <text:p>11961235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76897" calcext:value-type="float">
            <text:p>11576897</text:p>
          </table:table-cell>
          <table:table-cell office:value-type="float" office:value="10680598" calcext:value-type="float">
            <text:p>10680598</text:p>
          </table:table-cell>
          <table:table-cell office:value-type="float" office:value="3246294" calcext:value-type="float">
            <text:p>3246294</text:p>
          </table:table-cell>
          <table:table-cell office:value-type="float" office:value="729" calcext:value-type="float">
            <text:p>729</text:p>
          </table:table-cell>
          <table:table-cell office:value-type="float" office:value="257378605" calcext:value-type="float">
            <text:p>257378605</text:p>
          </table:table-cell>
          <table:table-cell office:value-type="float" office:value="4625197" calcext:value-type="float">
            <text:p>4625197</text:p>
          </table:table-cell>
          <table:table-cell office:value-type="float" office:value="677" calcext:value-type="float">
            <text:p>677</text:p>
          </table:table-cell>
          <table:table-cell office:value-type="float" office:value="935228255" calcext:value-type="float">
            <text:p>935228255</text:p>
          </table:table-cell>
          <table:table-cell office:value-type="float" office:value="3744313" calcext:value-type="float">
            <text:p>3744313</text:p>
          </table:table-cell>
          <table:table-cell office:value-type="float" office:value="7880396" calcext:value-type="float">
            <text:p>7880396</text:p>
          </table:table-cell>
          <table:table-cell office:value-type="float" office:value="10127214" calcext:value-type="float">
            <text:p>10127214</text:p>
          </table:table-cell>
          <table:table-cell/>
          <table:table-cell table:formula="of:=SUM([.B108:.L108])" office:value-type="float" office:value="1244489175" calcext:value-type="float">
            <text:p>1244489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99969" calcext:value-type="float">
            <text:p>11699969</text:p>
          </table:table-cell>
          <table:table-cell office:value-type="float" office:value="8207687" calcext:value-type="float">
            <text:p>8207687</text:p>
          </table:table-cell>
          <table:table-cell office:value-type="float" office:value="3136085" calcext:value-type="float">
            <text:p>3136085</text:p>
          </table:table-cell>
          <table:table-cell office:value-type="float" office:value="521" calcext:value-type="float">
            <text:p>521</text:p>
          </table:table-cell>
          <table:table-cell office:value-type="float" office:value="257244750" calcext:value-type="float">
            <text:p>257244750</text:p>
          </table:table-cell>
          <table:table-cell office:value-type="float" office:value="4604415" calcext:value-type="float">
            <text:p>4604415</text:p>
          </table:table-cell>
          <table:table-cell office:value-type="float" office:value="781" calcext:value-type="float">
            <text:p>781</text:p>
          </table:table-cell>
          <table:table-cell office:value-type="float" office:value="932950129" calcext:value-type="float">
            <text:p>932950129</text:p>
          </table:table-cell>
          <table:table-cell office:value-type="float" office:value="3651292" calcext:value-type="float">
            <text:p>3651292</text:p>
          </table:table-cell>
          <table:table-cell office:value-type="float" office:value="7714511" calcext:value-type="float">
            <text:p>7714511</text:p>
          </table:table-cell>
          <table:table-cell office:value-type="float" office:value="2615410" calcext:value-type="float">
            <text:p>2615410</text:p>
          </table:table-cell>
          <table:table-cell/>
          <table:table-cell table:formula="of:=SUM([.B109:.L109])" office:value-type="float" office:value="1231825550" calcext:value-type="float">
            <text:p>12318255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98719" calcext:value-type="float">
            <text:p>11798719</text:p>
          </table:table-cell>
          <table:table-cell office:value-type="float" office:value="9033570" calcext:value-type="float">
            <text:p>9033570</text:p>
          </table:table-cell>
          <table:table-cell office:value-type="float" office:value="3154263" calcext:value-type="float">
            <text:p>3154263</text:p>
          </table:table-cell>
          <table:table-cell office:value-type="float" office:value="312" calcext:value-type="float">
            <text:p>312</text:p>
          </table:table-cell>
          <table:table-cell office:value-type="float" office:value="256734801" calcext:value-type="float">
            <text:p>256734801</text:p>
          </table:table-cell>
          <table:table-cell office:value-type="float" office:value="4524416" calcext:value-type="float">
            <text:p>4524416</text:p>
          </table:table-cell>
          <table:table-cell office:value-type="float" office:value="886" calcext:value-type="float">
            <text:p>886</text:p>
          </table:table-cell>
          <table:table-cell office:value-type="float" office:value="895995531" calcext:value-type="float">
            <text:p>895995531</text:p>
          </table:table-cell>
          <table:table-cell office:value-type="float" office:value="3521658" calcext:value-type="float">
            <text:p>3521658</text:p>
          </table:table-cell>
          <table:table-cell office:value-type="float" office:value="7913990" calcext:value-type="float">
            <text:p>7913990</text:p>
          </table:table-cell>
          <table:table-cell office:value-type="float" office:value="599634" calcext:value-type="float">
            <text:p>599634</text:p>
          </table:table-cell>
          <table:table-cell/>
          <table:table-cell table:formula="of:=SUM([.B110:.L110])" office:value-type="float" office:value="1193277780" calcext:value-type="float">
            <text:p>11932777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26324" calcext:value-type="float">
            <text:p>11526324</text:p>
          </table:table-cell>
          <table:table-cell office:value-type="float" office:value="8886175" calcext:value-type="float">
            <text:p>8886175</text:p>
          </table:table-cell>
          <table:table-cell office:value-type="float" office:value="3212857" calcext:value-type="float">
            <text:p>3212857</text:p>
          </table:table-cell>
          <table:table-cell office:value-type="float" office:value="520" calcext:value-type="float">
            <text:p>520</text:p>
          </table:table-cell>
          <table:table-cell office:value-type="float" office:value="257237453" calcext:value-type="float">
            <text:p>257237453</text:p>
          </table:table-cell>
          <table:table-cell office:value-type="float" office:value="4880560" calcext:value-type="float">
            <text:p>4880560</text:p>
          </table:table-cell>
          <table:table-cell office:value-type="float" office:value="677" calcext:value-type="float">
            <text:p>677</text:p>
          </table:table-cell>
          <table:table-cell office:value-type="float" office:value="949760487" calcext:value-type="float">
            <text:p>949760487</text:p>
          </table:table-cell>
          <table:table-cell office:value-type="float" office:value="3536865" calcext:value-type="float">
            <text:p>3536865</text:p>
          </table:table-cell>
          <table:table-cell office:value-type="float" office:value="7737324" calcext:value-type="float">
            <text:p>7737324</text:p>
          </table:table-cell>
          <table:table-cell office:value-type="float" office:value="10647681" calcext:value-type="float">
            <text:p>10647681</text:p>
          </table:table-cell>
          <table:table-cell/>
          <table:table-cell table:formula="of:=SUM([.B111:.L111])" office:value-type="float" office:value="1257426923" calcext:value-type="float">
            <text:p>1257426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94085" calcext:value-type="float">
            <text:p>11494085</text:p>
          </table:table-cell>
          <table:table-cell office:value-type="float" office:value="13168298" calcext:value-type="float">
            <text:p>13168298</text:p>
          </table:table-cell>
          <table:table-cell office:value-type="float" office:value="7201648" calcext:value-type="float">
            <text:p>7201648</text:p>
          </table:table-cell>
          <table:table-cell office:value-type="float" office:value="573" calcext:value-type="float">
            <text:p>573</text:p>
          </table:table-cell>
          <table:table-cell office:value-type="float" office:value="258871093" calcext:value-type="float">
            <text:p>258871093</text:p>
          </table:table-cell>
          <table:table-cell office:value-type="float" office:value="4755873" calcext:value-type="float">
            <text:p>4755873</text:p>
          </table:table-cell>
          <table:table-cell office:value-type="float" office:value="625" calcext:value-type="float">
            <text:p>625</text:p>
          </table:table-cell>
          <table:table-cell office:value-type="float" office:value="948295067" calcext:value-type="float">
            <text:p>948295067</text:p>
          </table:table-cell>
          <table:table-cell office:value-type="float" office:value="3588064" calcext:value-type="float">
            <text:p>3588064</text:p>
          </table:table-cell>
          <table:table-cell office:value-type="float" office:value="7870553" calcext:value-type="float">
            <text:p>7870553</text:p>
          </table:table-cell>
          <table:table-cell office:value-type="float" office:value="10268984" calcext:value-type="float">
            <text:p>10268984</text:p>
          </table:table-cell>
          <table:table-cell/>
          <table:table-cell table:formula="of:=SUM([.B112:.L112])" office:value-type="float" office:value="1265514863" calcext:value-type="float">
            <text:p>12655148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47782" calcext:value-type="float">
            <text:p>11547782</text:p>
          </table:table-cell>
          <table:table-cell office:value-type="float" office:value="13096059" calcext:value-type="float">
            <text:p>13096059</text:p>
          </table:table-cell>
          <table:table-cell office:value-type="float" office:value="3213377" calcext:value-type="float">
            <text:p>3213377</text:p>
          </table:table-cell>
          <table:table-cell office:value-type="float" office:value="573" calcext:value-type="float">
            <text:p>573</text:p>
          </table:table-cell>
          <table:table-cell office:value-type="float" office:value="259487392" calcext:value-type="float">
            <text:p>259487392</text:p>
          </table:table-cell>
          <table:table-cell office:value-type="float" office:value="4690456" calcext:value-type="float">
            <text:p>4690456</text:p>
          </table:table-cell>
          <table:table-cell office:value-type="float" office:value="625" calcext:value-type="float">
            <text:p>625</text:p>
          </table:table-cell>
          <table:table-cell office:value-type="float" office:value="951039584" calcext:value-type="float">
            <text:p>951039584</text:p>
          </table:table-cell>
          <table:table-cell office:value-type="float" office:value="3538584" calcext:value-type="float">
            <text:p>3538584</text:p>
          </table:table-cell>
          <table:table-cell office:value-type="float" office:value="7785031" calcext:value-type="float">
            <text:p>7785031</text:p>
          </table:table-cell>
          <table:table-cell office:value-type="float" office:value="10246536" calcext:value-type="float">
            <text:p>10246536</text:p>
          </table:table-cell>
          <table:table-cell/>
          <table:table-cell table:formula="of:=SUM([.B113:.L113])" office:value-type="float" office:value="1264645999" calcext:value-type="float">
            <text:p>1264645999</text:p>
          </table:table-cell>
        </table:table-row>
      </table:table>
      <table:table table:name="Sheet2" table:style-name="ta1">
        <table:shapes>
          <draw:frame draw:z-index="0" draw:style-name="gr1" draw:text-style-name="P1" svg:width="159.99mm" svg:height="89.99mm" svg:x="155.08mm" svg:y="10.03mm">
            <loext:p draw:notify-on-update-of-ranges="Sheet2.O3:Sheet2.O13 Sheet2.P3:Sheet2.P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3" table:number-columns-repeated="16" table:default-cell-style-name="Default"/>
        <table:table-row table:style-name="ro1">
          <table:table-cell/>
          <table:table-cell table:formula="of:=[performanceLog.B1]" office:value-type="string" office:string-value="WebcamRead" calcext:value-type="string">
            <text:p>WebcamRead</text:p>
          </table:table-cell>
          <table:table-cell table:formula="of:=[performanceLog.C1]" office:value-type="string" office:string-value="GaussianBlur" calcext:value-type="string">
            <text:p>GaussianBlur</text:p>
          </table:table-cell>
          <table:table-cell table:formula="of:=[performanceLog.D1]" office:value-type="string" office:string-value="ColourConversion" calcext:value-type="string">
            <text:p>ColourConversion</text:p>
          </table:table-cell>
          <table:table-cell table:formula="of:=[performanceLog.E1]" office:value-type="string" office:string-value="SelectMode" calcext:value-type="string">
            <text:p>SelectMode</text:p>
          </table:table-cell>
          <table:table-cell table:formula="of:=[performanceLog.F1]" office:value-type="string" office:string-value="InRangeMorphOpsDisplayDirection" calcext:value-type="string">
            <text:p>InRangeMorphOpsDisplayDirection</text:p>
          </table:table-cell>
          <table:table-cell table:formula="of:=[performanceLog.G1]" office:value-type="string" office:string-value="TrackFilteredObject" calcext:value-type="string">
            <text:p>TrackFilteredObject</text:p>
          </table:table-cell>
          <table:table-cell table:formula="of:=[performanceLog.H1]" office:value-type="string" office:string-value="PIDDist" calcext:value-type="string">
            <text:p>PIDDist</text:p>
          </table:table-cell>
          <table:table-cell table:formula="of:=[performanceLog.I1]" office:value-type="string" office:string-value="Facendi" calcext:value-type="string">
            <text:p>Facendi</text:p>
          </table:table-cell>
          <table:table-cell table:formula="of:=[performanceLog.J1]" office:value-type="string" office:string-value="PutText" calcext:value-type="string">
            <text:p>PutText</text:p>
          </table:table-cell>
          <table:table-cell table:formula="of:=[performanceLog.K1]" office:value-type="string" office:string-value="ShowImage" calcext:value-type="string">
            <text:p>ShowImage</text:p>
          </table:table-cell>
          <table:table-cell table:formula="of:=[performanceLog.L1]" office:value-type="string" office:string-value="TimeWaitKey" calcext:value-type="string">
            <text:p>TimeWaitKey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COUNT([.B$1:.B$104857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IF([performanceLog.$A2]=0;[performanceLog.B2];&quot;&quot;)" office:value-type="float" office:value="12269678" calcext:value-type="float">
            <text:p>12269678</text:p>
          </table:table-cell>
          <table:table-cell table:formula="of:=IF([performanceLog.$A2]=0;[performanceLog.C2];&quot;&quot;)" office:value-type="float" office:value="13326657" calcext:value-type="float">
            <text:p>13326657</text:p>
          </table:table-cell>
          <table:table-cell table:formula="of:=IF([performanceLog.$A2]=0;[performanceLog.D2];&quot;&quot;)" office:value-type="float" office:value="5915568" calcext:value-type="float">
            <text:p>5915568</text:p>
          </table:table-cell>
          <table:table-cell table:formula="of:=IF([performanceLog.$A2]=0;[performanceLog.E2];&quot;&quot;)" office:value-type="float" office:value="2240" calcext:value-type="float">
            <text:p>2240</text:p>
          </table:table-cell>
          <table:table-cell table:formula="of:=IF([performanceLog.$A2]=0;[performanceLog.F2];&quot;&quot;)" office:value-type="float" office:value="260731306" calcext:value-type="float">
            <text:p>260731306</text:p>
          </table:table-cell>
          <table:table-cell table:formula="of:=IF([performanceLog.$A2]=0;[performanceLog.G2];&quot;&quot;)" office:value-type="float" office:value="4658850" calcext:value-type="float">
            <text:p>4658850</text:p>
          </table:table-cell>
          <table:table-cell table:formula="of:=IF([performanceLog.$A2]=0;[performanceLog.H2];&quot;&quot;)" office:value-type="float" office:value="834" calcext:value-type="float">
            <text:p>834</text:p>
          </table:table-cell>
          <table:table-cell table:formula="of:=IF([performanceLog.$A2]=0;[performanceLog.I2];&quot;&quot;)" office:value-type="float" office:value="827447" calcext:value-type="float">
            <text:p>827447</text:p>
          </table:table-cell>
          <table:table-cell table:formula="of:=IF([performanceLog.$A2]=0;[performanceLog.J2];&quot;&quot;)" office:value-type="float" office:value="3808851" calcext:value-type="float">
            <text:p>3808851</text:p>
          </table:table-cell>
          <table:table-cell table:formula="of:=IF([performanceLog.$A2]=0;[performanceLog.K2];&quot;&quot;)" office:value-type="float" office:value="4525622" calcext:value-type="float">
            <text:p>4525622</text:p>
          </table:table-cell>
          <table:table-cell table:formula="of:=IF([performanceLog.$A2]=0;[performanceLog.L2];&quot;&quot;)" office:value-type="float" office:value="26343989" calcext:value-type="float">
            <text:p>26343989</text:p>
          </table:table-cell>
          <table:table-cell table:number-columns-repeated="4"/>
        </table:table-row>
        <table:table-row table:style-name="ro1">
          <table:table-cell/>
          <table:table-cell table:formula="of:=IF([performanceLog.$A3]=0;[performanceLog.B3];&quot;&quot;)" office:value-type="float" office:value="15382384" calcext:value-type="float">
            <text:p>15382384</text:p>
          </table:table-cell>
          <table:table-cell table:formula="of:=IF([performanceLog.$A3]=0;[performanceLog.C3];&quot;&quot;)" office:value-type="float" office:value="14898321" calcext:value-type="float">
            <text:p>14898321</text:p>
          </table:table-cell>
          <table:table-cell table:formula="of:=IF([performanceLog.$A3]=0;[performanceLog.D3];&quot;&quot;)" office:value-type="float" office:value="4153955" calcext:value-type="float">
            <text:p>4153955</text:p>
          </table:table-cell>
          <table:table-cell table:formula="of:=IF([performanceLog.$A3]=0;[performanceLog.E3];&quot;&quot;)" office:value-type="float" office:value="781" calcext:value-type="float">
            <text:p>781</text:p>
          </table:table-cell>
          <table:table-cell table:formula="of:=IF([performanceLog.$A3]=0;[performanceLog.F3];&quot;&quot;)" office:value-type="float" office:value="259743749" calcext:value-type="float">
            <text:p>259743749</text:p>
          </table:table-cell>
          <table:table-cell table:formula="of:=IF([performanceLog.$A3]=0;[performanceLog.G3];&quot;&quot;)" office:value-type="float" office:value="5234527" calcext:value-type="float">
            <text:p>5234527</text:p>
          </table:table-cell>
          <table:table-cell table:formula="of:=IF([performanceLog.$A3]=0;[performanceLog.H3];&quot;&quot;)" office:value-type="float" office:value="885" calcext:value-type="float">
            <text:p>885</text:p>
          </table:table-cell>
          <table:table-cell table:formula="of:=IF([performanceLog.$A3]=0;[performanceLog.I3];&quot;&quot;)" office:value-type="float" office:value="921875" calcext:value-type="float">
            <text:p>921875</text:p>
          </table:table-cell>
          <table:table-cell table:formula="of:=IF([performanceLog.$A3]=0;[performanceLog.J3];&quot;&quot;)" office:value-type="float" office:value="3743018" calcext:value-type="float">
            <text:p>3743018</text:p>
          </table:table-cell>
          <table:table-cell table:formula="of:=IF([performanceLog.$A3]=0;[performanceLog.K3];&quot;&quot;)" office:value-type="float" office:value="7922911" calcext:value-type="float">
            <text:p>7922911</text:p>
          </table:table-cell>
          <table:table-cell table:formula="of:=IF([performanceLog.$A3]=0;[performanceLog.L3];&quot;&quot;)" office:value-type="float" office:value="14249416" calcext:value-type="float">
            <text:p>14249416</text:p>
          </table:table-cell>
          <table:table-cell table:number-columns-repeated="2"/>
          <table:table-cell table:formula="of:=[.B1]" office:value-type="string" office:string-value="WebcamRead" calcext:value-type="string">
            <text:p>WebcamRead</text:p>
          </table:table-cell>
          <table:table-cell table:formula="of:=SUM([.B$1:.B$1048576])/[.$P$1]" office:value-type="float" office:value="11754756.4583333" calcext:value-type="float">
            <text:p>11754756.4583333</text:p>
          </table:table-cell>
        </table:table-row>
        <table:table-row table:style-name="ro1">
          <table:table-cell/>
          <table:table-cell table:formula="of:=IF([performanceLog.$A4]=0;[performanceLog.B4];&quot;&quot;)" office:value-type="float" office:value="12858792" calcext:value-type="float">
            <text:p>12858792</text:p>
          </table:table-cell>
          <table:table-cell table:formula="of:=IF([performanceLog.$A4]=0;[performanceLog.C4];&quot;&quot;)" office:value-type="float" office:value="13624833" calcext:value-type="float">
            <text:p>13624833</text:p>
          </table:table-cell>
          <table:table-cell table:formula="of:=IF([performanceLog.$A4]=0;[performanceLog.D4];&quot;&quot;)" office:value-type="float" office:value="3808643" calcext:value-type="float">
            <text:p>3808643</text:p>
          </table:table-cell>
          <table:table-cell table:formula="of:=IF([performanceLog.$A4]=0;[performanceLog.E4];&quot;&quot;)" office:value-type="float" office:value="468" calcext:value-type="float">
            <text:p>468</text:p>
          </table:table-cell>
          <table:table-cell table:formula="of:=IF([performanceLog.$A4]=0;[performanceLog.F4];&quot;&quot;)" office:value-type="float" office:value="256694428" calcext:value-type="float">
            <text:p>256694428</text:p>
          </table:table-cell>
          <table:table-cell table:formula="of:=IF([performanceLog.$A4]=0;[performanceLog.G4];&quot;&quot;)" office:value-type="float" office:value="4457548" calcext:value-type="float">
            <text:p>4457548</text:p>
          </table:table-cell>
          <table:table-cell table:formula="of:=IF([performanceLog.$A4]=0;[performanceLog.H4];&quot;&quot;)" office:value-type="float" office:value="782" calcext:value-type="float">
            <text:p>782</text:p>
          </table:table-cell>
          <table:table-cell table:formula="of:=IF([performanceLog.$A4]=0;[performanceLog.I4];&quot;&quot;)" office:value-type="float" office:value="914113" calcext:value-type="float">
            <text:p>914113</text:p>
          </table:table-cell>
          <table:table-cell table:formula="of:=IF([performanceLog.$A4]=0;[performanceLog.J4];&quot;&quot;)" office:value-type="float" office:value="3739372" calcext:value-type="float">
            <text:p>3739372</text:p>
          </table:table-cell>
          <table:table-cell table:formula="of:=IF([performanceLog.$A4]=0;[performanceLog.K4];&quot;&quot;)" office:value-type="float" office:value="7721452" calcext:value-type="float">
            <text:p>7721452</text:p>
          </table:table-cell>
          <table:table-cell table:formula="of:=IF([performanceLog.$A4]=0;[performanceLog.L4];&quot;&quot;)" office:value-type="float" office:value="10419888" calcext:value-type="float">
            <text:p>10419888</text:p>
          </table:table-cell>
          <table:table-cell table:number-columns-repeated="2"/>
          <table:table-cell table:formula="of:=[.C$1]" office:value-type="string" office:string-value="GaussianBlur" calcext:value-type="string">
            <text:p>GaussianBlur</text:p>
          </table:table-cell>
          <table:table-cell table:formula="of:=SUM([.C$1:.C$1048576])/[.$P$1]" office:value-type="float" office:value="10286493.4166667" calcext:value-type="float">
            <text:p>10286493.4166667</text:p>
          </table:table-cell>
        </table:table-row>
        <table:table-row table:style-name="ro1">
          <table:table-cell/>
          <table:table-cell table:formula="of:=IF([performanceLog.$A5]=0;[performanceLog.B5];&quot;&quot;)" office:value-type="float" office:value="11469261" calcext:value-type="float">
            <text:p>11469261</text:p>
          </table:table-cell>
          <table:table-cell table:formula="of:=IF([performanceLog.$A5]=0;[performanceLog.C5];&quot;&quot;)" office:value-type="float" office:value="13192542" calcext:value-type="float">
            <text:p>13192542</text:p>
          </table:table-cell>
          <table:table-cell table:formula="of:=IF([performanceLog.$A5]=0;[performanceLog.D5];&quot;&quot;)" office:value-type="float" office:value="3392289" calcext:value-type="float">
            <text:p>3392289</text:p>
          </table:table-cell>
          <table:table-cell table:formula="of:=IF([performanceLog.$A5]=0;[performanceLog.E5];&quot;&quot;)" office:value-type="float" office:value="781" calcext:value-type="float">
            <text:p>781</text:p>
          </table:table-cell>
          <table:table-cell table:formula="of:=IF([performanceLog.$A5]=0;[performanceLog.F5];&quot;&quot;)" office:value-type="float" office:value="256654635" calcext:value-type="float">
            <text:p>256654635</text:p>
          </table:table-cell>
          <table:table-cell table:formula="of:=IF([performanceLog.$A5]=0;[performanceLog.G5];&quot;&quot;)" office:value-type="float" office:value="4463277" calcext:value-type="float">
            <text:p>4463277</text:p>
          </table:table-cell>
          <table:table-cell table:formula="of:=IF([performanceLog.$A5]=0;[performanceLog.H5];&quot;&quot;)" office:value-type="float" office:value="677" calcext:value-type="float">
            <text:p>677</text:p>
          </table:table-cell>
          <table:table-cell table:formula="of:=IF([performanceLog.$A5]=0;[performanceLog.I5];&quot;&quot;)" office:value-type="float" office:value="103079965" calcext:value-type="float">
            <text:p>103079965</text:p>
          </table:table-cell>
          <table:table-cell table:formula="of:=IF([performanceLog.$A5]=0;[performanceLog.J5];&quot;&quot;)" office:value-type="float" office:value="3547706" calcext:value-type="float">
            <text:p>3547706</text:p>
          </table:table-cell>
          <table:table-cell table:formula="of:=IF([performanceLog.$A5]=0;[performanceLog.K5];&quot;&quot;)" office:value-type="float" office:value="7571764" calcext:value-type="float">
            <text:p>7571764</text:p>
          </table:table-cell>
          <table:table-cell table:formula="of:=IF([performanceLog.$A5]=0;[performanceLog.L5];&quot;&quot;)" office:value-type="float" office:value="10968950" calcext:value-type="float">
            <text:p>10968950</text:p>
          </table:table-cell>
          <table:table-cell table:number-columns-repeated="2"/>
          <table:table-cell table:formula="of:=[.D$1]" office:value-type="string" office:string-value="ColourConversion" calcext:value-type="string">
            <text:p>ColourConversion</text:p>
          </table:table-cell>
          <table:table-cell table:formula="of:=SUM([.D$1:.D$1048576])/[.$P$1]" office:value-type="float" office:value="4036583.70833333" calcext:value-type="float">
            <text:p>4036583.70833333</text:p>
          </table:table-cell>
        </table:table-row>
        <table:table-row table:style-name="ro1">
          <table:table-cell/>
          <table:table-cell table:formula="of:=IF([performanceLog.$A6]=0;[performanceLog.B6];&quot;&quot;)" office:value-type="float" office:value="11925563" calcext:value-type="float">
            <text:p>11925563</text:p>
          </table:table-cell>
          <table:table-cell table:formula="of:=IF([performanceLog.$A6]=0;[performanceLog.C6];&quot;&quot;)" office:value-type="float" office:value="13148635" calcext:value-type="float">
            <text:p>13148635</text:p>
          </table:table-cell>
          <table:table-cell table:formula="of:=IF([performanceLog.$A6]=0;[performanceLog.D6];&quot;&quot;)" office:value-type="float" office:value="3391820" calcext:value-type="float">
            <text:p>3391820</text:p>
          </table:table-cell>
          <table:table-cell table:formula="of:=IF([performanceLog.$A6]=0;[performanceLog.E6];&quot;&quot;)" office:value-type="float" office:value="1198" calcext:value-type="float">
            <text:p>1198</text:p>
          </table:table-cell>
          <table:table-cell table:formula="of:=IF([performanceLog.$A6]=0;[performanceLog.F6];&quot;&quot;)" office:value-type="float" office:value="257376293" calcext:value-type="float">
            <text:p>257376293</text:p>
          </table:table-cell>
          <table:table-cell table:formula="of:=IF([performanceLog.$A6]=0;[performanceLog.G6];&quot;&quot;)" office:value-type="float" office:value="4735725" calcext:value-type="float">
            <text:p>4735725</text:p>
          </table:table-cell>
          <table:table-cell table:formula="of:=IF([performanceLog.$A6]=0;[performanceLog.H6];&quot;&quot;)" office:value-type="float" office:value="625" calcext:value-type="float">
            <text:p>625</text:p>
          </table:table-cell>
          <table:table-cell table:formula="of:=IF([performanceLog.$A6]=0;[performanceLog.I6];&quot;&quot;)" office:value-type="float" office:value="925085093" calcext:value-type="float">
            <text:p>925085093</text:p>
          </table:table-cell>
          <table:table-cell table:formula="of:=IF([performanceLog.$A6]=0;[performanceLog.J6];&quot;&quot;)" office:value-type="float" office:value="3497810" calcext:value-type="float">
            <text:p>3497810</text:p>
          </table:table-cell>
          <table:table-cell table:formula="of:=IF([performanceLog.$A6]=0;[performanceLog.K6];&quot;&quot;)" office:value-type="float" office:value="7692493" calcext:value-type="float">
            <text:p>7692493</text:p>
          </table:table-cell>
          <table:table-cell table:formula="of:=IF([performanceLog.$A6]=0;[performanceLog.L6];&quot;&quot;)" office:value-type="float" office:value="10222699" calcext:value-type="float">
            <text:p>10222699</text:p>
          </table:table-cell>
          <table:table-cell table:number-columns-repeated="2"/>
          <table:table-cell table:formula="of:=[.E$1]" office:value-type="string" office:string-value="SelectMode" calcext:value-type="string">
            <text:p>SelectMode</text:p>
          </table:table-cell>
          <table:table-cell table:formula="of:=SUM([.E$1:.E$1048576])/[.$P$1]" office:value-type="float" office:value="650.458333333333" calcext:value-type="float">
            <text:p>650.458333333333</text:p>
          </table:table-cell>
        </table:table-row>
        <table:table-row table:style-name="ro1">
          <table:table-cell/>
          <table:table-cell table:formula="of:=IF([performanceLog.$A7]=0;[performanceLog.B7];&quot;&quot;)" office:value-type="float" office:value="11438740" calcext:value-type="float">
            <text:p>11438740</text:p>
          </table:table-cell>
          <table:table-cell table:formula="of:=IF([performanceLog.$A7]=0;[performanceLog.C7];&quot;&quot;)" office:value-type="float" office:value="8097389" calcext:value-type="float">
            <text:p>8097389</text:p>
          </table:table-cell>
          <table:table-cell table:formula="of:=IF([performanceLog.$A7]=0;[performanceLog.D7];&quot;&quot;)" office:value-type="float" office:value="3171299" calcext:value-type="float">
            <text:p>3171299</text:p>
          </table:table-cell>
          <table:table-cell table:formula="of:=IF([performanceLog.$A7]=0;[performanceLog.E7];&quot;&quot;)" office:value-type="float" office:value="521" calcext:value-type="float">
            <text:p>521</text:p>
          </table:table-cell>
          <table:table-cell table:formula="of:=IF([performanceLog.$A7]=0;[performanceLog.F7];&quot;&quot;)" office:value-type="float" office:value="257391389" calcext:value-type="float">
            <text:p>257391389</text:p>
          </table:table-cell>
          <table:table-cell table:formula="of:=IF([performanceLog.$A7]=0;[performanceLog.G7];&quot;&quot;)" office:value-type="float" office:value="4663955" calcext:value-type="float">
            <text:p>4663955</text:p>
          </table:table-cell>
          <table:table-cell table:formula="of:=IF([performanceLog.$A7]=0;[performanceLog.H7];&quot;&quot;)" office:value-type="float" office:value="2188" calcext:value-type="float">
            <text:p>2188</text:p>
          </table:table-cell>
          <table:table-cell table:formula="of:=IF([performanceLog.$A7]=0;[performanceLog.I7];&quot;&quot;)" office:value-type="float" office:value="925731147" calcext:value-type="float">
            <text:p>925731147</text:p>
          </table:table-cell>
          <table:table-cell table:formula="of:=IF([performanceLog.$A7]=0;[performanceLog.J7];&quot;&quot;)" office:value-type="float" office:value="3558018" calcext:value-type="float">
            <text:p>3558018</text:p>
          </table:table-cell>
          <table:table-cell table:formula="of:=IF([performanceLog.$A7]=0;[performanceLog.K7];&quot;&quot;)" office:value-type="float" office:value="7640410" calcext:value-type="float">
            <text:p>7640410</text:p>
          </table:table-cell>
          <table:table-cell table:formula="of:=IF([performanceLog.$A7]=0;[performanceLog.L7];&quot;&quot;)" office:value-type="float" office:value="10295720" calcext:value-type="float">
            <text:p>10295720</text:p>
          </table:table-cell>
          <table:table-cell table:number-columns-repeated="2"/>
          <table:table-cell table:formula="of:=[.F$1]" office:value-type="string" office:string-value="InRangeMorphOpsDisplayDirection" calcext:value-type="string">
            <text:p>InRangeMorphOpsDisplayDirection</text:p>
          </table:table-cell>
          <table:table-cell table:formula="of:=SUM([.F$1:.F$1048576])/[.$P$1]" office:value-type="float" office:value="257392678.25" calcext:value-type="float">
            <text:p>257392678.25</text:p>
          </table:table-cell>
        </table:table-row>
        <table:table-row table:style-name="ro1">
          <table:table-cell/>
          <table:table-cell table:formula="of:=IF([performanceLog.$A8]=0;[performanceLog.B8];&quot;&quot;)" office:value-type="float" office:value="11478115" calcext:value-type="float">
            <text:p>11478115</text:p>
          </table:table-cell>
          <table:table-cell table:formula="of:=IF([performanceLog.$A8]=0;[performanceLog.C8];&quot;&quot;)" office:value-type="float" office:value="8644159" calcext:value-type="float">
            <text:p>8644159</text:p>
          </table:table-cell>
          <table:table-cell table:formula="of:=IF([performanceLog.$A8]=0;[performanceLog.D8];&quot;&quot;)" office:value-type="float" office:value="3295362" calcext:value-type="float">
            <text:p>3295362</text:p>
          </table:table-cell>
          <table:table-cell table:formula="of:=IF([performanceLog.$A8]=0;[performanceLog.E8];&quot;&quot;)" office:value-type="float" office:value="573" calcext:value-type="float">
            <text:p>573</text:p>
          </table:table-cell>
          <table:table-cell table:formula="of:=IF([performanceLog.$A8]=0;[performanceLog.F8];&quot;&quot;)" office:value-type="float" office:value="257267422" calcext:value-type="float">
            <text:p>257267422</text:p>
          </table:table-cell>
          <table:table-cell table:formula="of:=IF([performanceLog.$A8]=0;[performanceLog.G8];&quot;&quot;)" office:value-type="float" office:value="4634995" calcext:value-type="float">
            <text:p>4634995</text:p>
          </table:table-cell>
          <table:table-cell table:formula="of:=IF([performanceLog.$A8]=0;[performanceLog.H8];&quot;&quot;)" office:value-type="float" office:value="677" calcext:value-type="float">
            <text:p>677</text:p>
          </table:table-cell>
          <table:table-cell table:formula="of:=IF([performanceLog.$A8]=0;[performanceLog.I8];&quot;&quot;)" office:value-type="float" office:value="930800167" calcext:value-type="float">
            <text:p>930800167</text:p>
          </table:table-cell>
          <table:table-cell table:formula="of:=IF([performanceLog.$A8]=0;[performanceLog.J8];&quot;&quot;)" office:value-type="float" office:value="3500622" calcext:value-type="float">
            <text:p>3500622</text:p>
          </table:table-cell>
          <table:table-cell table:formula="of:=IF([performanceLog.$A8]=0;[performanceLog.K8];&quot;&quot;)" office:value-type="float" office:value="7747076" calcext:value-type="float">
            <text:p>7747076</text:p>
          </table:table-cell>
          <table:table-cell table:formula="of:=IF([performanceLog.$A8]=0;[performanceLog.L8];&quot;&quot;)" office:value-type="float" office:value="10795771" calcext:value-type="float">
            <text:p>10795771</text:p>
          </table:table-cell>
          <table:table-cell table:number-columns-repeated="2"/>
          <table:table-cell table:formula="of:=[.G$1]" office:value-type="string" office:string-value="TrackFilteredObject" calcext:value-type="string">
            <text:p>TrackFilteredObject</text:p>
          </table:table-cell>
          <table:table-cell table:formula="of:=SUM([.G$1:.G$1048576])/[.$P$1]" office:value-type="float" office:value="4660838.95833333" calcext:value-type="float">
            <text:p>4660838.95833333</text:p>
          </table:table-cell>
        </table:table-row>
        <table:table-row table:style-name="ro1">
          <table:table-cell/>
          <table:table-cell table:formula="of:=IF([performanceLog.$A9]=0;[performanceLog.B9];&quot;&quot;)" office:value-type="float" office:value="11704937" calcext:value-type="float">
            <text:p>11704937</text:p>
          </table:table-cell>
          <table:table-cell table:formula="of:=IF([performanceLog.$A9]=0;[performanceLog.C9];&quot;&quot;)" office:value-type="float" office:value="8571294" calcext:value-type="float">
            <text:p>8571294</text:p>
          </table:table-cell>
          <table:table-cell table:formula="of:=IF([performanceLog.$A9]=0;[performanceLog.D9];&quot;&quot;)" office:value-type="float" office:value="3267705" calcext:value-type="float">
            <text:p>3267705</text:p>
          </table:table-cell>
          <table:table-cell table:formula="of:=IF([performanceLog.$A9]=0;[performanceLog.E9];&quot;&quot;)" office:value-type="float" office:value="573" calcext:value-type="float">
            <text:p>573</text:p>
          </table:table-cell>
          <table:table-cell table:formula="of:=IF([performanceLog.$A9]=0;[performanceLog.F9];&quot;&quot;)" office:value-type="float" office:value="257280169" calcext:value-type="float">
            <text:p>257280169</text:p>
          </table:table-cell>
          <table:table-cell table:formula="of:=IF([performanceLog.$A9]=0;[performanceLog.G9];&quot;&quot;)" office:value-type="float" office:value="4673693" calcext:value-type="float">
            <text:p>4673693</text:p>
          </table:table-cell>
          <table:table-cell table:formula="of:=IF([performanceLog.$A9]=0;[performanceLog.H9];&quot;&quot;)" office:value-type="float" office:value="885" calcext:value-type="float">
            <text:p>885</text:p>
          </table:table-cell>
          <table:table-cell table:formula="of:=IF([performanceLog.$A9]=0;[performanceLog.I9];&quot;&quot;)" office:value-type="float" office:value="930258778" calcext:value-type="float">
            <text:p>930258778</text:p>
          </table:table-cell>
          <table:table-cell table:formula="of:=IF([performanceLog.$A9]=0;[performanceLog.J9];&quot;&quot;)" office:value-type="float" office:value="3502757" calcext:value-type="float">
            <text:p>3502757</text:p>
          </table:table-cell>
          <table:table-cell table:formula="of:=IF([performanceLog.$A9]=0;[performanceLog.K9];&quot;&quot;)" office:value-type="float" office:value="7816033" calcext:value-type="float">
            <text:p>7816033</text:p>
          </table:table-cell>
          <table:table-cell table:formula="of:=IF([performanceLog.$A9]=0;[performanceLog.L9];&quot;&quot;)" office:value-type="float" office:value="12515092" calcext:value-type="float">
            <text:p>12515092</text:p>
          </table:table-cell>
          <table:table-cell table:number-columns-repeated="2"/>
          <table:table-cell table:formula="of:=[.H$1]" office:value-type="string" office:string-value="PIDDist" calcext:value-type="string">
            <text:p>PIDDist</text:p>
          </table:table-cell>
          <table:table-cell table:formula="of:=SUM([.H$1:.H$1048576])/[.$P$1]" office:value-type="float" office:value="819.21875" calcext:value-type="float">
            <text:p>819.21875</text:p>
          </table:table-cell>
        </table:table-row>
        <table:table-row table:style-name="ro1">
          <table:table-cell/>
          <table:table-cell table:formula="of:=IF([performanceLog.$A10]=0;[performanceLog.B10];&quot;&quot;)" office:value-type="float" office:value="11724571" calcext:value-type="float">
            <text:p>11724571</text:p>
          </table:table-cell>
          <table:table-cell table:formula="of:=IF([performanceLog.$A10]=0;[performanceLog.C10];&quot;&quot;)" office:value-type="float" office:value="7859783" calcext:value-type="float">
            <text:p>7859783</text:p>
          </table:table-cell>
          <table:table-cell table:formula="of:=IF([performanceLog.$A10]=0;[performanceLog.D10];&quot;&quot;)" office:value-type="float" office:value="3203278" calcext:value-type="float">
            <text:p>3203278</text:p>
          </table:table-cell>
          <table:table-cell table:formula="of:=IF([performanceLog.$A10]=0;[performanceLog.E10];&quot;&quot;)" office:value-type="float" office:value="573" calcext:value-type="float">
            <text:p>573</text:p>
          </table:table-cell>
          <table:table-cell table:formula="of:=IF([performanceLog.$A10]=0;[performanceLog.F10];&quot;&quot;)" office:value-type="float" office:value="257377502" calcext:value-type="float">
            <text:p>257377502</text:p>
          </table:table-cell>
          <table:table-cell table:formula="of:=IF([performanceLog.$A10]=0;[performanceLog.G10];&quot;&quot;)" office:value-type="float" office:value="4716558" calcext:value-type="float">
            <text:p>4716558</text:p>
          </table:table-cell>
          <table:table-cell table:formula="of:=IF([performanceLog.$A10]=0;[performanceLog.H10];&quot;&quot;)" office:value-type="float" office:value="573" calcext:value-type="float">
            <text:p>573</text:p>
          </table:table-cell>
          <table:table-cell table:formula="of:=IF([performanceLog.$A10]=0;[performanceLog.I10];&quot;&quot;)" office:value-type="float" office:value="926305411" calcext:value-type="float">
            <text:p>926305411</text:p>
          </table:table-cell>
          <table:table-cell table:formula="of:=IF([performanceLog.$A10]=0;[performanceLog.J10];&quot;&quot;)" office:value-type="float" office:value="3564945" calcext:value-type="float">
            <text:p>3564945</text:p>
          </table:table-cell>
          <table:table-cell table:formula="of:=IF([performanceLog.$A10]=0;[performanceLog.K10];&quot;&quot;)" office:value-type="float" office:value="7735513" calcext:value-type="float">
            <text:p>7735513</text:p>
          </table:table-cell>
          <table:table-cell table:formula="of:=IF([performanceLog.$A10]=0;[performanceLog.L10];&quot;&quot;)" office:value-type="float" office:value="10490875" calcext:value-type="float">
            <text:p>10490875</text:p>
          </table:table-cell>
          <table:table-cell table:number-columns-repeated="2"/>
          <table:table-cell table:formula="of:=[.I$1]" office:value-type="string" office:string-value="Facendi" calcext:value-type="string">
            <text:p>Facendi</text:p>
          </table:table-cell>
          <table:table-cell table:formula="of:=SUM([.I$1:.I$1048576])/[.$P$1]" office:value-type="float" office:value="813329606.84375" calcext:value-type="float">
            <text:p>813329606.84375</text:p>
          </table:table-cell>
        </table:table-row>
        <table:table-row table:style-name="ro1">
          <table:table-cell/>
          <table:table-cell table:formula="of:=IF([performanceLog.$A11]=0;[performanceLog.B11];&quot;&quot;)" office:value-type="float" office:value="11550769" calcext:value-type="float">
            <text:p>11550769</text:p>
          </table:table-cell>
          <table:table-cell table:formula="of:=IF([performanceLog.$A11]=0;[performanceLog.C11];&quot;&quot;)" office:value-type="float" office:value="8802439" calcext:value-type="float">
            <text:p>8802439</text:p>
          </table:table-cell>
          <table:table-cell table:formula="of:=IF([performanceLog.$A11]=0;[performanceLog.D11];&quot;&quot;)" office:value-type="float" office:value="3177913" calcext:value-type="float">
            <text:p>3177913</text:p>
          </table:table-cell>
          <table:table-cell table:formula="of:=IF([performanceLog.$A11]=0;[performanceLog.E11];&quot;&quot;)" office:value-type="float" office:value="365" calcext:value-type="float">
            <text:p>365</text:p>
          </table:table-cell>
          <table:table-cell table:formula="of:=IF([performanceLog.$A11]=0;[performanceLog.F11];&quot;&quot;)" office:value-type="float" office:value="257247129" calcext:value-type="float">
            <text:p>257247129</text:p>
          </table:table-cell>
          <table:table-cell table:formula="of:=IF([performanceLog.$A11]=0;[performanceLog.G11];&quot;&quot;)" office:value-type="float" office:value="4630204" calcext:value-type="float">
            <text:p>4630204</text:p>
          </table:table-cell>
          <table:table-cell table:formula="of:=IF([performanceLog.$A11]=0;[performanceLog.H11];&quot;&quot;)" office:value-type="float" office:value="886" calcext:value-type="float">
            <text:p>886</text:p>
          </table:table-cell>
          <table:table-cell table:formula="of:=IF([performanceLog.$A11]=0;[performanceLog.I11];&quot;&quot;)" office:value-type="float" office:value="925667095" calcext:value-type="float">
            <text:p>925667095</text:p>
          </table:table-cell>
          <table:table-cell table:formula="of:=IF([performanceLog.$A11]=0;[performanceLog.J11];&quot;&quot;)" office:value-type="float" office:value="3499423" calcext:value-type="float">
            <text:p>3499423</text:p>
          </table:table-cell>
          <table:table-cell table:formula="of:=IF([performanceLog.$A11]=0;[performanceLog.K11];&quot;&quot;)" office:value-type="float" office:value="7767961" calcext:value-type="float">
            <text:p>7767961</text:p>
          </table:table-cell>
          <table:table-cell table:formula="of:=IF([performanceLog.$A11]=0;[performanceLog.L11];&quot;&quot;)" office:value-type="float" office:value="10485613" calcext:value-type="float">
            <text:p>10485613</text:p>
          </table:table-cell>
          <table:table-cell table:number-columns-repeated="2"/>
          <table:table-cell table:formula="of:=[.J$1]" office:value-type="string" office:string-value="PutText" calcext:value-type="string">
            <text:p>PutText</text:p>
          </table:table-cell>
          <table:table-cell table:formula="of:=SUM([.J$1:.J$1048576])/[.$P$1]" office:value-type="float" office:value="3567069.89583333" calcext:value-type="float">
            <text:p>3567069.89583333</text:p>
          </table:table-cell>
        </table:table-row>
        <table:table-row table:style-name="ro1">
          <table:table-cell/>
          <table:table-cell table:formula="of:=IF([performanceLog.$A12]=0;[performanceLog.B12];&quot;&quot;)" office:value-type="float" office:value="11558998" calcext:value-type="float">
            <text:p>11558998</text:p>
          </table:table-cell>
          <table:table-cell table:formula="of:=IF([performanceLog.$A12]=0;[performanceLog.C12];&quot;&quot;)" office:value-type="float" office:value="8849105" calcext:value-type="float">
            <text:p>8849105</text:p>
          </table:table-cell>
          <table:table-cell table:formula="of:=IF([performanceLog.$A12]=0;[performanceLog.D12];&quot;&quot;)" office:value-type="float" office:value="3176819" calcext:value-type="float">
            <text:p>3176819</text:p>
          </table:table-cell>
          <table:table-cell table:formula="of:=IF([performanceLog.$A12]=0;[performanceLog.E12];&quot;&quot;)" office:value-type="float" office:value="520" calcext:value-type="float">
            <text:p>520</text:p>
          </table:table-cell>
          <table:table-cell table:formula="of:=IF([performanceLog.$A12]=0;[performanceLog.F12];&quot;&quot;)" office:value-type="float" office:value="257267225" calcext:value-type="float">
            <text:p>257267225</text:p>
          </table:table-cell>
          <table:table-cell table:formula="of:=IF([performanceLog.$A12]=0;[performanceLog.G12];&quot;&quot;)" office:value-type="float" office:value="4615411" calcext:value-type="float">
            <text:p>4615411</text:p>
          </table:table-cell>
          <table:table-cell table:formula="of:=IF([performanceLog.$A12]=0;[performanceLog.H12];&quot;&quot;)" office:value-type="float" office:value="781" calcext:value-type="float">
            <text:p>781</text:p>
          </table:table-cell>
          <table:table-cell table:formula="of:=IF([performanceLog.$A12]=0;[performanceLog.I12];&quot;&quot;)" office:value-type="float" office:value="925597841" calcext:value-type="float">
            <text:p>925597841</text:p>
          </table:table-cell>
          <table:table-cell table:formula="of:=IF([performanceLog.$A12]=0;[performanceLog.J12];&quot;&quot;)" office:value-type="float" office:value="3508225" calcext:value-type="float">
            <text:p>3508225</text:p>
          </table:table-cell>
          <table:table-cell table:formula="of:=IF([performanceLog.$A12]=0;[performanceLog.K12];&quot;&quot;)" office:value-type="float" office:value="7812231" calcext:value-type="float">
            <text:p>7812231</text:p>
          </table:table-cell>
          <table:table-cell table:formula="of:=IF([performanceLog.$A12]=0;[performanceLog.L12];&quot;&quot;)" office:value-type="float" office:value="10445196" calcext:value-type="float">
            <text:p>10445196</text:p>
          </table:table-cell>
          <table:table-cell table:number-columns-repeated="2"/>
          <table:table-cell table:formula="of:=[.K$1]" office:value-type="string" office:string-value="ShowImage" calcext:value-type="string">
            <text:p>ShowImage</text:p>
          </table:table-cell>
          <table:table-cell table:formula="of:=SUM([.K$1:.K$1048576])/[.$P$1]" office:value-type="float" office:value="7749881.13541667" calcext:value-type="float">
            <text:p>7749881.13541667</text:p>
          </table:table-cell>
        </table:table-row>
        <table:table-row table:style-name="ro1">
          <table:table-cell/>
          <table:table-cell table:formula="of:=IF([performanceLog.$A13]=0;[performanceLog.B13];&quot;&quot;)" office:value-type="float" office:value="11557383" calcext:value-type="float">
            <text:p>11557383</text:p>
          </table:table-cell>
          <table:table-cell table:formula="of:=IF([performanceLog.$A13]=0;[performanceLog.C13];&quot;&quot;)" office:value-type="float" office:value="8876240" calcext:value-type="float">
            <text:p>8876240</text:p>
          </table:table-cell>
          <table:table-cell table:formula="of:=IF([performanceLog.$A13]=0;[performanceLog.D13];&quot;&quot;)" office:value-type="float" office:value="3202809" calcext:value-type="float">
            <text:p>3202809</text:p>
          </table:table-cell>
          <table:table-cell table:formula="of:=IF([performanceLog.$A13]=0;[performanceLog.E13];&quot;&quot;)" office:value-type="float" office:value="364" calcext:value-type="float">
            <text:p>364</text:p>
          </table:table-cell>
          <table:table-cell table:formula="of:=IF([performanceLog.$A13]=0;[performanceLog.F13];&quot;&quot;)" office:value-type="float" office:value="257200027" calcext:value-type="float">
            <text:p>257200027</text:p>
          </table:table-cell>
          <table:table-cell table:formula="of:=IF([performanceLog.$A13]=0;[performanceLog.G13];&quot;&quot;)" office:value-type="float" office:value="4654057" calcext:value-type="float">
            <text:p>4654057</text:p>
          </table:table-cell>
          <table:table-cell table:formula="of:=IF([performanceLog.$A13]=0;[performanceLog.H13];&quot;&quot;)" office:value-type="float" office:value="625" calcext:value-type="float">
            <text:p>625</text:p>
          </table:table-cell>
          <table:table-cell table:formula="of:=IF([performanceLog.$A13]=0;[performanceLog.I13];&quot;&quot;)" office:value-type="float" office:value="925347497" calcext:value-type="float">
            <text:p>925347497</text:p>
          </table:table-cell>
          <table:table-cell table:formula="of:=IF([performanceLog.$A13]=0;[performanceLog.J13];&quot;&quot;)" office:value-type="float" office:value="3563798" calcext:value-type="float">
            <text:p>3563798</text:p>
          </table:table-cell>
          <table:table-cell table:formula="of:=IF([performanceLog.$A13]=0;[performanceLog.K13];&quot;&quot;)" office:value-type="float" office:value="7646970" calcext:value-type="float">
            <text:p>7646970</text:p>
          </table:table-cell>
          <table:table-cell table:formula="of:=IF([performanceLog.$A13]=0;[performanceLog.L13];&quot;&quot;)" office:value-type="float" office:value="10396811" calcext:value-type="float">
            <text:p>10396811</text:p>
          </table:table-cell>
          <table:table-cell table:number-columns-repeated="2"/>
          <table:table-cell table:formula="of:=[.L$1]" office:value-type="string" office:string-value="TimeWaitKey" calcext:value-type="string">
            <text:p>TimeWaitKey</text:p>
          </table:table-cell>
          <table:table-cell table:formula="of:=SUM([.L$1:.L$1048576])/[.$P$1]" office:value-type="float" office:value="10565466.3958333" calcext:value-type="float">
            <text:p>10565466.3958333</text:p>
          </table:table-cell>
        </table:table-row>
        <table:table-row table:style-name="ro1">
          <table:table-cell/>
          <table:table-cell table:formula="of:=IF([performanceLog.$A14]=0;[performanceLog.B14];&quot;&quot;)" office:value-type="float" office:value="11654205" calcext:value-type="float">
            <text:p>11654205</text:p>
          </table:table-cell>
          <table:table-cell table:formula="of:=IF([performanceLog.$A14]=0;[performanceLog.C14];&quot;&quot;)" office:value-type="float" office:value="8826188" calcext:value-type="float">
            <text:p>8826188</text:p>
          </table:table-cell>
          <table:table-cell table:formula="of:=IF([performanceLog.$A14]=0;[performanceLog.D14];&quot;&quot;)" office:value-type="float" office:value="3262600" calcext:value-type="float">
            <text:p>3262600</text:p>
          </table:table-cell>
          <table:table-cell table:formula="of:=IF([performanceLog.$A14]=0;[performanceLog.E14];&quot;&quot;)" office:value-type="float" office:value="520" calcext:value-type="float">
            <text:p>520</text:p>
          </table:table-cell>
          <table:table-cell table:formula="of:=IF([performanceLog.$A14]=0;[performanceLog.F14];&quot;&quot;)" office:value-type="float" office:value="257209858" calcext:value-type="float">
            <text:p>257209858</text:p>
          </table:table-cell>
          <table:table-cell table:formula="of:=IF([performanceLog.$A14]=0;[performanceLog.G14];&quot;&quot;)" office:value-type="float" office:value="4626297" calcext:value-type="float">
            <text:p>4626297</text:p>
          </table:table-cell>
          <table:table-cell table:formula="of:=IF([performanceLog.$A14]=0;[performanceLog.H14];&quot;&quot;)" office:value-type="float" office:value="573" calcext:value-type="float">
            <text:p>573</text:p>
          </table:table-cell>
          <table:table-cell table:formula="of:=IF([performanceLog.$A14]=0;[performanceLog.I14];&quot;&quot;)" office:value-type="float" office:value="924735172" calcext:value-type="float">
            <text:p>924735172</text:p>
          </table:table-cell>
          <table:table-cell table:formula="of:=IF([performanceLog.$A14]=0;[performanceLog.J14];&quot;&quot;)" office:value-type="float" office:value="3563277" calcext:value-type="float">
            <text:p>3563277</text:p>
          </table:table-cell>
          <table:table-cell table:formula="of:=IF([performanceLog.$A14]=0;[performanceLog.K14];&quot;&quot;)" office:value-type="float" office:value="7737751" calcext:value-type="float">
            <text:p>7737751</text:p>
          </table:table-cell>
          <table:table-cell table:formula="of:=IF([performanceLog.$A14]=0;[performanceLog.L14];&quot;&quot;)" office:value-type="float" office:value="10497227" calcext:value-type="float">
            <text:p>10497227</text:p>
          </table:table-cell>
          <table:table-cell table:number-columns-repeated="4"/>
        </table:table-row>
        <table:table-row table:style-name="ro1">
          <table:table-cell/>
          <table:table-cell table:formula="of:=IF([performanceLog.$A15]=0;[performanceLog.B15];&quot;&quot;)" office:value-type="float" office:value="11605612" calcext:value-type="float">
            <text:p>11605612</text:p>
          </table:table-cell>
          <table:table-cell table:formula="of:=IF([performanceLog.$A15]=0;[performanceLog.C15];&quot;&quot;)" office:value-type="float" office:value="9119416" calcext:value-type="float">
            <text:p>9119416</text:p>
          </table:table-cell>
          <table:table-cell table:formula="of:=IF([performanceLog.$A15]=0;[performanceLog.D15];&quot;&quot;)" office:value-type="float" office:value="3183434" calcext:value-type="float">
            <text:p>3183434</text:p>
          </table:table-cell>
          <table:table-cell table:formula="of:=IF([performanceLog.$A15]=0;[performanceLog.E15];&quot;&quot;)" office:value-type="float" office:value="416" calcext:value-type="float">
            <text:p>416</text:p>
          </table:table-cell>
          <table:table-cell table:formula="of:=IF([performanceLog.$A15]=0;[performanceLog.F15];&quot;&quot;)" office:value-type="float" office:value="257299642" calcext:value-type="float">
            <text:p>257299642</text:p>
          </table:table-cell>
          <table:table-cell table:formula="of:=IF([performanceLog.$A15]=0;[performanceLog.G15];&quot;&quot;)" office:value-type="float" office:value="4712234" calcext:value-type="float">
            <text:p>4712234</text:p>
          </table:table-cell>
          <table:table-cell table:formula="of:=IF([performanceLog.$A15]=0;[performanceLog.H15];&quot;&quot;)" office:value-type="float" office:value="625" calcext:value-type="float">
            <text:p>625</text:p>
          </table:table-cell>
          <table:table-cell table:formula="of:=IF([performanceLog.$A15]=0;[performanceLog.I15];&quot;&quot;)" office:value-type="float" office:value="925066804" calcext:value-type="float">
            <text:p>925066804</text:p>
          </table:table-cell>
          <table:table-cell table:formula="of:=IF([performanceLog.$A15]=0;[performanceLog.J15];&quot;&quot;)" office:value-type="float" office:value="3497444" calcext:value-type="float">
            <text:p>3497444</text:p>
          </table:table-cell>
          <table:table-cell table:formula="of:=IF([performanceLog.$A15]=0;[performanceLog.K15];&quot;&quot;)" office:value-type="float" office:value="7721449" calcext:value-type="float">
            <text:p>7721449</text:p>
          </table:table-cell>
          <table:table-cell table:formula="of:=IF([performanceLog.$A15]=0;[performanceLog.L15];&quot;&quot;)" office:value-type="float" office:value="10485404" calcext:value-type="float">
            <text:p>10485404</text:p>
          </table:table-cell>
          <table:table-cell table:number-columns-repeated="4"/>
        </table:table-row>
        <table:table-row table:style-name="ro1">
          <table:table-cell/>
          <table:table-cell table:formula="of:=IF([performanceLog.$A16]=0;[performanceLog.B16];&quot;&quot;)" office:value-type="float" office:value="11595663" calcext:value-type="float">
            <text:p>11595663</text:p>
          </table:table-cell>
          <table:table-cell table:formula="of:=IF([performanceLog.$A16]=0;[performanceLog.C16];&quot;&quot;)" office:value-type="float" office:value="8942385" calcext:value-type="float">
            <text:p>8942385</text:p>
          </table:table-cell>
          <table:table-cell table:formula="of:=IF([performanceLog.$A16]=0;[performanceLog.D16];&quot;&quot;)" office:value-type="float" office:value="3095933" calcext:value-type="float">
            <text:p>3095933</text:p>
          </table:table-cell>
          <table:table-cell table:formula="of:=IF([performanceLog.$A16]=0;[performanceLog.E16];&quot;&quot;)" office:value-type="float" office:value="365" calcext:value-type="float">
            <text:p>365</text:p>
          </table:table-cell>
          <table:table-cell table:formula="of:=IF([performanceLog.$A16]=0;[performanceLog.F16];&quot;&quot;)" office:value-type="float" office:value="257192656" calcext:value-type="float">
            <text:p>257192656</text:p>
          </table:table-cell>
          <table:table-cell table:formula="of:=IF([performanceLog.$A16]=0;[performanceLog.G16];&quot;&quot;)" office:value-type="float" office:value="4679369" calcext:value-type="float">
            <text:p>4679369</text:p>
          </table:table-cell>
          <table:table-cell table:formula="of:=IF([performanceLog.$A16]=0;[performanceLog.H16];&quot;&quot;)" office:value-type="float" office:value="782" calcext:value-type="float">
            <text:p>782</text:p>
          </table:table-cell>
          <table:table-cell table:formula="of:=IF([performanceLog.$A16]=0;[performanceLog.I16];&quot;&quot;)" office:value-type="float" office:value="926478594" calcext:value-type="float">
            <text:p>926478594</text:p>
          </table:table-cell>
          <table:table-cell table:formula="of:=IF([performanceLog.$A16]=0;[performanceLog.J16];&quot;&quot;)" office:value-type="float" office:value="3502704" calcext:value-type="float">
            <text:p>3502704</text:p>
          </table:table-cell>
          <table:table-cell table:formula="of:=IF([performanceLog.$A16]=0;[performanceLog.K16];&quot;&quot;)" office:value-type="float" office:value="7871241" calcext:value-type="float">
            <text:p>7871241</text:p>
          </table:table-cell>
          <table:table-cell table:formula="of:=IF([performanceLog.$A16]=0;[performanceLog.L16];&quot;&quot;)" office:value-type="float" office:value="10346133" calcext:value-type="float">
            <text:p>10346133</text:p>
          </table:table-cell>
          <table:table-cell table:number-columns-repeated="4"/>
        </table:table-row>
        <table:table-row table:style-name="ro1">
          <table:table-cell/>
          <table:table-cell table:formula="of:=IF([performanceLog.$A17]=0;[performanceLog.B17];&quot;&quot;)" office:value-type="float" office:value="11683579" calcext:value-type="float">
            <text:p>11683579</text:p>
          </table:table-cell>
          <table:table-cell table:formula="of:=IF([performanceLog.$A17]=0;[performanceLog.C17];&quot;&quot;)" office:value-type="float" office:value="8977905" calcext:value-type="float">
            <text:p>8977905</text:p>
          </table:table-cell>
          <table:table-cell table:formula="of:=IF([performanceLog.$A17]=0;[performanceLog.D17];&quot;&quot;)" office:value-type="float" office:value="3296350" calcext:value-type="float">
            <text:p>3296350</text:p>
          </table:table-cell>
          <table:table-cell table:formula="of:=IF([performanceLog.$A17]=0;[performanceLog.E17];&quot;&quot;)" office:value-type="float" office:value="625" calcext:value-type="float">
            <text:p>625</text:p>
          </table:table-cell>
          <table:table-cell table:formula="of:=IF([performanceLog.$A17]=0;[performanceLog.F17];&quot;&quot;)" office:value-type="float" office:value="257140044" calcext:value-type="float">
            <text:p>257140044</text:p>
          </table:table-cell>
          <table:table-cell table:formula="of:=IF([performanceLog.$A17]=0;[performanceLog.G17];&quot;&quot;)" office:value-type="float" office:value="4637026" calcext:value-type="float">
            <text:p>4637026</text:p>
          </table:table-cell>
          <table:table-cell table:formula="of:=IF([performanceLog.$A17]=0;[performanceLog.H17];&quot;&quot;)" office:value-type="float" office:value="625" calcext:value-type="float">
            <text:p>625</text:p>
          </table:table-cell>
          <table:table-cell table:formula="of:=IF([performanceLog.$A17]=0;[performanceLog.I17];&quot;&quot;)" office:value-type="float" office:value="925892469" calcext:value-type="float">
            <text:p>925892469</text:p>
          </table:table-cell>
          <table:table-cell table:formula="of:=IF([performanceLog.$A17]=0;[performanceLog.J17];&quot;&quot;)" office:value-type="float" office:value="3560933" calcext:value-type="float">
            <text:p>3560933</text:p>
          </table:table-cell>
          <table:table-cell table:formula="of:=IF([performanceLog.$A17]=0;[performanceLog.K17];&quot;&quot;)" office:value-type="float" office:value="7781344" calcext:value-type="float">
            <text:p>7781344</text:p>
          </table:table-cell>
          <table:table-cell table:formula="of:=IF([performanceLog.$A17]=0;[performanceLog.L17];&quot;&quot;)" office:value-type="float" office:value="10127956" calcext:value-type="float">
            <text:p>10127956</text:p>
          </table:table-cell>
          <table:table-cell table:number-columns-repeated="4"/>
        </table:table-row>
        <table:table-row table:style-name="ro1">
          <table:table-cell/>
          <table:table-cell table:formula="of:=IF([performanceLog.$A18]=0;[performanceLog.B18];&quot;&quot;)" office:value-type="float" office:value="11764673" calcext:value-type="float">
            <text:p>11764673</text:p>
          </table:table-cell>
          <table:table-cell table:formula="of:=IF([performanceLog.$A18]=0;[performanceLog.C18];&quot;&quot;)" office:value-type="float" office:value="8895405" calcext:value-type="float">
            <text:p>8895405</text:p>
          </table:table-cell>
          <table:table-cell table:formula="of:=IF([performanceLog.$A18]=0;[performanceLog.D18];&quot;&quot;)" office:value-type="float" office:value="3145569" calcext:value-type="float">
            <text:p>3145569</text:p>
          </table:table-cell>
          <table:table-cell table:formula="of:=IF([performanceLog.$A18]=0;[performanceLog.E18];&quot;&quot;)" office:value-type="float" office:value="625" calcext:value-type="float">
            <text:p>625</text:p>
          </table:table-cell>
          <table:table-cell table:formula="of:=IF([performanceLog.$A18]=0;[performanceLog.F18];&quot;&quot;)" office:value-type="float" office:value="257294406" calcext:value-type="float">
            <text:p>257294406</text:p>
          </table:table-cell>
          <table:table-cell table:formula="of:=IF([performanceLog.$A18]=0;[performanceLog.G18];&quot;&quot;)" office:value-type="float" office:value="4537807" calcext:value-type="float">
            <text:p>4537807</text:p>
          </table:table-cell>
          <table:table-cell table:formula="of:=IF([performanceLog.$A18]=0;[performanceLog.H18];&quot;&quot;)" office:value-type="float" office:value="730" calcext:value-type="float">
            <text:p>730</text:p>
          </table:table-cell>
          <table:table-cell table:formula="of:=IF([performanceLog.$A18]=0;[performanceLog.I18];&quot;&quot;)" office:value-type="float" office:value="925688585" calcext:value-type="float">
            <text:p>925688585</text:p>
          </table:table-cell>
          <table:table-cell table:formula="of:=IF([performanceLog.$A18]=0;[performanceLog.J18];&quot;&quot;)" office:value-type="float" office:value="3501870" calcext:value-type="float">
            <text:p>3501870</text:p>
          </table:table-cell>
          <table:table-cell table:formula="of:=IF([performanceLog.$A18]=0;[performanceLog.K18];&quot;&quot;)" office:value-type="float" office:value="7765250" calcext:value-type="float">
            <text:p>7765250</text:p>
          </table:table-cell>
          <table:table-cell table:formula="of:=IF([performanceLog.$A18]=0;[performanceLog.L18];&quot;&quot;)" office:value-type="float" office:value="10225924" calcext:value-type="float">
            <text:p>10225924</text:p>
          </table:table-cell>
          <table:table-cell table:number-columns-repeated="4"/>
        </table:table-row>
        <table:table-row table:style-name="ro1">
          <table:table-cell/>
          <table:table-cell table:formula="of:=IF([performanceLog.$A19]=0;[performanceLog.B19];&quot;&quot;)" office:value-type="float" office:value="11806495" calcext:value-type="float">
            <text:p>11806495</text:p>
          </table:table-cell>
          <table:table-cell table:formula="of:=IF([performanceLog.$A19]=0;[performanceLog.C19];&quot;&quot;)" office:value-type="float" office:value="8869520" calcext:value-type="float">
            <text:p>8869520</text:p>
          </table:table-cell>
          <table:table-cell table:formula="of:=IF([performanceLog.$A19]=0;[performanceLog.D19];&quot;&quot;)" office:value-type="float" office:value="3208434" calcext:value-type="float">
            <text:p>3208434</text:p>
          </table:table-cell>
          <table:table-cell table:formula="of:=IF([performanceLog.$A19]=0;[performanceLog.E19];&quot;&quot;)" office:value-type="float" office:value="781" calcext:value-type="float">
            <text:p>781</text:p>
          </table:table-cell>
          <table:table-cell table:formula="of:=IF([performanceLog.$A19]=0;[performanceLog.F19];&quot;&quot;)" office:value-type="float" office:value="257199972" calcext:value-type="float">
            <text:p>257199972</text:p>
          </table:table-cell>
          <table:table-cell table:formula="of:=IF([performanceLog.$A19]=0;[performanceLog.G19];&quot;&quot;)" office:value-type="float" office:value="4539525" calcext:value-type="float">
            <text:p>4539525</text:p>
          </table:table-cell>
          <table:table-cell table:formula="of:=IF([performanceLog.$A19]=0;[performanceLog.H19];&quot;&quot;)" office:value-type="float" office:value="781" calcext:value-type="float">
            <text:p>781</text:p>
          </table:table-cell>
          <table:table-cell table:formula="of:=IF([performanceLog.$A19]=0;[performanceLog.I19];&quot;&quot;)" office:value-type="float" office:value="925578711" calcext:value-type="float">
            <text:p>925578711</text:p>
          </table:table-cell>
          <table:table-cell table:formula="of:=IF([performanceLog.$A19]=0;[performanceLog.J19];&quot;&quot;)" office:value-type="float" office:value="3503329" calcext:value-type="float">
            <text:p>3503329</text:p>
          </table:table-cell>
          <table:table-cell table:formula="of:=IF([performanceLog.$A19]=0;[performanceLog.K19];&quot;&quot;)" office:value-type="float" office:value="7748844" calcext:value-type="float">
            <text:p>7748844</text:p>
          </table:table-cell>
          <table:table-cell table:formula="of:=IF([performanceLog.$A19]=0;[performanceLog.L19];&quot;&quot;)" office:value-type="float" office:value="10185559" calcext:value-type="float">
            <text:p>10185559</text:p>
          </table:table-cell>
          <table:table-cell table:number-columns-repeated="4"/>
        </table:table-row>
        <table:table-row table:style-name="ro1">
          <table:table-cell/>
          <table:table-cell table:formula="of:=IF([performanceLog.$A20]=0;[performanceLog.B20];&quot;&quot;)" office:value-type="float" office:value="11913630" calcext:value-type="float">
            <text:p>11913630</text:p>
          </table:table-cell>
          <table:table-cell table:formula="of:=IF([performanceLog.$A20]=0;[performanceLog.C20];&quot;&quot;)" office:value-type="float" office:value="8759728" calcext:value-type="float">
            <text:p>8759728</text:p>
          </table:table-cell>
          <table:table-cell table:formula="of:=IF([performanceLog.$A20]=0;[performanceLog.D20];&quot;&quot;)" office:value-type="float" office:value="8269155" calcext:value-type="float">
            <text:p>8269155</text:p>
          </table:table-cell>
          <table:table-cell table:formula="of:=IF([performanceLog.$A20]=0;[performanceLog.E20];&quot;&quot;)" office:value-type="float" office:value="885" calcext:value-type="float">
            <text:p>885</text:p>
          </table:table-cell>
          <table:table-cell table:formula="of:=IF([performanceLog.$A20]=0;[performanceLog.F20];&quot;&quot;)" office:value-type="float" office:value="257138975" calcext:value-type="float">
            <text:p>257138975</text:p>
          </table:table-cell>
          <table:table-cell table:formula="of:=IF([performanceLog.$A20]=0;[performanceLog.G20];&quot;&quot;)" office:value-type="float" office:value="4572754" calcext:value-type="float">
            <text:p>4572754</text:p>
          </table:table-cell>
          <table:table-cell table:formula="of:=IF([performanceLog.$A20]=0;[performanceLog.H20];&quot;&quot;)" office:value-type="float" office:value="729" calcext:value-type="float">
            <text:p>729</text:p>
          </table:table-cell>
          <table:table-cell table:formula="of:=IF([performanceLog.$A20]=0;[performanceLog.I20];&quot;&quot;)" office:value-type="float" office:value="925941128" calcext:value-type="float">
            <text:p>925941128</text:p>
          </table:table-cell>
          <table:table-cell table:formula="of:=IF([performanceLog.$A20]=0;[performanceLog.J20];&quot;&quot;)" office:value-type="float" office:value="3500672" calcext:value-type="float">
            <text:p>3500672</text:p>
          </table:table-cell>
          <table:table-cell table:formula="of:=IF([performanceLog.$A20]=0;[performanceLog.K20];&quot;&quot;)" office:value-type="float" office:value="8057280" calcext:value-type="float">
            <text:p>8057280</text:p>
          </table:table-cell>
          <table:table-cell table:formula="of:=IF([performanceLog.$A20]=0;[performanceLog.L20];&quot;&quot;)" office:value-type="float" office:value="10377851" calcext:value-type="float">
            <text:p>10377851</text:p>
          </table:table-cell>
          <table:table-cell table:number-columns-repeated="4"/>
        </table:table-row>
        <table:table-row table:style-name="ro1">
          <table:table-cell/>
          <table:table-cell table:formula="of:=IF([performanceLog.$A21]=0;[performanceLog.B21];&quot;&quot;)" office:value-type="float" office:value="11584775" calcext:value-type="float">
            <text:p>11584775</text:p>
          </table:table-cell>
          <table:table-cell table:formula="of:=IF([performanceLog.$A21]=0;[performanceLog.C21];&quot;&quot;)" office:value-type="float" office:value="7840250" calcext:value-type="float">
            <text:p>7840250</text:p>
          </table:table-cell>
          <table:table-cell table:formula="of:=IF([performanceLog.$A21]=0;[performanceLog.D21];&quot;&quot;)" office:value-type="float" office:value="3161714" calcext:value-type="float">
            <text:p>3161714</text:p>
          </table:table-cell>
          <table:table-cell table:formula="of:=IF([performanceLog.$A21]=0;[performanceLog.E21];&quot;&quot;)" office:value-type="float" office:value="677" calcext:value-type="float">
            <text:p>677</text:p>
          </table:table-cell>
          <table:table-cell table:formula="of:=IF([performanceLog.$A21]=0;[performanceLog.F21];&quot;&quot;)" office:value-type="float" office:value="257223760" calcext:value-type="float">
            <text:p>257223760</text:p>
          </table:table-cell>
          <table:table-cell table:formula="of:=IF([performanceLog.$A21]=0;[performanceLog.G21];&quot;&quot;)" office:value-type="float" office:value="4685827" calcext:value-type="float">
            <text:p>4685827</text:p>
          </table:table-cell>
          <table:table-cell table:formula="of:=IF([performanceLog.$A21]=0;[performanceLog.H21];&quot;&quot;)" office:value-type="float" office:value="885" calcext:value-type="float">
            <text:p>885</text:p>
          </table:table-cell>
          <table:table-cell table:formula="of:=IF([performanceLog.$A21]=0;[performanceLog.I21];&quot;&quot;)" office:value-type="float" office:value="925221829" calcext:value-type="float">
            <text:p>925221829</text:p>
          </table:table-cell>
          <table:table-cell table:formula="of:=IF([performanceLog.$A21]=0;[performanceLog.J21];&quot;&quot;)" office:value-type="float" office:value="3498172" calcext:value-type="float">
            <text:p>3498172</text:p>
          </table:table-cell>
          <table:table-cell table:formula="of:=IF([performanceLog.$A21]=0;[performanceLog.K21];&quot;&quot;)" office:value-type="float" office:value="7930874" calcext:value-type="float">
            <text:p>7930874</text:p>
          </table:table-cell>
          <table:table-cell table:formula="of:=IF([performanceLog.$A21]=0;[performanceLog.L21];&quot;&quot;)" office:value-type="float" office:value="10980245" calcext:value-type="float">
            <text:p>10980245</text:p>
          </table:table-cell>
          <table:table-cell table:number-columns-repeated="4"/>
        </table:table-row>
        <table:table-row table:style-name="ro1">
          <table:table-cell/>
          <table:table-cell table:formula="of:=IF([performanceLog.$A22]=0;[performanceLog.B22];&quot;&quot;)" office:value-type="float" office:value="11616494" calcext:value-type="float">
            <text:p>11616494</text:p>
          </table:table-cell>
          <table:table-cell table:formula="of:=IF([performanceLog.$A22]=0;[performanceLog.C22];&quot;&quot;)" office:value-type="float" office:value="8728269" calcext:value-type="float">
            <text:p>8728269</text:p>
          </table:table-cell>
          <table:table-cell table:formula="of:=IF([performanceLog.$A22]=0;[performanceLog.D22];&quot;&quot;)" office:value-type="float" office:value="3264423" calcext:value-type="float">
            <text:p>3264423</text:p>
          </table:table-cell>
          <table:table-cell table:formula="of:=IF([performanceLog.$A22]=0;[performanceLog.E22];&quot;&quot;)" office:value-type="float" office:value="417" calcext:value-type="float">
            <text:p>417</text:p>
          </table:table-cell>
          <table:table-cell table:formula="of:=IF([performanceLog.$A22]=0;[performanceLog.F22];&quot;&quot;)" office:value-type="float" office:value="257223281" calcext:value-type="float">
            <text:p>257223281</text:p>
          </table:table-cell>
          <table:table-cell table:formula="of:=IF([performanceLog.$A22]=0;[performanceLog.G22];&quot;&quot;)" office:value-type="float" office:value="4704942" calcext:value-type="float">
            <text:p>4704942</text:p>
          </table:table-cell>
          <table:table-cell table:formula="of:=IF([performanceLog.$A22]=0;[performanceLog.H22];&quot;&quot;)" office:value-type="float" office:value="2292" calcext:value-type="float">
            <text:p>2292</text:p>
          </table:table-cell>
          <table:table-cell table:formula="of:=IF([performanceLog.$A22]=0;[performanceLog.I22];&quot;&quot;)" office:value-type="float" office:value="925790602" calcext:value-type="float">
            <text:p>925790602</text:p>
          </table:table-cell>
          <table:table-cell table:formula="of:=IF([performanceLog.$A22]=0;[performanceLog.J22];&quot;&quot;)" office:value-type="float" office:value="3548901" calcext:value-type="float">
            <text:p>3548901</text:p>
          </table:table-cell>
          <table:table-cell table:formula="of:=IF([performanceLog.$A22]=0;[performanceLog.K22];&quot;&quot;)" office:value-type="float" office:value="7999676" calcext:value-type="float">
            <text:p>7999676</text:p>
          </table:table-cell>
          <table:table-cell table:formula="of:=IF([performanceLog.$A22]=0;[performanceLog.L22];&quot;&quot;)" office:value-type="float" office:value="10986546" calcext:value-type="float">
            <text:p>10986546</text:p>
          </table:table-cell>
          <table:table-cell table:number-columns-repeated="4"/>
        </table:table-row>
        <table:table-row table:style-name="ro1">
          <table:table-cell/>
          <table:table-cell table:formula="of:=IF([performanceLog.$A23]=0;[performanceLog.B23];&quot;&quot;)" office:value-type="float" office:value="11563473" calcext:value-type="float">
            <text:p>11563473</text:p>
          </table:table-cell>
          <table:table-cell table:formula="of:=IF([performanceLog.$A23]=0;[performanceLog.C23];&quot;&quot;)" office:value-type="float" office:value="8707227" calcext:value-type="float">
            <text:p>8707227</text:p>
          </table:table-cell>
          <table:table-cell table:formula="of:=IF([performanceLog.$A23]=0;[performanceLog.D23];&quot;&quot;)" office:value-type="float" office:value="3188277" calcext:value-type="float">
            <text:p>3188277</text:p>
          </table:table-cell>
          <table:table-cell table:formula="of:=IF([performanceLog.$A23]=0;[performanceLog.E23];&quot;&quot;)" office:value-type="float" office:value="625" calcext:value-type="float">
            <text:p>625</text:p>
          </table:table-cell>
          <table:table-cell table:formula="of:=IF([performanceLog.$A23]=0;[performanceLog.F23];&quot;&quot;)" office:value-type="float" office:value="257266971" calcext:value-type="float">
            <text:p>257266971</text:p>
          </table:table-cell>
          <table:table-cell table:formula="of:=IF([performanceLog.$A23]=0;[performanceLog.G23];&quot;&quot;)" office:value-type="float" office:value="4768275" calcext:value-type="float">
            <text:p>4768275</text:p>
          </table:table-cell>
          <table:table-cell table:formula="of:=IF([performanceLog.$A23]=0;[performanceLog.H23];&quot;&quot;)" office:value-type="float" office:value="677" calcext:value-type="float">
            <text:p>677</text:p>
          </table:table-cell>
          <table:table-cell table:formula="of:=IF([performanceLog.$A23]=0;[performanceLog.I23];&quot;&quot;)" office:value-type="float" office:value="926608751" calcext:value-type="float">
            <text:p>926608751</text:p>
          </table:table-cell>
          <table:table-cell table:formula="of:=IF([performanceLog.$A23]=0;[performanceLog.J23];&quot;&quot;)" office:value-type="float" office:value="3500776" calcext:value-type="float">
            <text:p>3500776</text:p>
          </table:table-cell>
          <table:table-cell table:formula="of:=IF([performanceLog.$A23]=0;[performanceLog.K23];&quot;&quot;)" office:value-type="float" office:value="7835041" calcext:value-type="float">
            <text:p>7835041</text:p>
          </table:table-cell>
          <table:table-cell table:formula="of:=IF([performanceLog.$A23]=0;[performanceLog.L23];&quot;&quot;)" office:value-type="float" office:value="11004932" calcext:value-type="float">
            <text:p>11004932</text:p>
          </table:table-cell>
          <table:table-cell table:number-columns-repeated="4"/>
        </table:table-row>
        <table:table-row table:style-name="ro1">
          <table:table-cell/>
          <table:table-cell table:formula="of:=IF([performanceLog.$A24]=0;[performanceLog.B24];&quot;&quot;)" office:value-type="float" office:value="11622483" calcext:value-type="float">
            <text:p>11622483</text:p>
          </table:table-cell>
          <table:table-cell table:formula="of:=IF([performanceLog.$A24]=0;[performanceLog.C24];&quot;&quot;)" office:value-type="float" office:value="8971237" calcext:value-type="float">
            <text:p>8971237</text:p>
          </table:table-cell>
          <table:table-cell table:formula="of:=IF([performanceLog.$A24]=0;[performanceLog.D24];&quot;&quot;)" office:value-type="float" office:value="3230151" calcext:value-type="float">
            <text:p>3230151</text:p>
          </table:table-cell>
          <table:table-cell table:formula="of:=IF([performanceLog.$A24]=0;[performanceLog.E24];&quot;&quot;)" office:value-type="float" office:value="521" calcext:value-type="float">
            <text:p>521</text:p>
          </table:table-cell>
          <table:table-cell table:formula="of:=IF([performanceLog.$A24]=0;[performanceLog.F24];&quot;&quot;)" office:value-type="float" office:value="257188944" calcext:value-type="float">
            <text:p>257188944</text:p>
          </table:table-cell>
          <table:table-cell table:formula="of:=IF([performanceLog.$A24]=0;[performanceLog.G24];&quot;&quot;)" office:value-type="float" office:value="4704108" calcext:value-type="float">
            <text:p>4704108</text:p>
          </table:table-cell>
          <table:table-cell table:formula="of:=IF([performanceLog.$A24]=0;[performanceLog.H24];&quot;&quot;)" office:value-type="float" office:value="885" calcext:value-type="float">
            <text:p>885</text:p>
          </table:table-cell>
          <table:table-cell table:formula="of:=IF([performanceLog.$A24]=0;[performanceLog.I24];&quot;&quot;)" office:value-type="float" office:value="926997263" calcext:value-type="float">
            <text:p>926997263</text:p>
          </table:table-cell>
          <table:table-cell table:formula="of:=IF([performanceLog.$A24]=0;[performanceLog.J24];&quot;&quot;)" office:value-type="float" office:value="3620620" calcext:value-type="float">
            <text:p>3620620</text:p>
          </table:table-cell>
          <table:table-cell table:formula="of:=IF([performanceLog.$A24]=0;[performanceLog.K24];&quot;&quot;)" office:value-type="float" office:value="7591031" calcext:value-type="float">
            <text:p>7591031</text:p>
          </table:table-cell>
          <table:table-cell table:formula="of:=IF([performanceLog.$A24]=0;[performanceLog.L24];&quot;&quot;)" office:value-type="float" office:value="11013108" calcext:value-type="float">
            <text:p>11013108</text:p>
          </table:table-cell>
          <table:table-cell table:number-columns-repeated="4"/>
        </table:table-row>
        <table:table-row table:style-name="ro1">
          <table:table-cell/>
          <table:table-cell table:formula="of:=IF([performanceLog.$A25]=0;[performanceLog.B25];&quot;&quot;)" office:value-type="float" office:value="12054252" calcext:value-type="float">
            <text:p>12054252</text:p>
          </table:table-cell>
          <table:table-cell table:formula="of:=IF([performanceLog.$A25]=0;[performanceLog.C25];&quot;&quot;)" office:value-type="float" office:value="8864987" calcext:value-type="float">
            <text:p>8864987</text:p>
          </table:table-cell>
          <table:table-cell table:formula="of:=IF([performanceLog.$A25]=0;[performanceLog.D25];&quot;&quot;)" office:value-type="float" office:value="3180464" calcext:value-type="float">
            <text:p>3180464</text:p>
          </table:table-cell>
          <table:table-cell table:formula="of:=IF([performanceLog.$A25]=0;[performanceLog.E25];&quot;&quot;)" office:value-type="float" office:value="365" calcext:value-type="float">
            <text:p>365</text:p>
          </table:table-cell>
          <table:table-cell table:formula="of:=IF([performanceLog.$A25]=0;[performanceLog.F25];&quot;&quot;)" office:value-type="float" office:value="257335031" calcext:value-type="float">
            <text:p>257335031</text:p>
          </table:table-cell>
          <table:table-cell table:formula="of:=IF([performanceLog.$A25]=0;[performanceLog.G25];&quot;&quot;)" office:value-type="float" office:value="4563274" calcext:value-type="float">
            <text:p>4563274</text:p>
          </table:table-cell>
          <table:table-cell table:formula="of:=IF([performanceLog.$A25]=0;[performanceLog.H25];&quot;&quot;)" office:value-type="float" office:value="625" calcext:value-type="float">
            <text:p>625</text:p>
          </table:table-cell>
          <table:table-cell table:formula="of:=IF([performanceLog.$A25]=0;[performanceLog.I25];&quot;&quot;)" office:value-type="float" office:value="926253018" calcext:value-type="float">
            <text:p>926253018</text:p>
          </table:table-cell>
          <table:table-cell table:formula="of:=IF([performanceLog.$A25]=0;[performanceLog.J25];&quot;&quot;)" office:value-type="float" office:value="3499942" calcext:value-type="float">
            <text:p>3499942</text:p>
          </table:table-cell>
          <table:table-cell table:formula="of:=IF([performanceLog.$A25]=0;[performanceLog.K25];&quot;&quot;)" office:value-type="float" office:value="7672800" calcext:value-type="float">
            <text:p>7672800</text:p>
          </table:table-cell>
          <table:table-cell table:formula="of:=IF([performanceLog.$A25]=0;[performanceLog.L25];&quot;&quot;)" office:value-type="float" office:value="11091754" calcext:value-type="float">
            <text:p>11091754</text:p>
          </table:table-cell>
          <table:table-cell table:number-columns-repeated="4"/>
        </table:table-row>
        <table:table-row table:style-name="ro1">
          <table:table-cell/>
          <table:table-cell table:formula="of:=IF([performanceLog.$A26]=0;[performanceLog.B26];&quot;&quot;)" office:value-type="float" office:value="11978419" calcext:value-type="float">
            <text:p>11978419</text:p>
          </table:table-cell>
          <table:table-cell table:formula="of:=IF([performanceLog.$A26]=0;[performanceLog.C26];&quot;&quot;)" office:value-type="float" office:value="8672070" calcext:value-type="float">
            <text:p>8672070</text:p>
          </table:table-cell>
          <table:table-cell table:formula="of:=IF([performanceLog.$A26]=0;[performanceLog.D26];&quot;&quot;)" office:value-type="float" office:value="3257338" calcext:value-type="float">
            <text:p>3257338</text:p>
          </table:table-cell>
          <table:table-cell table:formula="of:=IF([performanceLog.$A26]=0;[performanceLog.E26];&quot;&quot;)" office:value-type="float" office:value="521" calcext:value-type="float">
            <text:p>521</text:p>
          </table:table-cell>
          <table:table-cell table:formula="of:=IF([performanceLog.$A26]=0;[performanceLog.F26];&quot;&quot;)" office:value-type="float" office:value="257203615" calcext:value-type="float">
            <text:p>257203615</text:p>
          </table:table-cell>
          <table:table-cell table:formula="of:=IF([performanceLog.$A26]=0;[performanceLog.G26];&quot;&quot;)" office:value-type="float" office:value="4637389" calcext:value-type="float">
            <text:p>4637389</text:p>
          </table:table-cell>
          <table:table-cell table:formula="of:=IF([performanceLog.$A26]=0;[performanceLog.H26];&quot;&quot;)" office:value-type="float" office:value="729" calcext:value-type="float">
            <text:p>729</text:p>
          </table:table-cell>
          <table:table-cell table:formula="of:=IF([performanceLog.$A26]=0;[performanceLog.I26];&quot;&quot;)" office:value-type="float" office:value="925622317" calcext:value-type="float">
            <text:p>925622317</text:p>
          </table:table-cell>
          <table:table-cell table:formula="of:=IF([performanceLog.$A26]=0;[performanceLog.J26];&quot;&quot;)" office:value-type="float" office:value="3557130" calcext:value-type="float">
            <text:p>3557130</text:p>
          </table:table-cell>
          <table:table-cell table:formula="of:=IF([performanceLog.$A26]=0;[performanceLog.K26];&quot;&quot;)" office:value-type="float" office:value="7691550" calcext:value-type="float">
            <text:p>7691550</text:p>
          </table:table-cell>
          <table:table-cell table:formula="of:=IF([performanceLog.$A26]=0;[performanceLog.L26];&quot;&quot;)" office:value-type="float" office:value="11008472" calcext:value-type="float">
            <text:p>11008472</text:p>
          </table:table-cell>
          <table:table-cell table:number-columns-repeated="4"/>
        </table:table-row>
        <table:table-row table:style-name="ro1">
          <table:table-cell/>
          <table:table-cell table:formula="of:=IF([performanceLog.$A27]=0;[performanceLog.B27];&quot;&quot;)" office:value-type="float" office:value="11743680" calcext:value-type="float">
            <text:p>11743680</text:p>
          </table:table-cell>
          <table:table-cell table:formula="of:=IF([performanceLog.$A27]=0;[performanceLog.C27];&quot;&quot;)" office:value-type="float" office:value="8553008" calcext:value-type="float">
            <text:p>8553008</text:p>
          </table:table-cell>
          <table:table-cell table:formula="of:=IF([performanceLog.$A27]=0;[performanceLog.D27];&quot;&quot;)" office:value-type="float" office:value="3159214" calcext:value-type="float">
            <text:p>3159214</text:p>
          </table:table-cell>
          <table:table-cell table:formula="of:=IF([performanceLog.$A27]=0;[performanceLog.E27];&quot;&quot;)" office:value-type="float" office:value="417" calcext:value-type="float">
            <text:p>417</text:p>
          </table:table-cell>
          <table:table-cell table:formula="of:=IF([performanceLog.$A27]=0;[performanceLog.F27];&quot;&quot;)" office:value-type="float" office:value="257347461" calcext:value-type="float">
            <text:p>257347461</text:p>
          </table:table-cell>
          <table:table-cell table:formula="of:=IF([performanceLog.$A27]=0;[performanceLog.G27];&quot;&quot;)" office:value-type="float" office:value="4566920" calcext:value-type="float">
            <text:p>4566920</text:p>
          </table:table-cell>
          <table:table-cell table:formula="of:=IF([performanceLog.$A27]=0;[performanceLog.H27];&quot;&quot;)" office:value-type="float" office:value="625" calcext:value-type="float">
            <text:p>625</text:p>
          </table:table-cell>
          <table:table-cell table:formula="of:=IF([performanceLog.$A27]=0;[performanceLog.I27];&quot;&quot;)" office:value-type="float" office:value="926133227" calcext:value-type="float">
            <text:p>926133227</text:p>
          </table:table-cell>
          <table:table-cell table:formula="of:=IF([performanceLog.$A27]=0;[performanceLog.J27];&quot;&quot;)" office:value-type="float" office:value="3501505" calcext:value-type="float">
            <text:p>3501505</text:p>
          </table:table-cell>
          <table:table-cell table:formula="of:=IF([performanceLog.$A27]=0;[performanceLog.K27];&quot;&quot;)" office:value-type="float" office:value="7653998" calcext:value-type="float">
            <text:p>7653998</text:p>
          </table:table-cell>
          <table:table-cell table:formula="of:=IF([performanceLog.$A27]=0;[performanceLog.L27];&quot;&quot;)" office:value-type="float" office:value="10196026" calcext:value-type="float">
            <text:p>10196026</text:p>
          </table:table-cell>
          <table:table-cell table:number-columns-repeated="4"/>
        </table:table-row>
        <table:table-row table:style-name="ro1">
          <table:table-cell/>
          <table:table-cell table:formula="of:=IF([performanceLog.$A28]=0;[performanceLog.B28];&quot;&quot;)" office:value-type="float" office:value="11798263" calcext:value-type="float">
            <text:p>11798263</text:p>
          </table:table-cell>
          <table:table-cell table:formula="of:=IF([performanceLog.$A28]=0;[performanceLog.C28];&quot;&quot;)" office:value-type="float" office:value="8545143" calcext:value-type="float">
            <text:p>8545143</text:p>
          </table:table-cell>
          <table:table-cell table:formula="of:=IF([performanceLog.$A28]=0;[performanceLog.D28];&quot;&quot;)" office:value-type="float" office:value="3189787" calcext:value-type="float">
            <text:p>3189787</text:p>
          </table:table-cell>
          <table:table-cell table:formula="of:=IF([performanceLog.$A28]=0;[performanceLog.E28];&quot;&quot;)" office:value-type="float" office:value="2448" calcext:value-type="float">
            <text:p>2448</text:p>
          </table:table-cell>
          <table:table-cell table:formula="of:=IF([performanceLog.$A28]=0;[performanceLog.F28];&quot;&quot;)" office:value-type="float" office:value="257332299" calcext:value-type="float">
            <text:p>257332299</text:p>
          </table:table-cell>
          <table:table-cell table:formula="of:=IF([performanceLog.$A28]=0;[performanceLog.G28];&quot;&quot;)" office:value-type="float" office:value="4575410" calcext:value-type="float">
            <text:p>4575410</text:p>
          </table:table-cell>
          <table:table-cell table:formula="of:=IF([performanceLog.$A28]=0;[performanceLog.H28];&quot;&quot;)" office:value-type="float" office:value="625" calcext:value-type="float">
            <text:p>625</text:p>
          </table:table-cell>
          <table:table-cell table:formula="of:=IF([performanceLog.$A28]=0;[performanceLog.I28];&quot;&quot;)" office:value-type="float" office:value="925812890" calcext:value-type="float">
            <text:p>925812890</text:p>
          </table:table-cell>
          <table:table-cell table:formula="of:=IF([performanceLog.$A28]=0;[performanceLog.J28];&quot;&quot;)" office:value-type="float" office:value="3504890" calcext:value-type="float">
            <text:p>3504890</text:p>
          </table:table-cell>
          <table:table-cell table:formula="of:=IF([performanceLog.$A28]=0;[performanceLog.K28];&quot;&quot;)" office:value-type="float" office:value="7657800" calcext:value-type="float">
            <text:p>7657800</text:p>
          </table:table-cell>
          <table:table-cell table:formula="of:=IF([performanceLog.$A28]=0;[performanceLog.L28];&quot;&quot;)" office:value-type="float" office:value="10254359" calcext:value-type="float">
            <text:p>10254359</text:p>
          </table:table-cell>
          <table:table-cell table:number-columns-repeated="4"/>
        </table:table-row>
        <table:table-row table:style-name="ro1">
          <table:table-cell/>
          <table:table-cell table:formula="of:=IF([performanceLog.$A29]=0;[performanceLog.B29];&quot;&quot;)" office:value-type="float" office:value="11774200" calcext:value-type="float">
            <text:p>11774200</text:p>
          </table:table-cell>
          <table:table-cell table:formula="of:=IF([performanceLog.$A29]=0;[performanceLog.C29];&quot;&quot;)" office:value-type="float" office:value="8476288" calcext:value-type="float">
            <text:p>8476288</text:p>
          </table:table-cell>
          <table:table-cell table:formula="of:=IF([performanceLog.$A29]=0;[performanceLog.D29];&quot;&quot;)" office:value-type="float" office:value="3202182" calcext:value-type="float">
            <text:p>3202182</text:p>
          </table:table-cell>
          <table:table-cell table:formula="of:=IF([performanceLog.$A29]=0;[performanceLog.E29];&quot;&quot;)" office:value-type="float" office:value="469" calcext:value-type="float">
            <text:p>469</text:p>
          </table:table-cell>
          <table:table-cell table:formula="of:=IF([performanceLog.$A29]=0;[performanceLog.F29];&quot;&quot;)" office:value-type="float" office:value="257373231" calcext:value-type="float">
            <text:p>257373231</text:p>
          </table:table-cell>
          <table:table-cell table:formula="of:=IF([performanceLog.$A29]=0;[performanceLog.G29];&quot;&quot;)" office:value-type="float" office:value="4598847" calcext:value-type="float">
            <text:p>4598847</text:p>
          </table:table-cell>
          <table:table-cell table:formula="of:=IF([performanceLog.$A29]=0;[performanceLog.H29];&quot;&quot;)" office:value-type="float" office:value="677" calcext:value-type="float">
            <text:p>677</text:p>
          </table:table-cell>
          <table:table-cell table:formula="of:=IF([performanceLog.$A29]=0;[performanceLog.I29];&quot;&quot;)" office:value-type="float" office:value="925440209" calcext:value-type="float">
            <text:p>925440209</text:p>
          </table:table-cell>
          <table:table-cell table:formula="of:=IF([performanceLog.$A29]=0;[performanceLog.J29];&quot;&quot;)" office:value-type="float" office:value="3553744" calcext:value-type="float">
            <text:p>3553744</text:p>
          </table:table-cell>
          <table:table-cell table:formula="of:=IF([performanceLog.$A29]=0;[performanceLog.K29];&quot;&quot;)" office:value-type="float" office:value="7597539" calcext:value-type="float">
            <text:p>7597539</text:p>
          </table:table-cell>
          <table:table-cell table:formula="of:=IF([performanceLog.$A29]=0;[performanceLog.L29];&quot;&quot;)" office:value-type="float" office:value="10192275" calcext:value-type="float">
            <text:p>10192275</text:p>
          </table:table-cell>
          <table:table-cell table:number-columns-repeated="4"/>
        </table:table-row>
        <table:table-row table:style-name="ro1">
          <table:table-cell/>
          <table:table-cell table:formula="of:=IF([performanceLog.$A30]=0;[performanceLog.B30];&quot;&quot;)" office:value-type="float" office:value="12062897" calcext:value-type="float">
            <text:p>12062897</text:p>
          </table:table-cell>
          <table:table-cell table:formula="of:=IF([performanceLog.$A30]=0;[performanceLog.C30];&quot;&quot;)" office:value-type="float" office:value="8009779" calcext:value-type="float">
            <text:p>8009779</text:p>
          </table:table-cell>
          <table:table-cell table:formula="of:=IF([performanceLog.$A30]=0;[performanceLog.D30];&quot;&quot;)" office:value-type="float" office:value="3347339" calcext:value-type="float">
            <text:p>3347339</text:p>
          </table:table-cell>
          <table:table-cell table:formula="of:=IF([performanceLog.$A30]=0;[performanceLog.E30];&quot;&quot;)" office:value-type="float" office:value="469" calcext:value-type="float">
            <text:p>469</text:p>
          </table:table-cell>
          <table:table-cell table:formula="of:=IF([performanceLog.$A30]=0;[performanceLog.F30];&quot;&quot;)" office:value-type="float" office:value="257420046" calcext:value-type="float">
            <text:p>257420046</text:p>
          </table:table-cell>
          <table:table-cell table:formula="of:=IF([performanceLog.$A30]=0;[performanceLog.G30];&quot;&quot;)" office:value-type="float" office:value="4670930" calcext:value-type="float">
            <text:p>4670930</text:p>
          </table:table-cell>
          <table:table-cell table:formula="of:=IF([performanceLog.$A30]=0;[performanceLog.H30];&quot;&quot;)" office:value-type="float" office:value="2239" calcext:value-type="float">
            <text:p>2239</text:p>
          </table:table-cell>
          <table:table-cell table:formula="of:=IF([performanceLog.$A30]=0;[performanceLog.I30];&quot;&quot;)" office:value-type="float" office:value="926015497" calcext:value-type="float">
            <text:p>926015497</text:p>
          </table:table-cell>
          <table:table-cell table:formula="of:=IF([performanceLog.$A30]=0;[performanceLog.J30];&quot;&quot;)" office:value-type="float" office:value="3503067" calcext:value-type="float">
            <text:p>3503067</text:p>
          </table:table-cell>
          <table:table-cell table:formula="of:=IF([performanceLog.$A30]=0;[performanceLog.K30];&quot;&quot;)" office:value-type="float" office:value="7995664" calcext:value-type="float">
            <text:p>7995664</text:p>
          </table:table-cell>
          <table:table-cell table:formula="of:=IF([performanceLog.$A30]=0;[performanceLog.L30];&quot;&quot;)" office:value-type="float" office:value="10246025" calcext:value-type="float">
            <text:p>10246025</text:p>
          </table:table-cell>
          <table:table-cell table:number-columns-repeated="4"/>
        </table:table-row>
        <table:table-row table:style-name="ro1">
          <table:table-cell/>
          <table:table-cell table:formula="of:=IF([performanceLog.$A31]=0;[performanceLog.B31];&quot;&quot;)" office:value-type="float" office:value="11776126" calcext:value-type="float">
            <text:p>11776126</text:p>
          </table:table-cell>
          <table:table-cell table:formula="of:=IF([performanceLog.$A31]=0;[performanceLog.C31];&quot;&quot;)" office:value-type="float" office:value="8366757" calcext:value-type="float">
            <text:p>8366757</text:p>
          </table:table-cell>
          <table:table-cell table:formula="of:=IF([performanceLog.$A31]=0;[performanceLog.D31];&quot;&quot;)" office:value-type="float" office:value="3197026" calcext:value-type="float">
            <text:p>3197026</text:p>
          </table:table-cell>
          <table:table-cell table:formula="of:=IF([performanceLog.$A31]=0;[performanceLog.E31];&quot;&quot;)" office:value-type="float" office:value="521" calcext:value-type="float">
            <text:p>521</text:p>
          </table:table-cell>
          <table:table-cell table:formula="of:=IF([performanceLog.$A31]=0;[performanceLog.F31];&quot;&quot;)" office:value-type="float" office:value="257445297" calcext:value-type="float">
            <text:p>257445297</text:p>
          </table:table-cell>
          <table:table-cell table:formula="of:=IF([performanceLog.$A31]=0;[performanceLog.G31];&quot;&quot;)" office:value-type="float" office:value="4586399" calcext:value-type="float">
            <text:p>4586399</text:p>
          </table:table-cell>
          <table:table-cell table:formula="of:=IF([performanceLog.$A31]=0;[performanceLog.H31];&quot;&quot;)" office:value-type="float" office:value="781" calcext:value-type="float">
            <text:p>781</text:p>
          </table:table-cell>
          <table:table-cell table:formula="of:=IF([performanceLog.$A31]=0;[performanceLog.I31];&quot;&quot;)" office:value-type="float" office:value="925479328" calcext:value-type="float">
            <text:p>925479328</text:p>
          </table:table-cell>
          <table:table-cell table:formula="of:=IF([performanceLog.$A31]=0;[performanceLog.J31];&quot;&quot;)" office:value-type="float" office:value="3498275" calcext:value-type="float">
            <text:p>3498275</text:p>
          </table:table-cell>
          <table:table-cell table:formula="of:=IF([performanceLog.$A31]=0;[performanceLog.K31];&quot;&quot;)" office:value-type="float" office:value="7894830" calcext:value-type="float">
            <text:p>7894830</text:p>
          </table:table-cell>
          <table:table-cell table:formula="of:=IF([performanceLog.$A31]=0;[performanceLog.L31];&quot;&quot;)" office:value-type="float" office:value="10421076" calcext:value-type="float">
            <text:p>10421076</text:p>
          </table:table-cell>
          <table:table-cell table:number-columns-repeated="4"/>
        </table:table-row>
        <table:table-row table:style-name="ro1">
          <table:table-cell/>
          <table:table-cell table:formula="of:=IF([performanceLog.$A32]=0;[performanceLog.B32];&quot;&quot;)" office:value-type="float" office:value="11698053" calcext:value-type="float">
            <text:p>11698053</text:p>
          </table:table-cell>
          <table:table-cell table:formula="of:=IF([performanceLog.$A32]=0;[performanceLog.C32];&quot;&quot;)" office:value-type="float" office:value="8690193" calcext:value-type="float">
            <text:p>8690193</text:p>
          </table:table-cell>
          <table:table-cell table:formula="of:=IF([performanceLog.$A32]=0;[performanceLog.D32];&quot;&quot;)" office:value-type="float" office:value="3104734" calcext:value-type="float">
            <text:p>3104734</text:p>
          </table:table-cell>
          <table:table-cell table:formula="of:=IF([performanceLog.$A32]=0;[performanceLog.E32];&quot;&quot;)" office:value-type="float" office:value="521" calcext:value-type="float">
            <text:p>521</text:p>
          </table:table-cell>
          <table:table-cell table:formula="of:=IF([performanceLog.$A32]=0;[performanceLog.F32];&quot;&quot;)" office:value-type="float" office:value="257352167" calcext:value-type="float">
            <text:p>257352167</text:p>
          </table:table-cell>
          <table:table-cell table:formula="of:=IF([performanceLog.$A32]=0;[performanceLog.G32];&quot;&quot;)" office:value-type="float" office:value="4637180" calcext:value-type="float">
            <text:p>4637180</text:p>
          </table:table-cell>
          <table:table-cell table:formula="of:=IF([performanceLog.$A32]=0;[performanceLog.H32];&quot;&quot;)" office:value-type="float" office:value="677" calcext:value-type="float">
            <text:p>677</text:p>
          </table:table-cell>
          <table:table-cell table:formula="of:=IF([performanceLog.$A32]=0;[performanceLog.I32];&quot;&quot;)" office:value-type="float" office:value="924836752" calcext:value-type="float">
            <text:p>924836752</text:p>
          </table:table-cell>
          <table:table-cell table:formula="of:=IF([performanceLog.$A32]=0;[performanceLog.J32];&quot;&quot;)" office:value-type="float" office:value="3499004" calcext:value-type="float">
            <text:p>3499004</text:p>
          </table:table-cell>
          <table:table-cell table:formula="of:=IF([performanceLog.$A32]=0;[performanceLog.K32];&quot;&quot;)" office:value-type="float" office:value="7744362" calcext:value-type="float">
            <text:p>7744362</text:p>
          </table:table-cell>
          <table:table-cell table:formula="of:=IF([performanceLog.$A32]=0;[performanceLog.L32];&quot;&quot;)" office:value-type="float" office:value="10333108" calcext:value-type="float">
            <text:p>10333108</text:p>
          </table:table-cell>
          <table:table-cell table:number-columns-repeated="4"/>
        </table:table-row>
        <table:table-row table:style-name="ro1">
          <table:table-cell/>
          <table:table-cell table:formula="of:=IF([performanceLog.$A33]=0;[performanceLog.B33];&quot;&quot;)" office:value-type="float" office:value="11681021" calcext:value-type="float">
            <text:p>11681021</text:p>
          </table:table-cell>
          <table:table-cell table:formula="of:=IF([performanceLog.$A33]=0;[performanceLog.C33];&quot;&quot;)" office:value-type="float" office:value="8648422" calcext:value-type="float">
            <text:p>8648422</text:p>
          </table:table-cell>
          <table:table-cell table:formula="of:=IF([performanceLog.$A33]=0;[performanceLog.D33];&quot;&quot;)" office:value-type="float" office:value="3299473" calcext:value-type="float">
            <text:p>3299473</text:p>
          </table:table-cell>
          <table:table-cell table:formula="of:=IF([performanceLog.$A33]=0;[performanceLog.E33];&quot;&quot;)" office:value-type="float" office:value="2239" calcext:value-type="float">
            <text:p>2239</text:p>
          </table:table-cell>
          <table:table-cell table:formula="of:=IF([performanceLog.$A33]=0;[performanceLog.F33];&quot;&quot;)" office:value-type="float" office:value="257365026" calcext:value-type="float">
            <text:p>257365026</text:p>
          </table:table-cell>
          <table:table-cell table:formula="of:=IF([performanceLog.$A33]=0;[performanceLog.G33];&quot;&quot;)" office:value-type="float" office:value="4620512" calcext:value-type="float">
            <text:p>4620512</text:p>
          </table:table-cell>
          <table:table-cell table:formula="of:=IF([performanceLog.$A33]=0;[performanceLog.H33];&quot;&quot;)" office:value-type="float" office:value="729" calcext:value-type="float">
            <text:p>729</text:p>
          </table:table-cell>
          <table:table-cell table:formula="of:=IF([performanceLog.$A33]=0;[performanceLog.I33];&quot;&quot;)" office:value-type="float" office:value="926894069" calcext:value-type="float">
            <text:p>926894069</text:p>
          </table:table-cell>
          <table:table-cell table:formula="of:=IF([performanceLog.$A33]=0;[performanceLog.J33];&quot;&quot;)" office:value-type="float" office:value="3547442" calcext:value-type="float">
            <text:p>3547442</text:p>
          </table:table-cell>
          <table:table-cell table:formula="of:=IF([performanceLog.$A33]=0;[performanceLog.K33];&quot;&quot;)" office:value-type="float" office:value="7649622" calcext:value-type="float">
            <text:p>7649622</text:p>
          </table:table-cell>
          <table:table-cell table:formula="of:=IF([performanceLog.$A33]=0;[performanceLog.L33];&quot;&quot;)" office:value-type="float" office:value="10305138" calcext:value-type="float">
            <text:p>10305138</text:p>
          </table:table-cell>
          <table:table-cell table:number-columns-repeated="4"/>
        </table:table-row>
        <table:table-row table:style-name="ro1">
          <table:table-cell/>
          <table:table-cell table:formula="of:=IF([performanceLog.$A34]=0;[performanceLog.B34];&quot;&quot;)" office:value-type="float" office:value="11568417" calcext:value-type="float">
            <text:p>11568417</text:p>
          </table:table-cell>
          <table:table-cell table:formula="of:=IF([performanceLog.$A34]=0;[performanceLog.C34];&quot;&quot;)" office:value-type="float" office:value="8562225" calcext:value-type="float">
            <text:p>8562225</text:p>
          </table:table-cell>
          <table:table-cell table:formula="of:=IF([performanceLog.$A34]=0;[performanceLog.D34];&quot;&quot;)" office:value-type="float" office:value="3166765" calcext:value-type="float">
            <text:p>3166765</text:p>
          </table:table-cell>
          <table:table-cell table:formula="of:=IF([performanceLog.$A34]=0;[performanceLog.E34];&quot;&quot;)" office:value-type="float" office:value="521" calcext:value-type="float">
            <text:p>521</text:p>
          </table:table-cell>
          <table:table-cell table:formula="of:=IF([performanceLog.$A34]=0;[performanceLog.F34];&quot;&quot;)" office:value-type="float" office:value="257414083" calcext:value-type="float">
            <text:p>257414083</text:p>
          </table:table-cell>
          <table:table-cell table:formula="of:=IF([performanceLog.$A34]=0;[performanceLog.G34];&quot;&quot;)" office:value-type="float" office:value="4575981" calcext:value-type="float">
            <text:p>4575981</text:p>
          </table:table-cell>
          <table:table-cell table:formula="of:=IF([performanceLog.$A34]=0;[performanceLog.H34];&quot;&quot;)" office:value-type="float" office:value="729" calcext:value-type="float">
            <text:p>729</text:p>
          </table:table-cell>
          <table:table-cell table:formula="of:=IF([performanceLog.$A34]=0;[performanceLog.I34];&quot;&quot;)" office:value-type="float" office:value="926550714" calcext:value-type="float">
            <text:p>926550714</text:p>
          </table:table-cell>
          <table:table-cell table:formula="of:=IF([performanceLog.$A34]=0;[performanceLog.J34];&quot;&quot;)" office:value-type="float" office:value="3497859" calcext:value-type="float">
            <text:p>3497859</text:p>
          </table:table-cell>
          <table:table-cell table:formula="of:=IF([performanceLog.$A34]=0;[performanceLog.K34];&quot;&quot;)" office:value-type="float" office:value="7670299" calcext:value-type="float">
            <text:p>7670299</text:p>
          </table:table-cell>
          <table:table-cell table:formula="of:=IF([performanceLog.$A34]=0;[performanceLog.L34];&quot;&quot;)" office:value-type="float" office:value="10395763" calcext:value-type="float">
            <text:p>10395763</text:p>
          </table:table-cell>
          <table:table-cell table:number-columns-repeated="4"/>
        </table:table-row>
        <table:table-row table:style-name="ro1">
          <table:table-cell/>
          <table:table-cell table:formula="of:=IF([performanceLog.$A35]=0;[performanceLog.B35];&quot;&quot;)" office:value-type="float" office:value="11621386" calcext:value-type="float">
            <text:p>11621386</text:p>
          </table:table-cell>
          <table:table-cell table:formula="of:=IF([performanceLog.$A35]=0;[performanceLog.C35];&quot;&quot;)" office:value-type="float" office:value="8243995" calcext:value-type="float">
            <text:p>8243995</text:p>
          </table:table-cell>
          <table:table-cell table:formula="of:=IF([performanceLog.$A35]=0;[performanceLog.D35];&quot;&quot;)" office:value-type="float" office:value="3147182" calcext:value-type="float">
            <text:p>3147182</text:p>
          </table:table-cell>
          <table:table-cell table:formula="of:=IF([performanceLog.$A35]=0;[performanceLog.E35];&quot;&quot;)" office:value-type="float" office:value="572" calcext:value-type="float">
            <text:p>572</text:p>
          </table:table-cell>
          <table:table-cell table:formula="of:=IF([performanceLog.$A35]=0;[performanceLog.F35];&quot;&quot;)" office:value-type="float" office:value="257239856" calcext:value-type="float">
            <text:p>257239856</text:p>
          </table:table-cell>
          <table:table-cell table:formula="of:=IF([performanceLog.$A35]=0;[performanceLog.G35];&quot;&quot;)" office:value-type="float" office:value="4559367" calcext:value-type="float">
            <text:p>4559367</text:p>
          </table:table-cell>
          <table:table-cell table:formula="of:=IF([performanceLog.$A35]=0;[performanceLog.H35];&quot;&quot;)" office:value-type="float" office:value="625" calcext:value-type="float">
            <text:p>625</text:p>
          </table:table-cell>
          <table:table-cell table:formula="of:=IF([performanceLog.$A35]=0;[performanceLog.I35];&quot;&quot;)" office:value-type="float" office:value="926092411" calcext:value-type="float">
            <text:p>926092411</text:p>
          </table:table-cell>
          <table:table-cell table:formula="of:=IF([performanceLog.$A35]=0;[performanceLog.J35];&quot;&quot;)" office:value-type="float" office:value="3494577" calcext:value-type="float">
            <text:p>3494577</text:p>
          </table:table-cell>
          <table:table-cell table:formula="of:=IF([performanceLog.$A35]=0;[performanceLog.K35];&quot;&quot;)" office:value-type="float" office:value="7755767" calcext:value-type="float">
            <text:p>7755767</text:p>
          </table:table-cell>
          <table:table-cell table:formula="of:=IF([performanceLog.$A35]=0;[performanceLog.L35];&quot;&quot;)" office:value-type="float" office:value="10992011" calcext:value-type="float">
            <text:p>10992011</text:p>
          </table:table-cell>
          <table:table-cell table:number-columns-repeated="4"/>
        </table:table-row>
        <table:table-row table:style-name="ro1">
          <table:table-cell/>
          <table:table-cell table:formula="of:=IF([performanceLog.$A36]=0;[performanceLog.B36];&quot;&quot;)" office:value-type="float" office:value="11642219" calcext:value-type="float">
            <text:p>11642219</text:p>
          </table:table-cell>
          <table:table-cell table:formula="of:=IF([performanceLog.$A36]=0;[performanceLog.C36];&quot;&quot;)" office:value-type="float" office:value="8299360" calcext:value-type="float">
            <text:p>8299360</text:p>
          </table:table-cell>
          <table:table-cell table:formula="of:=IF([performanceLog.$A36]=0;[performanceLog.D36];&quot;&quot;)" office:value-type="float" office:value="3268171" calcext:value-type="float">
            <text:p>3268171</text:p>
          </table:table-cell>
          <table:table-cell table:formula="of:=IF([performanceLog.$A36]=0;[performanceLog.E36];&quot;&quot;)" office:value-type="float" office:value="521" calcext:value-type="float">
            <text:p>521</text:p>
          </table:table-cell>
          <table:table-cell table:formula="of:=IF([performanceLog.$A36]=0;[performanceLog.F36];&quot;&quot;)" office:value-type="float" office:value="257165423" calcext:value-type="float">
            <text:p>257165423</text:p>
          </table:table-cell>
          <table:table-cell table:formula="of:=IF([performanceLog.$A36]=0;[performanceLog.G36];&quot;&quot;)" office:value-type="float" office:value="4665096" calcext:value-type="float">
            <text:p>4665096</text:p>
          </table:table-cell>
          <table:table-cell table:formula="of:=IF([performanceLog.$A36]=0;[performanceLog.H36];&quot;&quot;)" office:value-type="float" office:value="625" calcext:value-type="float">
            <text:p>625</text:p>
          </table:table-cell>
          <table:table-cell table:formula="of:=IF([performanceLog.$A36]=0;[performanceLog.I36];&quot;&quot;)" office:value-type="float" office:value="926454994" calcext:value-type="float">
            <text:p>926454994</text:p>
          </table:table-cell>
          <table:table-cell table:formula="of:=IF([performanceLog.$A36]=0;[performanceLog.J36];&quot;&quot;)" office:value-type="float" office:value="3556295" calcext:value-type="float">
            <text:p>3556295</text:p>
          </table:table-cell>
          <table:table-cell table:formula="of:=IF([performanceLog.$A36]=0;[performanceLog.K36];&quot;&quot;)" office:value-type="float" office:value="7708111" calcext:value-type="float">
            <text:p>7708111</text:p>
          </table:table-cell>
          <table:table-cell table:formula="of:=IF([performanceLog.$A36]=0;[performanceLog.L36];&quot;&quot;)" office:value-type="float" office:value="10213471" calcext:value-type="float">
            <text:p>10213471</text:p>
          </table:table-cell>
          <table:table-cell table:number-columns-repeated="4"/>
        </table:table-row>
        <table:table-row table:style-name="ro1">
          <table:table-cell/>
          <table:table-cell table:formula="of:=IF([performanceLog.$A37]=0;[performanceLog.B37];&quot;&quot;)" office:value-type="float" office:value="11606228" calcext:value-type="float">
            <text:p>11606228</text:p>
          </table:table-cell>
          <table:table-cell table:formula="of:=IF([performanceLog.$A37]=0;[performanceLog.C37];&quot;&quot;)" office:value-type="float" office:value="8543110" calcext:value-type="float">
            <text:p>8543110</text:p>
          </table:table-cell>
          <table:table-cell table:formula="of:=IF([performanceLog.$A37]=0;[performanceLog.D37];&quot;&quot;)" office:value-type="float" office:value="3203900" calcext:value-type="float">
            <text:p>3203900</text:p>
          </table:table-cell>
          <table:table-cell table:formula="of:=IF([performanceLog.$A37]=0;[performanceLog.E37];&quot;&quot;)" office:value-type="float" office:value="416" calcext:value-type="float">
            <text:p>416</text:p>
          </table:table-cell>
          <table:table-cell table:formula="of:=IF([performanceLog.$A37]=0;[performanceLog.F37];&quot;&quot;)" office:value-type="float" office:value="257412084" calcext:value-type="float">
            <text:p>257412084</text:p>
          </table:table-cell>
          <table:table-cell table:formula="of:=IF([performanceLog.$A37]=0;[performanceLog.G37];&quot;&quot;)" office:value-type="float" office:value="4583117" calcext:value-type="float">
            <text:p>4583117</text:p>
          </table:table-cell>
          <table:table-cell table:formula="of:=IF([performanceLog.$A37]=0;[performanceLog.H37];&quot;&quot;)" office:value-type="float" office:value="729" calcext:value-type="float">
            <text:p>729</text:p>
          </table:table-cell>
          <table:table-cell table:formula="of:=IF([performanceLog.$A37]=0;[performanceLog.I37];&quot;&quot;)" office:value-type="float" office:value="930575588" calcext:value-type="float">
            <text:p>930575588</text:p>
          </table:table-cell>
          <table:table-cell table:formula="of:=IF([performanceLog.$A37]=0;[performanceLog.J37];&quot;&quot;)" office:value-type="float" office:value="3545983" calcext:value-type="float">
            <text:p>3545983</text:p>
          </table:table-cell>
          <table:table-cell table:formula="of:=IF([performanceLog.$A37]=0;[performanceLog.K37];&quot;&quot;)" office:value-type="float" office:value="7771860" calcext:value-type="float">
            <text:p>7771860</text:p>
          </table:table-cell>
          <table:table-cell table:formula="of:=IF([performanceLog.$A37]=0;[performanceLog.L37];&quot;&quot;)" office:value-type="float" office:value="10572116" calcext:value-type="float">
            <text:p>10572116</text:p>
          </table:table-cell>
          <table:table-cell table:number-columns-repeated="4"/>
        </table:table-row>
        <table:table-row table:style-name="ro1">
          <table:table-cell/>
          <table:table-cell table:formula="of:=IF([performanceLog.$A38]=0;[performanceLog.B38];&quot;&quot;)" office:value-type="float" office:value="12017998" calcext:value-type="float">
            <text:p>12017998</text:p>
          </table:table-cell>
          <table:table-cell table:formula="of:=IF([performanceLog.$A38]=0;[performanceLog.C38];&quot;&quot;)" office:value-type="float" office:value="7937590" calcext:value-type="float">
            <text:p>7937590</text:p>
          </table:table-cell>
          <table:table-cell table:formula="of:=IF([performanceLog.$A38]=0;[performanceLog.D38];&quot;&quot;)" office:value-type="float" office:value="3205931" calcext:value-type="float">
            <text:p>3205931</text:p>
          </table:table-cell>
          <table:table-cell table:formula="of:=IF([performanceLog.$A38]=0;[performanceLog.E38];&quot;&quot;)" office:value-type="float" office:value="573" calcext:value-type="float">
            <text:p>573</text:p>
          </table:table-cell>
          <table:table-cell table:formula="of:=IF([performanceLog.$A38]=0;[performanceLog.F38];&quot;&quot;)" office:value-type="float" office:value="257396975" calcext:value-type="float">
            <text:p>257396975</text:p>
          </table:table-cell>
          <table:table-cell table:formula="of:=IF([performanceLog.$A38]=0;[performanceLog.G38];&quot;&quot;)" office:value-type="float" office:value="4588533" calcext:value-type="float">
            <text:p>4588533</text:p>
          </table:table-cell>
          <table:table-cell table:formula="of:=IF([performanceLog.$A38]=0;[performanceLog.H38];&quot;&quot;)" office:value-type="float" office:value="781" calcext:value-type="float">
            <text:p>781</text:p>
          </table:table-cell>
          <table:table-cell table:formula="of:=IF([performanceLog.$A38]=0;[performanceLog.I38];&quot;&quot;)" office:value-type="float" office:value="926299534" calcext:value-type="float">
            <text:p>926299534</text:p>
          </table:table-cell>
          <table:table-cell table:formula="of:=IF([performanceLog.$A38]=0;[performanceLog.J38];&quot;&quot;)" office:value-type="float" office:value="3499681" calcext:value-type="float">
            <text:p>3499681</text:p>
          </table:table-cell>
          <table:table-cell table:formula="of:=IF([performanceLog.$A38]=0;[performanceLog.K38];&quot;&quot;)" office:value-type="float" office:value="7872694" calcext:value-type="float">
            <text:p>7872694</text:p>
          </table:table-cell>
          <table:table-cell table:formula="of:=IF([performanceLog.$A38]=0;[performanceLog.L38];&quot;&quot;)" office:value-type="float" office:value="10937948" calcext:value-type="float">
            <text:p>10937948</text:p>
          </table:table-cell>
          <table:table-cell table:number-columns-repeated="4"/>
        </table:table-row>
        <table:table-row table:style-name="ro1">
          <table:table-cell/>
          <table:table-cell table:formula="of:=IF([performanceLog.$A39]=0;[performanceLog.B39];&quot;&quot;)" office:value-type="float" office:value="11628728" calcext:value-type="float">
            <text:p>11628728</text:p>
          </table:table-cell>
          <table:table-cell table:formula="of:=IF([performanceLog.$A39]=0;[performanceLog.C39];&quot;&quot;)" office:value-type="float" office:value="8643057" calcext:value-type="float">
            <text:p>8643057</text:p>
          </table:table-cell>
          <table:table-cell table:formula="of:=IF([performanceLog.$A39]=0;[performanceLog.D39];&quot;&quot;)" office:value-type="float" office:value="3201556" calcext:value-type="float">
            <text:p>3201556</text:p>
          </table:table-cell>
          <table:table-cell table:formula="of:=IF([performanceLog.$A39]=0;[performanceLog.E39];&quot;&quot;)" office:value-type="float" office:value="2135" calcext:value-type="float">
            <text:p>2135</text:p>
          </table:table-cell>
          <table:table-cell table:formula="of:=IF([performanceLog.$A39]=0;[performanceLog.F39];&quot;&quot;)" office:value-type="float" office:value="257265510" calcext:value-type="float">
            <text:p>257265510</text:p>
          </table:table-cell>
          <table:table-cell table:formula="of:=IF([performanceLog.$A39]=0;[performanceLog.G39];&quot;&quot;)" office:value-type="float" office:value="4605199" calcext:value-type="float">
            <text:p>4605199</text:p>
          </table:table-cell>
          <table:table-cell table:formula="of:=IF([performanceLog.$A39]=0;[performanceLog.H39];&quot;&quot;)" office:value-type="float" office:value="938" calcext:value-type="float">
            <text:p>938</text:p>
          </table:table-cell>
          <table:table-cell table:formula="of:=IF([performanceLog.$A39]=0;[performanceLog.I39];&quot;&quot;)" office:value-type="float" office:value="926709148" calcext:value-type="float">
            <text:p>926709148</text:p>
          </table:table-cell>
          <table:table-cell table:formula="of:=IF([performanceLog.$A39]=0;[performanceLog.J39];&quot;&quot;)" office:value-type="float" office:value="3500566" calcext:value-type="float">
            <text:p>3500566</text:p>
          </table:table-cell>
          <table:table-cell table:formula="of:=IF([performanceLog.$A39]=0;[performanceLog.K39];&quot;&quot;)" office:value-type="float" office:value="7824203" calcext:value-type="float">
            <text:p>7824203</text:p>
          </table:table-cell>
          <table:table-cell table:formula="of:=IF([performanceLog.$A39]=0;[performanceLog.L39];&quot;&quot;)" office:value-type="float" office:value="10411491" calcext:value-type="float">
            <text:p>10411491</text:p>
          </table:table-cell>
          <table:table-cell table:number-columns-repeated="4"/>
        </table:table-row>
        <table:table-row table:style-name="ro1">
          <table:table-cell/>
          <table:table-cell table:formula="of:=IF([performanceLog.$A40]=0;[performanceLog.B40];&quot;&quot;)" office:value-type="float" office:value="11464510" calcext:value-type="float">
            <text:p>11464510</text:p>
          </table:table-cell>
          <table:table-cell table:formula="of:=IF([performanceLog.$A40]=0;[performanceLog.C40];&quot;&quot;)" office:value-type="float" office:value="8783212" calcext:value-type="float">
            <text:p>8783212</text:p>
          </table:table-cell>
          <table:table-cell table:formula="of:=IF([performanceLog.$A40]=0;[performanceLog.D40];&quot;&quot;)" office:value-type="float" office:value="3272703" calcext:value-type="float">
            <text:p>3272703</text:p>
          </table:table-cell>
          <table:table-cell table:formula="of:=IF([performanceLog.$A40]=0;[performanceLog.E40];&quot;&quot;)" office:value-type="float" office:value="625" calcext:value-type="float">
            <text:p>625</text:p>
          </table:table-cell>
          <table:table-cell table:formula="of:=IF([performanceLog.$A40]=0;[performanceLog.F40];&quot;&quot;)" office:value-type="float" office:value="257356388" calcext:value-type="float">
            <text:p>257356388</text:p>
          </table:table-cell>
          <table:table-cell table:formula="of:=IF([performanceLog.$A40]=0;[performanceLog.G40];&quot;&quot;)" office:value-type="float" office:value="4627595" calcext:value-type="float">
            <text:p>4627595</text:p>
          </table:table-cell>
          <table:table-cell table:formula="of:=IF([performanceLog.$A40]=0;[performanceLog.H40];&quot;&quot;)" office:value-type="float" office:value="886" calcext:value-type="float">
            <text:p>886</text:p>
          </table:table-cell>
          <table:table-cell table:formula="of:=IF([performanceLog.$A40]=0;[performanceLog.I40];&quot;&quot;)" office:value-type="float" office:value="926850534" calcext:value-type="float">
            <text:p>926850534</text:p>
          </table:table-cell>
          <table:table-cell table:formula="of:=IF([performanceLog.$A40]=0;[performanceLog.J40];&quot;&quot;)" office:value-type="float" office:value="3560045" calcext:value-type="float">
            <text:p>3560045</text:p>
          </table:table-cell>
          <table:table-cell table:formula="of:=IF([performanceLog.$A40]=0;[performanceLog.K40];&quot;&quot;)" office:value-type="float" office:value="7891026" calcext:value-type="float">
            <text:p>7891026</text:p>
          </table:table-cell>
          <table:table-cell table:formula="of:=IF([performanceLog.$A40]=0;[performanceLog.L40];&quot;&quot;)" office:value-type="float" office:value="10483886" calcext:value-type="float">
            <text:p>10483886</text:p>
          </table:table-cell>
          <table:table-cell table:number-columns-repeated="4"/>
        </table:table-row>
        <table:table-row table:style-name="ro1">
          <table:table-cell/>
          <table:table-cell table:formula="of:=IF([performanceLog.$A41]=0;[performanceLog.B41];&quot;&quot;)" office:value-type="float" office:value="11387843" calcext:value-type="float">
            <text:p>11387843</text:p>
          </table:table-cell>
          <table:table-cell table:formula="of:=IF([performanceLog.$A41]=0;[performanceLog.C41];&quot;&quot;)" office:value-type="float" office:value="9529096" calcext:value-type="float">
            <text:p>9529096</text:p>
          </table:table-cell>
          <table:table-cell table:formula="of:=IF([performanceLog.$A41]=0;[performanceLog.D41];&quot;&quot;)" office:value-type="float" office:value="3174942" calcext:value-type="float">
            <text:p>3174942</text:p>
          </table:table-cell>
          <table:table-cell table:formula="of:=IF([performanceLog.$A41]=0;[performanceLog.E41];&quot;&quot;)" office:value-type="float" office:value="520" calcext:value-type="float">
            <text:p>520</text:p>
          </table:table-cell>
          <table:table-cell table:formula="of:=IF([performanceLog.$A41]=0;[performanceLog.F41];&quot;&quot;)" office:value-type="float" office:value="257501071" calcext:value-type="float">
            <text:p>257501071</text:p>
          </table:table-cell>
          <table:table-cell table:formula="of:=IF([performanceLog.$A41]=0;[performanceLog.G41];&quot;&quot;)" office:value-type="float" office:value="4696814" calcext:value-type="float">
            <text:p>4696814</text:p>
          </table:table-cell>
          <table:table-cell table:formula="of:=IF([performanceLog.$A41]=0;[performanceLog.H41];&quot;&quot;)" office:value-type="float" office:value="781" calcext:value-type="float">
            <text:p>781</text:p>
          </table:table-cell>
          <table:table-cell table:formula="of:=IF([performanceLog.$A41]=0;[performanceLog.I41];&quot;&quot;)" office:value-type="float" office:value="926845566" calcext:value-type="float">
            <text:p>926845566</text:p>
          </table:table-cell>
          <table:table-cell table:formula="of:=IF([performanceLog.$A41]=0;[performanceLog.J41];&quot;&quot;)" office:value-type="float" office:value="3506087" calcext:value-type="float">
            <text:p>3506087</text:p>
          </table:table-cell>
          <table:table-cell table:formula="of:=IF([performanceLog.$A41]=0;[performanceLog.K41];&quot;&quot;)" office:value-type="float" office:value="7756912" calcext:value-type="float">
            <text:p>7756912</text:p>
          </table:table-cell>
          <table:table-cell table:formula="of:=IF([performanceLog.$A41]=0;[performanceLog.L41];&quot;&quot;)" office:value-type="float" office:value="10405501" calcext:value-type="float">
            <text:p>10405501</text:p>
          </table:table-cell>
          <table:table-cell table:number-columns-repeated="4"/>
        </table:table-row>
        <table:table-row table:style-name="ro1">
          <table:table-cell/>
          <table:table-cell table:formula="of:=IF([performanceLog.$A42]=0;[performanceLog.B42];&quot;&quot;)" office:value-type="float" office:value="11469978" calcext:value-type="float">
            <text:p>11469978</text:p>
          </table:table-cell>
          <table:table-cell table:formula="of:=IF([performanceLog.$A42]=0;[performanceLog.C42];&quot;&quot;)" office:value-type="float" office:value="8973055" calcext:value-type="float">
            <text:p>8973055</text:p>
          </table:table-cell>
          <table:table-cell table:formula="of:=IF([performanceLog.$A42]=0;[performanceLog.D42];&quot;&quot;)" office:value-type="float" office:value="3218588" calcext:value-type="float">
            <text:p>3218588</text:p>
          </table:table-cell>
          <table:table-cell table:formula="of:=IF([performanceLog.$A42]=0;[performanceLog.E42];&quot;&quot;)" office:value-type="float" office:value="573" calcext:value-type="float">
            <text:p>573</text:p>
          </table:table-cell>
          <table:table-cell table:formula="of:=IF([performanceLog.$A42]=0;[performanceLog.F42];&quot;&quot;)" office:value-type="float" office:value="257252473" calcext:value-type="float">
            <text:p>257252473</text:p>
          </table:table-cell>
          <table:table-cell table:formula="of:=IF([performanceLog.$A42]=0;[performanceLog.G42];&quot;&quot;)" office:value-type="float" office:value="4734210" calcext:value-type="float">
            <text:p>4734210</text:p>
          </table:table-cell>
          <table:table-cell table:formula="of:=IF([performanceLog.$A42]=0;[performanceLog.H42];&quot;&quot;)" office:value-type="float" office:value="677" calcext:value-type="float">
            <text:p>677</text:p>
          </table:table-cell>
          <table:table-cell table:formula="of:=IF([performanceLog.$A42]=0;[performanceLog.I42];&quot;&quot;)" office:value-type="float" office:value="925995131" calcext:value-type="float">
            <text:p>925995131</text:p>
          </table:table-cell>
          <table:table-cell table:formula="of:=IF([performanceLog.$A42]=0;[performanceLog.J42];&quot;&quot;)" office:value-type="float" office:value="3564629" calcext:value-type="float">
            <text:p>3564629</text:p>
          </table:table-cell>
          <table:table-cell table:formula="of:=IF([performanceLog.$A42]=0;[performanceLog.K42];&quot;&quot;)" office:value-type="float" office:value="7614360" calcext:value-type="float">
            <text:p>7614360</text:p>
          </table:table-cell>
          <table:table-cell table:formula="of:=IF([performanceLog.$A42]=0;[performanceLog.L42];&quot;&quot;)" office:value-type="float" office:value="10411334" calcext:value-type="float">
            <text:p>10411334</text:p>
          </table:table-cell>
          <table:table-cell table:number-columns-repeated="4"/>
        </table:table-row>
        <table:table-row table:style-name="ro1">
          <table:table-cell/>
          <table:table-cell table:formula="of:=IF([performanceLog.$A43]=0;[performanceLog.B43];&quot;&quot;)" office:value-type="float" office:value="11525811" calcext:value-type="float">
            <text:p>11525811</text:p>
          </table:table-cell>
          <table:table-cell table:formula="of:=IF([performanceLog.$A43]=0;[performanceLog.C43];&quot;&quot;)" office:value-type="float" office:value="8969774" calcext:value-type="float">
            <text:p>8969774</text:p>
          </table:table-cell>
          <table:table-cell table:formula="of:=IF([performanceLog.$A43]=0;[performanceLog.D43];&quot;&quot;)" office:value-type="float" office:value="3085150" calcext:value-type="float">
            <text:p>3085150</text:p>
          </table:table-cell>
          <table:table-cell table:formula="of:=IF([performanceLog.$A43]=0;[performanceLog.E43];&quot;&quot;)" office:value-type="float" office:value="729" calcext:value-type="float">
            <text:p>729</text:p>
          </table:table-cell>
          <table:table-cell table:formula="of:=IF([performanceLog.$A43]=0;[performanceLog.F43];&quot;&quot;)" office:value-type="float" office:value="257272207" calcext:value-type="float">
            <text:p>257272207</text:p>
          </table:table-cell>
          <table:table-cell table:formula="of:=IF([performanceLog.$A43]=0;[performanceLog.G43];&quot;&quot;)" office:value-type="float" office:value="4703376" calcext:value-type="float">
            <text:p>4703376</text:p>
          </table:table-cell>
          <table:table-cell table:formula="of:=IF([performanceLog.$A43]=0;[performanceLog.H43];&quot;&quot;)" office:value-type="float" office:value="625" calcext:value-type="float">
            <text:p>625</text:p>
          </table:table-cell>
          <table:table-cell table:formula="of:=IF([performanceLog.$A43]=0;[performanceLog.I43];&quot;&quot;)" office:value-type="float" office:value="926866570" calcext:value-type="float">
            <text:p>926866570</text:p>
          </table:table-cell>
          <table:table-cell table:formula="of:=IF([performanceLog.$A43]=0;[performanceLog.J43];&quot;&quot;)" office:value-type="float" office:value="3502076" calcext:value-type="float">
            <text:p>3502076</text:p>
          </table:table-cell>
          <table:table-cell table:formula="of:=IF([performanceLog.$A43]=0;[performanceLog.K43];&quot;&quot;)" office:value-type="float" office:value="7791547" calcext:value-type="float">
            <text:p>7791547</text:p>
          </table:table-cell>
          <table:table-cell table:formula="of:=IF([performanceLog.$A43]=0;[performanceLog.L43];&quot;&quot;)" office:value-type="float" office:value="10308105" calcext:value-type="float">
            <text:p>10308105</text:p>
          </table:table-cell>
          <table:table-cell table:number-columns-repeated="4"/>
        </table:table-row>
        <table:table-row table:style-name="ro1">
          <table:table-cell/>
          <table:table-cell table:formula="of:=IF([performanceLog.$A44]=0;[performanceLog.B44];&quot;&quot;)" office:value-type="float" office:value="11823518" calcext:value-type="float">
            <text:p>11823518</text:p>
          </table:table-cell>
          <table:table-cell table:formula="of:=IF([performanceLog.$A44]=0;[performanceLog.C44];&quot;&quot;)" office:value-type="float" office:value="8905086" calcext:value-type="float">
            <text:p>8905086</text:p>
          </table:table-cell>
          <table:table-cell table:formula="of:=IF([performanceLog.$A44]=0;[performanceLog.D44];&quot;&quot;)" office:value-type="float" office:value="3188535" calcext:value-type="float">
            <text:p>3188535</text:p>
          </table:table-cell>
          <table:table-cell table:formula="of:=IF([performanceLog.$A44]=0;[performanceLog.E44];&quot;&quot;)" office:value-type="float" office:value="625" calcext:value-type="float">
            <text:p>625</text:p>
          </table:table-cell>
          <table:table-cell table:formula="of:=IF([performanceLog.$A44]=0;[performanceLog.F44];&quot;&quot;)" office:value-type="float" office:value="257190117" calcext:value-type="float">
            <text:p>257190117</text:p>
          </table:table-cell>
          <table:table-cell table:formula="of:=IF([performanceLog.$A44]=0;[performanceLog.G44];&quot;&quot;)" office:value-type="float" office:value="4632387" calcext:value-type="float">
            <text:p>4632387</text:p>
          </table:table-cell>
          <table:table-cell table:formula="of:=IF([performanceLog.$A44]=0;[performanceLog.H44];&quot;&quot;)" office:value-type="float" office:value="782" calcext:value-type="float">
            <text:p>782</text:p>
          </table:table-cell>
          <table:table-cell table:formula="of:=IF([performanceLog.$A44]=0;[performanceLog.I44];&quot;&quot;)" office:value-type="float" office:value="926777853" calcext:value-type="float">
            <text:p>926777853</text:p>
          </table:table-cell>
          <table:table-cell table:formula="of:=IF([performanceLog.$A44]=0;[performanceLog.J44];&quot;&quot;)" office:value-type="float" office:value="3563899" calcext:value-type="float">
            <text:p>3563899</text:p>
          </table:table-cell>
          <table:table-cell table:formula="of:=IF([performanceLog.$A44]=0;[performanceLog.K44];&quot;&quot;)" office:value-type="float" office:value="7752797" calcext:value-type="float">
            <text:p>7752797</text:p>
          </table:table-cell>
          <table:table-cell table:formula="of:=IF([performanceLog.$A44]=0;[performanceLog.L44];&quot;&quot;)" office:value-type="float" office:value="10355240" calcext:value-type="float">
            <text:p>10355240</text:p>
          </table:table-cell>
          <table:table-cell table:number-columns-repeated="4"/>
        </table:table-row>
        <table:table-row table:style-name="ro1">
          <table:table-cell/>
          <table:table-cell table:formula="of:=IF([performanceLog.$A45]=0;[performanceLog.B45];&quot;&quot;)" office:value-type="float" office:value="11870497" calcext:value-type="float">
            <text:p>11870497</text:p>
          </table:table-cell>
          <table:table-cell table:formula="of:=IF([performanceLog.$A45]=0;[performanceLog.C45];&quot;&quot;)" office:value-type="float" office:value="10010136" calcext:value-type="float">
            <text:p>10010136</text:p>
          </table:table-cell>
          <table:table-cell table:formula="of:=IF([performanceLog.$A45]=0;[performanceLog.D45];&quot;&quot;)" office:value-type="float" office:value="3200931" calcext:value-type="float">
            <text:p>3200931</text:p>
          </table:table-cell>
          <table:table-cell table:formula="of:=IF([performanceLog.$A45]=0;[performanceLog.E45];&quot;&quot;)" office:value-type="float" office:value="781" calcext:value-type="float">
            <text:p>781</text:p>
          </table:table-cell>
          <table:table-cell table:formula="of:=IF([performanceLog.$A45]=0;[performanceLog.F45];&quot;&quot;)" office:value-type="float" office:value="257472457" calcext:value-type="float">
            <text:p>257472457</text:p>
          </table:table-cell>
          <table:table-cell table:formula="of:=IF([performanceLog.$A45]=0;[performanceLog.G45];&quot;&quot;)" office:value-type="float" office:value="4625616" calcext:value-type="float">
            <text:p>4625616</text:p>
          </table:table-cell>
          <table:table-cell table:formula="of:=IF([performanceLog.$A45]=0;[performanceLog.H45];&quot;&quot;)" office:value-type="float" office:value="1510" calcext:value-type="float">
            <text:p>1510</text:p>
          </table:table-cell>
          <table:table-cell table:formula="of:=IF([performanceLog.$A45]=0;[performanceLog.I45];&quot;&quot;)" office:value-type="float" office:value="927733562" calcext:value-type="float">
            <text:p>927733562</text:p>
          </table:table-cell>
          <table:table-cell table:formula="of:=IF([performanceLog.$A45]=0;[performanceLog.J45];&quot;&quot;)" office:value-type="float" office:value="3505826" calcext:value-type="float">
            <text:p>3505826</text:p>
          </table:table-cell>
          <table:table-cell table:formula="of:=IF([performanceLog.$A45]=0;[performanceLog.K45];&quot;&quot;)" office:value-type="float" office:value="7942328" calcext:value-type="float">
            <text:p>7942328</text:p>
          </table:table-cell>
          <table:table-cell table:formula="of:=IF([performanceLog.$A45]=0;[performanceLog.L45];&quot;&quot;)" office:value-type="float" office:value="11094457" calcext:value-type="float">
            <text:p>11094457</text:p>
          </table:table-cell>
          <table:table-cell table:number-columns-repeated="4"/>
        </table:table-row>
        <table:table-row table:style-name="ro1">
          <table:table-cell/>
          <table:table-cell table:formula="of:=IF([performanceLog.$A46]=0;[performanceLog.B46];&quot;&quot;)" office:value-type="float" office:value="11333519" calcext:value-type="float">
            <text:p>11333519</text:p>
          </table:table-cell>
          <table:table-cell table:formula="of:=IF([performanceLog.$A46]=0;[performanceLog.C46];&quot;&quot;)" office:value-type="float" office:value="7898161" calcext:value-type="float">
            <text:p>7898161</text:p>
          </table:table-cell>
          <table:table-cell table:formula="of:=IF([performanceLog.$A46]=0;[performanceLog.D46];&quot;&quot;)" office:value-type="float" office:value="3191712" calcext:value-type="float">
            <text:p>3191712</text:p>
          </table:table-cell>
          <table:table-cell table:formula="of:=IF([performanceLog.$A46]=0;[performanceLog.E46];&quot;&quot;)" office:value-type="float" office:value="417" calcext:value-type="float">
            <text:p>417</text:p>
          </table:table-cell>
          <table:table-cell table:formula="of:=IF([performanceLog.$A46]=0;[performanceLog.F46];&quot;&quot;)" office:value-type="float" office:value="257239432" calcext:value-type="float">
            <text:p>257239432</text:p>
          </table:table-cell>
          <table:table-cell table:formula="of:=IF([performanceLog.$A46]=0;[performanceLog.G46];&quot;&quot;)" office:value-type="float" office:value="4639470" calcext:value-type="float">
            <text:p>4639470</text:p>
          </table:table-cell>
          <table:table-cell table:formula="of:=IF([performanceLog.$A46]=0;[performanceLog.H46];&quot;&quot;)" office:value-type="float" office:value="990" calcext:value-type="float">
            <text:p>990</text:p>
          </table:table-cell>
          <table:table-cell table:formula="of:=IF([performanceLog.$A46]=0;[performanceLog.I46];&quot;&quot;)" office:value-type="float" office:value="926625004" calcext:value-type="float">
            <text:p>926625004</text:p>
          </table:table-cell>
          <table:table-cell table:formula="of:=IF([performanceLog.$A46]=0;[performanceLog.J46];&quot;&quot;)" office:value-type="float" office:value="3563535" calcext:value-type="float">
            <text:p>3563535</text:p>
          </table:table-cell>
          <table:table-cell table:formula="of:=IF([performanceLog.$A46]=0;[performanceLog.K46];&quot;&quot;)" office:value-type="float" office:value="7890661" calcext:value-type="float">
            <text:p>7890661</text:p>
          </table:table-cell>
          <table:table-cell table:formula="of:=IF([performanceLog.$A46]=0;[performanceLog.L46];&quot;&quot;)" office:value-type="float" office:value="11105603" calcext:value-type="float">
            <text:p>11105603</text:p>
          </table:table-cell>
          <table:table-cell table:number-columns-repeated="4"/>
        </table:table-row>
        <table:table-row table:style-name="ro1">
          <table:table-cell/>
          <table:table-cell table:formula="of:=IF([performanceLog.$A47]=0;[performanceLog.B47];&quot;&quot;)" office:value-type="float" office:value="11421488" calcext:value-type="float">
            <text:p>11421488</text:p>
          </table:table-cell>
          <table:table-cell table:formula="of:=IF([performanceLog.$A47]=0;[performanceLog.C47];&quot;&quot;)" office:value-type="float" office:value="7844672" calcext:value-type="float">
            <text:p>7844672</text:p>
          </table:table-cell>
          <table:table-cell table:formula="of:=IF([performanceLog.$A47]=0;[performanceLog.D47];&quot;&quot;)" office:value-type="float" office:value="3256192" calcext:value-type="float">
            <text:p>3256192</text:p>
          </table:table-cell>
          <table:table-cell table:formula="of:=IF([performanceLog.$A47]=0;[performanceLog.E47];&quot;&quot;)" office:value-type="float" office:value="677" calcext:value-type="float">
            <text:p>677</text:p>
          </table:table-cell>
          <table:table-cell table:formula="of:=IF([performanceLog.$A47]=0;[performanceLog.F47];&quot;&quot;)" office:value-type="float" office:value="257290937" calcext:value-type="float">
            <text:p>257290937</text:p>
          </table:table-cell>
          <table:table-cell table:formula="of:=IF([performanceLog.$A47]=0;[performanceLog.G47];&quot;&quot;)" office:value-type="float" office:value="4689834" calcext:value-type="float">
            <text:p>4689834</text:p>
          </table:table-cell>
          <table:table-cell table:formula="of:=IF([performanceLog.$A47]=0;[performanceLog.H47];&quot;&quot;)" office:value-type="float" office:value="677" calcext:value-type="float">
            <text:p>677</text:p>
          </table:table-cell>
          <table:table-cell table:formula="of:=IF([performanceLog.$A47]=0;[performanceLog.I47];&quot;&quot;)" office:value-type="float" office:value="925802124" calcext:value-type="float">
            <text:p>925802124</text:p>
          </table:table-cell>
          <table:table-cell table:formula="of:=IF([performanceLog.$A47]=0;[performanceLog.J47];&quot;&quot;)" office:value-type="float" office:value="3509108" calcext:value-type="float">
            <text:p>3509108</text:p>
          </table:table-cell>
          <table:table-cell table:formula="of:=IF([performanceLog.$A47]=0;[performanceLog.K47];&quot;&quot;)" office:value-type="float" office:value="7906286" calcext:value-type="float">
            <text:p>7906286</text:p>
          </table:table-cell>
          <table:table-cell table:formula="of:=IF([performanceLog.$A47]=0;[performanceLog.L47];&quot;&quot;)" office:value-type="float" office:value="10473364" calcext:value-type="float">
            <text:p>10473364</text:p>
          </table:table-cell>
          <table:table-cell table:number-columns-repeated="4"/>
        </table:table-row>
        <table:table-row table:style-name="ro1">
          <table:table-cell/>
          <table:table-cell table:formula="of:=IF([performanceLog.$A48]=0;[performanceLog.B48];&quot;&quot;)" office:value-type="float" office:value="13439869" calcext:value-type="float">
            <text:p>13439869</text:p>
          </table:table-cell>
          <table:table-cell table:formula="of:=IF([performanceLog.$A48]=0;[performanceLog.C48];&quot;&quot;)" office:value-type="float" office:value="9774720" calcext:value-type="float">
            <text:p>9774720</text:p>
          </table:table-cell>
          <table:table-cell table:formula="of:=IF([performanceLog.$A48]=0;[performanceLog.D48];&quot;&quot;)" office:value-type="float" office:value="3112494" calcext:value-type="float">
            <text:p>3112494</text:p>
          </table:table-cell>
          <table:table-cell table:formula="of:=IF([performanceLog.$A48]=0;[performanceLog.E48];&quot;&quot;)" office:value-type="float" office:value="573" calcext:value-type="float">
            <text:p>573</text:p>
          </table:table-cell>
          <table:table-cell table:formula="of:=IF([performanceLog.$A48]=0;[performanceLog.F48];&quot;&quot;)" office:value-type="float" office:value="257435305" calcext:value-type="float">
            <text:p>257435305</text:p>
          </table:table-cell>
          <table:table-cell table:formula="of:=IF([performanceLog.$A48]=0;[performanceLog.G48];&quot;&quot;)" office:value-type="float" office:value="4613792" calcext:value-type="float">
            <text:p>4613792</text:p>
          </table:table-cell>
          <table:table-cell table:formula="of:=IF([performanceLog.$A48]=0;[performanceLog.H48];&quot;&quot;)" office:value-type="float" office:value="677" calcext:value-type="float">
            <text:p>677</text:p>
          </table:table-cell>
          <table:table-cell table:formula="of:=IF([performanceLog.$A48]=0;[performanceLog.I48];&quot;&quot;)" office:value-type="float" office:value="926378721" calcext:value-type="float">
            <text:p>926378721</text:p>
          </table:table-cell>
          <table:table-cell table:formula="of:=IF([performanceLog.$A48]=0;[performanceLog.J48];&quot;&quot;)" office:value-type="float" office:value="3559785" calcext:value-type="float">
            <text:p>3559785</text:p>
          </table:table-cell>
          <table:table-cell table:formula="of:=IF([performanceLog.$A48]=0;[performanceLog.K48];&quot;&quot;)" office:value-type="float" office:value="7590141" calcext:value-type="float">
            <text:p>7590141</text:p>
          </table:table-cell>
          <table:table-cell table:formula="of:=IF([performanceLog.$A48]=0;[performanceLog.L48];&quot;&quot;)" office:value-type="float" office:value="10149250" calcext:value-type="float">
            <text:p>10149250</text:p>
          </table:table-cell>
          <table:table-cell table:number-columns-repeated="4"/>
        </table:table-row>
        <table:table-row table:style-name="ro1">
          <table:table-cell/>
          <table:table-cell table:formula="of:=IF([performanceLog.$A49]=0;[performanceLog.B49];&quot;&quot;)" office:value-type="float" office:value="12044089" calcext:value-type="float">
            <text:p>12044089</text:p>
          </table:table-cell>
          <table:table-cell table:formula="of:=IF([performanceLog.$A49]=0;[performanceLog.C49];&quot;&quot;)" office:value-type="float" office:value="8823784" calcext:value-type="float">
            <text:p>8823784</text:p>
          </table:table-cell>
          <table:table-cell table:formula="of:=IF([performanceLog.$A49]=0;[performanceLog.D49];&quot;&quot;)" office:value-type="float" office:value="3271035" calcext:value-type="float">
            <text:p>3271035</text:p>
          </table:table-cell>
          <table:table-cell table:formula="of:=IF([performanceLog.$A49]=0;[performanceLog.E49];&quot;&quot;)" office:value-type="float" office:value="469" calcext:value-type="float">
            <text:p>469</text:p>
          </table:table-cell>
          <table:table-cell table:formula="of:=IF([performanceLog.$A49]=0;[performanceLog.F49];&quot;&quot;)" office:value-type="float" office:value="257152854" calcext:value-type="float">
            <text:p>257152854</text:p>
          </table:table-cell>
          <table:table-cell table:formula="of:=IF([performanceLog.$A49]=0;[performanceLog.G49];&quot;&quot;)" office:value-type="float" office:value="4601449" calcext:value-type="float">
            <text:p>4601449</text:p>
          </table:table-cell>
          <table:table-cell table:formula="of:=IF([performanceLog.$A49]=0;[performanceLog.H49];&quot;&quot;)" office:value-type="float" office:value="677" calcext:value-type="float">
            <text:p>677</text:p>
          </table:table-cell>
          <table:table-cell table:formula="of:=IF([performanceLog.$A49]=0;[performanceLog.I49];&quot;&quot;)" office:value-type="float" office:value="928703802" calcext:value-type="float">
            <text:p>928703802</text:p>
          </table:table-cell>
          <table:table-cell table:formula="of:=IF([performanceLog.$A49]=0;[performanceLog.J49];&quot;&quot;)" office:value-type="float" office:value="3504993" calcext:value-type="float">
            <text:p>3504993</text:p>
          </table:table-cell>
          <table:table-cell table:formula="of:=IF([performanceLog.$A49]=0;[performanceLog.K49];&quot;&quot;)" office:value-type="float" office:value="7817327" calcext:value-type="float">
            <text:p>7817327</text:p>
          </table:table-cell>
          <table:table-cell table:formula="of:=IF([performanceLog.$A49]=0;[performanceLog.L49];&quot;&quot;)" office:value-type="float" office:value="10164979" calcext:value-type="float">
            <text:p>10164979</text:p>
          </table:table-cell>
          <table:table-cell table:number-columns-repeated="4"/>
        </table:table-row>
        <table:table-row table:style-name="ro1">
          <table:table-cell/>
          <table:table-cell table:formula="of:=IF([performanceLog.$A50]=0;[performanceLog.B50];&quot;&quot;)" office:value-type="float" office:value="11531070" calcext:value-type="float">
            <text:p>11531070</text:p>
          </table:table-cell>
          <table:table-cell table:formula="of:=IF([performanceLog.$A50]=0;[performanceLog.C50];&quot;&quot;)" office:value-type="float" office:value="8826023" calcext:value-type="float">
            <text:p>8826023</text:p>
          </table:table-cell>
          <table:table-cell table:formula="of:=IF([performanceLog.$A50]=0;[performanceLog.D50];&quot;&quot;)" office:value-type="float" office:value="3209628" calcext:value-type="float">
            <text:p>3209628</text:p>
          </table:table-cell>
          <table:table-cell table:formula="of:=IF([performanceLog.$A50]=0;[performanceLog.E50];&quot;&quot;)" office:value-type="float" office:value="2135" calcext:value-type="float">
            <text:p>2135</text:p>
          </table:table-cell>
          <table:table-cell table:formula="of:=IF([performanceLog.$A50]=0;[performanceLog.F50];&quot;&quot;)" office:value-type="float" office:value="257274308" calcext:value-type="float">
            <text:p>257274308</text:p>
          </table:table-cell>
          <table:table-cell table:formula="of:=IF([performanceLog.$A50]=0;[performanceLog.G50];&quot;&quot;)" office:value-type="float" office:value="4606240" calcext:value-type="float">
            <text:p>4606240</text:p>
          </table:table-cell>
          <table:table-cell table:formula="of:=IF([performanceLog.$A50]=0;[performanceLog.H50];&quot;&quot;)" office:value-type="float" office:value="729" calcext:value-type="float">
            <text:p>729</text:p>
          </table:table-cell>
          <table:table-cell table:formula="of:=IF([performanceLog.$A50]=0;[performanceLog.I50];&quot;&quot;)" office:value-type="float" office:value="926167958" calcext:value-type="float">
            <text:p>926167958</text:p>
          </table:table-cell>
          <table:table-cell table:formula="of:=IF([performanceLog.$A50]=0;[performanceLog.J50];&quot;&quot;)" office:value-type="float" office:value="3552805" calcext:value-type="float">
            <text:p>3552805</text:p>
          </table:table-cell>
          <table:table-cell table:formula="of:=IF([performanceLog.$A50]=0;[performanceLog.K50];&quot;&quot;)" office:value-type="float" office:value="7859827" calcext:value-type="float">
            <text:p>7859827</text:p>
          </table:table-cell>
          <table:table-cell table:formula="of:=IF([performanceLog.$A50]=0;[performanceLog.L50];&quot;&quot;)" office:value-type="float" office:value="10268989" calcext:value-type="float">
            <text:p>10268989</text:p>
          </table:table-cell>
          <table:table-cell table:number-columns-repeated="4"/>
        </table:table-row>
        <table:table-row table:style-name="ro1">
          <table:table-cell/>
          <table:table-cell table:formula="of:=IF([performanceLog.$A51]=0;[performanceLog.B51];&quot;&quot;)" office:value-type="float" office:value="11299612" calcext:value-type="float">
            <text:p>11299612</text:p>
          </table:table-cell>
          <table:table-cell table:formula="of:=IF([performanceLog.$A51]=0;[performanceLog.C51];&quot;&quot;)" office:value-type="float" office:value="8914773" calcext:value-type="float">
            <text:p>8914773</text:p>
          </table:table-cell>
          <table:table-cell table:formula="of:=IF([performanceLog.$A51]=0;[performanceLog.D51];&quot;&quot;)" office:value-type="float" office:value="3218326" calcext:value-type="float">
            <text:p>3218326</text:p>
          </table:table-cell>
          <table:table-cell table:formula="of:=IF([performanceLog.$A51]=0;[performanceLog.E51];&quot;&quot;)" office:value-type="float" office:value="521" calcext:value-type="float">
            <text:p>521</text:p>
          </table:table-cell>
          <table:table-cell table:formula="of:=IF([performanceLog.$A51]=0;[performanceLog.F51];&quot;&quot;)" office:value-type="float" office:value="257340815" calcext:value-type="float">
            <text:p>257340815</text:p>
          </table:table-cell>
          <table:table-cell table:formula="of:=IF([performanceLog.$A51]=0;[performanceLog.G51];&quot;&quot;)" office:value-type="float" office:value="4621918" calcext:value-type="float">
            <text:p>4621918</text:p>
          </table:table-cell>
          <table:table-cell table:formula="of:=IF([performanceLog.$A51]=0;[performanceLog.H51];&quot;&quot;)" office:value-type="float" office:value="573" calcext:value-type="float">
            <text:p>573</text:p>
          </table:table-cell>
          <table:table-cell table:formula="of:=IF([performanceLog.$A51]=0;[performanceLog.I51];&quot;&quot;)" office:value-type="float" office:value="925370860" calcext:value-type="float">
            <text:p>925370860</text:p>
          </table:table-cell>
          <table:table-cell table:formula="of:=IF([performanceLog.$A51]=0;[performanceLog.J51];&quot;&quot;)" office:value-type="float" office:value="3553534" calcext:value-type="float">
            <text:p>3553534</text:p>
          </table:table-cell>
          <table:table-cell table:formula="of:=IF([performanceLog.$A51]=0;[performanceLog.K51];&quot;&quot;)" office:value-type="float" office:value="7714463" calcext:value-type="float">
            <text:p>7714463</text:p>
          </table:table-cell>
          <table:table-cell table:formula="of:=IF([performanceLog.$A51]=0;[performanceLog.L51];&quot;&quot;)" office:value-type="float" office:value="10208780" calcext:value-type="float">
            <text:p>10208780</text:p>
          </table:table-cell>
          <table:table-cell table:number-columns-repeated="4"/>
        </table:table-row>
        <table:table-row table:style-name="ro1">
          <table:table-cell/>
          <table:table-cell table:formula="of:=IF([performanceLog.$A52]=0;[performanceLog.B52];&quot;&quot;)" office:value-type="float" office:value="11475809" calcext:value-type="float">
            <text:p>11475809</text:p>
          </table:table-cell>
          <table:table-cell table:formula="of:=IF([performanceLog.$A52]=0;[performanceLog.C52];&quot;&quot;)" office:value-type="float" office:value="8772950" calcext:value-type="float">
            <text:p>8772950</text:p>
          </table:table-cell>
          <table:table-cell table:formula="of:=IF([performanceLog.$A52]=0;[performanceLog.D52];&quot;&quot;)" office:value-type="float" office:value="3298951" calcext:value-type="float">
            <text:p>3298951</text:p>
          </table:table-cell>
          <table:table-cell table:formula="of:=IF([performanceLog.$A52]=0;[performanceLog.E52];&quot;&quot;)" office:value-type="float" office:value="521" calcext:value-type="float">
            <text:p>521</text:p>
          </table:table-cell>
          <table:table-cell table:formula="of:=IF([performanceLog.$A52]=0;[performanceLog.F52];&quot;&quot;)" office:value-type="float" office:value="257409818" calcext:value-type="float">
            <text:p>257409818</text:p>
          </table:table-cell>
          <table:table-cell table:formula="of:=IF([performanceLog.$A52]=0;[performanceLog.G52];&quot;&quot;)" office:value-type="float" office:value="4610824" calcext:value-type="float">
            <text:p>4610824</text:p>
          </table:table-cell>
          <table:table-cell table:formula="of:=IF([performanceLog.$A52]=0;[performanceLog.H52];&quot;&quot;)" office:value-type="float" office:value="625" calcext:value-type="float">
            <text:p>625</text:p>
          </table:table-cell>
          <table:table-cell table:formula="of:=IF([performanceLog.$A52]=0;[performanceLog.I52];&quot;&quot;)" office:value-type="float" office:value="925243657" calcext:value-type="float">
            <text:p>925243657</text:p>
          </table:table-cell>
          <table:table-cell table:formula="of:=IF([performanceLog.$A52]=0;[performanceLog.J52];&quot;&quot;)" office:value-type="float" office:value="3497909" calcext:value-type="float">
            <text:p>3497909</text:p>
          </table:table-cell>
          <table:table-cell table:formula="of:=IF([performanceLog.$A52]=0;[performanceLog.K52];&quot;&quot;)" office:value-type="float" office:value="7789984" calcext:value-type="float">
            <text:p>7789984</text:p>
          </table:table-cell>
          <table:table-cell table:formula="of:=IF([performanceLog.$A52]=0;[performanceLog.L52];&quot;&quot;)" office:value-type="float" office:value="10177322" calcext:value-type="float">
            <text:p>10177322</text:p>
          </table:table-cell>
          <table:table-cell table:number-columns-repeated="4"/>
        </table:table-row>
        <table:table-row table:style-name="ro1">
          <table:table-cell/>
          <table:table-cell table:formula="of:=IF([performanceLog.$A53]=0;[performanceLog.B53];&quot;&quot;)" office:value-type="float" office:value="11247372" calcext:value-type="float">
            <text:p>11247372</text:p>
          </table:table-cell>
          <table:table-cell table:formula="of:=IF([performanceLog.$A53]=0;[performanceLog.C53];&quot;&quot;)" office:value-type="float" office:value="12976587" calcext:value-type="float">
            <text:p>12976587</text:p>
          </table:table-cell>
          <table:table-cell table:formula="of:=IF([performanceLog.$A53]=0;[performanceLog.D53];&quot;&quot;)" office:value-type="float" office:value="3408951" calcext:value-type="float">
            <text:p>3408951</text:p>
          </table:table-cell>
          <table:table-cell table:formula="of:=IF([performanceLog.$A53]=0;[performanceLog.E53];&quot;&quot;)" office:value-type="float" office:value="677" calcext:value-type="float">
            <text:p>677</text:p>
          </table:table-cell>
          <table:table-cell table:formula="of:=IF([performanceLog.$A53]=0;[performanceLog.F53];&quot;&quot;)" office:value-type="float" office:value="257227262" calcext:value-type="float">
            <text:p>257227262</text:p>
          </table:table-cell>
          <table:table-cell table:formula="of:=IF([performanceLog.$A53]=0;[performanceLog.G53];&quot;&quot;)" office:value-type="float" office:value="4649886" calcext:value-type="float">
            <text:p>4649886</text:p>
          </table:table-cell>
          <table:table-cell table:formula="of:=IF([performanceLog.$A53]=0;[performanceLog.H53];&quot;&quot;)" office:value-type="float" office:value="2344" calcext:value-type="float">
            <text:p>2344</text:p>
          </table:table-cell>
          <table:table-cell table:formula="of:=IF([performanceLog.$A53]=0;[performanceLog.I53];&quot;&quot;)" office:value-type="float" office:value="925639421" calcext:value-type="float">
            <text:p>925639421</text:p>
          </table:table-cell>
          <table:table-cell table:formula="of:=IF([performanceLog.$A53]=0;[performanceLog.J53];&quot;&quot;)" office:value-type="float" office:value="3547024" calcext:value-type="float">
            <text:p>3547024</text:p>
          </table:table-cell>
          <table:table-cell table:formula="of:=IF([performanceLog.$A53]=0;[performanceLog.K53];&quot;&quot;)" office:value-type="float" office:value="7760399" calcext:value-type="float">
            <text:p>7760399</text:p>
          </table:table-cell>
          <table:table-cell table:formula="of:=IF([performanceLog.$A53]=0;[performanceLog.L53];&quot;&quot;)" office:value-type="float" office:value="10166436" calcext:value-type="float">
            <text:p>10166436</text:p>
          </table:table-cell>
          <table:table-cell table:number-columns-repeated="4"/>
        </table:table-row>
        <table:table-row table:style-name="ro1">
          <table:table-cell/>
          <table:table-cell table:formula="of:=IF([performanceLog.$A54]=0;[performanceLog.B54];&quot;&quot;)" office:value-type="float" office:value="11414819" calcext:value-type="float">
            <text:p>11414819</text:p>
          </table:table-cell>
          <table:table-cell table:formula="of:=IF([performanceLog.$A54]=0;[performanceLog.C54];&quot;&quot;)" office:value-type="float" office:value="12962576" calcext:value-type="float">
            <text:p>12962576</text:p>
          </table:table-cell>
          <table:table-cell table:formula="of:=IF([performanceLog.$A54]=0;[performanceLog.D54];&quot;&quot;)" office:value-type="float" office:value="3337805" calcext:value-type="float">
            <text:p>3337805</text:p>
          </table:table-cell>
          <table:table-cell table:formula="of:=IF([performanceLog.$A54]=0;[performanceLog.E54];&quot;&quot;)" office:value-type="float" office:value="730" calcext:value-type="float">
            <text:p>730</text:p>
          </table:table-cell>
          <table:table-cell table:formula="of:=IF([performanceLog.$A54]=0;[performanceLog.F54];&quot;&quot;)" office:value-type="float" office:value="257340956" calcext:value-type="float">
            <text:p>257340956</text:p>
          </table:table-cell>
          <table:table-cell table:formula="of:=IF([performanceLog.$A54]=0;[performanceLog.G54];&quot;&quot;)" office:value-type="float" office:value="4669678" calcext:value-type="float">
            <text:p>4669678</text:p>
          </table:table-cell>
          <table:table-cell table:formula="of:=IF([performanceLog.$A54]=0;[performanceLog.H54];&quot;&quot;)" office:value-type="float" office:value="781" calcext:value-type="float">
            <text:p>781</text:p>
          </table:table-cell>
          <table:table-cell table:formula="of:=IF([performanceLog.$A54]=0;[performanceLog.I54];&quot;&quot;)" office:value-type="float" office:value="925943885" calcext:value-type="float">
            <text:p>925943885</text:p>
          </table:table-cell>
          <table:table-cell table:formula="of:=IF([performanceLog.$A54]=0;[performanceLog.J54];&quot;&quot;)" office:value-type="float" office:value="3497024" calcext:value-type="float">
            <text:p>3497024</text:p>
          </table:table-cell>
          <table:table-cell table:formula="of:=IF([performanceLog.$A54]=0;[performanceLog.K54];&quot;&quot;)" office:value-type="float" office:value="7771545" calcext:value-type="float">
            <text:p>7771545</text:p>
          </table:table-cell>
          <table:table-cell table:formula="of:=IF([performanceLog.$A54]=0;[performanceLog.L54];&quot;&quot;)" office:value-type="float" office:value="11025705" calcext:value-type="float">
            <text:p>11025705</text:p>
          </table:table-cell>
          <table:table-cell table:number-columns-repeated="4"/>
        </table:table-row>
        <table:table-row table:style-name="ro1">
          <table:table-cell/>
          <table:table-cell table:formula="of:=IF([performanceLog.$A55]=0;[performanceLog.B55];&quot;&quot;)" office:value-type="float" office:value="11875234" calcext:value-type="float">
            <text:p>11875234</text:p>
          </table:table-cell>
          <table:table-cell table:formula="of:=IF([performanceLog.$A55]=0;[performanceLog.C55];&quot;&quot;)" office:value-type="float" office:value="13074555" calcext:value-type="float">
            <text:p>13074555</text:p>
          </table:table-cell>
          <table:table-cell table:formula="of:=IF([performanceLog.$A55]=0;[performanceLog.D55];&quot;&quot;)" office:value-type="float" office:value="3313795" calcext:value-type="float">
            <text:p>3313795</text:p>
          </table:table-cell>
          <table:table-cell table:formula="of:=IF([performanceLog.$A55]=0;[performanceLog.E55];&quot;&quot;)" office:value-type="float" office:value="781" calcext:value-type="float">
            <text:p>781</text:p>
          </table:table-cell>
          <table:table-cell table:formula="of:=IF([performanceLog.$A55]=0;[performanceLog.F55];&quot;&quot;)" office:value-type="float" office:value="257345068" calcext:value-type="float">
            <text:p>257345068</text:p>
          </table:table-cell>
          <table:table-cell table:formula="of:=IF([performanceLog.$A55]=0;[performanceLog.G55];&quot;&quot;)" office:value-type="float" office:value="4670302" calcext:value-type="float">
            <text:p>4670302</text:p>
          </table:table-cell>
          <table:table-cell table:formula="of:=IF([performanceLog.$A55]=0;[performanceLog.H55];&quot;&quot;)" office:value-type="float" office:value="729" calcext:value-type="float">
            <text:p>729</text:p>
          </table:table-cell>
          <table:table-cell table:formula="of:=IF([performanceLog.$A55]=0;[performanceLog.I55];&quot;&quot;)" office:value-type="float" office:value="926433608" calcext:value-type="float">
            <text:p>926433608</text:p>
          </table:table-cell>
          <table:table-cell table:formula="of:=IF([performanceLog.$A55]=0;[performanceLog.J55];&quot;&quot;)" office:value-type="float" office:value="3501815" calcext:value-type="float">
            <text:p>3501815</text:p>
          </table:table-cell>
          <table:table-cell table:formula="of:=IF([performanceLog.$A55]=0;[performanceLog.K55];&quot;&quot;)" office:value-type="float" office:value="7772327" calcext:value-type="float">
            <text:p>7772327</text:p>
          </table:table-cell>
          <table:table-cell table:formula="of:=IF([performanceLog.$A55]=0;[performanceLog.L55];&quot;&quot;)" office:value-type="float" office:value="10489196" calcext:value-type="float">
            <text:p>10489196</text:p>
          </table:table-cell>
          <table:table-cell table:number-columns-repeated="4"/>
        </table:table-row>
        <table:table-row table:style-name="ro1">
          <table:table-cell/>
          <table:table-cell table:formula="of:=IF([performanceLog.$A56]=0;[performanceLog.B56];&quot;&quot;)" office:value-type="float" office:value="11359559" calcext:value-type="float">
            <text:p>11359559</text:p>
          </table:table-cell>
          <table:table-cell table:formula="of:=IF([performanceLog.$A56]=0;[performanceLog.C56];&quot;&quot;)" office:value-type="float" office:value="13176690" calcext:value-type="float">
            <text:p>13176690</text:p>
          </table:table-cell>
          <table:table-cell table:formula="of:=IF([performanceLog.$A56]=0;[performanceLog.D56];&quot;&quot;)" office:value-type="float" office:value="3324159" calcext:value-type="float">
            <text:p>3324159</text:p>
          </table:table-cell>
          <table:table-cell table:formula="of:=IF([performanceLog.$A56]=0;[performanceLog.E56];&quot;&quot;)" office:value-type="float" office:value="781" calcext:value-type="float">
            <text:p>781</text:p>
          </table:table-cell>
          <table:table-cell table:formula="of:=IF([performanceLog.$A56]=0;[performanceLog.F56];&quot;&quot;)" office:value-type="float" office:value="257310219" calcext:value-type="float">
            <text:p>257310219</text:p>
          </table:table-cell>
          <table:table-cell table:formula="of:=IF([performanceLog.$A56]=0;[performanceLog.G56];&quot;&quot;)" office:value-type="float" office:value="4608115" calcext:value-type="float">
            <text:p>4608115</text:p>
          </table:table-cell>
          <table:table-cell table:formula="of:=IF([performanceLog.$A56]=0;[performanceLog.H56];&quot;&quot;)" office:value-type="float" office:value="677" calcext:value-type="float">
            <text:p>677</text:p>
          </table:table-cell>
          <table:table-cell table:formula="of:=IF([performanceLog.$A56]=0;[performanceLog.I56];&quot;&quot;)" office:value-type="float" office:value="925749428" calcext:value-type="float">
            <text:p>925749428</text:p>
          </table:table-cell>
          <table:table-cell table:formula="of:=IF([performanceLog.$A56]=0;[performanceLog.J56];&quot;&quot;)" office:value-type="float" office:value="3501451" calcext:value-type="float">
            <text:p>3501451</text:p>
          </table:table-cell>
          <table:table-cell table:formula="of:=IF([performanceLog.$A56]=0;[performanceLog.K56];&quot;&quot;)" office:value-type="float" office:value="7922014" calcext:value-type="float">
            <text:p>7922014</text:p>
          </table:table-cell>
          <table:table-cell table:formula="of:=IF([performanceLog.$A56]=0;[performanceLog.L56];&quot;&quot;)" office:value-type="float" office:value="10901643" calcext:value-type="float">
            <text:p>10901643</text:p>
          </table:table-cell>
          <table:table-cell table:number-columns-repeated="4"/>
        </table:table-row>
        <table:table-row table:style-name="ro1">
          <table:table-cell/>
          <table:table-cell table:formula="of:=IF([performanceLog.$A57]=0;[performanceLog.B57];&quot;&quot;)" office:value-type="float" office:value="11416850" calcext:value-type="float">
            <text:p>11416850</text:p>
          </table:table-cell>
          <table:table-cell table:formula="of:=IF([performanceLog.$A57]=0;[performanceLog.C57];&quot;&quot;)" office:value-type="float" office:value="12818409" calcext:value-type="float">
            <text:p>12818409</text:p>
          </table:table-cell>
          <table:table-cell table:formula="of:=IF([performanceLog.$A57]=0;[performanceLog.D57];&quot;&quot;)" office:value-type="float" office:value="3387389" calcext:value-type="float">
            <text:p>3387389</text:p>
          </table:table-cell>
          <table:table-cell table:formula="of:=IF([performanceLog.$A57]=0;[performanceLog.E57];&quot;&quot;)" office:value-type="float" office:value="886" calcext:value-type="float">
            <text:p>886</text:p>
          </table:table-cell>
          <table:table-cell table:formula="of:=IF([performanceLog.$A57]=0;[performanceLog.F57];&quot;&quot;)" office:value-type="float" office:value="257285735" calcext:value-type="float">
            <text:p>257285735</text:p>
          </table:table-cell>
          <table:table-cell table:formula="of:=IF([performanceLog.$A57]=0;[performanceLog.G57];&quot;&quot;)" office:value-type="float" office:value="4793948" calcext:value-type="float">
            <text:p>4793948</text:p>
          </table:table-cell>
          <table:table-cell table:formula="of:=IF([performanceLog.$A57]=0;[performanceLog.H57];&quot;&quot;)" office:value-type="float" office:value="521" calcext:value-type="float">
            <text:p>521</text:p>
          </table:table-cell>
          <table:table-cell table:formula="of:=IF([performanceLog.$A57]=0;[performanceLog.I57];&quot;&quot;)" office:value-type="float" office:value="925493841" calcext:value-type="float">
            <text:p>925493841</text:p>
          </table:table-cell>
          <table:table-cell table:formula="of:=IF([performanceLog.$A57]=0;[performanceLog.J57];&quot;&quot;)" office:value-type="float" office:value="3501815" calcext:value-type="float">
            <text:p>3501815</text:p>
          </table:table-cell>
          <table:table-cell table:formula="of:=IF([performanceLog.$A57]=0;[performanceLog.K57];&quot;&quot;)" office:value-type="float" office:value="7869201" calcext:value-type="float">
            <text:p>7869201</text:p>
          </table:table-cell>
          <table:table-cell table:formula="of:=IF([performanceLog.$A57]=0;[performanceLog.L57];&quot;&quot;)" office:value-type="float" office:value="11063882" calcext:value-type="float">
            <text:p>11063882</text:p>
          </table:table-cell>
          <table:table-cell table:number-columns-repeated="4"/>
        </table:table-row>
        <table:table-row table:style-name="ro1">
          <table:table-cell/>
          <table:table-cell table:formula="of:=IF([performanceLog.$A58]=0;[performanceLog.B58];&quot;&quot;)" office:value-type="float" office:value="11227371" calcext:value-type="float">
            <text:p>11227371</text:p>
          </table:table-cell>
          <table:table-cell table:formula="of:=IF([performanceLog.$A58]=0;[performanceLog.C58];&quot;&quot;)" office:value-type="float" office:value="13021429" calcext:value-type="float">
            <text:p>13021429</text:p>
          </table:table-cell>
          <table:table-cell table:formula="of:=IF([performanceLog.$A58]=0;[performanceLog.D58];&quot;&quot;)" office:value-type="float" office:value="3424888" calcext:value-type="float">
            <text:p>3424888</text:p>
          </table:table-cell>
          <table:table-cell table:formula="of:=IF([performanceLog.$A58]=0;[performanceLog.E58];&quot;&quot;)" office:value-type="float" office:value="938" calcext:value-type="float">
            <text:p>938</text:p>
          </table:table-cell>
          <table:table-cell table:formula="of:=IF([performanceLog.$A58]=0;[performanceLog.F58];&quot;&quot;)" office:value-type="float" office:value="257257346" calcext:value-type="float">
            <text:p>257257346</text:p>
          </table:table-cell>
          <table:table-cell table:formula="of:=IF([performanceLog.$A58]=0;[performanceLog.G58];&quot;&quot;)" office:value-type="float" office:value="4640719" calcext:value-type="float">
            <text:p>4640719</text:p>
          </table:table-cell>
          <table:table-cell table:formula="of:=IF([performanceLog.$A58]=0;[performanceLog.H58];&quot;&quot;)" office:value-type="float" office:value="729" calcext:value-type="float">
            <text:p>729</text:p>
          </table:table-cell>
          <table:table-cell table:formula="of:=IF([performanceLog.$A58]=0;[performanceLog.I58];&quot;&quot;)" office:value-type="float" office:value="926423928" calcext:value-type="float">
            <text:p>926423928</text:p>
          </table:table-cell>
          <table:table-cell table:formula="of:=IF([performanceLog.$A58]=0;[performanceLog.J58];&quot;&quot;)" office:value-type="float" office:value="3554106" calcext:value-type="float">
            <text:p>3554106</text:p>
          </table:table-cell>
          <table:table-cell table:formula="of:=IF([performanceLog.$A58]=0;[performanceLog.K58];&quot;&quot;)" office:value-type="float" office:value="7642743" calcext:value-type="float">
            <text:p>7642743</text:p>
          </table:table-cell>
          <table:table-cell table:formula="of:=IF([performanceLog.$A58]=0;[performanceLog.L58];&quot;&quot;)" office:value-type="float" office:value="10963986" calcext:value-type="float">
            <text:p>10963986</text:p>
          </table:table-cell>
          <table:table-cell table:number-columns-repeated="4"/>
        </table:table-row>
        <table:table-row table:style-name="ro1">
          <table:table-cell/>
          <table:table-cell table:formula="of:=IF([performanceLog.$A59]=0;[performanceLog.B59];&quot;&quot;)" office:value-type="float" office:value="11723567" calcext:value-type="float">
            <text:p>11723567</text:p>
          </table:table-cell>
          <table:table-cell table:formula="of:=IF([performanceLog.$A59]=0;[performanceLog.C59];&quot;&quot;)" office:value-type="float" office:value="13079814" calcext:value-type="float">
            <text:p>13079814</text:p>
          </table:table-cell>
          <table:table-cell table:formula="of:=IF([performanceLog.$A59]=0;[performanceLog.D59];&quot;&quot;)" office:value-type="float" office:value="3341034" calcext:value-type="float">
            <text:p>3341034</text:p>
          </table:table-cell>
          <table:table-cell table:formula="of:=IF([performanceLog.$A59]=0;[performanceLog.E59];&quot;&quot;)" office:value-type="float" office:value="365" calcext:value-type="float">
            <text:p>365</text:p>
          </table:table-cell>
          <table:table-cell table:formula="of:=IF([performanceLog.$A59]=0;[performanceLog.F59];&quot;&quot;)" office:value-type="float" office:value="257375416" calcext:value-type="float">
            <text:p>257375416</text:p>
          </table:table-cell>
          <table:table-cell table:formula="of:=IF([performanceLog.$A59]=0;[performanceLog.G59];&quot;&quot;)" office:value-type="float" office:value="4660302" calcext:value-type="float">
            <text:p>4660302</text:p>
          </table:table-cell>
          <table:table-cell table:formula="of:=IF([performanceLog.$A59]=0;[performanceLog.H59];&quot;&quot;)" office:value-type="float" office:value="625" calcext:value-type="float">
            <text:p>625</text:p>
          </table:table-cell>
          <table:table-cell table:formula="of:=IF([performanceLog.$A59]=0;[performanceLog.I59];&quot;&quot;)" office:value-type="float" office:value="926581518" calcext:value-type="float">
            <text:p>926581518</text:p>
          </table:table-cell>
          <table:table-cell table:formula="of:=IF([performanceLog.$A59]=0;[performanceLog.J59];&quot;&quot;)" office:value-type="float" office:value="3555565" calcext:value-type="float">
            <text:p>3555565</text:p>
          </table:table-cell>
          <table:table-cell table:formula="of:=IF([performanceLog.$A59]=0;[performanceLog.K59];&quot;&quot;)" office:value-type="float" office:value="7717639" calcext:value-type="float">
            <text:p>7717639</text:p>
          </table:table-cell>
          <table:table-cell table:formula="of:=IF([performanceLog.$A59]=0;[performanceLog.L59];&quot;&quot;)" office:value-type="float" office:value="10343622" calcext:value-type="float">
            <text:p>10343622</text:p>
          </table:table-cell>
          <table:table-cell table:number-columns-repeated="4"/>
        </table:table-row>
        <table:table-row table:style-name="ro1">
          <table:table-cell/>
          <table:table-cell table:formula="of:=IF([performanceLog.$A60]=0;[performanceLog.B60];&quot;&quot;)" office:value-type="float" office:value="11577734" calcext:value-type="float">
            <text:p>11577734</text:p>
          </table:table-cell>
          <table:table-cell table:formula="of:=IF([performanceLog.$A60]=0;[performanceLog.C60];&quot;&quot;)" office:value-type="float" office:value="13170023" calcext:value-type="float">
            <text:p>13170023</text:p>
          </table:table-cell>
          <table:table-cell table:formula="of:=IF([performanceLog.$A60]=0;[performanceLog.D60];&quot;&quot;)" office:value-type="float" office:value="7867638" calcext:value-type="float">
            <text:p>7867638</text:p>
          </table:table-cell>
          <table:table-cell table:formula="of:=IF([performanceLog.$A60]=0;[performanceLog.E60];&quot;&quot;)" office:value-type="float" office:value="521" calcext:value-type="float">
            <text:p>521</text:p>
          </table:table-cell>
          <table:table-cell table:formula="of:=IF([performanceLog.$A60]=0;[performanceLog.F60];&quot;&quot;)" office:value-type="float" office:value="257140411" calcext:value-type="float">
            <text:p>257140411</text:p>
          </table:table-cell>
          <table:table-cell table:formula="of:=IF([performanceLog.$A60]=0;[performanceLog.G60];&quot;&quot;)" office:value-type="float" office:value="4697802" calcext:value-type="float">
            <text:p>4697802</text:p>
          </table:table-cell>
          <table:table-cell table:formula="of:=IF([performanceLog.$A60]=0;[performanceLog.H60];&quot;&quot;)" office:value-type="float" office:value="2343" calcext:value-type="float">
            <text:p>2343</text:p>
          </table:table-cell>
          <table:table-cell table:formula="of:=IF([performanceLog.$A60]=0;[performanceLog.I60];&quot;&quot;)" office:value-type="float" office:value="925370674" calcext:value-type="float">
            <text:p>925370674</text:p>
          </table:table-cell>
          <table:table-cell table:formula="of:=IF([performanceLog.$A60]=0;[performanceLog.J60];&quot;&quot;)" office:value-type="float" office:value="3551451" calcext:value-type="float">
            <text:p>3551451</text:p>
          </table:table-cell>
          <table:table-cell table:formula="of:=IF([performanceLog.$A60]=0;[performanceLog.K60];&quot;&quot;)" office:value-type="float" office:value="7858680" calcext:value-type="float">
            <text:p>7858680</text:p>
          </table:table-cell>
          <table:table-cell table:formula="of:=IF([performanceLog.$A60]=0;[performanceLog.L60];&quot;&quot;)" office:value-type="float" office:value="10486591" calcext:value-type="float">
            <text:p>10486591</text:p>
          </table:table-cell>
          <table:table-cell table:number-columns-repeated="4"/>
        </table:table-row>
        <table:table-row table:style-name="ro1">
          <table:table-cell/>
          <table:table-cell table:formula="of:=IF([performanceLog.$A61]=0;[performanceLog.B61];&quot;&quot;)" office:value-type="float" office:value="11362161" calcext:value-type="float">
            <text:p>11362161</text:p>
          </table:table-cell>
          <table:table-cell table:formula="of:=IF([performanceLog.$A61]=0;[performanceLog.C61];&quot;&quot;)" office:value-type="float" office:value="13010700" calcext:value-type="float">
            <text:p>13010700</text:p>
          </table:table-cell>
          <table:table-cell table:formula="of:=IF([performanceLog.$A61]=0;[performanceLog.D61];&quot;&quot;)" office:value-type="float" office:value="3335097" calcext:value-type="float">
            <text:p>3335097</text:p>
          </table:table-cell>
          <table:table-cell table:formula="of:=IF([performanceLog.$A61]=0;[performanceLog.E61];&quot;&quot;)" office:value-type="float" office:value="573" calcext:value-type="float">
            <text:p>573</text:p>
          </table:table-cell>
          <table:table-cell table:formula="of:=IF([performanceLog.$A61]=0;[performanceLog.F61];&quot;&quot;)" office:value-type="float" office:value="257347281" calcext:value-type="float">
            <text:p>257347281</text:p>
          </table:table-cell>
          <table:table-cell table:formula="of:=IF([performanceLog.$A61]=0;[performanceLog.G61];&quot;&quot;)" office:value-type="float" office:value="4638531" calcext:value-type="float">
            <text:p>4638531</text:p>
          </table:table-cell>
          <table:table-cell table:formula="of:=IF([performanceLog.$A61]=0;[performanceLog.H61];&quot;&quot;)" office:value-type="float" office:value="729" calcext:value-type="float">
            <text:p>729</text:p>
          </table:table-cell>
          <table:table-cell table:formula="of:=IF([performanceLog.$A61]=0;[performanceLog.I61];&quot;&quot;)" office:value-type="float" office:value="925179255" calcext:value-type="float">
            <text:p>925179255</text:p>
          </table:table-cell>
          <table:table-cell table:formula="of:=IF([performanceLog.$A61]=0;[performanceLog.J61];&quot;&quot;)" office:value-type="float" office:value="3558742" calcext:value-type="float">
            <text:p>3558742</text:p>
          </table:table-cell>
          <table:table-cell table:formula="of:=IF([performanceLog.$A61]=0;[performanceLog.K61];&quot;&quot;)" office:value-type="float" office:value="7928368" calcext:value-type="float">
            <text:p>7928368</text:p>
          </table:table-cell>
          <table:table-cell table:formula="of:=IF([performanceLog.$A61]=0;[performanceLog.L61];&quot;&quot;)" office:value-type="float" office:value="10292841" calcext:value-type="float">
            <text:p>10292841</text:p>
          </table:table-cell>
          <table:table-cell table:number-columns-repeated="4"/>
        </table:table-row>
        <table:table-row table:style-name="ro1">
          <table:table-cell/>
          <table:table-cell table:formula="of:=IF([performanceLog.$A62]=0;[performanceLog.B62];&quot;&quot;)" office:value-type="float" office:value="11588255" calcext:value-type="float">
            <text:p>11588255</text:p>
          </table:table-cell>
          <table:table-cell table:formula="of:=IF([performanceLog.$A62]=0;[performanceLog.C62];&quot;&quot;)" office:value-type="float" office:value="13303407" calcext:value-type="float">
            <text:p>13303407</text:p>
          </table:table-cell>
          <table:table-cell table:formula="of:=IF([performanceLog.$A62]=0;[performanceLog.D62];&quot;&quot;)" office:value-type="float" office:value="3319211" calcext:value-type="float">
            <text:p>3319211</text:p>
          </table:table-cell>
          <table:table-cell table:formula="of:=IF([performanceLog.$A62]=0;[performanceLog.E62];&quot;&quot;)" office:value-type="float" office:value="730" calcext:value-type="float">
            <text:p>730</text:p>
          </table:table-cell>
          <table:table-cell table:formula="of:=IF([performanceLog.$A62]=0;[performanceLog.F62];&quot;&quot;)" office:value-type="float" office:value="257325248" calcext:value-type="float">
            <text:p>257325248</text:p>
          </table:table-cell>
          <table:table-cell table:formula="of:=IF([performanceLog.$A62]=0;[performanceLog.G62];&quot;&quot;)" office:value-type="float" office:value="4633792" calcext:value-type="float">
            <text:p>4633792</text:p>
          </table:table-cell>
          <table:table-cell table:formula="of:=IF([performanceLog.$A62]=0;[performanceLog.H62];&quot;&quot;)" office:value-type="float" office:value="677" calcext:value-type="float">
            <text:p>677</text:p>
          </table:table-cell>
          <table:table-cell table:formula="of:=IF([performanceLog.$A62]=0;[performanceLog.I62];&quot;&quot;)" office:value-type="float" office:value="924676482" calcext:value-type="float">
            <text:p>924676482</text:p>
          </table:table-cell>
          <table:table-cell table:formula="of:=IF([performanceLog.$A62]=0;[performanceLog.J62];&quot;&quot;)" office:value-type="float" office:value="3618065" calcext:value-type="float">
            <text:p>3618065</text:p>
          </table:table-cell>
          <table:table-cell table:formula="of:=IF([performanceLog.$A62]=0;[performanceLog.K62];&quot;&quot;)" office:value-type="float" office:value="7937534" calcext:value-type="float">
            <text:p>7937534</text:p>
          </table:table-cell>
          <table:table-cell table:formula="of:=IF([performanceLog.$A62]=0;[performanceLog.L62];&quot;&quot;)" office:value-type="float" office:value="10880705" calcext:value-type="float">
            <text:p>10880705</text:p>
          </table:table-cell>
          <table:table-cell table:number-columns-repeated="4"/>
        </table:table-row>
        <table:table-row table:style-name="ro1">
          <table:table-cell/>
          <table:table-cell table:formula="of:=IF([performanceLog.$A63]=0;[performanceLog.B63];&quot;&quot;)" office:value-type="float" office:value="11323881" calcext:value-type="float">
            <text:p>11323881</text:p>
          </table:table-cell>
          <table:table-cell table:formula="of:=IF([performanceLog.$A63]=0;[performanceLog.C63];&quot;&quot;)" office:value-type="float" office:value="13036428" calcext:value-type="float">
            <text:p>13036428</text:p>
          </table:table-cell>
          <table:table-cell table:formula="of:=IF([performanceLog.$A63]=0;[performanceLog.D63];&quot;&quot;)" office:value-type="float" office:value="3321243" calcext:value-type="float">
            <text:p>3321243</text:p>
          </table:table-cell>
          <table:table-cell table:formula="of:=IF([performanceLog.$A63]=0;[performanceLog.E63];&quot;&quot;)" office:value-type="float" office:value="312" calcext:value-type="float">
            <text:p>312</text:p>
          </table:table-cell>
          <table:table-cell table:formula="of:=IF([performanceLog.$A63]=0;[performanceLog.F63];&quot;&quot;)" office:value-type="float" office:value="256865246" calcext:value-type="float">
            <text:p>256865246</text:p>
          </table:table-cell>
          <table:table-cell table:formula="of:=IF([performanceLog.$A63]=0;[performanceLog.G63];&quot;&quot;)" office:value-type="float" office:value="5010457" calcext:value-type="float">
            <text:p>5010457</text:p>
          </table:table-cell>
          <table:table-cell table:formula="of:=IF([performanceLog.$A63]=0;[performanceLog.H63];&quot;&quot;)" office:value-type="float" office:value="677" calcext:value-type="float">
            <text:p>677</text:p>
          </table:table-cell>
          <table:table-cell table:formula="of:=IF([performanceLog.$A63]=0;[performanceLog.I63];&quot;&quot;)" office:value-type="float" office:value="940573412" calcext:value-type="float">
            <text:p>940573412</text:p>
          </table:table-cell>
          <table:table-cell table:formula="of:=IF([performanceLog.$A63]=0;[performanceLog.J63];&quot;&quot;)" office:value-type="float" office:value="3791502" calcext:value-type="float">
            <text:p>3791502</text:p>
          </table:table-cell>
          <table:table-cell table:formula="of:=IF([performanceLog.$A63]=0;[performanceLog.K63];&quot;&quot;)" office:value-type="float" office:value="7792586" calcext:value-type="float">
            <text:p>7792586</text:p>
          </table:table-cell>
          <table:table-cell table:formula="of:=IF([performanceLog.$A63]=0;[performanceLog.L63];&quot;&quot;)" office:value-type="float" office:value="11028985" calcext:value-type="float">
            <text:p>11028985</text:p>
          </table:table-cell>
          <table:table-cell table:number-columns-repeated="4"/>
        </table:table-row>
        <table:table-row table:style-name="ro1">
          <table:table-cell/>
          <table:table-cell table:formula="of:=IF([performanceLog.$A64]=0;[performanceLog.B64];&quot;&quot;)" office:value-type="float" office:value="11589817" calcext:value-type="float">
            <text:p>11589817</text:p>
          </table:table-cell>
          <table:table-cell table:formula="of:=IF([performanceLog.$A64]=0;[performanceLog.C64];&quot;&quot;)" office:value-type="float" office:value="13043668" calcext:value-type="float">
            <text:p>13043668</text:p>
          </table:table-cell>
          <table:table-cell table:formula="of:=IF([performanceLog.$A64]=0;[performanceLog.D64];&quot;&quot;)" office:value-type="float" office:value="3336450" calcext:value-type="float">
            <text:p>3336450</text:p>
          </table:table-cell>
          <table:table-cell table:formula="of:=IF([performanceLog.$A64]=0;[performanceLog.E64];&quot;&quot;)" office:value-type="float" office:value="312" calcext:value-type="float">
            <text:p>312</text:p>
          </table:table-cell>
          <table:table-cell table:formula="of:=IF([performanceLog.$A64]=0;[performanceLog.F64];&quot;&quot;)" office:value-type="float" office:value="257322116" calcext:value-type="float">
            <text:p>257322116</text:p>
          </table:table-cell>
          <table:table-cell table:formula="of:=IF([performanceLog.$A64]=0;[performanceLog.G64];&quot;&quot;)" office:value-type="float" office:value="4604938" calcext:value-type="float">
            <text:p>4604938</text:p>
          </table:table-cell>
          <table:table-cell table:formula="of:=IF([performanceLog.$A64]=0;[performanceLog.H64];&quot;&quot;)" office:value-type="float" office:value="625" calcext:value-type="float">
            <text:p>625</text:p>
          </table:table-cell>
          <table:table-cell table:formula="of:=IF([performanceLog.$A64]=0;[performanceLog.I64];&quot;&quot;)" office:value-type="float" office:value="913325545" calcext:value-type="float">
            <text:p>913325545</text:p>
          </table:table-cell>
          <table:table-cell table:formula="of:=IF([performanceLog.$A64]=0;[performanceLog.J64];&quot;&quot;)" office:value-type="float" office:value="3764835" calcext:value-type="float">
            <text:p>3764835</text:p>
          </table:table-cell>
          <table:table-cell table:formula="of:=IF([performanceLog.$A64]=0;[performanceLog.K64];&quot;&quot;)" office:value-type="float" office:value="7680503" calcext:value-type="float">
            <text:p>7680503</text:p>
          </table:table-cell>
          <table:table-cell table:formula="of:=IF([performanceLog.$A64]=0;[performanceLog.L64];&quot;&quot;)" office:value-type="float" office:value="10331017" calcext:value-type="float">
            <text:p>10331017</text:p>
          </table:table-cell>
          <table:table-cell table:number-columns-repeated="4"/>
        </table:table-row>
        <table:table-row table:style-name="ro1">
          <table:table-cell/>
          <table:table-cell table:formula="of:=IF([performanceLog.$A65]=0;[performanceLog.B65];&quot;&quot;)">
            <text:p/>
          </table:table-cell>
          <table:table-cell table:formula="of:=IF([performanceLog.$A65]=0;[performanceLog.C65];&quot;&quot;)">
            <text:p/>
          </table:table-cell>
          <table:table-cell table:formula="of:=IF([performanceLog.$A65]=0;[performanceLog.D65];&quot;&quot;)">
            <text:p/>
          </table:table-cell>
          <table:table-cell table:formula="of:=IF([performanceLog.$A65]=0;[performanceLog.E65];&quot;&quot;)">
            <text:p/>
          </table:table-cell>
          <table:table-cell table:formula="of:=IF([performanceLog.$A65]=0;[performanceLog.F65];&quot;&quot;)">
            <text:p/>
          </table:table-cell>
          <table:table-cell table:formula="of:=IF([performanceLog.$A65]=0;[performanceLog.G65];&quot;&quot;)">
            <text:p/>
          </table:table-cell>
          <table:table-cell table:formula="of:=IF([performanceLog.$A65]=0;[performanceLog.H65];&quot;&quot;)">
            <text:p/>
          </table:table-cell>
          <table:table-cell table:formula="of:=IF([performanceLog.$A65]=0;[performanceLog.I65];&quot;&quot;)">
            <text:p/>
          </table:table-cell>
          <table:table-cell table:formula="of:=IF([performanceLog.$A65]=0;[performanceLog.J65];&quot;&quot;)">
            <text:p/>
          </table:table-cell>
          <table:table-cell table:formula="of:=IF([performanceLog.$A65]=0;[performanceLog.K65];&quot;&quot;)">
            <text:p/>
          </table:table-cell>
          <table:table-cell table:formula="of:=IF([performanceLog.$A65]=0;[performanceLog.L65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66]=0;[performanceLog.B66];&quot;&quot;)">
            <text:p/>
          </table:table-cell>
          <table:table-cell table:formula="of:=IF([performanceLog.$A66]=0;[performanceLog.C66];&quot;&quot;)">
            <text:p/>
          </table:table-cell>
          <table:table-cell table:formula="of:=IF([performanceLog.$A66]=0;[performanceLog.D66];&quot;&quot;)">
            <text:p/>
          </table:table-cell>
          <table:table-cell table:formula="of:=IF([performanceLog.$A66]=0;[performanceLog.E66];&quot;&quot;)">
            <text:p/>
          </table:table-cell>
          <table:table-cell table:formula="of:=IF([performanceLog.$A66]=0;[performanceLog.F66];&quot;&quot;)">
            <text:p/>
          </table:table-cell>
          <table:table-cell table:formula="of:=IF([performanceLog.$A66]=0;[performanceLog.G66];&quot;&quot;)">
            <text:p/>
          </table:table-cell>
          <table:table-cell table:formula="of:=IF([performanceLog.$A66]=0;[performanceLog.H66];&quot;&quot;)">
            <text:p/>
          </table:table-cell>
          <table:table-cell table:formula="of:=IF([performanceLog.$A66]=0;[performanceLog.I66];&quot;&quot;)">
            <text:p/>
          </table:table-cell>
          <table:table-cell table:formula="of:=IF([performanceLog.$A66]=0;[performanceLog.J66];&quot;&quot;)">
            <text:p/>
          </table:table-cell>
          <table:table-cell table:formula="of:=IF([performanceLog.$A66]=0;[performanceLog.K66];&quot;&quot;)">
            <text:p/>
          </table:table-cell>
          <table:table-cell table:formula="of:=IF([performanceLog.$A66]=0;[performanceLog.L66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67]=0;[performanceLog.B67];&quot;&quot;)">
            <text:p/>
          </table:table-cell>
          <table:table-cell table:formula="of:=IF([performanceLog.$A67]=0;[performanceLog.C67];&quot;&quot;)">
            <text:p/>
          </table:table-cell>
          <table:table-cell table:formula="of:=IF([performanceLog.$A67]=0;[performanceLog.D67];&quot;&quot;)">
            <text:p/>
          </table:table-cell>
          <table:table-cell table:formula="of:=IF([performanceLog.$A67]=0;[performanceLog.E67];&quot;&quot;)">
            <text:p/>
          </table:table-cell>
          <table:table-cell table:formula="of:=IF([performanceLog.$A67]=0;[performanceLog.F67];&quot;&quot;)">
            <text:p/>
          </table:table-cell>
          <table:table-cell table:formula="of:=IF([performanceLog.$A67]=0;[performanceLog.G67];&quot;&quot;)">
            <text:p/>
          </table:table-cell>
          <table:table-cell table:formula="of:=IF([performanceLog.$A67]=0;[performanceLog.H67];&quot;&quot;)">
            <text:p/>
          </table:table-cell>
          <table:table-cell table:formula="of:=IF([performanceLog.$A67]=0;[performanceLog.I67];&quot;&quot;)">
            <text:p/>
          </table:table-cell>
          <table:table-cell table:formula="of:=IF([performanceLog.$A67]=0;[performanceLog.J67];&quot;&quot;)">
            <text:p/>
          </table:table-cell>
          <table:table-cell table:formula="of:=IF([performanceLog.$A67]=0;[performanceLog.K67];&quot;&quot;)">
            <text:p/>
          </table:table-cell>
          <table:table-cell table:formula="of:=IF([performanceLog.$A67]=0;[performanceLog.L67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68]=0;[performanceLog.B68];&quot;&quot;)">
            <text:p/>
          </table:table-cell>
          <table:table-cell table:formula="of:=IF([performanceLog.$A68]=0;[performanceLog.C68];&quot;&quot;)">
            <text:p/>
          </table:table-cell>
          <table:table-cell table:formula="of:=IF([performanceLog.$A68]=0;[performanceLog.D68];&quot;&quot;)">
            <text:p/>
          </table:table-cell>
          <table:table-cell table:formula="of:=IF([performanceLog.$A68]=0;[performanceLog.E68];&quot;&quot;)">
            <text:p/>
          </table:table-cell>
          <table:table-cell table:formula="of:=IF([performanceLog.$A68]=0;[performanceLog.F68];&quot;&quot;)">
            <text:p/>
          </table:table-cell>
          <table:table-cell table:formula="of:=IF([performanceLog.$A68]=0;[performanceLog.G68];&quot;&quot;)">
            <text:p/>
          </table:table-cell>
          <table:table-cell table:formula="of:=IF([performanceLog.$A68]=0;[performanceLog.H68];&quot;&quot;)">
            <text:p/>
          </table:table-cell>
          <table:table-cell table:formula="of:=IF([performanceLog.$A68]=0;[performanceLog.I68];&quot;&quot;)">
            <text:p/>
          </table:table-cell>
          <table:table-cell table:formula="of:=IF([performanceLog.$A68]=0;[performanceLog.J68];&quot;&quot;)">
            <text:p/>
          </table:table-cell>
          <table:table-cell table:formula="of:=IF([performanceLog.$A68]=0;[performanceLog.K68];&quot;&quot;)">
            <text:p/>
          </table:table-cell>
          <table:table-cell table:formula="of:=IF([performanceLog.$A68]=0;[performanceLog.L68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69]=0;[performanceLog.B69];&quot;&quot;)">
            <text:p/>
          </table:table-cell>
          <table:table-cell table:formula="of:=IF([performanceLog.$A69]=0;[performanceLog.C69];&quot;&quot;)">
            <text:p/>
          </table:table-cell>
          <table:table-cell table:formula="of:=IF([performanceLog.$A69]=0;[performanceLog.D69];&quot;&quot;)">
            <text:p/>
          </table:table-cell>
          <table:table-cell table:formula="of:=IF([performanceLog.$A69]=0;[performanceLog.E69];&quot;&quot;)">
            <text:p/>
          </table:table-cell>
          <table:table-cell table:formula="of:=IF([performanceLog.$A69]=0;[performanceLog.F69];&quot;&quot;)">
            <text:p/>
          </table:table-cell>
          <table:table-cell table:formula="of:=IF([performanceLog.$A69]=0;[performanceLog.G69];&quot;&quot;)">
            <text:p/>
          </table:table-cell>
          <table:table-cell table:formula="of:=IF([performanceLog.$A69]=0;[performanceLog.H69];&quot;&quot;)">
            <text:p/>
          </table:table-cell>
          <table:table-cell table:formula="of:=IF([performanceLog.$A69]=0;[performanceLog.I69];&quot;&quot;)">
            <text:p/>
          </table:table-cell>
          <table:table-cell table:formula="of:=IF([performanceLog.$A69]=0;[performanceLog.J69];&quot;&quot;)">
            <text:p/>
          </table:table-cell>
          <table:table-cell table:formula="of:=IF([performanceLog.$A69]=0;[performanceLog.K69];&quot;&quot;)">
            <text:p/>
          </table:table-cell>
          <table:table-cell table:formula="of:=IF([performanceLog.$A69]=0;[performanceLog.L69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70]=0;[performanceLog.B70];&quot;&quot;)">
            <text:p/>
          </table:table-cell>
          <table:table-cell table:formula="of:=IF([performanceLog.$A70]=0;[performanceLog.C70];&quot;&quot;)">
            <text:p/>
          </table:table-cell>
          <table:table-cell table:formula="of:=IF([performanceLog.$A70]=0;[performanceLog.D70];&quot;&quot;)">
            <text:p/>
          </table:table-cell>
          <table:table-cell table:formula="of:=IF([performanceLog.$A70]=0;[performanceLog.E70];&quot;&quot;)">
            <text:p/>
          </table:table-cell>
          <table:table-cell table:formula="of:=IF([performanceLog.$A70]=0;[performanceLog.F70];&quot;&quot;)">
            <text:p/>
          </table:table-cell>
          <table:table-cell table:formula="of:=IF([performanceLog.$A70]=0;[performanceLog.G70];&quot;&quot;)">
            <text:p/>
          </table:table-cell>
          <table:table-cell table:formula="of:=IF([performanceLog.$A70]=0;[performanceLog.H70];&quot;&quot;)">
            <text:p/>
          </table:table-cell>
          <table:table-cell table:formula="of:=IF([performanceLog.$A70]=0;[performanceLog.I70];&quot;&quot;)">
            <text:p/>
          </table:table-cell>
          <table:table-cell table:formula="of:=IF([performanceLog.$A70]=0;[performanceLog.J70];&quot;&quot;)">
            <text:p/>
          </table:table-cell>
          <table:table-cell table:formula="of:=IF([performanceLog.$A70]=0;[performanceLog.K70];&quot;&quot;)">
            <text:p/>
          </table:table-cell>
          <table:table-cell table:formula="of:=IF([performanceLog.$A70]=0;[performanceLog.L70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71]=0;[performanceLog.B71];&quot;&quot;)">
            <text:p/>
          </table:table-cell>
          <table:table-cell table:formula="of:=IF([performanceLog.$A71]=0;[performanceLog.C71];&quot;&quot;)">
            <text:p/>
          </table:table-cell>
          <table:table-cell table:formula="of:=IF([performanceLog.$A71]=0;[performanceLog.D71];&quot;&quot;)">
            <text:p/>
          </table:table-cell>
          <table:table-cell table:formula="of:=IF([performanceLog.$A71]=0;[performanceLog.E71];&quot;&quot;)">
            <text:p/>
          </table:table-cell>
          <table:table-cell table:formula="of:=IF([performanceLog.$A71]=0;[performanceLog.F71];&quot;&quot;)">
            <text:p/>
          </table:table-cell>
          <table:table-cell table:formula="of:=IF([performanceLog.$A71]=0;[performanceLog.G71];&quot;&quot;)">
            <text:p/>
          </table:table-cell>
          <table:table-cell table:formula="of:=IF([performanceLog.$A71]=0;[performanceLog.H71];&quot;&quot;)">
            <text:p/>
          </table:table-cell>
          <table:table-cell table:formula="of:=IF([performanceLog.$A71]=0;[performanceLog.I71];&quot;&quot;)">
            <text:p/>
          </table:table-cell>
          <table:table-cell table:formula="of:=IF([performanceLog.$A71]=0;[performanceLog.J71];&quot;&quot;)">
            <text:p/>
          </table:table-cell>
          <table:table-cell table:formula="of:=IF([performanceLog.$A71]=0;[performanceLog.K71];&quot;&quot;)">
            <text:p/>
          </table:table-cell>
          <table:table-cell table:formula="of:=IF([performanceLog.$A71]=0;[performanceLog.L71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72]=0;[performanceLog.B72];&quot;&quot;)">
            <text:p/>
          </table:table-cell>
          <table:table-cell table:formula="of:=IF([performanceLog.$A72]=0;[performanceLog.C72];&quot;&quot;)">
            <text:p/>
          </table:table-cell>
          <table:table-cell table:formula="of:=IF([performanceLog.$A72]=0;[performanceLog.D72];&quot;&quot;)">
            <text:p/>
          </table:table-cell>
          <table:table-cell table:formula="of:=IF([performanceLog.$A72]=0;[performanceLog.E72];&quot;&quot;)">
            <text:p/>
          </table:table-cell>
          <table:table-cell table:formula="of:=IF([performanceLog.$A72]=0;[performanceLog.F72];&quot;&quot;)">
            <text:p/>
          </table:table-cell>
          <table:table-cell table:formula="of:=IF([performanceLog.$A72]=0;[performanceLog.G72];&quot;&quot;)">
            <text:p/>
          </table:table-cell>
          <table:table-cell table:formula="of:=IF([performanceLog.$A72]=0;[performanceLog.H72];&quot;&quot;)">
            <text:p/>
          </table:table-cell>
          <table:table-cell table:formula="of:=IF([performanceLog.$A72]=0;[performanceLog.I72];&quot;&quot;)">
            <text:p/>
          </table:table-cell>
          <table:table-cell table:formula="of:=IF([performanceLog.$A72]=0;[performanceLog.J72];&quot;&quot;)">
            <text:p/>
          </table:table-cell>
          <table:table-cell table:formula="of:=IF([performanceLog.$A72]=0;[performanceLog.K72];&quot;&quot;)">
            <text:p/>
          </table:table-cell>
          <table:table-cell table:formula="of:=IF([performanceLog.$A72]=0;[performanceLog.L72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73]=0;[performanceLog.B73];&quot;&quot;)">
            <text:p/>
          </table:table-cell>
          <table:table-cell table:formula="of:=IF([performanceLog.$A73]=0;[performanceLog.C73];&quot;&quot;)">
            <text:p/>
          </table:table-cell>
          <table:table-cell table:formula="of:=IF([performanceLog.$A73]=0;[performanceLog.D73];&quot;&quot;)">
            <text:p/>
          </table:table-cell>
          <table:table-cell table:formula="of:=IF([performanceLog.$A73]=0;[performanceLog.E73];&quot;&quot;)">
            <text:p/>
          </table:table-cell>
          <table:table-cell table:formula="of:=IF([performanceLog.$A73]=0;[performanceLog.F73];&quot;&quot;)">
            <text:p/>
          </table:table-cell>
          <table:table-cell table:formula="of:=IF([performanceLog.$A73]=0;[performanceLog.G73];&quot;&quot;)">
            <text:p/>
          </table:table-cell>
          <table:table-cell table:formula="of:=IF([performanceLog.$A73]=0;[performanceLog.H73];&quot;&quot;)">
            <text:p/>
          </table:table-cell>
          <table:table-cell table:formula="of:=IF([performanceLog.$A73]=0;[performanceLog.I73];&quot;&quot;)">
            <text:p/>
          </table:table-cell>
          <table:table-cell table:formula="of:=IF([performanceLog.$A73]=0;[performanceLog.J73];&quot;&quot;)">
            <text:p/>
          </table:table-cell>
          <table:table-cell table:formula="of:=IF([performanceLog.$A73]=0;[performanceLog.K73];&quot;&quot;)">
            <text:p/>
          </table:table-cell>
          <table:table-cell table:formula="of:=IF([performanceLog.$A73]=0;[performanceLog.L73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74]=0;[performanceLog.B74];&quot;&quot;)" office:value-type="float" office:value="11698618" calcext:value-type="float">
            <text:p>11698618</text:p>
          </table:table-cell>
          <table:table-cell table:formula="of:=IF([performanceLog.$A74]=0;[performanceLog.C74];&quot;&quot;)" office:value-type="float" office:value="12959396" calcext:value-type="float">
            <text:p>12959396</text:p>
          </table:table-cell>
          <table:table-cell table:formula="of:=IF([performanceLog.$A74]=0;[performanceLog.D74];&quot;&quot;)" office:value-type="float" office:value="7845399" calcext:value-type="float">
            <text:p>7845399</text:p>
          </table:table-cell>
          <table:table-cell table:formula="of:=IF([performanceLog.$A74]=0;[performanceLog.E74];&quot;&quot;)" office:value-type="float" office:value="364" calcext:value-type="float">
            <text:p>364</text:p>
          </table:table-cell>
          <table:table-cell table:formula="of:=IF([performanceLog.$A74]=0;[performanceLog.F74];&quot;&quot;)" office:value-type="float" office:value="256556898" calcext:value-type="float">
            <text:p>256556898</text:p>
          </table:table-cell>
          <table:table-cell table:formula="of:=IF([performanceLog.$A74]=0;[performanceLog.G74];&quot;&quot;)" office:value-type="float" office:value="4736030" calcext:value-type="float">
            <text:p>4736030</text:p>
          </table:table-cell>
          <table:table-cell table:formula="of:=IF([performanceLog.$A74]=0;[performanceLog.H74];&quot;&quot;)" office:value-type="float" office:value="781" calcext:value-type="float">
            <text:p>781</text:p>
          </table:table-cell>
          <table:table-cell table:formula="of:=IF([performanceLog.$A74]=0;[performanceLog.I74];&quot;&quot;)" office:value-type="float" office:value="1047549" calcext:value-type="float">
            <text:p>1047549</text:p>
          </table:table-cell>
          <table:table-cell table:formula="of:=IF([performanceLog.$A74]=0;[performanceLog.J74];&quot;&quot;)" office:value-type="float" office:value="3721346" calcext:value-type="float">
            <text:p>3721346</text:p>
          </table:table-cell>
          <table:table-cell table:formula="of:=IF([performanceLog.$A74]=0;[performanceLog.K74];&quot;&quot;)" office:value-type="float" office:value="7637117" calcext:value-type="float">
            <text:p>7637117</text:p>
          </table:table-cell>
          <table:table-cell table:formula="of:=IF([performanceLog.$A74]=0;[performanceLog.L74];&quot;&quot;)" office:value-type="float" office:value="10125601" calcext:value-type="float">
            <text:p>10125601</text:p>
          </table:table-cell>
          <table:table-cell table:number-columns-repeated="4"/>
        </table:table-row>
        <table:table-row table:style-name="ro1">
          <table:table-cell/>
          <table:table-cell table:formula="of:=IF([performanceLog.$A75]=0;[performanceLog.B75];&quot;&quot;)">
            <text:p/>
          </table:table-cell>
          <table:table-cell table:formula="of:=IF([performanceLog.$A75]=0;[performanceLog.C75];&quot;&quot;)">
            <text:p/>
          </table:table-cell>
          <table:table-cell table:formula="of:=IF([performanceLog.$A75]=0;[performanceLog.D75];&quot;&quot;)">
            <text:p/>
          </table:table-cell>
          <table:table-cell table:formula="of:=IF([performanceLog.$A75]=0;[performanceLog.E75];&quot;&quot;)">
            <text:p/>
          </table:table-cell>
          <table:table-cell table:formula="of:=IF([performanceLog.$A75]=0;[performanceLog.F75];&quot;&quot;)">
            <text:p/>
          </table:table-cell>
          <table:table-cell table:formula="of:=IF([performanceLog.$A75]=0;[performanceLog.G75];&quot;&quot;)">
            <text:p/>
          </table:table-cell>
          <table:table-cell table:formula="of:=IF([performanceLog.$A75]=0;[performanceLog.H75];&quot;&quot;)">
            <text:p/>
          </table:table-cell>
          <table:table-cell table:formula="of:=IF([performanceLog.$A75]=0;[performanceLog.I75];&quot;&quot;)">
            <text:p/>
          </table:table-cell>
          <table:table-cell table:formula="of:=IF([performanceLog.$A75]=0;[performanceLog.J75];&quot;&quot;)">
            <text:p/>
          </table:table-cell>
          <table:table-cell table:formula="of:=IF([performanceLog.$A75]=0;[performanceLog.K75];&quot;&quot;)">
            <text:p/>
          </table:table-cell>
          <table:table-cell table:formula="of:=IF([performanceLog.$A75]=0;[performanceLog.L75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76]=0;[performanceLog.B76];&quot;&quot;)" office:value-type="float" office:value="11711066" calcext:value-type="float">
            <text:p>11711066</text:p>
          </table:table-cell>
          <table:table-cell table:formula="of:=IF([performanceLog.$A76]=0;[performanceLog.C76];&quot;&quot;)" office:value-type="float" office:value="13088042" calcext:value-type="float">
            <text:p>13088042</text:p>
          </table:table-cell>
          <table:table-cell table:formula="of:=IF([performanceLog.$A76]=0;[performanceLog.D76];&quot;&quot;)" office:value-type="float" office:value="7654618" calcext:value-type="float">
            <text:p>7654618</text:p>
          </table:table-cell>
          <table:table-cell table:formula="of:=IF([performanceLog.$A76]=0;[performanceLog.E76];&quot;&quot;)" office:value-type="float" office:value="364" calcext:value-type="float">
            <text:p>364</text:p>
          </table:table-cell>
          <table:table-cell table:formula="of:=IF([performanceLog.$A76]=0;[performanceLog.F76];&quot;&quot;)" office:value-type="float" office:value="256535386" calcext:value-type="float">
            <text:p>256535386</text:p>
          </table:table-cell>
          <table:table-cell table:formula="of:=IF([performanceLog.$A76]=0;[performanceLog.G76];&quot;&quot;)" office:value-type="float" office:value="4686030" calcext:value-type="float">
            <text:p>4686030</text:p>
          </table:table-cell>
          <table:table-cell table:formula="of:=IF([performanceLog.$A76]=0;[performanceLog.H76];&quot;&quot;)" office:value-type="float" office:value="677" calcext:value-type="float">
            <text:p>677</text:p>
          </table:table-cell>
          <table:table-cell table:formula="of:=IF([performanceLog.$A76]=0;[performanceLog.I76];&quot;&quot;)" office:value-type="float" office:value="1051248" calcext:value-type="float">
            <text:p>1051248</text:p>
          </table:table-cell>
          <table:table-cell table:formula="of:=IF([performanceLog.$A76]=0;[performanceLog.J76];&quot;&quot;)" office:value-type="float" office:value="3717127" calcext:value-type="float">
            <text:p>3717127</text:p>
          </table:table-cell>
          <table:table-cell table:formula="of:=IF([performanceLog.$A76]=0;[performanceLog.K76];&quot;&quot;)" office:value-type="float" office:value="7639513" calcext:value-type="float">
            <text:p>7639513</text:p>
          </table:table-cell>
          <table:table-cell table:formula="of:=IF([performanceLog.$A76]=0;[performanceLog.L76];&quot;&quot;)" office:value-type="float" office:value="10138934" calcext:value-type="float">
            <text:p>10138934</text:p>
          </table:table-cell>
          <table:table-cell table:number-columns-repeated="4"/>
        </table:table-row>
        <table:table-row table:style-name="ro1">
          <table:table-cell/>
          <table:table-cell table:formula="of:=IF([performanceLog.$A77]=0;[performanceLog.B77];&quot;&quot;)" office:value-type="float" office:value="11965076" calcext:value-type="float">
            <text:p>11965076</text:p>
          </table:table-cell>
          <table:table-cell table:formula="of:=IF([performanceLog.$A77]=0;[performanceLog.C77];&quot;&quot;)" office:value-type="float" office:value="12949917" calcext:value-type="float">
            <text:p>12949917</text:p>
          </table:table-cell>
          <table:table-cell table:formula="of:=IF([performanceLog.$A77]=0;[performanceLog.D77];&quot;&quot;)" office:value-type="float" office:value="8052950" calcext:value-type="float">
            <text:p>8052950</text:p>
          </table:table-cell>
          <table:table-cell table:formula="of:=IF([performanceLog.$A77]=0;[performanceLog.E77];&quot;&quot;)" office:value-type="float" office:value="416" calcext:value-type="float">
            <text:p>416</text:p>
          </table:table-cell>
          <table:table-cell table:formula="of:=IF([performanceLog.$A77]=0;[performanceLog.F77];&quot;&quot;)" office:value-type="float" office:value="256515333" calcext:value-type="float">
            <text:p>256515333</text:p>
          </table:table-cell>
          <table:table-cell table:formula="of:=IF([performanceLog.$A77]=0;[performanceLog.G77];&quot;&quot;)" office:value-type="float" office:value="4705718" calcext:value-type="float">
            <text:p>4705718</text:p>
          </table:table-cell>
          <table:table-cell table:formula="of:=IF([performanceLog.$A77]=0;[performanceLog.H77];&quot;&quot;)" office:value-type="float" office:value="625" calcext:value-type="float">
            <text:p>625</text:p>
          </table:table-cell>
          <table:table-cell table:formula="of:=IF([performanceLog.$A77]=0;[performanceLog.I77];&quot;&quot;)" office:value-type="float" office:value="954581" calcext:value-type="float">
            <text:p>954581</text:p>
          </table:table-cell>
          <table:table-cell table:formula="of:=IF([performanceLog.$A77]=0;[performanceLog.J77];&quot;&quot;)" office:value-type="float" office:value="3730251" calcext:value-type="float">
            <text:p>3730251</text:p>
          </table:table-cell>
          <table:table-cell table:formula="of:=IF([performanceLog.$A77]=0;[performanceLog.K77];&quot;&quot;)" office:value-type="float" office:value="7702325" calcext:value-type="float">
            <text:p>7702325</text:p>
          </table:table-cell>
          <table:table-cell table:formula="of:=IF([performanceLog.$A77]=0;[performanceLog.L77];&quot;&quot;)" office:value-type="float" office:value="10457110" calcext:value-type="float">
            <text:p>10457110</text:p>
          </table:table-cell>
          <table:table-cell table:number-columns-repeated="4"/>
        </table:table-row>
        <table:table-row table:style-name="ro1">
          <table:table-cell/>
          <table:table-cell table:formula="of:=IF([performanceLog.$A78]=0;[performanceLog.B78];&quot;&quot;)" office:value-type="float" office:value="11701535" calcext:value-type="float">
            <text:p>11701535</text:p>
          </table:table-cell>
          <table:table-cell table:formula="of:=IF([performanceLog.$A78]=0;[performanceLog.C78];&quot;&quot;)" office:value-type="float" office:value="13330854" calcext:value-type="float">
            <text:p>13330854</text:p>
          </table:table-cell>
          <table:table-cell table:formula="of:=IF([performanceLog.$A78]=0;[performanceLog.D78];&quot;&quot;)" office:value-type="float" office:value="7611076" calcext:value-type="float">
            <text:p>7611076</text:p>
          </table:table-cell>
          <table:table-cell table:formula="of:=IF([performanceLog.$A78]=0;[performanceLog.E78];&quot;&quot;)" office:value-type="float" office:value="365" calcext:value-type="float">
            <text:p>365</text:p>
          </table:table-cell>
          <table:table-cell table:formula="of:=IF([performanceLog.$A78]=0;[performanceLog.F78];&quot;&quot;)" office:value-type="float" office:value="256577675" calcext:value-type="float">
            <text:p>256577675</text:p>
          </table:table-cell>
          <table:table-cell table:formula="of:=IF([performanceLog.$A78]=0;[performanceLog.G78];&quot;&quot;)" office:value-type="float" office:value="4783739" calcext:value-type="float">
            <text:p>4783739</text:p>
          </table:table-cell>
          <table:table-cell table:formula="of:=IF([performanceLog.$A78]=0;[performanceLog.H78];&quot;&quot;)" office:value-type="float" office:value="730" calcext:value-type="float">
            <text:p>730</text:p>
          </table:table-cell>
          <table:table-cell table:formula="of:=IF([performanceLog.$A78]=0;[performanceLog.I78];&quot;&quot;)" office:value-type="float" office:value="1210206" calcext:value-type="float">
            <text:p>1210206</text:p>
          </table:table-cell>
          <table:table-cell table:formula="of:=IF([performanceLog.$A78]=0;[performanceLog.J78];&quot;&quot;)" office:value-type="float" office:value="3854991" calcext:value-type="float">
            <text:p>3854991</text:p>
          </table:table-cell>
          <table:table-cell table:formula="of:=IF([performanceLog.$A78]=0;[performanceLog.K78];&quot;&quot;)" office:value-type="float" office:value="7774201" calcext:value-type="float">
            <text:p>7774201</text:p>
          </table:table-cell>
          <table:table-cell table:formula="of:=IF([performanceLog.$A78]=0;[performanceLog.L78];&quot;&quot;)" office:value-type="float" office:value="10384923" calcext:value-type="float">
            <text:p>10384923</text:p>
          </table:table-cell>
          <table:table-cell table:number-columns-repeated="4"/>
        </table:table-row>
        <table:table-row table:style-name="ro1">
          <table:table-cell/>
          <table:table-cell table:formula="of:=IF([performanceLog.$A79]=0;[performanceLog.B79];&quot;&quot;)" office:value-type="float" office:value="11768878" calcext:value-type="float">
            <text:p>11768878</text:p>
          </table:table-cell>
          <table:table-cell table:formula="of:=IF([performanceLog.$A79]=0;[performanceLog.C79];&quot;&quot;)" office:value-type="float" office:value="13007730" calcext:value-type="float">
            <text:p>13007730</text:p>
          </table:table-cell>
          <table:table-cell table:formula="of:=IF([performanceLog.$A79]=0;[performanceLog.D79];&quot;&quot;)" office:value-type="float" office:value="7983627" calcext:value-type="float">
            <text:p>7983627</text:p>
          </table:table-cell>
          <table:table-cell table:formula="of:=IF([performanceLog.$A79]=0;[performanceLog.E79];&quot;&quot;)" office:value-type="float" office:value="313" calcext:value-type="float">
            <text:p>313</text:p>
          </table:table-cell>
          <table:table-cell table:formula="of:=IF([performanceLog.$A79]=0;[performanceLog.F79];&quot;&quot;)" office:value-type="float" office:value="256704654" calcext:value-type="float">
            <text:p>256704654</text:p>
          </table:table-cell>
          <table:table-cell table:formula="of:=IF([performanceLog.$A79]=0;[performanceLog.G79];&quot;&quot;)" office:value-type="float" office:value="4671551" calcext:value-type="float">
            <text:p>4671551</text:p>
          </table:table-cell>
          <table:table-cell table:formula="of:=IF([performanceLog.$A79]=0;[performanceLog.H79];&quot;&quot;)" office:value-type="float" office:value="834" calcext:value-type="float">
            <text:p>834</text:p>
          </table:table-cell>
          <table:table-cell table:formula="of:=IF([performanceLog.$A79]=0;[performanceLog.I79];&quot;&quot;)" office:value-type="float" office:value="872675692" calcext:value-type="float">
            <text:p>872675692</text:p>
          </table:table-cell>
          <table:table-cell table:formula="of:=IF([performanceLog.$A79]=0;[performanceLog.J79];&quot;&quot;)" office:value-type="float" office:value="3570773" calcext:value-type="float">
            <text:p>3570773</text:p>
          </table:table-cell>
          <table:table-cell table:formula="of:=IF([performanceLog.$A79]=0;[performanceLog.K79];&quot;&quot;)" office:value-type="float" office:value="7999095" calcext:value-type="float">
            <text:p>7999095</text:p>
          </table:table-cell>
          <table:table-cell table:formula="of:=IF([performanceLog.$A79]=0;[performanceLog.L79];&quot;&quot;)" office:value-type="float" office:value="10219455" calcext:value-type="float">
            <text:p>10219455</text:p>
          </table:table-cell>
          <table:table-cell table:number-columns-repeated="4"/>
        </table:table-row>
        <table:table-row table:style-name="ro1">
          <table:table-cell/>
          <table:table-cell table:formula="of:=IF([performanceLog.$A80]=0;[performanceLog.B80];&quot;&quot;)" office:value-type="float" office:value="11717420" calcext:value-type="float">
            <text:p>11717420</text:p>
          </table:table-cell>
          <table:table-cell table:formula="of:=IF([performanceLog.$A80]=0;[performanceLog.C80];&quot;&quot;)" office:value-type="float" office:value="13020490" calcext:value-type="float">
            <text:p>13020490</text:p>
          </table:table-cell>
          <table:table-cell table:formula="of:=IF([performanceLog.$A80]=0;[performanceLog.D80];&quot;&quot;)" office:value-type="float" office:value="7595711" calcext:value-type="float">
            <text:p>7595711</text:p>
          </table:table-cell>
          <table:table-cell table:formula="of:=IF([performanceLog.$A80]=0;[performanceLog.E80];&quot;&quot;)" office:value-type="float" office:value="573" calcext:value-type="float">
            <text:p>573</text:p>
          </table:table-cell>
          <table:table-cell table:formula="of:=IF([performanceLog.$A80]=0;[performanceLog.F80];&quot;&quot;)" office:value-type="float" office:value="257054442" calcext:value-type="float">
            <text:p>257054442</text:p>
          </table:table-cell>
          <table:table-cell table:formula="of:=IF([performanceLog.$A80]=0;[performanceLog.G80];&quot;&quot;)" office:value-type="float" office:value="4594937" calcext:value-type="float">
            <text:p>4594937</text:p>
          </table:table-cell>
          <table:table-cell table:formula="of:=IF([performanceLog.$A80]=0;[performanceLog.H80];&quot;&quot;)" office:value-type="float" office:value="781" calcext:value-type="float">
            <text:p>781</text:p>
          </table:table-cell>
          <table:table-cell table:formula="of:=IF([performanceLog.$A80]=0;[performanceLog.I80];&quot;&quot;)" office:value-type="float" office:value="934257618" calcext:value-type="float">
            <text:p>934257618</text:p>
          </table:table-cell>
          <table:table-cell table:formula="of:=IF([performanceLog.$A80]=0;[performanceLog.J80];&quot;&quot;)" office:value-type="float" office:value="3569836" calcext:value-type="float">
            <text:p>3569836</text:p>
          </table:table-cell>
          <table:table-cell table:formula="of:=IF([performanceLog.$A80]=0;[performanceLog.K80];&quot;&quot;)" office:value-type="float" office:value="7780293" calcext:value-type="float">
            <text:p>7780293</text:p>
          </table:table-cell>
          <table:table-cell table:formula="of:=IF([performanceLog.$A80]=0;[performanceLog.L80];&quot;&quot;)" office:value-type="float" office:value="10974974" calcext:value-type="float">
            <text:p>10974974</text:p>
          </table:table-cell>
          <table:table-cell table:number-columns-repeated="4"/>
        </table:table-row>
        <table:table-row table:style-name="ro1">
          <table:table-cell/>
          <table:table-cell table:formula="of:=IF([performanceLog.$A81]=0;[performanceLog.B81];&quot;&quot;)" office:value-type="float" office:value="11761534" calcext:value-type="float">
            <text:p>11761534</text:p>
          </table:table-cell>
          <table:table-cell table:formula="of:=IF([performanceLog.$A81]=0;[performanceLog.C81];&quot;&quot;)" office:value-type="float" office:value="14344966" calcext:value-type="float">
            <text:p>14344966</text:p>
          </table:table-cell>
          <table:table-cell table:formula="of:=IF([performanceLog.$A81]=0;[performanceLog.D81];&quot;&quot;)" office:value-type="float" office:value="8327949" calcext:value-type="float">
            <text:p>8327949</text:p>
          </table:table-cell>
          <table:table-cell table:formula="of:=IF([performanceLog.$A81]=0;[performanceLog.E81];&quot;&quot;)" office:value-type="float" office:value="1510" calcext:value-type="float">
            <text:p>1510</text:p>
          </table:table-cell>
          <table:table-cell table:formula="of:=IF([performanceLog.$A81]=0;[performanceLog.F81];&quot;&quot;)" office:value-type="float" office:value="257219386" calcext:value-type="float">
            <text:p>257219386</text:p>
          </table:table-cell>
          <table:table-cell table:formula="of:=IF([performanceLog.$A81]=0;[performanceLog.G81];&quot;&quot;)" office:value-type="float" office:value="4552489" calcext:value-type="float">
            <text:p>4552489</text:p>
          </table:table-cell>
          <table:table-cell table:formula="of:=IF([performanceLog.$A81]=0;[performanceLog.H81];&quot;&quot;)" office:value-type="float" office:value="677" calcext:value-type="float">
            <text:p>677</text:p>
          </table:table-cell>
          <table:table-cell table:formula="of:=IF([performanceLog.$A81]=0;[performanceLog.I81];&quot;&quot;)" office:value-type="float" office:value="934022139" calcext:value-type="float">
            <text:p>934022139</text:p>
          </table:table-cell>
          <table:table-cell table:formula="of:=IF([performanceLog.$A81]=0;[performanceLog.J81];&quot;&quot;)" office:value-type="float" office:value="3498585" calcext:value-type="float">
            <text:p>3498585</text:p>
          </table:table-cell>
          <table:table-cell table:formula="of:=IF([performanceLog.$A81]=0;[performanceLog.K81];&quot;&quot;)" office:value-type="float" office:value="7812377" calcext:value-type="float">
            <text:p>7812377</text:p>
          </table:table-cell>
          <table:table-cell table:formula="of:=IF([performanceLog.$A81]=0;[performanceLog.L81];&quot;&quot;)" office:value-type="float" office:value="11095494" calcext:value-type="float">
            <text:p>11095494</text:p>
          </table:table-cell>
          <table:table-cell table:number-columns-repeated="4"/>
        </table:table-row>
        <table:table-row table:style-name="ro1">
          <table:table-cell/>
          <table:table-cell table:formula="of:=IF([performanceLog.$A82]=0;[performanceLog.B82];&quot;&quot;)" office:value-type="float" office:value="12002106" calcext:value-type="float">
            <text:p>12002106</text:p>
          </table:table-cell>
          <table:table-cell table:formula="of:=IF([performanceLog.$A82]=0;[performanceLog.C82];&quot;&quot;)" office:value-type="float" office:value="9391957" calcext:value-type="float">
            <text:p>9391957</text:p>
          </table:table-cell>
          <table:table-cell table:formula="of:=IF([performanceLog.$A82]=0;[performanceLog.D82];&quot;&quot;)" office:value-type="float" office:value="3254368" calcext:value-type="float">
            <text:p>3254368</text:p>
          </table:table-cell>
          <table:table-cell table:formula="of:=IF([performanceLog.$A82]=0;[performanceLog.E82];&quot;&quot;)" office:value-type="float" office:value="521" calcext:value-type="float">
            <text:p>521</text:p>
          </table:table-cell>
          <table:table-cell table:formula="of:=IF([performanceLog.$A82]=0;[performanceLog.F82];&quot;&quot;)" office:value-type="float" office:value="257187402" calcext:value-type="float">
            <text:p>257187402</text:p>
          </table:table-cell>
          <table:table-cell table:formula="of:=IF([performanceLog.$A82]=0;[performanceLog.G82];&quot;&quot;)" office:value-type="float" office:value="4633374" calcext:value-type="float">
            <text:p>4633374</text:p>
          </table:table-cell>
          <table:table-cell table:formula="of:=IF([performanceLog.$A82]=0;[performanceLog.H82];&quot;&quot;)" office:value-type="float" office:value="677" calcext:value-type="float">
            <text:p>677</text:p>
          </table:table-cell>
          <table:table-cell table:formula="of:=IF([performanceLog.$A82]=0;[performanceLog.I82];&quot;&quot;)" office:value-type="float" office:value="934522074" calcext:value-type="float">
            <text:p>934522074</text:p>
          </table:table-cell>
          <table:table-cell table:formula="of:=IF([performanceLog.$A82]=0;[performanceLog.J82];&quot;&quot;)" office:value-type="float" office:value="3549054" calcext:value-type="float">
            <text:p>3549054</text:p>
          </table:table-cell>
          <table:table-cell table:formula="of:=IF([performanceLog.$A82]=0;[performanceLog.K82];&quot;&quot;)" office:value-type="float" office:value="7655398" calcext:value-type="float">
            <text:p>7655398</text:p>
          </table:table-cell>
          <table:table-cell table:formula="of:=IF([performanceLog.$A82]=0;[performanceLog.L82];&quot;&quot;)" office:value-type="float" office:value="10322996" calcext:value-type="float">
            <text:p>10322996</text:p>
          </table:table-cell>
          <table:table-cell table:number-columns-repeated="4"/>
        </table:table-row>
        <table:table-row table:style-name="ro1">
          <table:table-cell/>
          <table:table-cell table:formula="of:=IF([performanceLog.$A83]=0;[performanceLog.B83];&quot;&quot;)" office:value-type="float" office:value="11765076" calcext:value-type="float">
            <text:p>11765076</text:p>
          </table:table-cell>
          <table:table-cell table:formula="of:=IF([performanceLog.$A83]=0;[performanceLog.C83];&quot;&quot;)" office:value-type="float" office:value="8398313" calcext:value-type="float">
            <text:p>8398313</text:p>
          </table:table-cell>
          <table:table-cell table:formula="of:=IF([performanceLog.$A83]=0;[performanceLog.D83];&quot;&quot;)" office:value-type="float" office:value="3251347" calcext:value-type="float">
            <text:p>3251347</text:p>
          </table:table-cell>
          <table:table-cell table:formula="of:=IF([performanceLog.$A83]=0;[performanceLog.E83];&quot;&quot;)" office:value-type="float" office:value="521" calcext:value-type="float">
            <text:p>521</text:p>
          </table:table-cell>
          <table:table-cell table:formula="of:=IF([performanceLog.$A83]=0;[performanceLog.F83];&quot;&quot;)" office:value-type="float" office:value="257229796" calcext:value-type="float">
            <text:p>257229796</text:p>
          </table:table-cell>
          <table:table-cell table:formula="of:=IF([performanceLog.$A83]=0;[performanceLog.G83];&quot;&quot;)" office:value-type="float" office:value="4647593" calcext:value-type="float">
            <text:p>4647593</text:p>
          </table:table-cell>
          <table:table-cell table:formula="of:=IF([performanceLog.$A83]=0;[performanceLog.H83];&quot;&quot;)" office:value-type="float" office:value="573" calcext:value-type="float">
            <text:p>573</text:p>
          </table:table-cell>
          <table:table-cell table:formula="of:=IF([performanceLog.$A83]=0;[performanceLog.I83];&quot;&quot;)" office:value-type="float" office:value="934629980" calcext:value-type="float">
            <text:p>934629980</text:p>
          </table:table-cell>
          <table:table-cell table:formula="of:=IF([performanceLog.$A83]=0;[performanceLog.J83];&quot;&quot;)" office:value-type="float" office:value="3551814" calcext:value-type="float">
            <text:p>3551814</text:p>
          </table:table-cell>
          <table:table-cell table:formula="of:=IF([performanceLog.$A83]=0;[performanceLog.K83];&quot;&quot;)" office:value-type="float" office:value="7817169" calcext:value-type="float">
            <text:p>7817169</text:p>
          </table:table-cell>
          <table:table-cell table:formula="of:=IF([performanceLog.$A83]=0;[performanceLog.L83];&quot;&quot;)" office:value-type="float" office:value="10452578" calcext:value-type="float">
            <text:p>10452578</text:p>
          </table:table-cell>
          <table:table-cell table:number-columns-repeated="4"/>
        </table:table-row>
        <table:table-row table:style-name="ro1">
          <table:table-cell/>
          <table:table-cell table:formula="of:=IF([performanceLog.$A84]=0;[performanceLog.B84];&quot;&quot;)" office:value-type="float" office:value="11807107" calcext:value-type="float">
            <text:p>11807107</text:p>
          </table:table-cell>
          <table:table-cell table:formula="of:=IF([performanceLog.$A84]=0;[performanceLog.C84];&quot;&quot;)" office:value-type="float" office:value="8465448" calcext:value-type="float">
            <text:p>8465448</text:p>
          </table:table-cell>
          <table:table-cell table:formula="of:=IF([performanceLog.$A84]=0;[performanceLog.D84];&quot;&quot;)" office:value-type="float" office:value="3179055" calcext:value-type="float">
            <text:p>3179055</text:p>
          </table:table-cell>
          <table:table-cell table:formula="of:=IF([performanceLog.$A84]=0;[performanceLog.E84];&quot;&quot;)" office:value-type="float" office:value="365" calcext:value-type="float">
            <text:p>365</text:p>
          </table:table-cell>
          <table:table-cell table:formula="of:=IF([performanceLog.$A84]=0;[performanceLog.F84];&quot;&quot;)" office:value-type="float" office:value="257691251" calcext:value-type="float">
            <text:p>257691251</text:p>
          </table:table-cell>
          <table:table-cell table:formula="of:=IF([performanceLog.$A84]=0;[performanceLog.G84];&quot;&quot;)" office:value-type="float" office:value="4734207" calcext:value-type="float">
            <text:p>4734207</text:p>
          </table:table-cell>
          <table:table-cell table:formula="of:=IF([performanceLog.$A84]=0;[performanceLog.H84];&quot;&quot;)" office:value-type="float" office:value="573" calcext:value-type="float">
            <text:p>573</text:p>
          </table:table-cell>
          <table:table-cell table:formula="of:=IF([performanceLog.$A84]=0;[performanceLog.I84];&quot;&quot;)" office:value-type="float" office:value="935910278" calcext:value-type="float">
            <text:p>935910278</text:p>
          </table:table-cell>
          <table:table-cell table:formula="of:=IF([performanceLog.$A84]=0;[performanceLog.J84];&quot;&quot;)" office:value-type="float" office:value="3495877" calcext:value-type="float">
            <text:p>3495877</text:p>
          </table:table-cell>
          <table:table-cell table:formula="of:=IF([performanceLog.$A84]=0;[performanceLog.K84];&quot;&quot;)" office:value-type="float" office:value="7951439" calcext:value-type="float">
            <text:p>7951439</text:p>
          </table:table-cell>
          <table:table-cell table:formula="of:=IF([performanceLog.$A84]=0;[performanceLog.L84];&quot;&quot;)" office:value-type="float" office:value="11043255" calcext:value-type="float">
            <text:p>11043255</text:p>
          </table:table-cell>
          <table:table-cell table:number-columns-repeated="4"/>
        </table:table-row>
        <table:table-row table:style-name="ro1">
          <table:table-cell/>
          <table:table-cell table:formula="of:=IF([performanceLog.$A85]=0;[performanceLog.B85];&quot;&quot;)" office:value-type="float" office:value="11868460" calcext:value-type="float">
            <text:p>11868460</text:p>
          </table:table-cell>
          <table:table-cell table:formula="of:=IF([performanceLog.$A85]=0;[performanceLog.C85];&quot;&quot;)" office:value-type="float" office:value="8095085" calcext:value-type="float">
            <text:p>8095085</text:p>
          </table:table-cell>
          <table:table-cell table:formula="of:=IF([performanceLog.$A85]=0;[performanceLog.D85];&quot;&quot;)" office:value-type="float" office:value="3173378" calcext:value-type="float">
            <text:p>3173378</text:p>
          </table:table-cell>
          <table:table-cell table:formula="of:=IF([performanceLog.$A85]=0;[performanceLog.E85];&quot;&quot;)" office:value-type="float" office:value="520" calcext:value-type="float">
            <text:p>520</text:p>
          </table:table-cell>
          <table:table-cell table:formula="of:=IF([performanceLog.$A85]=0;[performanceLog.F85];&quot;&quot;)" office:value-type="float" office:value="257521196" calcext:value-type="float">
            <text:p>257521196</text:p>
          </table:table-cell>
          <table:table-cell table:formula="of:=IF([performanceLog.$A85]=0;[performanceLog.G85];&quot;&quot;)" office:value-type="float" office:value="4805561" calcext:value-type="float">
            <text:p>4805561</text:p>
          </table:table-cell>
          <table:table-cell table:formula="of:=IF([performanceLog.$A85]=0;[performanceLog.H85];&quot;&quot;)" office:value-type="float" office:value="1197" calcext:value-type="float">
            <text:p>1197</text:p>
          </table:table-cell>
          <table:table-cell table:formula="of:=IF([performanceLog.$A85]=0;[performanceLog.I85];&quot;&quot;)" office:value-type="float" office:value="936248444" calcext:value-type="float">
            <text:p>936248444</text:p>
          </table:table-cell>
          <table:table-cell table:formula="of:=IF([performanceLog.$A85]=0;[performanceLog.J85];&quot;&quot;)" office:value-type="float" office:value="3567283" calcext:value-type="float">
            <text:p>3567283</text:p>
          </table:table-cell>
          <table:table-cell table:formula="of:=IF([performanceLog.$A85]=0;[performanceLog.K85];&quot;&quot;)" office:value-type="float" office:value="7617221" calcext:value-type="float">
            <text:p>7617221</text:p>
          </table:table-cell>
          <table:table-cell table:formula="of:=IF([performanceLog.$A85]=0;[performanceLog.L85];&quot;&quot;)" office:value-type="float" office:value="10318516" calcext:value-type="float">
            <text:p>10318516</text:p>
          </table:table-cell>
          <table:table-cell table:number-columns-repeated="4"/>
        </table:table-row>
        <table:table-row table:style-name="ro1">
          <table:table-cell/>
          <table:table-cell table:formula="of:=IF([performanceLog.$A86]=0;[performanceLog.B86];&quot;&quot;)" office:value-type="float" office:value="11800700" calcext:value-type="float">
            <text:p>11800700</text:p>
          </table:table-cell>
          <table:table-cell table:formula="of:=IF([performanceLog.$A86]=0;[performanceLog.C86];&quot;&quot;)" office:value-type="float" office:value="7757742" calcext:value-type="float">
            <text:p>7757742</text:p>
          </table:table-cell>
          <table:table-cell table:formula="of:=IF([performanceLog.$A86]=0;[performanceLog.D86];&quot;&quot;)" office:value-type="float" office:value="3166294" calcext:value-type="float">
            <text:p>3166294</text:p>
          </table:table-cell>
          <table:table-cell table:formula="of:=IF([performanceLog.$A86]=0;[performanceLog.E86];&quot;&quot;)" office:value-type="float" office:value="520" calcext:value-type="float">
            <text:p>520</text:p>
          </table:table-cell>
          <table:table-cell table:formula="of:=IF([performanceLog.$A86]=0;[performanceLog.F86];&quot;&quot;)" office:value-type="float" office:value="257295880" calcext:value-type="float">
            <text:p>257295880</text:p>
          </table:table-cell>
          <table:table-cell table:formula="of:=IF([performanceLog.$A86]=0;[performanceLog.G86];&quot;&quot;)" office:value-type="float" office:value="4648218" calcext:value-type="float">
            <text:p>4648218</text:p>
          </table:table-cell>
          <table:table-cell table:formula="of:=IF([performanceLog.$A86]=0;[performanceLog.H86];&quot;&quot;)" office:value-type="float" office:value="2135" calcext:value-type="float">
            <text:p>2135</text:p>
          </table:table-cell>
          <table:table-cell table:formula="of:=IF([performanceLog.$A86]=0;[performanceLog.I86];&quot;&quot;)" office:value-type="float" office:value="944294769" calcext:value-type="float">
            <text:p>944294769</text:p>
          </table:table-cell>
          <table:table-cell table:formula="of:=IF([performanceLog.$A86]=0;[performanceLog.J86];&quot;&quot;)" office:value-type="float" office:value="3614887" calcext:value-type="float">
            <text:p>3614887</text:p>
          </table:table-cell>
          <table:table-cell table:formula="of:=IF([performanceLog.$A86]=0;[performanceLog.K86];&quot;&quot;)" office:value-type="float" office:value="7794877" calcext:value-type="float">
            <text:p>7794877</text:p>
          </table:table-cell>
          <table:table-cell table:formula="of:=IF([performanceLog.$A86]=0;[performanceLog.L86];&quot;&quot;)" office:value-type="float" office:value="10909816" calcext:value-type="float">
            <text:p>10909816</text:p>
          </table:table-cell>
          <table:table-cell table:number-columns-repeated="4"/>
        </table:table-row>
        <table:table-row table:style-name="ro1">
          <table:table-cell/>
          <table:table-cell table:formula="of:=IF([performanceLog.$A87]=0;[performanceLog.B87];&quot;&quot;)" office:value-type="float" office:value="12153981" calcext:value-type="float">
            <text:p>12153981</text:p>
          </table:table-cell>
          <table:table-cell table:formula="of:=IF([performanceLog.$A87]=0;[performanceLog.C87];&quot;&quot;)" office:value-type="float" office:value="7495815" calcext:value-type="float">
            <text:p>7495815</text:p>
          </table:table-cell>
          <table:table-cell table:formula="of:=IF([performanceLog.$A87]=0;[performanceLog.D87];&quot;&quot;)" office:value-type="float" office:value="3266554" calcext:value-type="float">
            <text:p>3266554</text:p>
          </table:table-cell>
          <table:table-cell table:formula="of:=IF([performanceLog.$A87]=0;[performanceLog.E87];&quot;&quot;)" office:value-type="float" office:value="469" calcext:value-type="float">
            <text:p>469</text:p>
          </table:table-cell>
          <table:table-cell table:formula="of:=IF([performanceLog.$A87]=0;[performanceLog.F87];&quot;&quot;)" office:value-type="float" office:value="257307753" calcext:value-type="float">
            <text:p>257307753</text:p>
          </table:table-cell>
          <table:table-cell table:formula="of:=IF([performanceLog.$A87]=0;[performanceLog.G87];&quot;&quot;)" office:value-type="float" office:value="4568531" calcext:value-type="float">
            <text:p>4568531</text:p>
          </table:table-cell>
          <table:table-cell table:formula="of:=IF([performanceLog.$A87]=0;[performanceLog.H87];&quot;&quot;)" office:value-type="float" office:value="781" calcext:value-type="float">
            <text:p>781</text:p>
          </table:table-cell>
          <table:table-cell table:formula="of:=IF([performanceLog.$A87]=0;[performanceLog.I87];&quot;&quot;)" office:value-type="float" office:value="935849415" calcext:value-type="float">
            <text:p>935849415</text:p>
          </table:table-cell>
          <table:table-cell table:formula="of:=IF([performanceLog.$A87]=0;[performanceLog.J87];&quot;&quot;)" office:value-type="float" office:value="3511919" calcext:value-type="float">
            <text:p>3511919</text:p>
          </table:table-cell>
          <table:table-cell table:formula="of:=IF([performanceLog.$A87]=0;[performanceLog.K87];&quot;&quot;)" office:value-type="float" office:value="7662429" calcext:value-type="float">
            <text:p>7662429</text:p>
          </table:table-cell>
          <table:table-cell table:formula="of:=IF([performanceLog.$A87]=0;[performanceLog.L87];&quot;&quot;)" office:value-type="float" office:value="10874296" calcext:value-type="float">
            <text:p>10874296</text:p>
          </table:table-cell>
          <table:table-cell table:number-columns-repeated="4"/>
        </table:table-row>
        <table:table-row table:style-name="ro1">
          <table:table-cell/>
          <table:table-cell table:formula="of:=IF([performanceLog.$A88]=0;[performanceLog.B88];&quot;&quot;)" office:value-type="float" office:value="11883721" calcext:value-type="float">
            <text:p>11883721</text:p>
          </table:table-cell>
          <table:table-cell table:formula="of:=IF([performanceLog.$A88]=0;[performanceLog.C88];&quot;&quot;)" office:value-type="float" office:value="7871334" calcext:value-type="float">
            <text:p>7871334</text:p>
          </table:table-cell>
          <table:table-cell table:formula="of:=IF([performanceLog.$A88]=0;[performanceLog.D88];&quot;&quot;)" office:value-type="float" office:value="3139211" calcext:value-type="float">
            <text:p>3139211</text:p>
          </table:table-cell>
          <table:table-cell table:formula="of:=IF([performanceLog.$A88]=0;[performanceLog.E88];&quot;&quot;)" office:value-type="float" office:value="521" calcext:value-type="float">
            <text:p>521</text:p>
          </table:table-cell>
          <table:table-cell table:formula="of:=IF([performanceLog.$A88]=0;[performanceLog.F88];&quot;&quot;)" office:value-type="float" office:value="257304470" calcext:value-type="float">
            <text:p>257304470</text:p>
          </table:table-cell>
          <table:table-cell table:formula="of:=IF([performanceLog.$A88]=0;[performanceLog.G88];&quot;&quot;)" office:value-type="float" office:value="4603270" calcext:value-type="float">
            <text:p>4603270</text:p>
          </table:table-cell>
          <table:table-cell table:formula="of:=IF([performanceLog.$A88]=0;[performanceLog.H88];&quot;&quot;)" office:value-type="float" office:value="937" calcext:value-type="float">
            <text:p>937</text:p>
          </table:table-cell>
          <table:table-cell table:formula="of:=IF([performanceLog.$A88]=0;[performanceLog.I88];&quot;&quot;)" office:value-type="float" office:value="934767063" calcext:value-type="float">
            <text:p>934767063</text:p>
          </table:table-cell>
          <table:table-cell table:formula="of:=IF([performanceLog.$A88]=0;[performanceLog.J88];&quot;&quot;)" office:value-type="float" office:value="3512543" calcext:value-type="float">
            <text:p>3512543</text:p>
          </table:table-cell>
          <table:table-cell table:formula="of:=IF([performanceLog.$A88]=0;[performanceLog.K88];&quot;&quot;)" office:value-type="float" office:value="7774460" calcext:value-type="float">
            <text:p>7774460</text:p>
          </table:table-cell>
          <table:table-cell table:formula="of:=IF([performanceLog.$A88]=0;[performanceLog.L88];&quot;&quot;)" office:value-type="float" office:value="11040701" calcext:value-type="float">
            <text:p>11040701</text:p>
          </table:table-cell>
          <table:table-cell table:number-columns-repeated="4"/>
        </table:table-row>
        <table:table-row table:style-name="ro1">
          <table:table-cell/>
          <table:table-cell table:formula="of:=IF([performanceLog.$A89]=0;[performanceLog.B89];&quot;&quot;)" office:value-type="float" office:value="11765648" calcext:value-type="float">
            <text:p>11765648</text:p>
          </table:table-cell>
          <table:table-cell table:formula="of:=IF([performanceLog.$A89]=0;[performanceLog.C89];&quot;&quot;)" office:value-type="float" office:value="8427531" calcext:value-type="float">
            <text:p>8427531</text:p>
          </table:table-cell>
          <table:table-cell table:formula="of:=IF([performanceLog.$A89]=0;[performanceLog.D89];&quot;&quot;)" office:value-type="float" office:value="3162076" calcext:value-type="float">
            <text:p>3162076</text:p>
          </table:table-cell>
          <table:table-cell table:formula="of:=IF([performanceLog.$A89]=0;[performanceLog.E89];&quot;&quot;)" office:value-type="float" office:value="678" calcext:value-type="float">
            <text:p>678</text:p>
          </table:table-cell>
          <table:table-cell table:formula="of:=IF([performanceLog.$A89]=0;[performanceLog.F89];&quot;&quot;)" office:value-type="float" office:value="257329206" calcext:value-type="float">
            <text:p>257329206</text:p>
          </table:table-cell>
          <table:table-cell table:formula="of:=IF([performanceLog.$A89]=0;[performanceLog.G89];&quot;&quot;)" office:value-type="float" office:value="4694103" calcext:value-type="float">
            <text:p>4694103</text:p>
          </table:table-cell>
          <table:table-cell table:formula="of:=IF([performanceLog.$A89]=0;[performanceLog.H89];&quot;&quot;)" office:value-type="float" office:value="729" calcext:value-type="float">
            <text:p>729</text:p>
          </table:table-cell>
          <table:table-cell table:formula="of:=IF([performanceLog.$A89]=0;[performanceLog.I89];&quot;&quot;)" office:value-type="float" office:value="934996533" calcext:value-type="float">
            <text:p>934996533</text:p>
          </table:table-cell>
          <table:table-cell table:formula="of:=IF([performanceLog.$A89]=0;[performanceLog.J89];&quot;&quot;)" office:value-type="float" office:value="3516450" calcext:value-type="float">
            <text:p>3516450</text:p>
          </table:table-cell>
          <table:table-cell table:formula="of:=IF([performanceLog.$A89]=0;[performanceLog.K89];&quot;&quot;)" office:value-type="float" office:value="7735241" calcext:value-type="float">
            <text:p>7735241</text:p>
          </table:table-cell>
          <table:table-cell table:formula="of:=IF([performanceLog.$A89]=0;[performanceLog.L89];&quot;&quot;)" office:value-type="float" office:value="10172110" calcext:value-type="float">
            <text:p>10172110</text:p>
          </table:table-cell>
          <table:table-cell table:number-columns-repeated="4"/>
        </table:table-row>
        <table:table-row table:style-name="ro1">
          <table:table-cell/>
          <table:table-cell table:formula="of:=IF([performanceLog.$A90]=0;[performanceLog.B90];&quot;&quot;)" office:value-type="float" office:value="11980334" calcext:value-type="float">
            <text:p>11980334</text:p>
          </table:table-cell>
          <table:table-cell table:formula="of:=IF([performanceLog.$A90]=0;[performanceLog.C90];&quot;&quot;)" office:value-type="float" office:value="8719197" calcext:value-type="float">
            <text:p>8719197</text:p>
          </table:table-cell>
          <table:table-cell table:formula="of:=IF([performanceLog.$A90]=0;[performanceLog.D90];&quot;&quot;)" office:value-type="float" office:value="3242700" calcext:value-type="float">
            <text:p>3242700</text:p>
          </table:table-cell>
          <table:table-cell table:formula="of:=IF([performanceLog.$A90]=0;[performanceLog.E90];&quot;&quot;)" office:value-type="float" office:value="1146" calcext:value-type="float">
            <text:p>1146</text:p>
          </table:table-cell>
          <table:table-cell table:formula="of:=IF([performanceLog.$A90]=0;[performanceLog.F90];&quot;&quot;)" office:value-type="float" office:value="257165610" calcext:value-type="float">
            <text:p>257165610</text:p>
          </table:table-cell>
          <table:table-cell table:formula="of:=IF([performanceLog.$A90]=0;[performanceLog.G90];&quot;&quot;)" office:value-type="float" office:value="4622958" calcext:value-type="float">
            <text:p>4622958</text:p>
          </table:table-cell>
          <table:table-cell table:formula="of:=IF([performanceLog.$A90]=0;[performanceLog.H90];&quot;&quot;)" office:value-type="float" office:value="677" calcext:value-type="float">
            <text:p>677</text:p>
          </table:table-cell>
          <table:table-cell table:formula="of:=IF([performanceLog.$A90]=0;[performanceLog.I90];&quot;&quot;)" office:value-type="float" office:value="934490483" calcext:value-type="float">
            <text:p>934490483</text:p>
          </table:table-cell>
          <table:table-cell table:formula="of:=IF([performanceLog.$A90]=0;[performanceLog.J90];&quot;&quot;)" office:value-type="float" office:value="3579887" calcext:value-type="float">
            <text:p>3579887</text:p>
          </table:table-cell>
          <table:table-cell table:formula="of:=IF([performanceLog.$A90]=0;[performanceLog.K90];&quot;&quot;)" office:value-type="float" office:value="7698470" calcext:value-type="float">
            <text:p>7698470</text:p>
          </table:table-cell>
          <table:table-cell table:formula="of:=IF([performanceLog.$A90]=0;[performanceLog.L90];&quot;&quot;)" office:value-type="float" office:value="11100962" calcext:value-type="float">
            <text:p>11100962</text:p>
          </table:table-cell>
          <table:table-cell table:number-columns-repeated="4"/>
        </table:table-row>
        <table:table-row table:style-name="ro1">
          <table:table-cell/>
          <table:table-cell table:formula="of:=IF([performanceLog.$A91]=0;[performanceLog.B91];&quot;&quot;)" office:value-type="float" office:value="11867314" calcext:value-type="float">
            <text:p>11867314</text:p>
          </table:table-cell>
          <table:table-cell table:formula="of:=IF([performanceLog.$A91]=0;[performanceLog.C91];&quot;&quot;)" office:value-type="float" office:value="8866332" calcext:value-type="float">
            <text:p>8866332</text:p>
          </table:table-cell>
          <table:table-cell table:formula="of:=IF([performanceLog.$A91]=0;[performanceLog.D91];&quot;&quot;)" office:value-type="float" office:value="3289106" calcext:value-type="float">
            <text:p>3289106</text:p>
          </table:table-cell>
          <table:table-cell table:formula="of:=IF([performanceLog.$A91]=0;[performanceLog.E91];&quot;&quot;)" office:value-type="float" office:value="469" calcext:value-type="float">
            <text:p>469</text:p>
          </table:table-cell>
          <table:table-cell table:formula="of:=IF([performanceLog.$A91]=0;[performanceLog.F91];&quot;&quot;)" office:value-type="float" office:value="257361544" calcext:value-type="float">
            <text:p>257361544</text:p>
          </table:table-cell>
          <table:table-cell table:formula="of:=IF([performanceLog.$A91]=0;[performanceLog.G91];&quot;&quot;)" office:value-type="float" office:value="4681342" calcext:value-type="float">
            <text:p>4681342</text:p>
          </table:table-cell>
          <table:table-cell table:formula="of:=IF([performanceLog.$A91]=0;[performanceLog.H91];&quot;&quot;)" office:value-type="float" office:value="677" calcext:value-type="float">
            <text:p>677</text:p>
          </table:table-cell>
          <table:table-cell table:formula="of:=IF([performanceLog.$A91]=0;[performanceLog.I91];&quot;&quot;)" office:value-type="float" office:value="933918860" calcext:value-type="float">
            <text:p>933918860</text:p>
          </table:table-cell>
          <table:table-cell table:formula="of:=IF([performanceLog.$A91]=0;[performanceLog.J91];&quot;&quot;)" office:value-type="float" office:value="3509835" calcext:value-type="float">
            <text:p>3509835</text:p>
          </table:table-cell>
          <table:table-cell table:formula="of:=IF([performanceLog.$A91]=0;[performanceLog.K91];&quot;&quot;)" office:value-type="float" office:value="7688678" calcext:value-type="float">
            <text:p>7688678</text:p>
          </table:table-cell>
          <table:table-cell table:formula="of:=IF([performanceLog.$A91]=0;[performanceLog.L91];&quot;&quot;)" office:value-type="float" office:value="10298672" calcext:value-type="float">
            <text:p>10298672</text:p>
          </table:table-cell>
          <table:table-cell table:number-columns-repeated="4"/>
        </table:table-row>
        <table:table-row table:style-name="ro1">
          <table:table-cell/>
          <table:table-cell table:formula="of:=IF([performanceLog.$A92]=0;[performanceLog.B92];&quot;&quot;)" office:value-type="float" office:value="11725647" calcext:value-type="float">
            <text:p>11725647</text:p>
          </table:table-cell>
          <table:table-cell table:formula="of:=IF([performanceLog.$A92]=0;[performanceLog.C92];&quot;&quot;)" office:value-type="float" office:value="13060749" calcext:value-type="float">
            <text:p>13060749</text:p>
          </table:table-cell>
          <table:table-cell table:formula="of:=IF([performanceLog.$A92]=0;[performanceLog.D92];&quot;&quot;)" office:value-type="float" office:value="7923053" calcext:value-type="float">
            <text:p>7923053</text:p>
          </table:table-cell>
          <table:table-cell table:formula="of:=IF([performanceLog.$A92]=0;[performanceLog.E92];&quot;&quot;)" office:value-type="float" office:value="625" calcext:value-type="float">
            <text:p>625</text:p>
          </table:table-cell>
          <table:table-cell table:formula="of:=IF([performanceLog.$A92]=0;[performanceLog.F92];&quot;&quot;)" office:value-type="float" office:value="257149720" calcext:value-type="float">
            <text:p>257149720</text:p>
          </table:table-cell>
          <table:table-cell table:formula="of:=IF([performanceLog.$A92]=0;[performanceLog.G92];&quot;&quot;)" office:value-type="float" office:value="4629624" calcext:value-type="float">
            <text:p>4629624</text:p>
          </table:table-cell>
          <table:table-cell table:formula="of:=IF([performanceLog.$A92]=0;[performanceLog.H92];&quot;&quot;)" office:value-type="float" office:value="678" calcext:value-type="float">
            <text:p>678</text:p>
          </table:table-cell>
          <table:table-cell table:formula="of:=IF([performanceLog.$A92]=0;[performanceLog.I92];&quot;&quot;)" office:value-type="float" office:value="935592180" calcext:value-type="float">
            <text:p>935592180</text:p>
          </table:table-cell>
          <table:table-cell table:formula="of:=IF([performanceLog.$A92]=0;[performanceLog.J92];&quot;&quot;)" office:value-type="float" office:value="3512334" calcext:value-type="float">
            <text:p>3512334</text:p>
          </table:table-cell>
          <table:table-cell table:formula="of:=IF([performanceLog.$A92]=0;[performanceLog.K92];&quot;&quot;)" office:value-type="float" office:value="7965240" calcext:value-type="float">
            <text:p>7965240</text:p>
          </table:table-cell>
          <table:table-cell table:formula="of:=IF([performanceLog.$A92]=0;[performanceLog.L92];&quot;&quot;)" office:value-type="float" office:value="10240912" calcext:value-type="float">
            <text:p>10240912</text:p>
          </table:table-cell>
          <table:table-cell table:number-columns-repeated="4"/>
        </table:table-row>
        <table:table-row table:style-name="ro1">
          <table:table-cell/>
          <table:table-cell table:formula="of:=IF([performanceLog.$A93]=0;[performanceLog.B93];&quot;&quot;)" office:value-type="float" office:value="11717470" calcext:value-type="float">
            <text:p>11717470</text:p>
          </table:table-cell>
          <table:table-cell table:formula="of:=IF([performanceLog.$A93]=0;[performanceLog.C93];&quot;&quot;)" office:value-type="float" office:value="13020956" calcext:value-type="float">
            <text:p>13020956</text:p>
          </table:table-cell>
          <table:table-cell table:formula="of:=IF([performanceLog.$A93]=0;[performanceLog.D93];&quot;&quot;)" office:value-type="float" office:value="7182534" calcext:value-type="float">
            <text:p>7182534</text:p>
          </table:table-cell>
          <table:table-cell table:formula="of:=IF([performanceLog.$A93]=0;[performanceLog.E93];&quot;&quot;)" office:value-type="float" office:value="573" calcext:value-type="float">
            <text:p>573</text:p>
          </table:table-cell>
          <table:table-cell table:formula="of:=IF([performanceLog.$A93]=0;[performanceLog.F93];&quot;&quot;)" office:value-type="float" office:value="257064666" calcext:value-type="float">
            <text:p>257064666</text:p>
          </table:table-cell>
          <table:table-cell table:formula="of:=IF([performanceLog.$A93]=0;[performanceLog.G93];&quot;&quot;)" office:value-type="float" office:value="4665769" calcext:value-type="float">
            <text:p>4665769</text:p>
          </table:table-cell>
          <table:table-cell table:formula="of:=IF([performanceLog.$A93]=0;[performanceLog.H93];&quot;&quot;)" office:value-type="float" office:value="625" calcext:value-type="float">
            <text:p>625</text:p>
          </table:table-cell>
          <table:table-cell table:formula="of:=IF([performanceLog.$A93]=0;[performanceLog.I93];&quot;&quot;)" office:value-type="float" office:value="933990613" calcext:value-type="float">
            <text:p>933990613</text:p>
          </table:table-cell>
          <table:table-cell table:formula="of:=IF([performanceLog.$A93]=0;[performanceLog.J93];&quot;&quot;)" office:value-type="float" office:value="3517126" calcext:value-type="float">
            <text:p>3517126</text:p>
          </table:table-cell>
          <table:table-cell table:formula="of:=IF([performanceLog.$A93]=0;[performanceLog.K93];&quot;&quot;)" office:value-type="float" office:value="7706335" calcext:value-type="float">
            <text:p>7706335</text:p>
          </table:table-cell>
          <table:table-cell table:formula="of:=IF([performanceLog.$A93]=0;[performanceLog.L93];&quot;&quot;)" office:value-type="float" office:value="11117993" calcext:value-type="float">
            <text:p>11117993</text:p>
          </table:table-cell>
          <table:table-cell table:number-columns-repeated="4"/>
        </table:table-row>
        <table:table-row table:style-name="ro1">
          <table:table-cell/>
          <table:table-cell table:formula="of:=IF([performanceLog.$A94]=0;[performanceLog.B94];&quot;&quot;)" office:value-type="float" office:value="11755960" calcext:value-type="float">
            <text:p>11755960</text:p>
          </table:table-cell>
          <table:table-cell table:formula="of:=IF([performanceLog.$A94]=0;[performanceLog.C94];&quot;&quot;)" office:value-type="float" office:value="13086112" calcext:value-type="float">
            <text:p>13086112</text:p>
          </table:table-cell>
          <table:table-cell table:formula="of:=IF([performanceLog.$A94]=0;[performanceLog.D94];&quot;&quot;)" office:value-type="float" office:value="7013420" calcext:value-type="float">
            <text:p>7013420</text:p>
          </table:table-cell>
          <table:table-cell table:formula="of:=IF([performanceLog.$A94]=0;[performanceLog.E94];&quot;&quot;)" office:value-type="float" office:value="573" calcext:value-type="float">
            <text:p>573</text:p>
          </table:table-cell>
          <table:table-cell table:formula="of:=IF([performanceLog.$A94]=0;[performanceLog.F94];&quot;&quot;)" office:value-type="float" office:value="257113360" calcext:value-type="float">
            <text:p>257113360</text:p>
          </table:table-cell>
          <table:table-cell table:formula="of:=IF([performanceLog.$A94]=0;[performanceLog.G94];&quot;&quot;)" office:value-type="float" office:value="4718477" calcext:value-type="float">
            <text:p>4718477</text:p>
          </table:table-cell>
          <table:table-cell table:formula="of:=IF([performanceLog.$A94]=0;[performanceLog.H94];&quot;&quot;)" office:value-type="float" office:value="468" calcext:value-type="float">
            <text:p>468</text:p>
          </table:table-cell>
          <table:table-cell table:formula="of:=IF([performanceLog.$A94]=0;[performanceLog.I94];&quot;&quot;)" office:value-type="float" office:value="940304859" calcext:value-type="float">
            <text:p>940304859</text:p>
          </table:table-cell>
          <table:table-cell table:formula="of:=IF([performanceLog.$A94]=0;[performanceLog.J94];&quot;&quot;)" office:value-type="float" office:value="3662179" calcext:value-type="float">
            <text:p>3662179</text:p>
          </table:table-cell>
          <table:table-cell table:formula="of:=IF([performanceLog.$A94]=0;[performanceLog.K94];&quot;&quot;)" office:value-type="float" office:value="7816022" calcext:value-type="float">
            <text:p>7816022</text:p>
          </table:table-cell>
          <table:table-cell table:formula="of:=IF([performanceLog.$A94]=0;[performanceLog.L94];&quot;&quot;)" office:value-type="float" office:value="10251484" calcext:value-type="float">
            <text:p>10251484</text:p>
          </table:table-cell>
          <table:table-cell table:number-columns-repeated="4"/>
        </table:table-row>
        <table:table-row table:style-name="ro1">
          <table:table-cell/>
          <table:table-cell table:formula="of:=IF([performanceLog.$A95]=0;[performanceLog.B95];&quot;&quot;)" office:value-type="float" office:value="12531531" calcext:value-type="float">
            <text:p>12531531</text:p>
          </table:table-cell>
          <table:table-cell table:formula="of:=IF([performanceLog.$A95]=0;[performanceLog.C95];&quot;&quot;)" office:value-type="float" office:value="19229587" calcext:value-type="float">
            <text:p>19229587</text:p>
          </table:table-cell>
          <table:table-cell table:formula="of:=IF([performanceLog.$A95]=0;[performanceLog.D95];&quot;&quot;)" office:value-type="float" office:value="4881342" calcext:value-type="float">
            <text:p>4881342</text:p>
          </table:table-cell>
          <table:table-cell table:formula="of:=IF([performanceLog.$A95]=0;[performanceLog.E95];&quot;&quot;)" office:value-type="float" office:value="573" calcext:value-type="float">
            <text:p>573</text:p>
          </table:table-cell>
          <table:table-cell table:formula="of:=IF([performanceLog.$A95]=0;[performanceLog.F95];&quot;&quot;)" office:value-type="float" office:value="262982458" calcext:value-type="float">
            <text:p>262982458</text:p>
          </table:table-cell>
          <table:table-cell table:formula="of:=IF([performanceLog.$A95]=0;[performanceLog.G95];&quot;&quot;)" office:value-type="float" office:value="6031443" calcext:value-type="float">
            <text:p>6031443</text:p>
          </table:table-cell>
          <table:table-cell table:formula="of:=IF([performanceLog.$A95]=0;[performanceLog.H95];&quot;&quot;)" office:value-type="float" office:value="573" calcext:value-type="float">
            <text:p>573</text:p>
          </table:table-cell>
          <table:table-cell table:formula="of:=IF([performanceLog.$A95]=0;[performanceLog.I95];&quot;&quot;)" office:value-type="float" office:value="962974375" calcext:value-type="float">
            <text:p>962974375</text:p>
          </table:table-cell>
          <table:table-cell table:formula="of:=IF([performanceLog.$A95]=0;[performanceLog.J95];&quot;&quot;)" office:value-type="float" office:value="3694157" calcext:value-type="float">
            <text:p>3694157</text:p>
          </table:table-cell>
          <table:table-cell table:formula="of:=IF([performanceLog.$A95]=0;[performanceLog.K95];&quot;&quot;)" office:value-type="float" office:value="8153834" calcext:value-type="float">
            <text:p>8153834</text:p>
          </table:table-cell>
          <table:table-cell table:formula="of:=IF([performanceLog.$A95]=0;[performanceLog.L95];&quot;&quot;)" office:value-type="float" office:value="10268724" calcext:value-type="float">
            <text:p>10268724</text:p>
          </table:table-cell>
          <table:table-cell table:number-columns-repeated="4"/>
        </table:table-row>
        <table:table-row table:style-name="ro1">
          <table:table-cell/>
          <table:table-cell table:formula="of:=IF([performanceLog.$A96]=0;[performanceLog.B96];&quot;&quot;)" office:value-type="float" office:value="12117834" calcext:value-type="float">
            <text:p>12117834</text:p>
          </table:table-cell>
          <table:table-cell table:formula="of:=IF([performanceLog.$A96]=0;[performanceLog.C96];&quot;&quot;)" office:value-type="float" office:value="13362570" calcext:value-type="float">
            <text:p>13362570</text:p>
          </table:table-cell>
          <table:table-cell table:formula="of:=IF([performanceLog.$A96]=0;[performanceLog.D96];&quot;&quot;)" office:value-type="float" office:value="6967847" calcext:value-type="float">
            <text:p>6967847</text:p>
          </table:table-cell>
          <table:table-cell table:formula="of:=IF([performanceLog.$A96]=0;[performanceLog.E96];&quot;&quot;)" office:value-type="float" office:value="521" calcext:value-type="float">
            <text:p>521</text:p>
          </table:table-cell>
          <table:table-cell table:formula="of:=IF([performanceLog.$A96]=0;[performanceLog.F96];&quot;&quot;)" office:value-type="float" office:value="257396273" calcext:value-type="float">
            <text:p>257396273</text:p>
          </table:table-cell>
          <table:table-cell table:formula="of:=IF([performanceLog.$A96]=0;[performanceLog.G96];&quot;&quot;)" office:value-type="float" office:value="4492124" calcext:value-type="float">
            <text:p>4492124</text:p>
          </table:table-cell>
          <table:table-cell table:formula="of:=IF([performanceLog.$A96]=0;[performanceLog.H96];&quot;&quot;)" office:value-type="float" office:value="625" calcext:value-type="float">
            <text:p>625</text:p>
          </table:table-cell>
          <table:table-cell table:formula="of:=IF([performanceLog.$A96]=0;[performanceLog.I96];&quot;&quot;)" office:value-type="float" office:value="939307552" calcext:value-type="float">
            <text:p>939307552</text:p>
          </table:table-cell>
          <table:table-cell table:formula="of:=IF([performanceLog.$A96]=0;[performanceLog.J96];&quot;&quot;)" office:value-type="float" office:value="3528481" calcext:value-type="float">
            <text:p>3528481</text:p>
          </table:table-cell>
          <table:table-cell table:formula="of:=IF([performanceLog.$A96]=0;[performanceLog.K96];&quot;&quot;)" office:value-type="float" office:value="7784147" calcext:value-type="float">
            <text:p>7784147</text:p>
          </table:table-cell>
          <table:table-cell table:formula="of:=IF([performanceLog.$A96]=0;[performanceLog.L96];&quot;&quot;)" office:value-type="float" office:value="10249922" calcext:value-type="float">
            <text:p>10249922</text:p>
          </table:table-cell>
          <table:table-cell table:number-columns-repeated="4"/>
        </table:table-row>
        <table:table-row table:style-name="ro1">
          <table:table-cell/>
          <table:table-cell table:formula="of:=IF([performanceLog.$A97]=0;[performanceLog.B97];&quot;&quot;)">
            <text:p/>
          </table:table-cell>
          <table:table-cell table:formula="of:=IF([performanceLog.$A97]=0;[performanceLog.C97];&quot;&quot;)">
            <text:p/>
          </table:table-cell>
          <table:table-cell table:formula="of:=IF([performanceLog.$A97]=0;[performanceLog.D97];&quot;&quot;)">
            <text:p/>
          </table:table-cell>
          <table:table-cell table:formula="of:=IF([performanceLog.$A97]=0;[performanceLog.E97];&quot;&quot;)">
            <text:p/>
          </table:table-cell>
          <table:table-cell table:formula="of:=IF([performanceLog.$A97]=0;[performanceLog.F97];&quot;&quot;)">
            <text:p/>
          </table:table-cell>
          <table:table-cell table:formula="of:=IF([performanceLog.$A97]=0;[performanceLog.G97];&quot;&quot;)">
            <text:p/>
          </table:table-cell>
          <table:table-cell table:formula="of:=IF([performanceLog.$A97]=0;[performanceLog.H97];&quot;&quot;)">
            <text:p/>
          </table:table-cell>
          <table:table-cell table:formula="of:=IF([performanceLog.$A97]=0;[performanceLog.I97];&quot;&quot;)">
            <text:p/>
          </table:table-cell>
          <table:table-cell table:formula="of:=IF([performanceLog.$A97]=0;[performanceLog.J97];&quot;&quot;)">
            <text:p/>
          </table:table-cell>
          <table:table-cell table:formula="of:=IF([performanceLog.$A97]=0;[performanceLog.K97];&quot;&quot;)">
            <text:p/>
          </table:table-cell>
          <table:table-cell table:formula="of:=IF([performanceLog.$A97]=0;[performanceLog.L97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98]=0;[performanceLog.B98];&quot;&quot;)">
            <text:p/>
          </table:table-cell>
          <table:table-cell table:formula="of:=IF([performanceLog.$A98]=0;[performanceLog.C98];&quot;&quot;)">
            <text:p/>
          </table:table-cell>
          <table:table-cell table:formula="of:=IF([performanceLog.$A98]=0;[performanceLog.D98];&quot;&quot;)">
            <text:p/>
          </table:table-cell>
          <table:table-cell table:formula="of:=IF([performanceLog.$A98]=0;[performanceLog.E98];&quot;&quot;)">
            <text:p/>
          </table:table-cell>
          <table:table-cell table:formula="of:=IF([performanceLog.$A98]=0;[performanceLog.F98];&quot;&quot;)">
            <text:p/>
          </table:table-cell>
          <table:table-cell table:formula="of:=IF([performanceLog.$A98]=0;[performanceLog.G98];&quot;&quot;)">
            <text:p/>
          </table:table-cell>
          <table:table-cell table:formula="of:=IF([performanceLog.$A98]=0;[performanceLog.H98];&quot;&quot;)">
            <text:p/>
          </table:table-cell>
          <table:table-cell table:formula="of:=IF([performanceLog.$A98]=0;[performanceLog.I98];&quot;&quot;)">
            <text:p/>
          </table:table-cell>
          <table:table-cell table:formula="of:=IF([performanceLog.$A98]=0;[performanceLog.J98];&quot;&quot;)">
            <text:p/>
          </table:table-cell>
          <table:table-cell table:formula="of:=IF([performanceLog.$A98]=0;[performanceLog.K98];&quot;&quot;)">
            <text:p/>
          </table:table-cell>
          <table:table-cell table:formula="of:=IF([performanceLog.$A98]=0;[performanceLog.L98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99]=0;[performanceLog.B99];&quot;&quot;)">
            <text:p/>
          </table:table-cell>
          <table:table-cell table:formula="of:=IF([performanceLog.$A99]=0;[performanceLog.C99];&quot;&quot;)">
            <text:p/>
          </table:table-cell>
          <table:table-cell table:formula="of:=IF([performanceLog.$A99]=0;[performanceLog.D99];&quot;&quot;)">
            <text:p/>
          </table:table-cell>
          <table:table-cell table:formula="of:=IF([performanceLog.$A99]=0;[performanceLog.E99];&quot;&quot;)">
            <text:p/>
          </table:table-cell>
          <table:table-cell table:formula="of:=IF([performanceLog.$A99]=0;[performanceLog.F99];&quot;&quot;)">
            <text:p/>
          </table:table-cell>
          <table:table-cell table:formula="of:=IF([performanceLog.$A99]=0;[performanceLog.G99];&quot;&quot;)">
            <text:p/>
          </table:table-cell>
          <table:table-cell table:formula="of:=IF([performanceLog.$A99]=0;[performanceLog.H99];&quot;&quot;)">
            <text:p/>
          </table:table-cell>
          <table:table-cell table:formula="of:=IF([performanceLog.$A99]=0;[performanceLog.I99];&quot;&quot;)">
            <text:p/>
          </table:table-cell>
          <table:table-cell table:formula="of:=IF([performanceLog.$A99]=0;[performanceLog.J99];&quot;&quot;)">
            <text:p/>
          </table:table-cell>
          <table:table-cell table:formula="of:=IF([performanceLog.$A99]=0;[performanceLog.K99];&quot;&quot;)">
            <text:p/>
          </table:table-cell>
          <table:table-cell table:formula="of:=IF([performanceLog.$A99]=0;[performanceLog.L99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00]=0;[performanceLog.B100];&quot;&quot;)">
            <text:p/>
          </table:table-cell>
          <table:table-cell table:formula="of:=IF([performanceLog.$A100]=0;[performanceLog.C100];&quot;&quot;)">
            <text:p/>
          </table:table-cell>
          <table:table-cell table:formula="of:=IF([performanceLog.$A100]=0;[performanceLog.D100];&quot;&quot;)">
            <text:p/>
          </table:table-cell>
          <table:table-cell table:formula="of:=IF([performanceLog.$A100]=0;[performanceLog.E100];&quot;&quot;)">
            <text:p/>
          </table:table-cell>
          <table:table-cell table:formula="of:=IF([performanceLog.$A100]=0;[performanceLog.F100];&quot;&quot;)">
            <text:p/>
          </table:table-cell>
          <table:table-cell table:formula="of:=IF([performanceLog.$A100]=0;[performanceLog.G100];&quot;&quot;)">
            <text:p/>
          </table:table-cell>
          <table:table-cell table:formula="of:=IF([performanceLog.$A100]=0;[performanceLog.H100];&quot;&quot;)">
            <text:p/>
          </table:table-cell>
          <table:table-cell table:formula="of:=IF([performanceLog.$A100]=0;[performanceLog.I100];&quot;&quot;)">
            <text:p/>
          </table:table-cell>
          <table:table-cell table:formula="of:=IF([performanceLog.$A100]=0;[performanceLog.J100];&quot;&quot;)">
            <text:p/>
          </table:table-cell>
          <table:table-cell table:formula="of:=IF([performanceLog.$A100]=0;[performanceLog.K100];&quot;&quot;)">
            <text:p/>
          </table:table-cell>
          <table:table-cell table:formula="of:=IF([performanceLog.$A100]=0;[performanceLog.L100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01]=0;[performanceLog.B101];&quot;&quot;)" office:value-type="float" office:value="11832835" calcext:value-type="float">
            <text:p>11832835</text:p>
          </table:table-cell>
          <table:table-cell table:formula="of:=IF([performanceLog.$A101]=0;[performanceLog.C101];&quot;&quot;)" office:value-type="float" office:value="13020487" calcext:value-type="float">
            <text:p>13020487</text:p>
          </table:table-cell>
          <table:table-cell table:formula="of:=IF([performanceLog.$A101]=0;[performanceLog.D101];&quot;&quot;)" office:value-type="float" office:value="7376335" calcext:value-type="float">
            <text:p>7376335</text:p>
          </table:table-cell>
          <table:table-cell table:formula="of:=IF([performanceLog.$A101]=0;[performanceLog.E101];&quot;&quot;)" office:value-type="float" office:value="364" calcext:value-type="float">
            <text:p>364</text:p>
          </table:table-cell>
          <table:table-cell table:formula="of:=IF([performanceLog.$A101]=0;[performanceLog.F101];&quot;&quot;)" office:value-type="float" office:value="257094133" calcext:value-type="float">
            <text:p>257094133</text:p>
          </table:table-cell>
          <table:table-cell table:formula="of:=IF([performanceLog.$A101]=0;[performanceLog.G101];&quot;&quot;)" office:value-type="float" office:value="4566499" calcext:value-type="float">
            <text:p>4566499</text:p>
          </table:table-cell>
          <table:table-cell table:formula="of:=IF([performanceLog.$A101]=0;[performanceLog.H101];&quot;&quot;)" office:value-type="float" office:value="677" calcext:value-type="float">
            <text:p>677</text:p>
          </table:table-cell>
          <table:table-cell table:formula="of:=IF([performanceLog.$A101]=0;[performanceLog.I101];&quot;&quot;)" office:value-type="float" office:value="1069216" calcext:value-type="float">
            <text:p>1069216</text:p>
          </table:table-cell>
          <table:table-cell table:formula="of:=IF([performanceLog.$A101]=0;[performanceLog.J101];&quot;&quot;)" office:value-type="float" office:value="3576605" calcext:value-type="float">
            <text:p>3576605</text:p>
          </table:table-cell>
          <table:table-cell table:formula="of:=IF([performanceLog.$A101]=0;[performanceLog.K101];&quot;&quot;)" office:value-type="float" office:value="7946438" calcext:value-type="float">
            <text:p>7946438</text:p>
          </table:table-cell>
          <table:table-cell table:formula="of:=IF([performanceLog.$A101]=0;[performanceLog.L101];&quot;&quot;)" office:value-type="float" office:value="10137578" calcext:value-type="float">
            <text:p>10137578</text:p>
          </table:table-cell>
          <table:table-cell table:number-columns-repeated="4"/>
        </table:table-row>
        <table:table-row table:style-name="ro1">
          <table:table-cell/>
          <table:table-cell table:formula="of:=IF([performanceLog.$A102]=0;[performanceLog.B102];&quot;&quot;)">
            <text:p/>
          </table:table-cell>
          <table:table-cell table:formula="of:=IF([performanceLog.$A102]=0;[performanceLog.C102];&quot;&quot;)">
            <text:p/>
          </table:table-cell>
          <table:table-cell table:formula="of:=IF([performanceLog.$A102]=0;[performanceLog.D102];&quot;&quot;)">
            <text:p/>
          </table:table-cell>
          <table:table-cell table:formula="of:=IF([performanceLog.$A102]=0;[performanceLog.E102];&quot;&quot;)">
            <text:p/>
          </table:table-cell>
          <table:table-cell table:formula="of:=IF([performanceLog.$A102]=0;[performanceLog.F102];&quot;&quot;)">
            <text:p/>
          </table:table-cell>
          <table:table-cell table:formula="of:=IF([performanceLog.$A102]=0;[performanceLog.G102];&quot;&quot;)">
            <text:p/>
          </table:table-cell>
          <table:table-cell table:formula="of:=IF([performanceLog.$A102]=0;[performanceLog.H102];&quot;&quot;)">
            <text:p/>
          </table:table-cell>
          <table:table-cell table:formula="of:=IF([performanceLog.$A102]=0;[performanceLog.I102];&quot;&quot;)">
            <text:p/>
          </table:table-cell>
          <table:table-cell table:formula="of:=IF([performanceLog.$A102]=0;[performanceLog.J102];&quot;&quot;)">
            <text:p/>
          </table:table-cell>
          <table:table-cell table:formula="of:=IF([performanceLog.$A102]=0;[performanceLog.K102];&quot;&quot;)">
            <text:p/>
          </table:table-cell>
          <table:table-cell table:formula="of:=IF([performanceLog.$A102]=0;[performanceLog.L102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03]=0;[performanceLog.B103];&quot;&quot;)">
            <text:p/>
          </table:table-cell>
          <table:table-cell table:formula="of:=IF([performanceLog.$A103]=0;[performanceLog.C103];&quot;&quot;)">
            <text:p/>
          </table:table-cell>
          <table:table-cell table:formula="of:=IF([performanceLog.$A103]=0;[performanceLog.D103];&quot;&quot;)">
            <text:p/>
          </table:table-cell>
          <table:table-cell table:formula="of:=IF([performanceLog.$A103]=0;[performanceLog.E103];&quot;&quot;)">
            <text:p/>
          </table:table-cell>
          <table:table-cell table:formula="of:=IF([performanceLog.$A103]=0;[performanceLog.F103];&quot;&quot;)">
            <text:p/>
          </table:table-cell>
          <table:table-cell table:formula="of:=IF([performanceLog.$A103]=0;[performanceLog.G103];&quot;&quot;)">
            <text:p/>
          </table:table-cell>
          <table:table-cell table:formula="of:=IF([performanceLog.$A103]=0;[performanceLog.H103];&quot;&quot;)">
            <text:p/>
          </table:table-cell>
          <table:table-cell table:formula="of:=IF([performanceLog.$A103]=0;[performanceLog.I103];&quot;&quot;)">
            <text:p/>
          </table:table-cell>
          <table:table-cell table:formula="of:=IF([performanceLog.$A103]=0;[performanceLog.J103];&quot;&quot;)">
            <text:p/>
          </table:table-cell>
          <table:table-cell table:formula="of:=IF([performanceLog.$A103]=0;[performanceLog.K103];&quot;&quot;)">
            <text:p/>
          </table:table-cell>
          <table:table-cell table:formula="of:=IF([performanceLog.$A103]=0;[performanceLog.L103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04]=0;[performanceLog.B104];&quot;&quot;)" office:value-type="float" office:value="11806793" calcext:value-type="float">
            <text:p>11806793</text:p>
          </table:table-cell>
          <table:table-cell table:formula="of:=IF([performanceLog.$A104]=0;[performanceLog.C104];&quot;&quot;)" office:value-type="float" office:value="13171008" calcext:value-type="float">
            <text:p>13171008</text:p>
          </table:table-cell>
          <table:table-cell table:formula="of:=IF([performanceLog.$A104]=0;[performanceLog.D104];&quot;&quot;)" office:value-type="float" office:value="8301281" calcext:value-type="float">
            <text:p>8301281</text:p>
          </table:table-cell>
          <table:table-cell table:formula="of:=IF([performanceLog.$A104]=0;[performanceLog.E104];&quot;&quot;)" office:value-type="float" office:value="312" calcext:value-type="float">
            <text:p>312</text:p>
          </table:table-cell>
          <table:table-cell table:formula="of:=IF([performanceLog.$A104]=0;[performanceLog.F104];&quot;&quot;)" office:value-type="float" office:value="257280328" calcext:value-type="float">
            <text:p>257280328</text:p>
          </table:table-cell>
          <table:table-cell table:formula="of:=IF([performanceLog.$A104]=0;[performanceLog.G104];&quot;&quot;)" office:value-type="float" office:value="4430614" calcext:value-type="float">
            <text:p>4430614</text:p>
          </table:table-cell>
          <table:table-cell table:formula="of:=IF([performanceLog.$A104]=0;[performanceLog.H104];&quot;&quot;)" office:value-type="float" office:value="886" calcext:value-type="float">
            <text:p>886</text:p>
          </table:table-cell>
          <table:table-cell table:formula="of:=IF([performanceLog.$A104]=0;[performanceLog.I104];&quot;&quot;)" office:value-type="float" office:value="1076143" calcext:value-type="float">
            <text:p>1076143</text:p>
          </table:table-cell>
          <table:table-cell table:formula="of:=IF([performanceLog.$A104]=0;[performanceLog.J104];&quot;&quot;)" office:value-type="float" office:value="3542126" calcext:value-type="float">
            <text:p>3542126</text:p>
          </table:table-cell>
          <table:table-cell table:formula="of:=IF([performanceLog.$A104]=0;[performanceLog.K104];&quot;&quot;)" office:value-type="float" office:value="7898521" calcext:value-type="float">
            <text:p>7898521</text:p>
          </table:table-cell>
          <table:table-cell table:formula="of:=IF([performanceLog.$A104]=0;[performanceLog.L104];&quot;&quot;)" office:value-type="float" office:value="11091482" calcext:value-type="float">
            <text:p>11091482</text:p>
          </table:table-cell>
          <table:table-cell table:number-columns-repeated="4"/>
        </table:table-row>
        <table:table-row table:style-name="ro1">
          <table:table-cell/>
          <table:table-cell table:formula="of:=IF([performanceLog.$A105]=0;[performanceLog.B105];&quot;&quot;)" office:value-type="float" office:value="11445960" calcext:value-type="float">
            <text:p>11445960</text:p>
          </table:table-cell>
          <table:table-cell table:formula="of:=IF([performanceLog.$A105]=0;[performanceLog.C105];&quot;&quot;)" office:value-type="float" office:value="8970133" calcext:value-type="float">
            <text:p>8970133</text:p>
          </table:table-cell>
          <table:table-cell table:formula="of:=IF([performanceLog.$A105]=0;[performanceLog.D105];&quot;&quot;)" office:value-type="float" office:value="3169315" calcext:value-type="float">
            <text:p>3169315</text:p>
          </table:table-cell>
          <table:table-cell table:formula="of:=IF([performanceLog.$A105]=0;[performanceLog.E105];&quot;&quot;)" office:value-type="float" office:value="365" calcext:value-type="float">
            <text:p>365</text:p>
          </table:table-cell>
          <table:table-cell table:formula="of:=IF([performanceLog.$A105]=0;[performanceLog.F105];&quot;&quot;)" office:value-type="float" office:value="257221630" calcext:value-type="float">
            <text:p>257221630</text:p>
          </table:table-cell>
          <table:table-cell table:formula="of:=IF([performanceLog.$A105]=0;[performanceLog.G105];&quot;&quot;)" office:value-type="float" office:value="4567332" calcext:value-type="float">
            <text:p>4567332</text:p>
          </table:table-cell>
          <table:table-cell table:formula="of:=IF([performanceLog.$A105]=0;[performanceLog.H105];&quot;&quot;)" office:value-type="float" office:value="573" calcext:value-type="float">
            <text:p>573</text:p>
          </table:table-cell>
          <table:table-cell table:formula="of:=IF([performanceLog.$A105]=0;[performanceLog.I105];&quot;&quot;)" office:value-type="float" office:value="1079581" calcext:value-type="float">
            <text:p>1079581</text:p>
          </table:table-cell>
          <table:table-cell table:formula="of:=IF([performanceLog.$A105]=0;[performanceLog.J105];&quot;&quot;)" office:value-type="float" office:value="3742960" calcext:value-type="float">
            <text:p>3742960</text:p>
          </table:table-cell>
          <table:table-cell table:formula="of:=IF([performanceLog.$A105]=0;[performanceLog.K105];&quot;&quot;)" office:value-type="float" office:value="7688939" calcext:value-type="float">
            <text:p>7688939</text:p>
          </table:table-cell>
          <table:table-cell table:formula="of:=IF([performanceLog.$A105]=0;[performanceLog.L105];&quot;&quot;)" office:value-type="float" office:value="10193515" calcext:value-type="float">
            <text:p>10193515</text:p>
          </table:table-cell>
          <table:table-cell table:number-columns-repeated="4"/>
        </table:table-row>
        <table:table-row table:style-name="ro1">
          <table:table-cell/>
          <table:table-cell table:formula="of:=IF([performanceLog.$A106]=0;[performanceLog.B106];&quot;&quot;)" office:value-type="float" office:value="11401429" calcext:value-type="float">
            <text:p>11401429</text:p>
          </table:table-cell>
          <table:table-cell table:formula="of:=IF([performanceLog.$A106]=0;[performanceLog.C106];&quot;&quot;)" office:value-type="float" office:value="8516957" calcext:value-type="float">
            <text:p>8516957</text:p>
          </table:table-cell>
          <table:table-cell table:formula="of:=IF([performanceLog.$A106]=0;[performanceLog.D106];&quot;&quot;)" office:value-type="float" office:value="3198690" calcext:value-type="float">
            <text:p>3198690</text:p>
          </table:table-cell>
          <table:table-cell table:formula="of:=IF([performanceLog.$A106]=0;[performanceLog.E106];&quot;&quot;)" office:value-type="float" office:value="312" calcext:value-type="float">
            <text:p>312</text:p>
          </table:table-cell>
          <table:table-cell table:formula="of:=IF([performanceLog.$A106]=0;[performanceLog.F106];&quot;&quot;)" office:value-type="float" office:value="257461213" calcext:value-type="float">
            <text:p>257461213</text:p>
          </table:table-cell>
          <table:table-cell table:formula="of:=IF([performanceLog.$A106]=0;[performanceLog.G106];&quot;&quot;)" office:value-type="float" office:value="4442020" calcext:value-type="float">
            <text:p>4442020</text:p>
          </table:table-cell>
          <table:table-cell table:formula="of:=IF([performanceLog.$A106]=0;[performanceLog.H106];&quot;&quot;)" office:value-type="float" office:value="677" calcext:value-type="float">
            <text:p>677</text:p>
          </table:table-cell>
          <table:table-cell table:formula="of:=IF([performanceLog.$A106]=0;[performanceLog.I106];&quot;&quot;)" office:value-type="float" office:value="1075987" calcext:value-type="float">
            <text:p>1075987</text:p>
          </table:table-cell>
          <table:table-cell table:formula="of:=IF([performanceLog.$A106]=0;[performanceLog.J106];&quot;&quot;)" office:value-type="float" office:value="3791762" calcext:value-type="float">
            <text:p>3791762</text:p>
          </table:table-cell>
          <table:table-cell table:formula="of:=IF([performanceLog.$A106]=0;[performanceLog.K106];&quot;&quot;)" office:value-type="float" office:value="7835188" calcext:value-type="float">
            <text:p>7835188</text:p>
          </table:table-cell>
          <table:table-cell table:formula="of:=IF([performanceLog.$A106]=0;[performanceLog.L106];&quot;&quot;)" office:value-type="float" office:value="10238046" calcext:value-type="float">
            <text:p>10238046</text:p>
          </table:table-cell>
          <table:table-cell table:number-columns-repeated="4"/>
        </table:table-row>
        <table:table-row table:style-name="ro1">
          <table:table-cell/>
          <table:table-cell table:formula="of:=IF([performanceLog.$A107]=0;[performanceLog.B107];&quot;&quot;)" office:value-type="float" office:value="11482418" calcext:value-type="float">
            <text:p>11482418</text:p>
          </table:table-cell>
          <table:table-cell table:formula="of:=IF([performanceLog.$A107]=0;[performanceLog.C107];&quot;&quot;)" office:value-type="float" office:value="8517634" calcext:value-type="float">
            <text:p>8517634</text:p>
          </table:table-cell>
          <table:table-cell table:formula="of:=IF([performanceLog.$A107]=0;[performanceLog.D107];&quot;&quot;)" office:value-type="float" office:value="3126867" calcext:value-type="float">
            <text:p>3126867</text:p>
          </table:table-cell>
          <table:table-cell table:formula="of:=IF([performanceLog.$A107]=0;[performanceLog.E107];&quot;&quot;)" office:value-type="float" office:value="469" calcext:value-type="float">
            <text:p>469</text:p>
          </table:table-cell>
          <table:table-cell table:formula="of:=IF([performanceLog.$A107]=0;[performanceLog.F107];&quot;&quot;)" office:value-type="float" office:value="257412982" calcext:value-type="float">
            <text:p>257412982</text:p>
          </table:table-cell>
          <table:table-cell table:formula="of:=IF([performanceLog.$A107]=0;[performanceLog.G107];&quot;&quot;)" office:value-type="float" office:value="4422957" calcext:value-type="float">
            <text:p>4422957</text:p>
          </table:table-cell>
          <table:table-cell table:formula="of:=IF([performanceLog.$A107]=0;[performanceLog.H107];&quot;&quot;)" office:value-type="float" office:value="729" calcext:value-type="float">
            <text:p>729</text:p>
          </table:table-cell>
          <table:table-cell table:formula="of:=IF([performanceLog.$A107]=0;[performanceLog.I107];&quot;&quot;)" office:value-type="float" office:value="888597394" calcext:value-type="float">
            <text:p>888597394</text:p>
          </table:table-cell>
          <table:table-cell table:formula="of:=IF([performanceLog.$A107]=0;[performanceLog.J107];&quot;&quot;)" office:value-type="float" office:value="3736917" calcext:value-type="float">
            <text:p>3736917</text:p>
          </table:table-cell>
          <table:table-cell table:formula="of:=IF([performanceLog.$A107]=0;[performanceLog.K107];&quot;&quot;)" office:value-type="float" office:value="7779303" calcext:value-type="float">
            <text:p>7779303</text:p>
          </table:table-cell>
          <table:table-cell table:formula="of:=IF([performanceLog.$A107]=0;[performanceLog.L107];&quot;&quot;)" office:value-type="float" office:value="11045909" calcext:value-type="float">
            <text:p>11045909</text:p>
          </table:table-cell>
          <table:table-cell table:number-columns-repeated="4"/>
        </table:table-row>
        <table:table-row table:style-name="ro1">
          <table:table-cell/>
          <table:table-cell table:formula="of:=IF([performanceLog.$A108]=0;[performanceLog.B108];&quot;&quot;)" office:value-type="float" office:value="11576897" calcext:value-type="float">
            <text:p>11576897</text:p>
          </table:table-cell>
          <table:table-cell table:formula="of:=IF([performanceLog.$A108]=0;[performanceLog.C108];&quot;&quot;)" office:value-type="float" office:value="10680598" calcext:value-type="float">
            <text:p>10680598</text:p>
          </table:table-cell>
          <table:table-cell table:formula="of:=IF([performanceLog.$A108]=0;[performanceLog.D108];&quot;&quot;)" office:value-type="float" office:value="3246294" calcext:value-type="float">
            <text:p>3246294</text:p>
          </table:table-cell>
          <table:table-cell table:formula="of:=IF([performanceLog.$A108]=0;[performanceLog.E108];&quot;&quot;)" office:value-type="float" office:value="729" calcext:value-type="float">
            <text:p>729</text:p>
          </table:table-cell>
          <table:table-cell table:formula="of:=IF([performanceLog.$A108]=0;[performanceLog.F108];&quot;&quot;)" office:value-type="float" office:value="257378605" calcext:value-type="float">
            <text:p>257378605</text:p>
          </table:table-cell>
          <table:table-cell table:formula="of:=IF([performanceLog.$A108]=0;[performanceLog.G108];&quot;&quot;)" office:value-type="float" office:value="4625197" calcext:value-type="float">
            <text:p>4625197</text:p>
          </table:table-cell>
          <table:table-cell table:formula="of:=IF([performanceLog.$A108]=0;[performanceLog.H108];&quot;&quot;)" office:value-type="float" office:value="677" calcext:value-type="float">
            <text:p>677</text:p>
          </table:table-cell>
          <table:table-cell table:formula="of:=IF([performanceLog.$A108]=0;[performanceLog.I108];&quot;&quot;)" office:value-type="float" office:value="935228255" calcext:value-type="float">
            <text:p>935228255</text:p>
          </table:table-cell>
          <table:table-cell table:formula="of:=IF([performanceLog.$A108]=0;[performanceLog.J108];&quot;&quot;)" office:value-type="float" office:value="3744313" calcext:value-type="float">
            <text:p>3744313</text:p>
          </table:table-cell>
          <table:table-cell table:formula="of:=IF([performanceLog.$A108]=0;[performanceLog.K108];&quot;&quot;)" office:value-type="float" office:value="7880396" calcext:value-type="float">
            <text:p>7880396</text:p>
          </table:table-cell>
          <table:table-cell table:formula="of:=IF([performanceLog.$A108]=0;[performanceLog.L108];&quot;&quot;)" office:value-type="float" office:value="10127214" calcext:value-type="float">
            <text:p>10127214</text:p>
          </table:table-cell>
          <table:table-cell table:number-columns-repeated="4"/>
        </table:table-row>
        <table:table-row table:style-name="ro1">
          <table:table-cell/>
          <table:table-cell table:formula="of:=IF([performanceLog.$A109]=0;[performanceLog.B109];&quot;&quot;)" office:value-type="float" office:value="11699969" calcext:value-type="float">
            <text:p>11699969</text:p>
          </table:table-cell>
          <table:table-cell table:formula="of:=IF([performanceLog.$A109]=0;[performanceLog.C109];&quot;&quot;)" office:value-type="float" office:value="8207687" calcext:value-type="float">
            <text:p>8207687</text:p>
          </table:table-cell>
          <table:table-cell table:formula="of:=IF([performanceLog.$A109]=0;[performanceLog.D109];&quot;&quot;)" office:value-type="float" office:value="3136085" calcext:value-type="float">
            <text:p>3136085</text:p>
          </table:table-cell>
          <table:table-cell table:formula="of:=IF([performanceLog.$A109]=0;[performanceLog.E109];&quot;&quot;)" office:value-type="float" office:value="521" calcext:value-type="float">
            <text:p>521</text:p>
          </table:table-cell>
          <table:table-cell table:formula="of:=IF([performanceLog.$A109]=0;[performanceLog.F109];&quot;&quot;)" office:value-type="float" office:value="257244750" calcext:value-type="float">
            <text:p>257244750</text:p>
          </table:table-cell>
          <table:table-cell table:formula="of:=IF([performanceLog.$A109]=0;[performanceLog.G109];&quot;&quot;)" office:value-type="float" office:value="4604415" calcext:value-type="float">
            <text:p>4604415</text:p>
          </table:table-cell>
          <table:table-cell table:formula="of:=IF([performanceLog.$A109]=0;[performanceLog.H109];&quot;&quot;)" office:value-type="float" office:value="781" calcext:value-type="float">
            <text:p>781</text:p>
          </table:table-cell>
          <table:table-cell table:formula="of:=IF([performanceLog.$A109]=0;[performanceLog.I109];&quot;&quot;)" office:value-type="float" office:value="932950129" calcext:value-type="float">
            <text:p>932950129</text:p>
          </table:table-cell>
          <table:table-cell table:formula="of:=IF([performanceLog.$A109]=0;[performanceLog.J109];&quot;&quot;)" office:value-type="float" office:value="3651292" calcext:value-type="float">
            <text:p>3651292</text:p>
          </table:table-cell>
          <table:table-cell table:formula="of:=IF([performanceLog.$A109]=0;[performanceLog.K109];&quot;&quot;)" office:value-type="float" office:value="7714511" calcext:value-type="float">
            <text:p>7714511</text:p>
          </table:table-cell>
          <table:table-cell table:formula="of:=IF([performanceLog.$A109]=0;[performanceLog.L109];&quot;&quot;)" office:value-type="float" office:value="2615410" calcext:value-type="float">
            <text:p>2615410</text:p>
          </table:table-cell>
          <table:table-cell table:number-columns-repeated="4"/>
        </table:table-row>
        <table:table-row table:style-name="ro1">
          <table:table-cell/>
          <table:table-cell table:formula="of:=IF([performanceLog.$A110]=0;[performanceLog.B110];&quot;&quot;)" office:value-type="float" office:value="11798719" calcext:value-type="float">
            <text:p>11798719</text:p>
          </table:table-cell>
          <table:table-cell table:formula="of:=IF([performanceLog.$A110]=0;[performanceLog.C110];&quot;&quot;)" office:value-type="float" office:value="9033570" calcext:value-type="float">
            <text:p>9033570</text:p>
          </table:table-cell>
          <table:table-cell table:formula="of:=IF([performanceLog.$A110]=0;[performanceLog.D110];&quot;&quot;)" office:value-type="float" office:value="3154263" calcext:value-type="float">
            <text:p>3154263</text:p>
          </table:table-cell>
          <table:table-cell table:formula="of:=IF([performanceLog.$A110]=0;[performanceLog.E110];&quot;&quot;)" office:value-type="float" office:value="312" calcext:value-type="float">
            <text:p>312</text:p>
          </table:table-cell>
          <table:table-cell table:formula="of:=IF([performanceLog.$A110]=0;[performanceLog.F110];&quot;&quot;)" office:value-type="float" office:value="256734801" calcext:value-type="float">
            <text:p>256734801</text:p>
          </table:table-cell>
          <table:table-cell table:formula="of:=IF([performanceLog.$A110]=0;[performanceLog.G110];&quot;&quot;)" office:value-type="float" office:value="4524416" calcext:value-type="float">
            <text:p>4524416</text:p>
          </table:table-cell>
          <table:table-cell table:formula="of:=IF([performanceLog.$A110]=0;[performanceLog.H110];&quot;&quot;)" office:value-type="float" office:value="886" calcext:value-type="float">
            <text:p>886</text:p>
          </table:table-cell>
          <table:table-cell table:formula="of:=IF([performanceLog.$A110]=0;[performanceLog.I110];&quot;&quot;)" office:value-type="float" office:value="895995531" calcext:value-type="float">
            <text:p>895995531</text:p>
          </table:table-cell>
          <table:table-cell table:formula="of:=IF([performanceLog.$A110]=0;[performanceLog.J110];&quot;&quot;)" office:value-type="float" office:value="3521658" calcext:value-type="float">
            <text:p>3521658</text:p>
          </table:table-cell>
          <table:table-cell table:formula="of:=IF([performanceLog.$A110]=0;[performanceLog.K110];&quot;&quot;)" office:value-type="float" office:value="7913990" calcext:value-type="float">
            <text:p>7913990</text:p>
          </table:table-cell>
          <table:table-cell table:formula="of:=IF([performanceLog.$A110]=0;[performanceLog.L110];&quot;&quot;)" office:value-type="float" office:value="599634" calcext:value-type="float">
            <text:p>599634</text:p>
          </table:table-cell>
          <table:table-cell table:number-columns-repeated="4"/>
        </table:table-row>
        <table:table-row table:style-name="ro1">
          <table:table-cell/>
          <table:table-cell table:formula="of:=IF([performanceLog.$A111]=0;[performanceLog.B111];&quot;&quot;)" office:value-type="float" office:value="11526324" calcext:value-type="float">
            <text:p>11526324</text:p>
          </table:table-cell>
          <table:table-cell table:formula="of:=IF([performanceLog.$A111]=0;[performanceLog.C111];&quot;&quot;)" office:value-type="float" office:value="8886175" calcext:value-type="float">
            <text:p>8886175</text:p>
          </table:table-cell>
          <table:table-cell table:formula="of:=IF([performanceLog.$A111]=0;[performanceLog.D111];&quot;&quot;)" office:value-type="float" office:value="3212857" calcext:value-type="float">
            <text:p>3212857</text:p>
          </table:table-cell>
          <table:table-cell table:formula="of:=IF([performanceLog.$A111]=0;[performanceLog.E111];&quot;&quot;)" office:value-type="float" office:value="520" calcext:value-type="float">
            <text:p>520</text:p>
          </table:table-cell>
          <table:table-cell table:formula="of:=IF([performanceLog.$A111]=0;[performanceLog.F111];&quot;&quot;)" office:value-type="float" office:value="257237453" calcext:value-type="float">
            <text:p>257237453</text:p>
          </table:table-cell>
          <table:table-cell table:formula="of:=IF([performanceLog.$A111]=0;[performanceLog.G111];&quot;&quot;)" office:value-type="float" office:value="4880560" calcext:value-type="float">
            <text:p>4880560</text:p>
          </table:table-cell>
          <table:table-cell table:formula="of:=IF([performanceLog.$A111]=0;[performanceLog.H111];&quot;&quot;)" office:value-type="float" office:value="677" calcext:value-type="float">
            <text:p>677</text:p>
          </table:table-cell>
          <table:table-cell table:formula="of:=IF([performanceLog.$A111]=0;[performanceLog.I111];&quot;&quot;)" office:value-type="float" office:value="949760487" calcext:value-type="float">
            <text:p>949760487</text:p>
          </table:table-cell>
          <table:table-cell table:formula="of:=IF([performanceLog.$A111]=0;[performanceLog.J111];&quot;&quot;)" office:value-type="float" office:value="3536865" calcext:value-type="float">
            <text:p>3536865</text:p>
          </table:table-cell>
          <table:table-cell table:formula="of:=IF([performanceLog.$A111]=0;[performanceLog.K111];&quot;&quot;)" office:value-type="float" office:value="7737324" calcext:value-type="float">
            <text:p>7737324</text:p>
          </table:table-cell>
          <table:table-cell table:formula="of:=IF([performanceLog.$A111]=0;[performanceLog.L111];&quot;&quot;)" office:value-type="float" office:value="10647681" calcext:value-type="float">
            <text:p>10647681</text:p>
          </table:table-cell>
          <table:table-cell table:number-columns-repeated="4"/>
        </table:table-row>
        <table:table-row table:style-name="ro1">
          <table:table-cell/>
          <table:table-cell table:formula="of:=IF([performanceLog.$A112]=0;[performanceLog.B112];&quot;&quot;)" office:value-type="float" office:value="11494085" calcext:value-type="float">
            <text:p>11494085</text:p>
          </table:table-cell>
          <table:table-cell table:formula="of:=IF([performanceLog.$A112]=0;[performanceLog.C112];&quot;&quot;)" office:value-type="float" office:value="13168298" calcext:value-type="float">
            <text:p>13168298</text:p>
          </table:table-cell>
          <table:table-cell table:formula="of:=IF([performanceLog.$A112]=0;[performanceLog.D112];&quot;&quot;)" office:value-type="float" office:value="7201648" calcext:value-type="float">
            <text:p>7201648</text:p>
          </table:table-cell>
          <table:table-cell table:formula="of:=IF([performanceLog.$A112]=0;[performanceLog.E112];&quot;&quot;)" office:value-type="float" office:value="573" calcext:value-type="float">
            <text:p>573</text:p>
          </table:table-cell>
          <table:table-cell table:formula="of:=IF([performanceLog.$A112]=0;[performanceLog.F112];&quot;&quot;)" office:value-type="float" office:value="258871093" calcext:value-type="float">
            <text:p>258871093</text:p>
          </table:table-cell>
          <table:table-cell table:formula="of:=IF([performanceLog.$A112]=0;[performanceLog.G112];&quot;&quot;)" office:value-type="float" office:value="4755873" calcext:value-type="float">
            <text:p>4755873</text:p>
          </table:table-cell>
          <table:table-cell table:formula="of:=IF([performanceLog.$A112]=0;[performanceLog.H112];&quot;&quot;)" office:value-type="float" office:value="625" calcext:value-type="float">
            <text:p>625</text:p>
          </table:table-cell>
          <table:table-cell table:formula="of:=IF([performanceLog.$A112]=0;[performanceLog.I112];&quot;&quot;)" office:value-type="float" office:value="948295067" calcext:value-type="float">
            <text:p>948295067</text:p>
          </table:table-cell>
          <table:table-cell table:formula="of:=IF([performanceLog.$A112]=0;[performanceLog.J112];&quot;&quot;)" office:value-type="float" office:value="3588064" calcext:value-type="float">
            <text:p>3588064</text:p>
          </table:table-cell>
          <table:table-cell table:formula="of:=IF([performanceLog.$A112]=0;[performanceLog.K112];&quot;&quot;)" office:value-type="float" office:value="7870553" calcext:value-type="float">
            <text:p>7870553</text:p>
          </table:table-cell>
          <table:table-cell table:formula="of:=IF([performanceLog.$A112]=0;[performanceLog.L112];&quot;&quot;)" office:value-type="float" office:value="10268984" calcext:value-type="float">
            <text:p>10268984</text:p>
          </table:table-cell>
          <table:table-cell table:number-columns-repeated="4"/>
        </table:table-row>
        <table:table-row table:style-name="ro1">
          <table:table-cell/>
          <table:table-cell table:formula="of:=IF([performanceLog.$A113]=0;[performanceLog.B113];&quot;&quot;)" office:value-type="float" office:value="11547782" calcext:value-type="float">
            <text:p>11547782</text:p>
          </table:table-cell>
          <table:table-cell table:formula="of:=IF([performanceLog.$A113]=0;[performanceLog.C113];&quot;&quot;)" office:value-type="float" office:value="13096059" calcext:value-type="float">
            <text:p>13096059</text:p>
          </table:table-cell>
          <table:table-cell table:formula="of:=IF([performanceLog.$A113]=0;[performanceLog.D113];&quot;&quot;)" office:value-type="float" office:value="3213377" calcext:value-type="float">
            <text:p>3213377</text:p>
          </table:table-cell>
          <table:table-cell table:formula="of:=IF([performanceLog.$A113]=0;[performanceLog.E113];&quot;&quot;)" office:value-type="float" office:value="573" calcext:value-type="float">
            <text:p>573</text:p>
          </table:table-cell>
          <table:table-cell table:formula="of:=IF([performanceLog.$A113]=0;[performanceLog.F113];&quot;&quot;)" office:value-type="float" office:value="259487392" calcext:value-type="float">
            <text:p>259487392</text:p>
          </table:table-cell>
          <table:table-cell table:formula="of:=IF([performanceLog.$A113]=0;[performanceLog.G113];&quot;&quot;)" office:value-type="float" office:value="4690456" calcext:value-type="float">
            <text:p>4690456</text:p>
          </table:table-cell>
          <table:table-cell table:formula="of:=IF([performanceLog.$A113]=0;[performanceLog.H113];&quot;&quot;)" office:value-type="float" office:value="625" calcext:value-type="float">
            <text:p>625</text:p>
          </table:table-cell>
          <table:table-cell table:formula="of:=IF([performanceLog.$A113]=0;[performanceLog.I113];&quot;&quot;)" office:value-type="float" office:value="951039584" calcext:value-type="float">
            <text:p>951039584</text:p>
          </table:table-cell>
          <table:table-cell table:formula="of:=IF([performanceLog.$A113]=0;[performanceLog.J113];&quot;&quot;)" office:value-type="float" office:value="3538584" calcext:value-type="float">
            <text:p>3538584</text:p>
          </table:table-cell>
          <table:table-cell table:formula="of:=IF([performanceLog.$A113]=0;[performanceLog.K113];&quot;&quot;)" office:value-type="float" office:value="7785031" calcext:value-type="float">
            <text:p>7785031</text:p>
          </table:table-cell>
          <table:table-cell table:formula="of:=IF([performanceLog.$A113]=0;[performanceLog.L113];&quot;&quot;)" office:value-type="float" office:value="10246536" calcext:value-type="float">
            <text:p>10246536</text:p>
          </table:table-cell>
          <table:table-cell table:number-columns-repeated="4"/>
        </table:table-row>
      </table:table>
      <table:table table:name="Sheet3" table:style-name="ta1">
        <table:shapes>
          <draw:frame draw:z-index="0" draw:style-name="gr1" draw:text-style-name="P1" svg:width="159.99mm" svg:height="89.99mm" svg:x="95.43mm" svg:y="17.73mm">
            <loext:p draw:notify-on-update-of-ranges="Sheet3.O3:Sheet3.O13 Sheet3.P3:Sheet3.P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3" table:number-columns-repeated="16" table:default-cell-style-name="Default"/>
        <table:table-row table:style-name="ro1">
          <table:table-cell/>
          <table:table-cell table:formula="of:=[performanceLog.B1]" office:value-type="string" office:string-value="WebcamRead" calcext:value-type="string">
            <text:p>WebcamRead</text:p>
          </table:table-cell>
          <table:table-cell table:formula="of:=[performanceLog.C1]" office:value-type="string" office:string-value="GaussianBlur" calcext:value-type="string">
            <text:p>GaussianBlur</text:p>
          </table:table-cell>
          <table:table-cell table:formula="of:=[performanceLog.D1]" office:value-type="string" office:string-value="ColourConversion" calcext:value-type="string">
            <text:p>ColourConversion</text:p>
          </table:table-cell>
          <table:table-cell table:formula="of:=[performanceLog.E1]" office:value-type="string" office:string-value="SelectMode" calcext:value-type="string">
            <text:p>SelectMode</text:p>
          </table:table-cell>
          <table:table-cell table:formula="of:=[performanceLog.F1]" office:value-type="string" office:string-value="InRangeMorphOpsDisplayDirection" calcext:value-type="string">
            <text:p>InRangeMorphOpsDisplayDirection</text:p>
          </table:table-cell>
          <table:table-cell table:formula="of:=[performanceLog.G1]" office:value-type="string" office:string-value="TrackFilteredObject" calcext:value-type="string">
            <text:p>TrackFilteredObject</text:p>
          </table:table-cell>
          <table:table-cell table:formula="of:=[performanceLog.H1]" office:value-type="string" office:string-value="PIDDist" calcext:value-type="string">
            <text:p>PIDDist</text:p>
          </table:table-cell>
          <table:table-cell table:formula="of:=[performanceLog.I1]" office:value-type="string" office:string-value="Facendi" calcext:value-type="string">
            <text:p>Facendi</text:p>
          </table:table-cell>
          <table:table-cell table:formula="of:=[performanceLog.J1]" office:value-type="string" office:string-value="PutText" calcext:value-type="string">
            <text:p>PutText</text:p>
          </table:table-cell>
          <table:table-cell table:formula="of:=[performanceLog.K1]" office:value-type="string" office:string-value="ShowImage" calcext:value-type="string">
            <text:p>ShowImage</text:p>
          </table:table-cell>
          <table:table-cell table:formula="of:=[performanceLog.L1]" office:value-type="string" office:string-value="TimeWaitKey" calcext:value-type="string">
            <text:p>TimeWaitKey</text:p>
          </table:table-cell>
          <table:table-cell table:formula="of:=[performanceLog.M1]" office:value-type="float" office:value="0" calcext:value-type="float">
            <text:p>0</text:p>
          </table:table-cell>
          <table:table-cell table:formula="of:=[performanceLog.N1]" office:value-type="string" office:string-value="Total" calcext:value-type="string">
            <text:p>Total</text:p>
          </table:table-cell>
          <table:table-cell office:value-type="string" calcext:value-type="string">
            <text:p>Total</text:p>
          </table:table-cell>
          <table:table-cell table:formula="of:=COUNT([.B$1:.B$1048576]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[performanceLog.$A2]=1;[performanceLog.B2];&quot;&quot;)">
            <text:p/>
          </table:table-cell>
          <table:table-cell table:formula="of:=IF([performanceLog.$A2]=1;[performanceLog.C2];&quot;&quot;)">
            <text:p/>
          </table:table-cell>
          <table:table-cell table:formula="of:=IF([performanceLog.$A2]=1;[performanceLog.D2];&quot;&quot;)">
            <text:p/>
          </table:table-cell>
          <table:table-cell table:formula="of:=IF([performanceLog.$A2]=1;[performanceLog.E2];&quot;&quot;)">
            <text:p/>
          </table:table-cell>
          <table:table-cell table:formula="of:=IF([performanceLog.$A2]=1;[performanceLog.F2];&quot;&quot;)">
            <text:p/>
          </table:table-cell>
          <table:table-cell table:formula="of:=IF([performanceLog.$A2]=1;[performanceLog.G2];&quot;&quot;)">
            <text:p/>
          </table:table-cell>
          <table:table-cell table:formula="of:=IF([performanceLog.$A2]=1;[performanceLog.H2];&quot;&quot;)">
            <text:p/>
          </table:table-cell>
          <table:table-cell table:formula="of:=IF([performanceLog.$A2]=1;[performanceLog.I2];&quot;&quot;)">
            <text:p/>
          </table:table-cell>
          <table:table-cell table:formula="of:=IF([performanceLog.$A2]=1;[performanceLog.J2];&quot;&quot;)">
            <text:p/>
          </table:table-cell>
          <table:table-cell table:formula="of:=IF([performanceLog.$A2]=1;[performanceLog.K2];&quot;&quot;)">
            <text:p/>
          </table:table-cell>
          <table:table-cell table:formula="of:=IF([performanceLog.$A2]=1;[performanceLog.L2];&quot;&quot;)">
            <text:p/>
          </table:table-cell>
          <table:table-cell table:formula="of:=IF([performanceLog.$A2]=1;[performanceLog.M2];NA(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table:formula="of:=IF([performanceLog.$A3]=1;[performanceLog.B3];&quot;&quot;)">
            <text:p/>
          </table:table-cell>
          <table:table-cell table:formula="of:=IF([performanceLog.$A3]=1;[performanceLog.C3];&quot;&quot;)">
            <text:p/>
          </table:table-cell>
          <table:table-cell table:formula="of:=IF([performanceLog.$A3]=1;[performanceLog.D3];&quot;&quot;)">
            <text:p/>
          </table:table-cell>
          <table:table-cell table:formula="of:=IF([performanceLog.$A3]=1;[performanceLog.E3];&quot;&quot;)">
            <text:p/>
          </table:table-cell>
          <table:table-cell table:formula="of:=IF([performanceLog.$A3]=1;[performanceLog.F3];&quot;&quot;)">
            <text:p/>
          </table:table-cell>
          <table:table-cell table:formula="of:=IF([performanceLog.$A3]=1;[performanceLog.G3];&quot;&quot;)">
            <text:p/>
          </table:table-cell>
          <table:table-cell table:formula="of:=IF([performanceLog.$A3]=1;[performanceLog.H3];&quot;&quot;)">
            <text:p/>
          </table:table-cell>
          <table:table-cell table:formula="of:=IF([performanceLog.$A3]=1;[performanceLog.I3];&quot;&quot;)">
            <text:p/>
          </table:table-cell>
          <table:table-cell table:formula="of:=IF([performanceLog.$A3]=1;[performanceLog.J3];&quot;&quot;)">
            <text:p/>
          </table:table-cell>
          <table:table-cell table:formula="of:=IF([performanceLog.$A3]=1;[performanceLog.K3];&quot;&quot;)">
            <text:p/>
          </table:table-cell>
          <table:table-cell table:formula="of:=IF([performanceLog.$A3]=1;[performanceLog.L3];&quot;&quot;)">
            <text:p/>
          </table:table-cell>
          <table:table-cell table:number-columns-repeated="2"/>
          <table:table-cell table:formula="of:=[.B1]" office:value-type="string" office:string-value="WebcamRead" calcext:value-type="string">
            <text:p>WebcamRead</text:p>
          </table:table-cell>
          <table:table-cell table:formula="of:=SUM([.B$1:.B$1048576])/[.$P$1]" office:value-type="float" office:value="11697152.5625" calcext:value-type="float">
            <text:p>11697152.5625</text:p>
          </table:table-cell>
        </table:table-row>
        <table:table-row table:style-name="ro1">
          <table:table-cell/>
          <table:table-cell table:formula="of:=IF([performanceLog.$A4]=1;[performanceLog.B4];&quot;&quot;)">
            <text:p/>
          </table:table-cell>
          <table:table-cell table:formula="of:=IF([performanceLog.$A4]=1;[performanceLog.C4];&quot;&quot;)">
            <text:p/>
          </table:table-cell>
          <table:table-cell table:formula="of:=IF([performanceLog.$A4]=1;[performanceLog.D4];&quot;&quot;)">
            <text:p/>
          </table:table-cell>
          <table:table-cell table:formula="of:=IF([performanceLog.$A4]=1;[performanceLog.E4];&quot;&quot;)">
            <text:p/>
          </table:table-cell>
          <table:table-cell table:formula="of:=IF([performanceLog.$A4]=1;[performanceLog.F4];&quot;&quot;)">
            <text:p/>
          </table:table-cell>
          <table:table-cell table:formula="of:=IF([performanceLog.$A4]=1;[performanceLog.G4];&quot;&quot;)">
            <text:p/>
          </table:table-cell>
          <table:table-cell table:formula="of:=IF([performanceLog.$A4]=1;[performanceLog.H4];&quot;&quot;)">
            <text:p/>
          </table:table-cell>
          <table:table-cell table:formula="of:=IF([performanceLog.$A4]=1;[performanceLog.I4];&quot;&quot;)">
            <text:p/>
          </table:table-cell>
          <table:table-cell table:formula="of:=IF([performanceLog.$A4]=1;[performanceLog.J4];&quot;&quot;)">
            <text:p/>
          </table:table-cell>
          <table:table-cell table:formula="of:=IF([performanceLog.$A4]=1;[performanceLog.K4];&quot;&quot;)">
            <text:p/>
          </table:table-cell>
          <table:table-cell table:formula="of:=IF([performanceLog.$A4]=1;[performanceLog.L4];&quot;&quot;)">
            <text:p/>
          </table:table-cell>
          <table:table-cell table:number-columns-repeated="2"/>
          <table:table-cell table:formula="of:=[.C$1]" office:value-type="string" office:string-value="GaussianBlur" calcext:value-type="string">
            <text:p>GaussianBlur</text:p>
          </table:table-cell>
          <table:table-cell table:formula="of:=SUM([.C$1:.C$1048576])/[.$P$1]" office:value-type="float" office:value="13060459.9375" calcext:value-type="float">
            <text:p>13060459.9375</text:p>
          </table:table-cell>
        </table:table-row>
        <table:table-row table:style-name="ro1">
          <table:table-cell/>
          <table:table-cell table:formula="of:=IF([performanceLog.$A5]=1;[performanceLog.B5];&quot;&quot;)">
            <text:p/>
          </table:table-cell>
          <table:table-cell table:formula="of:=IF([performanceLog.$A5]=1;[performanceLog.C5];&quot;&quot;)">
            <text:p/>
          </table:table-cell>
          <table:table-cell table:formula="of:=IF([performanceLog.$A5]=1;[performanceLog.D5];&quot;&quot;)">
            <text:p/>
          </table:table-cell>
          <table:table-cell table:formula="of:=IF([performanceLog.$A5]=1;[performanceLog.E5];&quot;&quot;)">
            <text:p/>
          </table:table-cell>
          <table:table-cell table:formula="of:=IF([performanceLog.$A5]=1;[performanceLog.F5];&quot;&quot;)">
            <text:p/>
          </table:table-cell>
          <table:table-cell table:formula="of:=IF([performanceLog.$A5]=1;[performanceLog.G5];&quot;&quot;)">
            <text:p/>
          </table:table-cell>
          <table:table-cell table:formula="of:=IF([performanceLog.$A5]=1;[performanceLog.H5];&quot;&quot;)">
            <text:p/>
          </table:table-cell>
          <table:table-cell table:formula="of:=IF([performanceLog.$A5]=1;[performanceLog.I5];&quot;&quot;)">
            <text:p/>
          </table:table-cell>
          <table:table-cell table:formula="of:=IF([performanceLog.$A5]=1;[performanceLog.J5];&quot;&quot;)">
            <text:p/>
          </table:table-cell>
          <table:table-cell table:formula="of:=IF([performanceLog.$A5]=1;[performanceLog.K5];&quot;&quot;)">
            <text:p/>
          </table:table-cell>
          <table:table-cell table:formula="of:=IF([performanceLog.$A5]=1;[performanceLog.L5];&quot;&quot;)">
            <text:p/>
          </table:table-cell>
          <table:table-cell table:number-columns-repeated="2"/>
          <table:table-cell table:formula="of:=[.D$1]" office:value-type="string" office:string-value="ColourConversion" calcext:value-type="string">
            <text:p>ColourConversion</text:p>
          </table:table-cell>
          <table:table-cell table:formula="of:=SUM([.D$1:.D$1048576])/[.$P$1]" office:value-type="float" office:value="6726331.25" calcext:value-type="float">
            <text:p>6726331.25</text:p>
          </table:table-cell>
        </table:table-row>
        <table:table-row table:style-name="ro1">
          <table:table-cell/>
          <table:table-cell table:formula="of:=IF([performanceLog.$A6]=1;[performanceLog.B6];&quot;&quot;)">
            <text:p/>
          </table:table-cell>
          <table:table-cell table:formula="of:=IF([performanceLog.$A6]=1;[performanceLog.C6];&quot;&quot;)">
            <text:p/>
          </table:table-cell>
          <table:table-cell table:formula="of:=IF([performanceLog.$A6]=1;[performanceLog.D6];&quot;&quot;)">
            <text:p/>
          </table:table-cell>
          <table:table-cell table:formula="of:=IF([performanceLog.$A6]=1;[performanceLog.E6];&quot;&quot;)">
            <text:p/>
          </table:table-cell>
          <table:table-cell table:formula="of:=IF([performanceLog.$A6]=1;[performanceLog.F6];&quot;&quot;)">
            <text:p/>
          </table:table-cell>
          <table:table-cell table:formula="of:=IF([performanceLog.$A6]=1;[performanceLog.G6];&quot;&quot;)">
            <text:p/>
          </table:table-cell>
          <table:table-cell table:formula="of:=IF([performanceLog.$A6]=1;[performanceLog.H6];&quot;&quot;)">
            <text:p/>
          </table:table-cell>
          <table:table-cell table:formula="of:=IF([performanceLog.$A6]=1;[performanceLog.I6];&quot;&quot;)">
            <text:p/>
          </table:table-cell>
          <table:table-cell table:formula="of:=IF([performanceLog.$A6]=1;[performanceLog.J6];&quot;&quot;)">
            <text:p/>
          </table:table-cell>
          <table:table-cell table:formula="of:=IF([performanceLog.$A6]=1;[performanceLog.K6];&quot;&quot;)">
            <text:p/>
          </table:table-cell>
          <table:table-cell table:formula="of:=IF([performanceLog.$A6]=1;[performanceLog.L6];&quot;&quot;)">
            <text:p/>
          </table:table-cell>
          <table:table-cell table:number-columns-repeated="2"/>
          <table:table-cell table:formula="of:=[.E$1]" office:value-type="string" office:string-value="SelectMode" calcext:value-type="string">
            <text:p>SelectMode</text:p>
          </table:table-cell>
          <table:table-cell table:formula="of:=SUM([.E$1:.E$1048576])/[.$P$1]" office:value-type="float" office:value="397.125" calcext:value-type="float">
            <text:p>397.125</text:p>
          </table:table-cell>
        </table:table-row>
        <table:table-row table:style-name="ro1">
          <table:table-cell/>
          <table:table-cell table:formula="of:=IF([performanceLog.$A7]=1;[performanceLog.B7];&quot;&quot;)">
            <text:p/>
          </table:table-cell>
          <table:table-cell table:formula="of:=IF([performanceLog.$A7]=1;[performanceLog.C7];&quot;&quot;)">
            <text:p/>
          </table:table-cell>
          <table:table-cell table:formula="of:=IF([performanceLog.$A7]=1;[performanceLog.D7];&quot;&quot;)">
            <text:p/>
          </table:table-cell>
          <table:table-cell table:formula="of:=IF([performanceLog.$A7]=1;[performanceLog.E7];&quot;&quot;)">
            <text:p/>
          </table:table-cell>
          <table:table-cell table:formula="of:=IF([performanceLog.$A7]=1;[performanceLog.F7];&quot;&quot;)">
            <text:p/>
          </table:table-cell>
          <table:table-cell table:formula="of:=IF([performanceLog.$A7]=1;[performanceLog.G7];&quot;&quot;)">
            <text:p/>
          </table:table-cell>
          <table:table-cell table:formula="of:=IF([performanceLog.$A7]=1;[performanceLog.H7];&quot;&quot;)">
            <text:p/>
          </table:table-cell>
          <table:table-cell table:formula="of:=IF([performanceLog.$A7]=1;[performanceLog.I7];&quot;&quot;)">
            <text:p/>
          </table:table-cell>
          <table:table-cell table:formula="of:=IF([performanceLog.$A7]=1;[performanceLog.J7];&quot;&quot;)">
            <text:p/>
          </table:table-cell>
          <table:table-cell table:formula="of:=IF([performanceLog.$A7]=1;[performanceLog.K7];&quot;&quot;)">
            <text:p/>
          </table:table-cell>
          <table:table-cell table:formula="of:=IF([performanceLog.$A7]=1;[performanceLog.L7];&quot;&quot;)">
            <text:p/>
          </table:table-cell>
          <table:table-cell table:number-columns-repeated="2"/>
          <table:table-cell table:formula="of:=[.F$1]" office:value-type="string" office:string-value="InRangeMorphOpsDisplayDirection" calcext:value-type="string">
            <text:p>InRangeMorphOpsDisplayDirection</text:p>
          </table:table-cell>
          <table:table-cell table:formula="of:=SUM([.F$1:.F$1048576])/[.$P$1]" office:value-type="float" office:value="256765465.875" calcext:value-type="float">
            <text:p>256765465.875</text:p>
          </table:table-cell>
        </table:table-row>
        <table:table-row table:style-name="ro1">
          <table:table-cell/>
          <table:table-cell table:formula="of:=IF([performanceLog.$A8]=1;[performanceLog.B8];&quot;&quot;)">
            <text:p/>
          </table:table-cell>
          <table:table-cell table:formula="of:=IF([performanceLog.$A8]=1;[performanceLog.C8];&quot;&quot;)">
            <text:p/>
          </table:table-cell>
          <table:table-cell table:formula="of:=IF([performanceLog.$A8]=1;[performanceLog.D8];&quot;&quot;)">
            <text:p/>
          </table:table-cell>
          <table:table-cell table:formula="of:=IF([performanceLog.$A8]=1;[performanceLog.E8];&quot;&quot;)">
            <text:p/>
          </table:table-cell>
          <table:table-cell table:formula="of:=IF([performanceLog.$A8]=1;[performanceLog.F8];&quot;&quot;)">
            <text:p/>
          </table:table-cell>
          <table:table-cell table:formula="of:=IF([performanceLog.$A8]=1;[performanceLog.G8];&quot;&quot;)">
            <text:p/>
          </table:table-cell>
          <table:table-cell table:formula="of:=IF([performanceLog.$A8]=1;[performanceLog.H8];&quot;&quot;)">
            <text:p/>
          </table:table-cell>
          <table:table-cell table:formula="of:=IF([performanceLog.$A8]=1;[performanceLog.I8];&quot;&quot;)">
            <text:p/>
          </table:table-cell>
          <table:table-cell table:formula="of:=IF([performanceLog.$A8]=1;[performanceLog.J8];&quot;&quot;)">
            <text:p/>
          </table:table-cell>
          <table:table-cell table:formula="of:=IF([performanceLog.$A8]=1;[performanceLog.K8];&quot;&quot;)">
            <text:p/>
          </table:table-cell>
          <table:table-cell table:formula="of:=IF([performanceLog.$A8]=1;[performanceLog.L8];&quot;&quot;)">
            <text:p/>
          </table:table-cell>
          <table:table-cell table:number-columns-repeated="2"/>
          <table:table-cell table:formula="of:=[.G$1]" office:value-type="string" office:string-value="TrackFilteredObject" calcext:value-type="string">
            <text:p>TrackFilteredObject</text:p>
          </table:table-cell>
          <table:table-cell table:formula="of:=SUM([.G$1:.G$1048576])/[.$P$1]" office:value-type="float" office:value="5547971.6875" calcext:value-type="float">
            <text:p>5547971.6875</text:p>
          </table:table-cell>
        </table:table-row>
        <table:table-row table:style-name="ro1">
          <table:table-cell/>
          <table:table-cell table:formula="of:=IF([performanceLog.$A9]=1;[performanceLog.B9];&quot;&quot;)">
            <text:p/>
          </table:table-cell>
          <table:table-cell table:formula="of:=IF([performanceLog.$A9]=1;[performanceLog.C9];&quot;&quot;)">
            <text:p/>
          </table:table-cell>
          <table:table-cell table:formula="of:=IF([performanceLog.$A9]=1;[performanceLog.D9];&quot;&quot;)">
            <text:p/>
          </table:table-cell>
          <table:table-cell table:formula="of:=IF([performanceLog.$A9]=1;[performanceLog.E9];&quot;&quot;)">
            <text:p/>
          </table:table-cell>
          <table:table-cell table:formula="of:=IF([performanceLog.$A9]=1;[performanceLog.F9];&quot;&quot;)">
            <text:p/>
          </table:table-cell>
          <table:table-cell table:formula="of:=IF([performanceLog.$A9]=1;[performanceLog.G9];&quot;&quot;)">
            <text:p/>
          </table:table-cell>
          <table:table-cell table:formula="of:=IF([performanceLog.$A9]=1;[performanceLog.H9];&quot;&quot;)">
            <text:p/>
          </table:table-cell>
          <table:table-cell table:formula="of:=IF([performanceLog.$A9]=1;[performanceLog.I9];&quot;&quot;)">
            <text:p/>
          </table:table-cell>
          <table:table-cell table:formula="of:=IF([performanceLog.$A9]=1;[performanceLog.J9];&quot;&quot;)">
            <text:p/>
          </table:table-cell>
          <table:table-cell table:formula="of:=IF([performanceLog.$A9]=1;[performanceLog.K9];&quot;&quot;)">
            <text:p/>
          </table:table-cell>
          <table:table-cell table:formula="of:=IF([performanceLog.$A9]=1;[performanceLog.L9];&quot;&quot;)">
            <text:p/>
          </table:table-cell>
          <table:table-cell table:number-columns-repeated="2"/>
          <table:table-cell table:formula="of:=[.H$1]" office:value-type="string" office:string-value="PIDDist" calcext:value-type="string">
            <text:p>PIDDist</text:p>
          </table:table-cell>
          <table:table-cell table:formula="of:=SUM([.H$1:.H$1048576])/[.$P$1]" office:value-type="float" office:value="680.25" calcext:value-type="float">
            <text:p>680.25</text:p>
          </table:table-cell>
        </table:table-row>
        <table:table-row table:style-name="ro1">
          <table:table-cell/>
          <table:table-cell table:formula="of:=IF([performanceLog.$A10]=1;[performanceLog.B10];&quot;&quot;)">
            <text:p/>
          </table:table-cell>
          <table:table-cell table:formula="of:=IF([performanceLog.$A10]=1;[performanceLog.C10];&quot;&quot;)">
            <text:p/>
          </table:table-cell>
          <table:table-cell table:formula="of:=IF([performanceLog.$A10]=1;[performanceLog.D10];&quot;&quot;)">
            <text:p/>
          </table:table-cell>
          <table:table-cell table:formula="of:=IF([performanceLog.$A10]=1;[performanceLog.E10];&quot;&quot;)">
            <text:p/>
          </table:table-cell>
          <table:table-cell table:formula="of:=IF([performanceLog.$A10]=1;[performanceLog.F10];&quot;&quot;)">
            <text:p/>
          </table:table-cell>
          <table:table-cell table:formula="of:=IF([performanceLog.$A10]=1;[performanceLog.G10];&quot;&quot;)">
            <text:p/>
          </table:table-cell>
          <table:table-cell table:formula="of:=IF([performanceLog.$A10]=1;[performanceLog.H10];&quot;&quot;)">
            <text:p/>
          </table:table-cell>
          <table:table-cell table:formula="of:=IF([performanceLog.$A10]=1;[performanceLog.I10];&quot;&quot;)">
            <text:p/>
          </table:table-cell>
          <table:table-cell table:formula="of:=IF([performanceLog.$A10]=1;[performanceLog.J10];&quot;&quot;)">
            <text:p/>
          </table:table-cell>
          <table:table-cell table:formula="of:=IF([performanceLog.$A10]=1;[performanceLog.K10];&quot;&quot;)">
            <text:p/>
          </table:table-cell>
          <table:table-cell table:formula="of:=IF([performanceLog.$A10]=1;[performanceLog.L10];&quot;&quot;)">
            <text:p/>
          </table:table-cell>
          <table:table-cell table:number-columns-repeated="2"/>
          <table:table-cell table:formula="of:=[.I$1]" office:value-type="string" office:string-value="Facendi" calcext:value-type="string">
            <text:p>Facendi</text:p>
          </table:table-cell>
          <table:table-cell table:formula="of:=SUM([.I$1:.I$1048576])/[.$P$1]" office:value-type="float" office:value="1079427.6875" calcext:value-type="float">
            <text:p>1079427.6875</text:p>
          </table:table-cell>
        </table:table-row>
        <table:table-row table:style-name="ro1">
          <table:table-cell/>
          <table:table-cell table:formula="of:=IF([performanceLog.$A11]=1;[performanceLog.B11];&quot;&quot;)">
            <text:p/>
          </table:table-cell>
          <table:table-cell table:formula="of:=IF([performanceLog.$A11]=1;[performanceLog.C11];&quot;&quot;)">
            <text:p/>
          </table:table-cell>
          <table:table-cell table:formula="of:=IF([performanceLog.$A11]=1;[performanceLog.D11];&quot;&quot;)">
            <text:p/>
          </table:table-cell>
          <table:table-cell table:formula="of:=IF([performanceLog.$A11]=1;[performanceLog.E11];&quot;&quot;)">
            <text:p/>
          </table:table-cell>
          <table:table-cell table:formula="of:=IF([performanceLog.$A11]=1;[performanceLog.F11];&quot;&quot;)">
            <text:p/>
          </table:table-cell>
          <table:table-cell table:formula="of:=IF([performanceLog.$A11]=1;[performanceLog.G11];&quot;&quot;)">
            <text:p/>
          </table:table-cell>
          <table:table-cell table:formula="of:=IF([performanceLog.$A11]=1;[performanceLog.H11];&quot;&quot;)">
            <text:p/>
          </table:table-cell>
          <table:table-cell table:formula="of:=IF([performanceLog.$A11]=1;[performanceLog.I11];&quot;&quot;)">
            <text:p/>
          </table:table-cell>
          <table:table-cell table:formula="of:=IF([performanceLog.$A11]=1;[performanceLog.J11];&quot;&quot;)">
            <text:p/>
          </table:table-cell>
          <table:table-cell table:formula="of:=IF([performanceLog.$A11]=1;[performanceLog.K11];&quot;&quot;)">
            <text:p/>
          </table:table-cell>
          <table:table-cell table:formula="of:=IF([performanceLog.$A11]=1;[performanceLog.L11];&quot;&quot;)">
            <text:p/>
          </table:table-cell>
          <table:table-cell table:number-columns-repeated="2"/>
          <table:table-cell table:formula="of:=[.J$1]" office:value-type="string" office:string-value="PutText" calcext:value-type="string">
            <text:p>PutText</text:p>
          </table:table-cell>
          <table:table-cell table:formula="of:=SUM([.J$1:.J$1048576])/[.$P$1]" office:value-type="float" office:value="3742767.75" calcext:value-type="float">
            <text:p>3742767.75</text:p>
          </table:table-cell>
        </table:table-row>
        <table:table-row table:style-name="ro1">
          <table:table-cell/>
          <table:table-cell table:formula="of:=IF([performanceLog.$A12]=1;[performanceLog.B12];&quot;&quot;)">
            <text:p/>
          </table:table-cell>
          <table:table-cell table:formula="of:=IF([performanceLog.$A12]=1;[performanceLog.C12];&quot;&quot;)">
            <text:p/>
          </table:table-cell>
          <table:table-cell table:formula="of:=IF([performanceLog.$A12]=1;[performanceLog.D12];&quot;&quot;)">
            <text:p/>
          </table:table-cell>
          <table:table-cell table:formula="of:=IF([performanceLog.$A12]=1;[performanceLog.E12];&quot;&quot;)">
            <text:p/>
          </table:table-cell>
          <table:table-cell table:formula="of:=IF([performanceLog.$A12]=1;[performanceLog.F12];&quot;&quot;)">
            <text:p/>
          </table:table-cell>
          <table:table-cell table:formula="of:=IF([performanceLog.$A12]=1;[performanceLog.G12];&quot;&quot;)">
            <text:p/>
          </table:table-cell>
          <table:table-cell table:formula="of:=IF([performanceLog.$A12]=1;[performanceLog.H12];&quot;&quot;)">
            <text:p/>
          </table:table-cell>
          <table:table-cell table:formula="of:=IF([performanceLog.$A12]=1;[performanceLog.I12];&quot;&quot;)">
            <text:p/>
          </table:table-cell>
          <table:table-cell table:formula="of:=IF([performanceLog.$A12]=1;[performanceLog.J12];&quot;&quot;)">
            <text:p/>
          </table:table-cell>
          <table:table-cell table:formula="of:=IF([performanceLog.$A12]=1;[performanceLog.K12];&quot;&quot;)">
            <text:p/>
          </table:table-cell>
          <table:table-cell table:formula="of:=IF([performanceLog.$A12]=1;[performanceLog.L12];&quot;&quot;)">
            <text:p/>
          </table:table-cell>
          <table:table-cell table:number-columns-repeated="2"/>
          <table:table-cell table:formula="of:=[.K$1]" office:value-type="string" office:string-value="ShowImage" calcext:value-type="string">
            <text:p>ShowImage</text:p>
          </table:table-cell>
          <table:table-cell table:formula="of:=SUM([.K$1:.K$1048576])/[.$P$1]" office:value-type="float" office:value="7725782.125" calcext:value-type="float">
            <text:p>7725782.125</text:p>
          </table:table-cell>
        </table:table-row>
        <table:table-row table:style-name="ro1">
          <table:table-cell/>
          <table:table-cell table:formula="of:=IF([performanceLog.$A13]=1;[performanceLog.B13];&quot;&quot;)">
            <text:p/>
          </table:table-cell>
          <table:table-cell table:formula="of:=IF([performanceLog.$A13]=1;[performanceLog.C13];&quot;&quot;)">
            <text:p/>
          </table:table-cell>
          <table:table-cell table:formula="of:=IF([performanceLog.$A13]=1;[performanceLog.D13];&quot;&quot;)">
            <text:p/>
          </table:table-cell>
          <table:table-cell table:formula="of:=IF([performanceLog.$A13]=1;[performanceLog.E13];&quot;&quot;)">
            <text:p/>
          </table:table-cell>
          <table:table-cell table:formula="of:=IF([performanceLog.$A13]=1;[performanceLog.F13];&quot;&quot;)">
            <text:p/>
          </table:table-cell>
          <table:table-cell table:formula="of:=IF([performanceLog.$A13]=1;[performanceLog.G13];&quot;&quot;)">
            <text:p/>
          </table:table-cell>
          <table:table-cell table:formula="of:=IF([performanceLog.$A13]=1;[performanceLog.H13];&quot;&quot;)">
            <text:p/>
          </table:table-cell>
          <table:table-cell table:formula="of:=IF([performanceLog.$A13]=1;[performanceLog.I13];&quot;&quot;)">
            <text:p/>
          </table:table-cell>
          <table:table-cell table:formula="of:=IF([performanceLog.$A13]=1;[performanceLog.J13];&quot;&quot;)">
            <text:p/>
          </table:table-cell>
          <table:table-cell table:formula="of:=IF([performanceLog.$A13]=1;[performanceLog.K13];&quot;&quot;)">
            <text:p/>
          </table:table-cell>
          <table:table-cell table:formula="of:=IF([performanceLog.$A13]=1;[performanceLog.L13];&quot;&quot;)">
            <text:p/>
          </table:table-cell>
          <table:table-cell table:number-columns-repeated="2"/>
          <table:table-cell table:formula="of:=[.L$1]" office:value-type="string" office:string-value="TimeWaitKey" calcext:value-type="string">
            <text:p>TimeWaitKey</text:p>
          </table:table-cell>
          <table:table-cell table:formula="of:=SUM([.L$1:.L$1048576])/[.$P$1]" office:value-type="float" office:value="10658401.875" calcext:value-type="float">
            <text:p>10658401.875</text:p>
          </table:table-cell>
        </table:table-row>
        <table:table-row table:style-name="ro1">
          <table:table-cell/>
          <table:table-cell table:formula="of:=IF([performanceLog.$A14]=1;[performanceLog.B14];&quot;&quot;)">
            <text:p/>
          </table:table-cell>
          <table:table-cell table:formula="of:=IF([performanceLog.$A14]=1;[performanceLog.C14];&quot;&quot;)">
            <text:p/>
          </table:table-cell>
          <table:table-cell table:formula="of:=IF([performanceLog.$A14]=1;[performanceLog.D14];&quot;&quot;)">
            <text:p/>
          </table:table-cell>
          <table:table-cell table:formula="of:=IF([performanceLog.$A14]=1;[performanceLog.E14];&quot;&quot;)">
            <text:p/>
          </table:table-cell>
          <table:table-cell table:formula="of:=IF([performanceLog.$A14]=1;[performanceLog.F14];&quot;&quot;)">
            <text:p/>
          </table:table-cell>
          <table:table-cell table:formula="of:=IF([performanceLog.$A14]=1;[performanceLog.G14];&quot;&quot;)">
            <text:p/>
          </table:table-cell>
          <table:table-cell table:formula="of:=IF([performanceLog.$A14]=1;[performanceLog.H14];&quot;&quot;)">
            <text:p/>
          </table:table-cell>
          <table:table-cell table:formula="of:=IF([performanceLog.$A14]=1;[performanceLog.I14];&quot;&quot;)">
            <text:p/>
          </table:table-cell>
          <table:table-cell table:formula="of:=IF([performanceLog.$A14]=1;[performanceLog.J14];&quot;&quot;)">
            <text:p/>
          </table:table-cell>
          <table:table-cell table:formula="of:=IF([performanceLog.$A14]=1;[performanceLog.K14];&quot;&quot;)">
            <text:p/>
          </table:table-cell>
          <table:table-cell table:formula="of:=IF([performanceLog.$A14]=1;[performanceLog.L14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5]=1;[performanceLog.B15];&quot;&quot;)">
            <text:p/>
          </table:table-cell>
          <table:table-cell table:formula="of:=IF([performanceLog.$A15]=1;[performanceLog.C15];&quot;&quot;)">
            <text:p/>
          </table:table-cell>
          <table:table-cell table:formula="of:=IF([performanceLog.$A15]=1;[performanceLog.D15];&quot;&quot;)">
            <text:p/>
          </table:table-cell>
          <table:table-cell table:formula="of:=IF([performanceLog.$A15]=1;[performanceLog.E15];&quot;&quot;)">
            <text:p/>
          </table:table-cell>
          <table:table-cell table:formula="of:=IF([performanceLog.$A15]=1;[performanceLog.F15];&quot;&quot;)">
            <text:p/>
          </table:table-cell>
          <table:table-cell table:formula="of:=IF([performanceLog.$A15]=1;[performanceLog.G15];&quot;&quot;)">
            <text:p/>
          </table:table-cell>
          <table:table-cell table:formula="of:=IF([performanceLog.$A15]=1;[performanceLog.H15];&quot;&quot;)">
            <text:p/>
          </table:table-cell>
          <table:table-cell table:formula="of:=IF([performanceLog.$A15]=1;[performanceLog.I15];&quot;&quot;)">
            <text:p/>
          </table:table-cell>
          <table:table-cell table:formula="of:=IF([performanceLog.$A15]=1;[performanceLog.J15];&quot;&quot;)">
            <text:p/>
          </table:table-cell>
          <table:table-cell table:formula="of:=IF([performanceLog.$A15]=1;[performanceLog.K15];&quot;&quot;)">
            <text:p/>
          </table:table-cell>
          <table:table-cell table:formula="of:=IF([performanceLog.$A15]=1;[performanceLog.L15];&quot;&quot;)">
            <text:p/>
          </table:table-cell>
          <table:table-cell table:number-columns-repeated="2"/>
          <table:table-cell table:formula="of:=1000000000/(SUM([.P3:.P6])+SUM([.P8:.P13]))" office:value-type="float" office:value="16.6004385943779" calcext:value-type="float">
            <text:p>16.6004385943779</text:p>
          </table:table-cell>
          <table:table-cell/>
        </table:table-row>
        <table:table-row table:style-name="ro1">
          <table:table-cell/>
          <table:table-cell table:formula="of:=IF([performanceLog.$A16]=1;[performanceLog.B16];&quot;&quot;)">
            <text:p/>
          </table:table-cell>
          <table:table-cell table:formula="of:=IF([performanceLog.$A16]=1;[performanceLog.C16];&quot;&quot;)">
            <text:p/>
          </table:table-cell>
          <table:table-cell table:formula="of:=IF([performanceLog.$A16]=1;[performanceLog.D16];&quot;&quot;)">
            <text:p/>
          </table:table-cell>
          <table:table-cell table:formula="of:=IF([performanceLog.$A16]=1;[performanceLog.E16];&quot;&quot;)">
            <text:p/>
          </table:table-cell>
          <table:table-cell table:formula="of:=IF([performanceLog.$A16]=1;[performanceLog.F16];&quot;&quot;)">
            <text:p/>
          </table:table-cell>
          <table:table-cell table:formula="of:=IF([performanceLog.$A16]=1;[performanceLog.G16];&quot;&quot;)">
            <text:p/>
          </table:table-cell>
          <table:table-cell table:formula="of:=IF([performanceLog.$A16]=1;[performanceLog.H16];&quot;&quot;)">
            <text:p/>
          </table:table-cell>
          <table:table-cell table:formula="of:=IF([performanceLog.$A16]=1;[performanceLog.I16];&quot;&quot;)">
            <text:p/>
          </table:table-cell>
          <table:table-cell table:formula="of:=IF([performanceLog.$A16]=1;[performanceLog.J16];&quot;&quot;)">
            <text:p/>
          </table:table-cell>
          <table:table-cell table:formula="of:=IF([performanceLog.$A16]=1;[performanceLog.K16];&quot;&quot;)">
            <text:p/>
          </table:table-cell>
          <table:table-cell table:formula="of:=IF([performanceLog.$A16]=1;[performanceLog.L16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7]=1;[performanceLog.B17];&quot;&quot;)">
            <text:p/>
          </table:table-cell>
          <table:table-cell table:formula="of:=IF([performanceLog.$A17]=1;[performanceLog.C17];&quot;&quot;)">
            <text:p/>
          </table:table-cell>
          <table:table-cell table:formula="of:=IF([performanceLog.$A17]=1;[performanceLog.D17];&quot;&quot;)">
            <text:p/>
          </table:table-cell>
          <table:table-cell table:formula="of:=IF([performanceLog.$A17]=1;[performanceLog.E17];&quot;&quot;)">
            <text:p/>
          </table:table-cell>
          <table:table-cell table:formula="of:=IF([performanceLog.$A17]=1;[performanceLog.F17];&quot;&quot;)">
            <text:p/>
          </table:table-cell>
          <table:table-cell table:formula="of:=IF([performanceLog.$A17]=1;[performanceLog.G17];&quot;&quot;)">
            <text:p/>
          </table:table-cell>
          <table:table-cell table:formula="of:=IF([performanceLog.$A17]=1;[performanceLog.H17];&quot;&quot;)">
            <text:p/>
          </table:table-cell>
          <table:table-cell table:formula="of:=IF([performanceLog.$A17]=1;[performanceLog.I17];&quot;&quot;)">
            <text:p/>
          </table:table-cell>
          <table:table-cell table:formula="of:=IF([performanceLog.$A17]=1;[performanceLog.J17];&quot;&quot;)">
            <text:p/>
          </table:table-cell>
          <table:table-cell table:formula="of:=IF([performanceLog.$A17]=1;[performanceLog.K17];&quot;&quot;)">
            <text:p/>
          </table:table-cell>
          <table:table-cell table:formula="of:=IF([performanceLog.$A17]=1;[performanceLog.L17];&quot;&quot;)">
            <text:p/>
          </table:table-cell>
          <table:table-cell table:number-columns-repeated="2"/>
          <table:table-cell table:formula="of:=1000000000/[.P3]" office:value-type="float" office:value="85.4908914504465" calcext:value-type="float">
            <text:p>85.4908914504465</text:p>
          </table:table-cell>
          <table:table-cell/>
        </table:table-row>
        <table:table-row table:style-name="ro1">
          <table:table-cell/>
          <table:table-cell table:formula="of:=IF([performanceLog.$A18]=1;[performanceLog.B18];&quot;&quot;)">
            <text:p/>
          </table:table-cell>
          <table:table-cell table:formula="of:=IF([performanceLog.$A18]=1;[performanceLog.C18];&quot;&quot;)">
            <text:p/>
          </table:table-cell>
          <table:table-cell table:formula="of:=IF([performanceLog.$A18]=1;[performanceLog.D18];&quot;&quot;)">
            <text:p/>
          </table:table-cell>
          <table:table-cell table:formula="of:=IF([performanceLog.$A18]=1;[performanceLog.E18];&quot;&quot;)">
            <text:p/>
          </table:table-cell>
          <table:table-cell table:formula="of:=IF([performanceLog.$A18]=1;[performanceLog.F18];&quot;&quot;)">
            <text:p/>
          </table:table-cell>
          <table:table-cell table:formula="of:=IF([performanceLog.$A18]=1;[performanceLog.G18];&quot;&quot;)">
            <text:p/>
          </table:table-cell>
          <table:table-cell table:formula="of:=IF([performanceLog.$A18]=1;[performanceLog.H18];&quot;&quot;)">
            <text:p/>
          </table:table-cell>
          <table:table-cell table:formula="of:=IF([performanceLog.$A18]=1;[performanceLog.I18];&quot;&quot;)">
            <text:p/>
          </table:table-cell>
          <table:table-cell table:formula="of:=IF([performanceLog.$A18]=1;[performanceLog.J18];&quot;&quot;)">
            <text:p/>
          </table:table-cell>
          <table:table-cell table:formula="of:=IF([performanceLog.$A18]=1;[performanceLog.K18];&quot;&quot;)">
            <text:p/>
          </table:table-cell>
          <table:table-cell table:formula="of:=IF([performanceLog.$A18]=1;[performanceLog.L18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9]=1;[performanceLog.B19];&quot;&quot;)">
            <text:p/>
          </table:table-cell>
          <table:table-cell table:formula="of:=IF([performanceLog.$A19]=1;[performanceLog.C19];&quot;&quot;)">
            <text:p/>
          </table:table-cell>
          <table:table-cell table:formula="of:=IF([performanceLog.$A19]=1;[performanceLog.D19];&quot;&quot;)">
            <text:p/>
          </table:table-cell>
          <table:table-cell table:formula="of:=IF([performanceLog.$A19]=1;[performanceLog.E19];&quot;&quot;)">
            <text:p/>
          </table:table-cell>
          <table:table-cell table:formula="of:=IF([performanceLog.$A19]=1;[performanceLog.F19];&quot;&quot;)">
            <text:p/>
          </table:table-cell>
          <table:table-cell table:formula="of:=IF([performanceLog.$A19]=1;[performanceLog.G19];&quot;&quot;)">
            <text:p/>
          </table:table-cell>
          <table:table-cell table:formula="of:=IF([performanceLog.$A19]=1;[performanceLog.H19];&quot;&quot;)">
            <text:p/>
          </table:table-cell>
          <table:table-cell table:formula="of:=IF([performanceLog.$A19]=1;[performanceLog.I19];&quot;&quot;)">
            <text:p/>
          </table:table-cell>
          <table:table-cell table:formula="of:=IF([performanceLog.$A19]=1;[performanceLog.J19];&quot;&quot;)">
            <text:p/>
          </table:table-cell>
          <table:table-cell table:formula="of:=IF([performanceLog.$A19]=1;[performanceLog.K19];&quot;&quot;)">
            <text:p/>
          </table:table-cell>
          <table:table-cell table:formula="of:=IF([performanceLog.$A19]=1;[performanceLog.L19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20]=1;[performanceLog.B20];&quot;&quot;)">
            <text:p/>
          </table:table-cell>
          <table:table-cell table:formula="of:=IF([performanceLog.$A20]=1;[performanceLog.C20];&quot;&quot;)">
            <text:p/>
          </table:table-cell>
          <table:table-cell table:formula="of:=IF([performanceLog.$A20]=1;[performanceLog.D20];&quot;&quot;)">
            <text:p/>
          </table:table-cell>
          <table:table-cell table:formula="of:=IF([performanceLog.$A20]=1;[performanceLog.E20];&quot;&quot;)">
            <text:p/>
          </table:table-cell>
          <table:table-cell table:formula="of:=IF([performanceLog.$A20]=1;[performanceLog.F20];&quot;&quot;)">
            <text:p/>
          </table:table-cell>
          <table:table-cell table:formula="of:=IF([performanceLog.$A20]=1;[performanceLog.G20];&quot;&quot;)">
            <text:p/>
          </table:table-cell>
          <table:table-cell table:formula="of:=IF([performanceLog.$A20]=1;[performanceLog.H20];&quot;&quot;)">
            <text:p/>
          </table:table-cell>
          <table:table-cell table:formula="of:=IF([performanceLog.$A20]=1;[performanceLog.I20];&quot;&quot;)">
            <text:p/>
          </table:table-cell>
          <table:table-cell table:formula="of:=IF([performanceLog.$A20]=1;[performanceLog.J20];&quot;&quot;)">
            <text:p/>
          </table:table-cell>
          <table:table-cell table:formula="of:=IF([performanceLog.$A20]=1;[performanceLog.K20];&quot;&quot;)">
            <text:p/>
          </table:table-cell>
          <table:table-cell table:formula="of:=IF([performanceLog.$A20]=1;[performanceLog.L20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21]=1;[performanceLog.B21];&quot;&quot;)">
            <text:p/>
          </table:table-cell>
          <table:table-cell table:formula="of:=IF([performanceLog.$A21]=1;[performanceLog.C21];&quot;&quot;)">
            <text:p/>
          </table:table-cell>
          <table:table-cell table:formula="of:=IF([performanceLog.$A21]=1;[performanceLog.D21];&quot;&quot;)">
            <text:p/>
          </table:table-cell>
          <table:table-cell table:formula="of:=IF([performanceLog.$A21]=1;[performanceLog.E21];&quot;&quot;)">
            <text:p/>
          </table:table-cell>
          <table:table-cell table:formula="of:=IF([performanceLog.$A21]=1;[performanceLog.F21];&quot;&quot;)">
            <text:p/>
          </table:table-cell>
          <table:table-cell table:formula="of:=IF([performanceLog.$A21]=1;[performanceLog.G21];&quot;&quot;)">
            <text:p/>
          </table:table-cell>
          <table:table-cell table:formula="of:=IF([performanceLog.$A21]=1;[performanceLog.H21];&quot;&quot;)">
            <text:p/>
          </table:table-cell>
          <table:table-cell table:formula="of:=IF([performanceLog.$A21]=1;[performanceLog.I21];&quot;&quot;)">
            <text:p/>
          </table:table-cell>
          <table:table-cell table:formula="of:=IF([performanceLog.$A21]=1;[performanceLog.J21];&quot;&quot;)">
            <text:p/>
          </table:table-cell>
          <table:table-cell table:formula="of:=IF([performanceLog.$A21]=1;[performanceLog.K21];&quot;&quot;)">
            <text:p/>
          </table:table-cell>
          <table:table-cell table:formula="of:=IF([performanceLog.$A21]=1;[performanceLog.L21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22]=1;[performanceLog.B22];&quot;&quot;)">
            <text:p/>
          </table:table-cell>
          <table:table-cell table:formula="of:=IF([performanceLog.$A22]=1;[performanceLog.C22];&quot;&quot;)">
            <text:p/>
          </table:table-cell>
          <table:table-cell table:formula="of:=IF([performanceLog.$A22]=1;[performanceLog.D22];&quot;&quot;)">
            <text:p/>
          </table:table-cell>
          <table:table-cell table:formula="of:=IF([performanceLog.$A22]=1;[performanceLog.E22];&quot;&quot;)">
            <text:p/>
          </table:table-cell>
          <table:table-cell table:formula="of:=IF([performanceLog.$A22]=1;[performanceLog.F22];&quot;&quot;)">
            <text:p/>
          </table:table-cell>
          <table:table-cell table:formula="of:=IF([performanceLog.$A22]=1;[performanceLog.G22];&quot;&quot;)">
            <text:p/>
          </table:table-cell>
          <table:table-cell table:formula="of:=IF([performanceLog.$A22]=1;[performanceLog.H22];&quot;&quot;)">
            <text:p/>
          </table:table-cell>
          <table:table-cell table:formula="of:=IF([performanceLog.$A22]=1;[performanceLog.I22];&quot;&quot;)">
            <text:p/>
          </table:table-cell>
          <table:table-cell table:formula="of:=IF([performanceLog.$A22]=1;[performanceLog.J22];&quot;&quot;)">
            <text:p/>
          </table:table-cell>
          <table:table-cell table:formula="of:=IF([performanceLog.$A22]=1;[performanceLog.K22];&quot;&quot;)">
            <text:p/>
          </table:table-cell>
          <table:table-cell table:formula="of:=IF([performanceLog.$A22]=1;[performanceLog.L22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23]=1;[performanceLog.B23];&quot;&quot;)">
            <text:p/>
          </table:table-cell>
          <table:table-cell table:formula="of:=IF([performanceLog.$A23]=1;[performanceLog.C23];&quot;&quot;)">
            <text:p/>
          </table:table-cell>
          <table:table-cell table:formula="of:=IF([performanceLog.$A23]=1;[performanceLog.D23];&quot;&quot;)">
            <text:p/>
          </table:table-cell>
          <table:table-cell table:formula="of:=IF([performanceLog.$A23]=1;[performanceLog.E23];&quot;&quot;)">
            <text:p/>
          </table:table-cell>
          <table:table-cell table:formula="of:=IF([performanceLog.$A23]=1;[performanceLog.F23];&quot;&quot;)">
            <text:p/>
          </table:table-cell>
          <table:table-cell table:formula="of:=IF([performanceLog.$A23]=1;[performanceLog.G23];&quot;&quot;)">
            <text:p/>
          </table:table-cell>
          <table:table-cell table:formula="of:=IF([performanceLog.$A23]=1;[performanceLog.H23];&quot;&quot;)">
            <text:p/>
          </table:table-cell>
          <table:table-cell table:formula="of:=IF([performanceLog.$A23]=1;[performanceLog.I23];&quot;&quot;)">
            <text:p/>
          </table:table-cell>
          <table:table-cell table:formula="of:=IF([performanceLog.$A23]=1;[performanceLog.J23];&quot;&quot;)">
            <text:p/>
          </table:table-cell>
          <table:table-cell table:formula="of:=IF([performanceLog.$A23]=1;[performanceLog.K23];&quot;&quot;)">
            <text:p/>
          </table:table-cell>
          <table:table-cell table:formula="of:=IF([performanceLog.$A23]=1;[performanceLog.L23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24]=1;[performanceLog.B24];&quot;&quot;)">
            <text:p/>
          </table:table-cell>
          <table:table-cell table:formula="of:=IF([performanceLog.$A24]=1;[performanceLog.C24];&quot;&quot;)">
            <text:p/>
          </table:table-cell>
          <table:table-cell table:formula="of:=IF([performanceLog.$A24]=1;[performanceLog.D24];&quot;&quot;)">
            <text:p/>
          </table:table-cell>
          <table:table-cell table:formula="of:=IF([performanceLog.$A24]=1;[performanceLog.E24];&quot;&quot;)">
            <text:p/>
          </table:table-cell>
          <table:table-cell table:formula="of:=IF([performanceLog.$A24]=1;[performanceLog.F24];&quot;&quot;)">
            <text:p/>
          </table:table-cell>
          <table:table-cell table:formula="of:=IF([performanceLog.$A24]=1;[performanceLog.G24];&quot;&quot;)">
            <text:p/>
          </table:table-cell>
          <table:table-cell table:formula="of:=IF([performanceLog.$A24]=1;[performanceLog.H24];&quot;&quot;)">
            <text:p/>
          </table:table-cell>
          <table:table-cell table:formula="of:=IF([performanceLog.$A24]=1;[performanceLog.I24];&quot;&quot;)">
            <text:p/>
          </table:table-cell>
          <table:table-cell table:formula="of:=IF([performanceLog.$A24]=1;[performanceLog.J24];&quot;&quot;)">
            <text:p/>
          </table:table-cell>
          <table:table-cell table:formula="of:=IF([performanceLog.$A24]=1;[performanceLog.K24];&quot;&quot;)">
            <text:p/>
          </table:table-cell>
          <table:table-cell table:formula="of:=IF([performanceLog.$A24]=1;[performanceLog.L24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25]=1;[performanceLog.B25];&quot;&quot;)">
            <text:p/>
          </table:table-cell>
          <table:table-cell table:formula="of:=IF([performanceLog.$A25]=1;[performanceLog.C25];&quot;&quot;)">
            <text:p/>
          </table:table-cell>
          <table:table-cell table:formula="of:=IF([performanceLog.$A25]=1;[performanceLog.D25];&quot;&quot;)">
            <text:p/>
          </table:table-cell>
          <table:table-cell table:formula="of:=IF([performanceLog.$A25]=1;[performanceLog.E25];&quot;&quot;)">
            <text:p/>
          </table:table-cell>
          <table:table-cell table:formula="of:=IF([performanceLog.$A25]=1;[performanceLog.F25];&quot;&quot;)">
            <text:p/>
          </table:table-cell>
          <table:table-cell table:formula="of:=IF([performanceLog.$A25]=1;[performanceLog.G25];&quot;&quot;)">
            <text:p/>
          </table:table-cell>
          <table:table-cell table:formula="of:=IF([performanceLog.$A25]=1;[performanceLog.H25];&quot;&quot;)">
            <text:p/>
          </table:table-cell>
          <table:table-cell table:formula="of:=IF([performanceLog.$A25]=1;[performanceLog.I25];&quot;&quot;)">
            <text:p/>
          </table:table-cell>
          <table:table-cell table:formula="of:=IF([performanceLog.$A25]=1;[performanceLog.J25];&quot;&quot;)">
            <text:p/>
          </table:table-cell>
          <table:table-cell table:formula="of:=IF([performanceLog.$A25]=1;[performanceLog.K25];&quot;&quot;)">
            <text:p/>
          </table:table-cell>
          <table:table-cell table:formula="of:=IF([performanceLog.$A25]=1;[performanceLog.L25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26]=1;[performanceLog.B26];&quot;&quot;)">
            <text:p/>
          </table:table-cell>
          <table:table-cell table:formula="of:=IF([performanceLog.$A26]=1;[performanceLog.C26];&quot;&quot;)">
            <text:p/>
          </table:table-cell>
          <table:table-cell table:formula="of:=IF([performanceLog.$A26]=1;[performanceLog.D26];&quot;&quot;)">
            <text:p/>
          </table:table-cell>
          <table:table-cell table:formula="of:=IF([performanceLog.$A26]=1;[performanceLog.E26];&quot;&quot;)">
            <text:p/>
          </table:table-cell>
          <table:table-cell table:formula="of:=IF([performanceLog.$A26]=1;[performanceLog.F26];&quot;&quot;)">
            <text:p/>
          </table:table-cell>
          <table:table-cell table:formula="of:=IF([performanceLog.$A26]=1;[performanceLog.G26];&quot;&quot;)">
            <text:p/>
          </table:table-cell>
          <table:table-cell table:formula="of:=IF([performanceLog.$A26]=1;[performanceLog.H26];&quot;&quot;)">
            <text:p/>
          </table:table-cell>
          <table:table-cell table:formula="of:=IF([performanceLog.$A26]=1;[performanceLog.I26];&quot;&quot;)">
            <text:p/>
          </table:table-cell>
          <table:table-cell table:formula="of:=IF([performanceLog.$A26]=1;[performanceLog.J26];&quot;&quot;)">
            <text:p/>
          </table:table-cell>
          <table:table-cell table:formula="of:=IF([performanceLog.$A26]=1;[performanceLog.K26];&quot;&quot;)">
            <text:p/>
          </table:table-cell>
          <table:table-cell table:formula="of:=IF([performanceLog.$A26]=1;[performanceLog.L26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27]=1;[performanceLog.B27];&quot;&quot;)">
            <text:p/>
          </table:table-cell>
          <table:table-cell table:formula="of:=IF([performanceLog.$A27]=1;[performanceLog.C27];&quot;&quot;)">
            <text:p/>
          </table:table-cell>
          <table:table-cell table:formula="of:=IF([performanceLog.$A27]=1;[performanceLog.D27];&quot;&quot;)">
            <text:p/>
          </table:table-cell>
          <table:table-cell table:formula="of:=IF([performanceLog.$A27]=1;[performanceLog.E27];&quot;&quot;)">
            <text:p/>
          </table:table-cell>
          <table:table-cell table:formula="of:=IF([performanceLog.$A27]=1;[performanceLog.F27];&quot;&quot;)">
            <text:p/>
          </table:table-cell>
          <table:table-cell table:formula="of:=IF([performanceLog.$A27]=1;[performanceLog.G27];&quot;&quot;)">
            <text:p/>
          </table:table-cell>
          <table:table-cell table:formula="of:=IF([performanceLog.$A27]=1;[performanceLog.H27];&quot;&quot;)">
            <text:p/>
          </table:table-cell>
          <table:table-cell table:formula="of:=IF([performanceLog.$A27]=1;[performanceLog.I27];&quot;&quot;)">
            <text:p/>
          </table:table-cell>
          <table:table-cell table:formula="of:=IF([performanceLog.$A27]=1;[performanceLog.J27];&quot;&quot;)">
            <text:p/>
          </table:table-cell>
          <table:table-cell table:formula="of:=IF([performanceLog.$A27]=1;[performanceLog.K27];&quot;&quot;)">
            <text:p/>
          </table:table-cell>
          <table:table-cell table:formula="of:=IF([performanceLog.$A27]=1;[performanceLog.L27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28]=1;[performanceLog.B28];&quot;&quot;)">
            <text:p/>
          </table:table-cell>
          <table:table-cell table:formula="of:=IF([performanceLog.$A28]=1;[performanceLog.C28];&quot;&quot;)">
            <text:p/>
          </table:table-cell>
          <table:table-cell table:formula="of:=IF([performanceLog.$A28]=1;[performanceLog.D28];&quot;&quot;)">
            <text:p/>
          </table:table-cell>
          <table:table-cell table:formula="of:=IF([performanceLog.$A28]=1;[performanceLog.E28];&quot;&quot;)">
            <text:p/>
          </table:table-cell>
          <table:table-cell table:formula="of:=IF([performanceLog.$A28]=1;[performanceLog.F28];&quot;&quot;)">
            <text:p/>
          </table:table-cell>
          <table:table-cell table:formula="of:=IF([performanceLog.$A28]=1;[performanceLog.G28];&quot;&quot;)">
            <text:p/>
          </table:table-cell>
          <table:table-cell table:formula="of:=IF([performanceLog.$A28]=1;[performanceLog.H28];&quot;&quot;)">
            <text:p/>
          </table:table-cell>
          <table:table-cell table:formula="of:=IF([performanceLog.$A28]=1;[performanceLog.I28];&quot;&quot;)">
            <text:p/>
          </table:table-cell>
          <table:table-cell table:formula="of:=IF([performanceLog.$A28]=1;[performanceLog.J28];&quot;&quot;)">
            <text:p/>
          </table:table-cell>
          <table:table-cell table:formula="of:=IF([performanceLog.$A28]=1;[performanceLog.K28];&quot;&quot;)">
            <text:p/>
          </table:table-cell>
          <table:table-cell table:formula="of:=IF([performanceLog.$A28]=1;[performanceLog.L28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29]=1;[performanceLog.B29];&quot;&quot;)">
            <text:p/>
          </table:table-cell>
          <table:table-cell table:formula="of:=IF([performanceLog.$A29]=1;[performanceLog.C29];&quot;&quot;)">
            <text:p/>
          </table:table-cell>
          <table:table-cell table:formula="of:=IF([performanceLog.$A29]=1;[performanceLog.D29];&quot;&quot;)">
            <text:p/>
          </table:table-cell>
          <table:table-cell table:formula="of:=IF([performanceLog.$A29]=1;[performanceLog.E29];&quot;&quot;)">
            <text:p/>
          </table:table-cell>
          <table:table-cell table:formula="of:=IF([performanceLog.$A29]=1;[performanceLog.F29];&quot;&quot;)">
            <text:p/>
          </table:table-cell>
          <table:table-cell table:formula="of:=IF([performanceLog.$A29]=1;[performanceLog.G29];&quot;&quot;)">
            <text:p/>
          </table:table-cell>
          <table:table-cell table:formula="of:=IF([performanceLog.$A29]=1;[performanceLog.H29];&quot;&quot;)">
            <text:p/>
          </table:table-cell>
          <table:table-cell table:formula="of:=IF([performanceLog.$A29]=1;[performanceLog.I29];&quot;&quot;)">
            <text:p/>
          </table:table-cell>
          <table:table-cell table:formula="of:=IF([performanceLog.$A29]=1;[performanceLog.J29];&quot;&quot;)">
            <text:p/>
          </table:table-cell>
          <table:table-cell table:formula="of:=IF([performanceLog.$A29]=1;[performanceLog.K29];&quot;&quot;)">
            <text:p/>
          </table:table-cell>
          <table:table-cell table:formula="of:=IF([performanceLog.$A29]=1;[performanceLog.L29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30]=1;[performanceLog.B30];&quot;&quot;)">
            <text:p/>
          </table:table-cell>
          <table:table-cell table:formula="of:=IF([performanceLog.$A30]=1;[performanceLog.C30];&quot;&quot;)">
            <text:p/>
          </table:table-cell>
          <table:table-cell table:formula="of:=IF([performanceLog.$A30]=1;[performanceLog.D30];&quot;&quot;)">
            <text:p/>
          </table:table-cell>
          <table:table-cell table:formula="of:=IF([performanceLog.$A30]=1;[performanceLog.E30];&quot;&quot;)">
            <text:p/>
          </table:table-cell>
          <table:table-cell table:formula="of:=IF([performanceLog.$A30]=1;[performanceLog.F30];&quot;&quot;)">
            <text:p/>
          </table:table-cell>
          <table:table-cell table:formula="of:=IF([performanceLog.$A30]=1;[performanceLog.G30];&quot;&quot;)">
            <text:p/>
          </table:table-cell>
          <table:table-cell table:formula="of:=IF([performanceLog.$A30]=1;[performanceLog.H30];&quot;&quot;)">
            <text:p/>
          </table:table-cell>
          <table:table-cell table:formula="of:=IF([performanceLog.$A30]=1;[performanceLog.I30];&quot;&quot;)">
            <text:p/>
          </table:table-cell>
          <table:table-cell table:formula="of:=IF([performanceLog.$A30]=1;[performanceLog.J30];&quot;&quot;)">
            <text:p/>
          </table:table-cell>
          <table:table-cell table:formula="of:=IF([performanceLog.$A30]=1;[performanceLog.K30];&quot;&quot;)">
            <text:p/>
          </table:table-cell>
          <table:table-cell table:formula="of:=IF([performanceLog.$A30]=1;[performanceLog.L30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31]=1;[performanceLog.B31];&quot;&quot;)">
            <text:p/>
          </table:table-cell>
          <table:table-cell table:formula="of:=IF([performanceLog.$A31]=1;[performanceLog.C31];&quot;&quot;)">
            <text:p/>
          </table:table-cell>
          <table:table-cell table:formula="of:=IF([performanceLog.$A31]=1;[performanceLog.D31];&quot;&quot;)">
            <text:p/>
          </table:table-cell>
          <table:table-cell table:formula="of:=IF([performanceLog.$A31]=1;[performanceLog.E31];&quot;&quot;)">
            <text:p/>
          </table:table-cell>
          <table:table-cell table:formula="of:=IF([performanceLog.$A31]=1;[performanceLog.F31];&quot;&quot;)">
            <text:p/>
          </table:table-cell>
          <table:table-cell table:formula="of:=IF([performanceLog.$A31]=1;[performanceLog.G31];&quot;&quot;)">
            <text:p/>
          </table:table-cell>
          <table:table-cell table:formula="of:=IF([performanceLog.$A31]=1;[performanceLog.H31];&quot;&quot;)">
            <text:p/>
          </table:table-cell>
          <table:table-cell table:formula="of:=IF([performanceLog.$A31]=1;[performanceLog.I31];&quot;&quot;)">
            <text:p/>
          </table:table-cell>
          <table:table-cell table:formula="of:=IF([performanceLog.$A31]=1;[performanceLog.J31];&quot;&quot;)">
            <text:p/>
          </table:table-cell>
          <table:table-cell table:formula="of:=IF([performanceLog.$A31]=1;[performanceLog.K31];&quot;&quot;)">
            <text:p/>
          </table:table-cell>
          <table:table-cell table:formula="of:=IF([performanceLog.$A31]=1;[performanceLog.L31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32]=1;[performanceLog.B32];&quot;&quot;)">
            <text:p/>
          </table:table-cell>
          <table:table-cell table:formula="of:=IF([performanceLog.$A32]=1;[performanceLog.C32];&quot;&quot;)">
            <text:p/>
          </table:table-cell>
          <table:table-cell table:formula="of:=IF([performanceLog.$A32]=1;[performanceLog.D32];&quot;&quot;)">
            <text:p/>
          </table:table-cell>
          <table:table-cell table:formula="of:=IF([performanceLog.$A32]=1;[performanceLog.E32];&quot;&quot;)">
            <text:p/>
          </table:table-cell>
          <table:table-cell table:formula="of:=IF([performanceLog.$A32]=1;[performanceLog.F32];&quot;&quot;)">
            <text:p/>
          </table:table-cell>
          <table:table-cell table:formula="of:=IF([performanceLog.$A32]=1;[performanceLog.G32];&quot;&quot;)">
            <text:p/>
          </table:table-cell>
          <table:table-cell table:formula="of:=IF([performanceLog.$A32]=1;[performanceLog.H32];&quot;&quot;)">
            <text:p/>
          </table:table-cell>
          <table:table-cell table:formula="of:=IF([performanceLog.$A32]=1;[performanceLog.I32];&quot;&quot;)">
            <text:p/>
          </table:table-cell>
          <table:table-cell table:formula="of:=IF([performanceLog.$A32]=1;[performanceLog.J32];&quot;&quot;)">
            <text:p/>
          </table:table-cell>
          <table:table-cell table:formula="of:=IF([performanceLog.$A32]=1;[performanceLog.K32];&quot;&quot;)">
            <text:p/>
          </table:table-cell>
          <table:table-cell table:formula="of:=IF([performanceLog.$A32]=1;[performanceLog.L32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33]=1;[performanceLog.B33];&quot;&quot;)">
            <text:p/>
          </table:table-cell>
          <table:table-cell table:formula="of:=IF([performanceLog.$A33]=1;[performanceLog.C33];&quot;&quot;)">
            <text:p/>
          </table:table-cell>
          <table:table-cell table:formula="of:=IF([performanceLog.$A33]=1;[performanceLog.D33];&quot;&quot;)">
            <text:p/>
          </table:table-cell>
          <table:table-cell table:formula="of:=IF([performanceLog.$A33]=1;[performanceLog.E33];&quot;&quot;)">
            <text:p/>
          </table:table-cell>
          <table:table-cell table:formula="of:=IF([performanceLog.$A33]=1;[performanceLog.F33];&quot;&quot;)">
            <text:p/>
          </table:table-cell>
          <table:table-cell table:formula="of:=IF([performanceLog.$A33]=1;[performanceLog.G33];&quot;&quot;)">
            <text:p/>
          </table:table-cell>
          <table:table-cell table:formula="of:=IF([performanceLog.$A33]=1;[performanceLog.H33];&quot;&quot;)">
            <text:p/>
          </table:table-cell>
          <table:table-cell table:formula="of:=IF([performanceLog.$A33]=1;[performanceLog.I33];&quot;&quot;)">
            <text:p/>
          </table:table-cell>
          <table:table-cell table:formula="of:=IF([performanceLog.$A33]=1;[performanceLog.J33];&quot;&quot;)">
            <text:p/>
          </table:table-cell>
          <table:table-cell table:formula="of:=IF([performanceLog.$A33]=1;[performanceLog.K33];&quot;&quot;)">
            <text:p/>
          </table:table-cell>
          <table:table-cell table:formula="of:=IF([performanceLog.$A33]=1;[performanceLog.L33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34]=1;[performanceLog.B34];&quot;&quot;)">
            <text:p/>
          </table:table-cell>
          <table:table-cell table:formula="of:=IF([performanceLog.$A34]=1;[performanceLog.C34];&quot;&quot;)">
            <text:p/>
          </table:table-cell>
          <table:table-cell table:formula="of:=IF([performanceLog.$A34]=1;[performanceLog.D34];&quot;&quot;)">
            <text:p/>
          </table:table-cell>
          <table:table-cell table:formula="of:=IF([performanceLog.$A34]=1;[performanceLog.E34];&quot;&quot;)">
            <text:p/>
          </table:table-cell>
          <table:table-cell table:formula="of:=IF([performanceLog.$A34]=1;[performanceLog.F34];&quot;&quot;)">
            <text:p/>
          </table:table-cell>
          <table:table-cell table:formula="of:=IF([performanceLog.$A34]=1;[performanceLog.G34];&quot;&quot;)">
            <text:p/>
          </table:table-cell>
          <table:table-cell table:formula="of:=IF([performanceLog.$A34]=1;[performanceLog.H34];&quot;&quot;)">
            <text:p/>
          </table:table-cell>
          <table:table-cell table:formula="of:=IF([performanceLog.$A34]=1;[performanceLog.I34];&quot;&quot;)">
            <text:p/>
          </table:table-cell>
          <table:table-cell table:formula="of:=IF([performanceLog.$A34]=1;[performanceLog.J34];&quot;&quot;)">
            <text:p/>
          </table:table-cell>
          <table:table-cell table:formula="of:=IF([performanceLog.$A34]=1;[performanceLog.K34];&quot;&quot;)">
            <text:p/>
          </table:table-cell>
          <table:table-cell table:formula="of:=IF([performanceLog.$A34]=1;[performanceLog.L34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35]=1;[performanceLog.B35];&quot;&quot;)">
            <text:p/>
          </table:table-cell>
          <table:table-cell table:formula="of:=IF([performanceLog.$A35]=1;[performanceLog.C35];&quot;&quot;)">
            <text:p/>
          </table:table-cell>
          <table:table-cell table:formula="of:=IF([performanceLog.$A35]=1;[performanceLog.D35];&quot;&quot;)">
            <text:p/>
          </table:table-cell>
          <table:table-cell table:formula="of:=IF([performanceLog.$A35]=1;[performanceLog.E35];&quot;&quot;)">
            <text:p/>
          </table:table-cell>
          <table:table-cell table:formula="of:=IF([performanceLog.$A35]=1;[performanceLog.F35];&quot;&quot;)">
            <text:p/>
          </table:table-cell>
          <table:table-cell table:formula="of:=IF([performanceLog.$A35]=1;[performanceLog.G35];&quot;&quot;)">
            <text:p/>
          </table:table-cell>
          <table:table-cell table:formula="of:=IF([performanceLog.$A35]=1;[performanceLog.H35];&quot;&quot;)">
            <text:p/>
          </table:table-cell>
          <table:table-cell table:formula="of:=IF([performanceLog.$A35]=1;[performanceLog.I35];&quot;&quot;)">
            <text:p/>
          </table:table-cell>
          <table:table-cell table:formula="of:=IF([performanceLog.$A35]=1;[performanceLog.J35];&quot;&quot;)">
            <text:p/>
          </table:table-cell>
          <table:table-cell table:formula="of:=IF([performanceLog.$A35]=1;[performanceLog.K35];&quot;&quot;)">
            <text:p/>
          </table:table-cell>
          <table:table-cell table:formula="of:=IF([performanceLog.$A35]=1;[performanceLog.L35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36]=1;[performanceLog.B36];&quot;&quot;)">
            <text:p/>
          </table:table-cell>
          <table:table-cell table:formula="of:=IF([performanceLog.$A36]=1;[performanceLog.C36];&quot;&quot;)">
            <text:p/>
          </table:table-cell>
          <table:table-cell table:formula="of:=IF([performanceLog.$A36]=1;[performanceLog.D36];&quot;&quot;)">
            <text:p/>
          </table:table-cell>
          <table:table-cell table:formula="of:=IF([performanceLog.$A36]=1;[performanceLog.E36];&quot;&quot;)">
            <text:p/>
          </table:table-cell>
          <table:table-cell table:formula="of:=IF([performanceLog.$A36]=1;[performanceLog.F36];&quot;&quot;)">
            <text:p/>
          </table:table-cell>
          <table:table-cell table:formula="of:=IF([performanceLog.$A36]=1;[performanceLog.G36];&quot;&quot;)">
            <text:p/>
          </table:table-cell>
          <table:table-cell table:formula="of:=IF([performanceLog.$A36]=1;[performanceLog.H36];&quot;&quot;)">
            <text:p/>
          </table:table-cell>
          <table:table-cell table:formula="of:=IF([performanceLog.$A36]=1;[performanceLog.I36];&quot;&quot;)">
            <text:p/>
          </table:table-cell>
          <table:table-cell table:formula="of:=IF([performanceLog.$A36]=1;[performanceLog.J36];&quot;&quot;)">
            <text:p/>
          </table:table-cell>
          <table:table-cell table:formula="of:=IF([performanceLog.$A36]=1;[performanceLog.K36];&quot;&quot;)">
            <text:p/>
          </table:table-cell>
          <table:table-cell table:formula="of:=IF([performanceLog.$A36]=1;[performanceLog.L36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37]=1;[performanceLog.B37];&quot;&quot;)">
            <text:p/>
          </table:table-cell>
          <table:table-cell table:formula="of:=IF([performanceLog.$A37]=1;[performanceLog.C37];&quot;&quot;)">
            <text:p/>
          </table:table-cell>
          <table:table-cell table:formula="of:=IF([performanceLog.$A37]=1;[performanceLog.D37];&quot;&quot;)">
            <text:p/>
          </table:table-cell>
          <table:table-cell table:formula="of:=IF([performanceLog.$A37]=1;[performanceLog.E37];&quot;&quot;)">
            <text:p/>
          </table:table-cell>
          <table:table-cell table:formula="of:=IF([performanceLog.$A37]=1;[performanceLog.F37];&quot;&quot;)">
            <text:p/>
          </table:table-cell>
          <table:table-cell table:formula="of:=IF([performanceLog.$A37]=1;[performanceLog.G37];&quot;&quot;)">
            <text:p/>
          </table:table-cell>
          <table:table-cell table:formula="of:=IF([performanceLog.$A37]=1;[performanceLog.H37];&quot;&quot;)">
            <text:p/>
          </table:table-cell>
          <table:table-cell table:formula="of:=IF([performanceLog.$A37]=1;[performanceLog.I37];&quot;&quot;)">
            <text:p/>
          </table:table-cell>
          <table:table-cell table:formula="of:=IF([performanceLog.$A37]=1;[performanceLog.J37];&quot;&quot;)">
            <text:p/>
          </table:table-cell>
          <table:table-cell table:formula="of:=IF([performanceLog.$A37]=1;[performanceLog.K37];&quot;&quot;)">
            <text:p/>
          </table:table-cell>
          <table:table-cell table:formula="of:=IF([performanceLog.$A37]=1;[performanceLog.L37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38]=1;[performanceLog.B38];&quot;&quot;)">
            <text:p/>
          </table:table-cell>
          <table:table-cell table:formula="of:=IF([performanceLog.$A38]=1;[performanceLog.C38];&quot;&quot;)">
            <text:p/>
          </table:table-cell>
          <table:table-cell table:formula="of:=IF([performanceLog.$A38]=1;[performanceLog.D38];&quot;&quot;)">
            <text:p/>
          </table:table-cell>
          <table:table-cell table:formula="of:=IF([performanceLog.$A38]=1;[performanceLog.E38];&quot;&quot;)">
            <text:p/>
          </table:table-cell>
          <table:table-cell table:formula="of:=IF([performanceLog.$A38]=1;[performanceLog.F38];&quot;&quot;)">
            <text:p/>
          </table:table-cell>
          <table:table-cell table:formula="of:=IF([performanceLog.$A38]=1;[performanceLog.G38];&quot;&quot;)">
            <text:p/>
          </table:table-cell>
          <table:table-cell table:formula="of:=IF([performanceLog.$A38]=1;[performanceLog.H38];&quot;&quot;)">
            <text:p/>
          </table:table-cell>
          <table:table-cell table:formula="of:=IF([performanceLog.$A38]=1;[performanceLog.I38];&quot;&quot;)">
            <text:p/>
          </table:table-cell>
          <table:table-cell table:formula="of:=IF([performanceLog.$A38]=1;[performanceLog.J38];&quot;&quot;)">
            <text:p/>
          </table:table-cell>
          <table:table-cell table:formula="of:=IF([performanceLog.$A38]=1;[performanceLog.K38];&quot;&quot;)">
            <text:p/>
          </table:table-cell>
          <table:table-cell table:formula="of:=IF([performanceLog.$A38]=1;[performanceLog.L38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39]=1;[performanceLog.B39];&quot;&quot;)">
            <text:p/>
          </table:table-cell>
          <table:table-cell table:formula="of:=IF([performanceLog.$A39]=1;[performanceLog.C39];&quot;&quot;)">
            <text:p/>
          </table:table-cell>
          <table:table-cell table:formula="of:=IF([performanceLog.$A39]=1;[performanceLog.D39];&quot;&quot;)">
            <text:p/>
          </table:table-cell>
          <table:table-cell table:formula="of:=IF([performanceLog.$A39]=1;[performanceLog.E39];&quot;&quot;)">
            <text:p/>
          </table:table-cell>
          <table:table-cell table:formula="of:=IF([performanceLog.$A39]=1;[performanceLog.F39];&quot;&quot;)">
            <text:p/>
          </table:table-cell>
          <table:table-cell table:formula="of:=IF([performanceLog.$A39]=1;[performanceLog.G39];&quot;&quot;)">
            <text:p/>
          </table:table-cell>
          <table:table-cell table:formula="of:=IF([performanceLog.$A39]=1;[performanceLog.H39];&quot;&quot;)">
            <text:p/>
          </table:table-cell>
          <table:table-cell table:formula="of:=IF([performanceLog.$A39]=1;[performanceLog.I39];&quot;&quot;)">
            <text:p/>
          </table:table-cell>
          <table:table-cell table:formula="of:=IF([performanceLog.$A39]=1;[performanceLog.J39];&quot;&quot;)">
            <text:p/>
          </table:table-cell>
          <table:table-cell table:formula="of:=IF([performanceLog.$A39]=1;[performanceLog.K39];&quot;&quot;)">
            <text:p/>
          </table:table-cell>
          <table:table-cell table:formula="of:=IF([performanceLog.$A39]=1;[performanceLog.L39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40]=1;[performanceLog.B40];&quot;&quot;)">
            <text:p/>
          </table:table-cell>
          <table:table-cell table:formula="of:=IF([performanceLog.$A40]=1;[performanceLog.C40];&quot;&quot;)">
            <text:p/>
          </table:table-cell>
          <table:table-cell table:formula="of:=IF([performanceLog.$A40]=1;[performanceLog.D40];&quot;&quot;)">
            <text:p/>
          </table:table-cell>
          <table:table-cell table:formula="of:=IF([performanceLog.$A40]=1;[performanceLog.E40];&quot;&quot;)">
            <text:p/>
          </table:table-cell>
          <table:table-cell table:formula="of:=IF([performanceLog.$A40]=1;[performanceLog.F40];&quot;&quot;)">
            <text:p/>
          </table:table-cell>
          <table:table-cell table:formula="of:=IF([performanceLog.$A40]=1;[performanceLog.G40];&quot;&quot;)">
            <text:p/>
          </table:table-cell>
          <table:table-cell table:formula="of:=IF([performanceLog.$A40]=1;[performanceLog.H40];&quot;&quot;)">
            <text:p/>
          </table:table-cell>
          <table:table-cell table:formula="of:=IF([performanceLog.$A40]=1;[performanceLog.I40];&quot;&quot;)">
            <text:p/>
          </table:table-cell>
          <table:table-cell table:formula="of:=IF([performanceLog.$A40]=1;[performanceLog.J40];&quot;&quot;)">
            <text:p/>
          </table:table-cell>
          <table:table-cell table:formula="of:=IF([performanceLog.$A40]=1;[performanceLog.K40];&quot;&quot;)">
            <text:p/>
          </table:table-cell>
          <table:table-cell table:formula="of:=IF([performanceLog.$A40]=1;[performanceLog.L40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41]=1;[performanceLog.B41];&quot;&quot;)">
            <text:p/>
          </table:table-cell>
          <table:table-cell table:formula="of:=IF([performanceLog.$A41]=1;[performanceLog.C41];&quot;&quot;)">
            <text:p/>
          </table:table-cell>
          <table:table-cell table:formula="of:=IF([performanceLog.$A41]=1;[performanceLog.D41];&quot;&quot;)">
            <text:p/>
          </table:table-cell>
          <table:table-cell table:formula="of:=IF([performanceLog.$A41]=1;[performanceLog.E41];&quot;&quot;)">
            <text:p/>
          </table:table-cell>
          <table:table-cell table:formula="of:=IF([performanceLog.$A41]=1;[performanceLog.F41];&quot;&quot;)">
            <text:p/>
          </table:table-cell>
          <table:table-cell table:formula="of:=IF([performanceLog.$A41]=1;[performanceLog.G41];&quot;&quot;)">
            <text:p/>
          </table:table-cell>
          <table:table-cell table:formula="of:=IF([performanceLog.$A41]=1;[performanceLog.H41];&quot;&quot;)">
            <text:p/>
          </table:table-cell>
          <table:table-cell table:formula="of:=IF([performanceLog.$A41]=1;[performanceLog.I41];&quot;&quot;)">
            <text:p/>
          </table:table-cell>
          <table:table-cell table:formula="of:=IF([performanceLog.$A41]=1;[performanceLog.J41];&quot;&quot;)">
            <text:p/>
          </table:table-cell>
          <table:table-cell table:formula="of:=IF([performanceLog.$A41]=1;[performanceLog.K41];&quot;&quot;)">
            <text:p/>
          </table:table-cell>
          <table:table-cell table:formula="of:=IF([performanceLog.$A41]=1;[performanceLog.L41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42]=1;[performanceLog.B42];&quot;&quot;)">
            <text:p/>
          </table:table-cell>
          <table:table-cell table:formula="of:=IF([performanceLog.$A42]=1;[performanceLog.C42];&quot;&quot;)">
            <text:p/>
          </table:table-cell>
          <table:table-cell table:formula="of:=IF([performanceLog.$A42]=1;[performanceLog.D42];&quot;&quot;)">
            <text:p/>
          </table:table-cell>
          <table:table-cell table:formula="of:=IF([performanceLog.$A42]=1;[performanceLog.E42];&quot;&quot;)">
            <text:p/>
          </table:table-cell>
          <table:table-cell table:formula="of:=IF([performanceLog.$A42]=1;[performanceLog.F42];&quot;&quot;)">
            <text:p/>
          </table:table-cell>
          <table:table-cell table:formula="of:=IF([performanceLog.$A42]=1;[performanceLog.G42];&quot;&quot;)">
            <text:p/>
          </table:table-cell>
          <table:table-cell table:formula="of:=IF([performanceLog.$A42]=1;[performanceLog.H42];&quot;&quot;)">
            <text:p/>
          </table:table-cell>
          <table:table-cell table:formula="of:=IF([performanceLog.$A42]=1;[performanceLog.I42];&quot;&quot;)">
            <text:p/>
          </table:table-cell>
          <table:table-cell table:formula="of:=IF([performanceLog.$A42]=1;[performanceLog.J42];&quot;&quot;)">
            <text:p/>
          </table:table-cell>
          <table:table-cell table:formula="of:=IF([performanceLog.$A42]=1;[performanceLog.K42];&quot;&quot;)">
            <text:p/>
          </table:table-cell>
          <table:table-cell table:formula="of:=IF([performanceLog.$A42]=1;[performanceLog.L42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43]=1;[performanceLog.B43];&quot;&quot;)">
            <text:p/>
          </table:table-cell>
          <table:table-cell table:formula="of:=IF([performanceLog.$A43]=1;[performanceLog.C43];&quot;&quot;)">
            <text:p/>
          </table:table-cell>
          <table:table-cell table:formula="of:=IF([performanceLog.$A43]=1;[performanceLog.D43];&quot;&quot;)">
            <text:p/>
          </table:table-cell>
          <table:table-cell table:formula="of:=IF([performanceLog.$A43]=1;[performanceLog.E43];&quot;&quot;)">
            <text:p/>
          </table:table-cell>
          <table:table-cell table:formula="of:=IF([performanceLog.$A43]=1;[performanceLog.F43];&quot;&quot;)">
            <text:p/>
          </table:table-cell>
          <table:table-cell table:formula="of:=IF([performanceLog.$A43]=1;[performanceLog.G43];&quot;&quot;)">
            <text:p/>
          </table:table-cell>
          <table:table-cell table:formula="of:=IF([performanceLog.$A43]=1;[performanceLog.H43];&quot;&quot;)">
            <text:p/>
          </table:table-cell>
          <table:table-cell table:formula="of:=IF([performanceLog.$A43]=1;[performanceLog.I43];&quot;&quot;)">
            <text:p/>
          </table:table-cell>
          <table:table-cell table:formula="of:=IF([performanceLog.$A43]=1;[performanceLog.J43];&quot;&quot;)">
            <text:p/>
          </table:table-cell>
          <table:table-cell table:formula="of:=IF([performanceLog.$A43]=1;[performanceLog.K43];&quot;&quot;)">
            <text:p/>
          </table:table-cell>
          <table:table-cell table:formula="of:=IF([performanceLog.$A43]=1;[performanceLog.L43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44]=1;[performanceLog.B44];&quot;&quot;)">
            <text:p/>
          </table:table-cell>
          <table:table-cell table:formula="of:=IF([performanceLog.$A44]=1;[performanceLog.C44];&quot;&quot;)">
            <text:p/>
          </table:table-cell>
          <table:table-cell table:formula="of:=IF([performanceLog.$A44]=1;[performanceLog.D44];&quot;&quot;)">
            <text:p/>
          </table:table-cell>
          <table:table-cell table:formula="of:=IF([performanceLog.$A44]=1;[performanceLog.E44];&quot;&quot;)">
            <text:p/>
          </table:table-cell>
          <table:table-cell table:formula="of:=IF([performanceLog.$A44]=1;[performanceLog.F44];&quot;&quot;)">
            <text:p/>
          </table:table-cell>
          <table:table-cell table:formula="of:=IF([performanceLog.$A44]=1;[performanceLog.G44];&quot;&quot;)">
            <text:p/>
          </table:table-cell>
          <table:table-cell table:formula="of:=IF([performanceLog.$A44]=1;[performanceLog.H44];&quot;&quot;)">
            <text:p/>
          </table:table-cell>
          <table:table-cell table:formula="of:=IF([performanceLog.$A44]=1;[performanceLog.I44];&quot;&quot;)">
            <text:p/>
          </table:table-cell>
          <table:table-cell table:formula="of:=IF([performanceLog.$A44]=1;[performanceLog.J44];&quot;&quot;)">
            <text:p/>
          </table:table-cell>
          <table:table-cell table:formula="of:=IF([performanceLog.$A44]=1;[performanceLog.K44];&quot;&quot;)">
            <text:p/>
          </table:table-cell>
          <table:table-cell table:formula="of:=IF([performanceLog.$A44]=1;[performanceLog.L44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45]=1;[performanceLog.B45];&quot;&quot;)">
            <text:p/>
          </table:table-cell>
          <table:table-cell table:formula="of:=IF([performanceLog.$A45]=1;[performanceLog.C45];&quot;&quot;)">
            <text:p/>
          </table:table-cell>
          <table:table-cell table:formula="of:=IF([performanceLog.$A45]=1;[performanceLog.D45];&quot;&quot;)">
            <text:p/>
          </table:table-cell>
          <table:table-cell table:formula="of:=IF([performanceLog.$A45]=1;[performanceLog.E45];&quot;&quot;)">
            <text:p/>
          </table:table-cell>
          <table:table-cell table:formula="of:=IF([performanceLog.$A45]=1;[performanceLog.F45];&quot;&quot;)">
            <text:p/>
          </table:table-cell>
          <table:table-cell table:formula="of:=IF([performanceLog.$A45]=1;[performanceLog.G45];&quot;&quot;)">
            <text:p/>
          </table:table-cell>
          <table:table-cell table:formula="of:=IF([performanceLog.$A45]=1;[performanceLog.H45];&quot;&quot;)">
            <text:p/>
          </table:table-cell>
          <table:table-cell table:formula="of:=IF([performanceLog.$A45]=1;[performanceLog.I45];&quot;&quot;)">
            <text:p/>
          </table:table-cell>
          <table:table-cell table:formula="of:=IF([performanceLog.$A45]=1;[performanceLog.J45];&quot;&quot;)">
            <text:p/>
          </table:table-cell>
          <table:table-cell table:formula="of:=IF([performanceLog.$A45]=1;[performanceLog.K45];&quot;&quot;)">
            <text:p/>
          </table:table-cell>
          <table:table-cell table:formula="of:=IF([performanceLog.$A45]=1;[performanceLog.L45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46]=1;[performanceLog.B46];&quot;&quot;)">
            <text:p/>
          </table:table-cell>
          <table:table-cell table:formula="of:=IF([performanceLog.$A46]=1;[performanceLog.C46];&quot;&quot;)">
            <text:p/>
          </table:table-cell>
          <table:table-cell table:formula="of:=IF([performanceLog.$A46]=1;[performanceLog.D46];&quot;&quot;)">
            <text:p/>
          </table:table-cell>
          <table:table-cell table:formula="of:=IF([performanceLog.$A46]=1;[performanceLog.E46];&quot;&quot;)">
            <text:p/>
          </table:table-cell>
          <table:table-cell table:formula="of:=IF([performanceLog.$A46]=1;[performanceLog.F46];&quot;&quot;)">
            <text:p/>
          </table:table-cell>
          <table:table-cell table:formula="of:=IF([performanceLog.$A46]=1;[performanceLog.G46];&quot;&quot;)">
            <text:p/>
          </table:table-cell>
          <table:table-cell table:formula="of:=IF([performanceLog.$A46]=1;[performanceLog.H46];&quot;&quot;)">
            <text:p/>
          </table:table-cell>
          <table:table-cell table:formula="of:=IF([performanceLog.$A46]=1;[performanceLog.I46];&quot;&quot;)">
            <text:p/>
          </table:table-cell>
          <table:table-cell table:formula="of:=IF([performanceLog.$A46]=1;[performanceLog.J46];&quot;&quot;)">
            <text:p/>
          </table:table-cell>
          <table:table-cell table:formula="of:=IF([performanceLog.$A46]=1;[performanceLog.K46];&quot;&quot;)">
            <text:p/>
          </table:table-cell>
          <table:table-cell table:formula="of:=IF([performanceLog.$A46]=1;[performanceLog.L46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47]=1;[performanceLog.B47];&quot;&quot;)">
            <text:p/>
          </table:table-cell>
          <table:table-cell table:formula="of:=IF([performanceLog.$A47]=1;[performanceLog.C47];&quot;&quot;)">
            <text:p/>
          </table:table-cell>
          <table:table-cell table:formula="of:=IF([performanceLog.$A47]=1;[performanceLog.D47];&quot;&quot;)">
            <text:p/>
          </table:table-cell>
          <table:table-cell table:formula="of:=IF([performanceLog.$A47]=1;[performanceLog.E47];&quot;&quot;)">
            <text:p/>
          </table:table-cell>
          <table:table-cell table:formula="of:=IF([performanceLog.$A47]=1;[performanceLog.F47];&quot;&quot;)">
            <text:p/>
          </table:table-cell>
          <table:table-cell table:formula="of:=IF([performanceLog.$A47]=1;[performanceLog.G47];&quot;&quot;)">
            <text:p/>
          </table:table-cell>
          <table:table-cell table:formula="of:=IF([performanceLog.$A47]=1;[performanceLog.H47];&quot;&quot;)">
            <text:p/>
          </table:table-cell>
          <table:table-cell table:formula="of:=IF([performanceLog.$A47]=1;[performanceLog.I47];&quot;&quot;)">
            <text:p/>
          </table:table-cell>
          <table:table-cell table:formula="of:=IF([performanceLog.$A47]=1;[performanceLog.J47];&quot;&quot;)">
            <text:p/>
          </table:table-cell>
          <table:table-cell table:formula="of:=IF([performanceLog.$A47]=1;[performanceLog.K47];&quot;&quot;)">
            <text:p/>
          </table:table-cell>
          <table:table-cell table:formula="of:=IF([performanceLog.$A47]=1;[performanceLog.L47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48]=1;[performanceLog.B48];&quot;&quot;)">
            <text:p/>
          </table:table-cell>
          <table:table-cell table:formula="of:=IF([performanceLog.$A48]=1;[performanceLog.C48];&quot;&quot;)">
            <text:p/>
          </table:table-cell>
          <table:table-cell table:formula="of:=IF([performanceLog.$A48]=1;[performanceLog.D48];&quot;&quot;)">
            <text:p/>
          </table:table-cell>
          <table:table-cell table:formula="of:=IF([performanceLog.$A48]=1;[performanceLog.E48];&quot;&quot;)">
            <text:p/>
          </table:table-cell>
          <table:table-cell table:formula="of:=IF([performanceLog.$A48]=1;[performanceLog.F48];&quot;&quot;)">
            <text:p/>
          </table:table-cell>
          <table:table-cell table:formula="of:=IF([performanceLog.$A48]=1;[performanceLog.G48];&quot;&quot;)">
            <text:p/>
          </table:table-cell>
          <table:table-cell table:formula="of:=IF([performanceLog.$A48]=1;[performanceLog.H48];&quot;&quot;)">
            <text:p/>
          </table:table-cell>
          <table:table-cell table:formula="of:=IF([performanceLog.$A48]=1;[performanceLog.I48];&quot;&quot;)">
            <text:p/>
          </table:table-cell>
          <table:table-cell table:formula="of:=IF([performanceLog.$A48]=1;[performanceLog.J48];&quot;&quot;)">
            <text:p/>
          </table:table-cell>
          <table:table-cell table:formula="of:=IF([performanceLog.$A48]=1;[performanceLog.K48];&quot;&quot;)">
            <text:p/>
          </table:table-cell>
          <table:table-cell table:formula="of:=IF([performanceLog.$A48]=1;[performanceLog.L48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49]=1;[performanceLog.B49];&quot;&quot;)">
            <text:p/>
          </table:table-cell>
          <table:table-cell table:formula="of:=IF([performanceLog.$A49]=1;[performanceLog.C49];&quot;&quot;)">
            <text:p/>
          </table:table-cell>
          <table:table-cell table:formula="of:=IF([performanceLog.$A49]=1;[performanceLog.D49];&quot;&quot;)">
            <text:p/>
          </table:table-cell>
          <table:table-cell table:formula="of:=IF([performanceLog.$A49]=1;[performanceLog.E49];&quot;&quot;)">
            <text:p/>
          </table:table-cell>
          <table:table-cell table:formula="of:=IF([performanceLog.$A49]=1;[performanceLog.F49];&quot;&quot;)">
            <text:p/>
          </table:table-cell>
          <table:table-cell table:formula="of:=IF([performanceLog.$A49]=1;[performanceLog.G49];&quot;&quot;)">
            <text:p/>
          </table:table-cell>
          <table:table-cell table:formula="of:=IF([performanceLog.$A49]=1;[performanceLog.H49];&quot;&quot;)">
            <text:p/>
          </table:table-cell>
          <table:table-cell table:formula="of:=IF([performanceLog.$A49]=1;[performanceLog.I49];&quot;&quot;)">
            <text:p/>
          </table:table-cell>
          <table:table-cell table:formula="of:=IF([performanceLog.$A49]=1;[performanceLog.J49];&quot;&quot;)">
            <text:p/>
          </table:table-cell>
          <table:table-cell table:formula="of:=IF([performanceLog.$A49]=1;[performanceLog.K49];&quot;&quot;)">
            <text:p/>
          </table:table-cell>
          <table:table-cell table:formula="of:=IF([performanceLog.$A49]=1;[performanceLog.L49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50]=1;[performanceLog.B50];&quot;&quot;)">
            <text:p/>
          </table:table-cell>
          <table:table-cell table:formula="of:=IF([performanceLog.$A50]=1;[performanceLog.C50];&quot;&quot;)">
            <text:p/>
          </table:table-cell>
          <table:table-cell table:formula="of:=IF([performanceLog.$A50]=1;[performanceLog.D50];&quot;&quot;)">
            <text:p/>
          </table:table-cell>
          <table:table-cell table:formula="of:=IF([performanceLog.$A50]=1;[performanceLog.E50];&quot;&quot;)">
            <text:p/>
          </table:table-cell>
          <table:table-cell table:formula="of:=IF([performanceLog.$A50]=1;[performanceLog.F50];&quot;&quot;)">
            <text:p/>
          </table:table-cell>
          <table:table-cell table:formula="of:=IF([performanceLog.$A50]=1;[performanceLog.G50];&quot;&quot;)">
            <text:p/>
          </table:table-cell>
          <table:table-cell table:formula="of:=IF([performanceLog.$A50]=1;[performanceLog.H50];&quot;&quot;)">
            <text:p/>
          </table:table-cell>
          <table:table-cell table:formula="of:=IF([performanceLog.$A50]=1;[performanceLog.I50];&quot;&quot;)">
            <text:p/>
          </table:table-cell>
          <table:table-cell table:formula="of:=IF([performanceLog.$A50]=1;[performanceLog.J50];&quot;&quot;)">
            <text:p/>
          </table:table-cell>
          <table:table-cell table:formula="of:=IF([performanceLog.$A50]=1;[performanceLog.K50];&quot;&quot;)">
            <text:p/>
          </table:table-cell>
          <table:table-cell table:formula="of:=IF([performanceLog.$A50]=1;[performanceLog.L50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51]=1;[performanceLog.B51];&quot;&quot;)">
            <text:p/>
          </table:table-cell>
          <table:table-cell table:formula="of:=IF([performanceLog.$A51]=1;[performanceLog.C51];&quot;&quot;)">
            <text:p/>
          </table:table-cell>
          <table:table-cell table:formula="of:=IF([performanceLog.$A51]=1;[performanceLog.D51];&quot;&quot;)">
            <text:p/>
          </table:table-cell>
          <table:table-cell table:formula="of:=IF([performanceLog.$A51]=1;[performanceLog.E51];&quot;&quot;)">
            <text:p/>
          </table:table-cell>
          <table:table-cell table:formula="of:=IF([performanceLog.$A51]=1;[performanceLog.F51];&quot;&quot;)">
            <text:p/>
          </table:table-cell>
          <table:table-cell table:formula="of:=IF([performanceLog.$A51]=1;[performanceLog.G51];&quot;&quot;)">
            <text:p/>
          </table:table-cell>
          <table:table-cell table:formula="of:=IF([performanceLog.$A51]=1;[performanceLog.H51];&quot;&quot;)">
            <text:p/>
          </table:table-cell>
          <table:table-cell table:formula="of:=IF([performanceLog.$A51]=1;[performanceLog.I51];&quot;&quot;)">
            <text:p/>
          </table:table-cell>
          <table:table-cell table:formula="of:=IF([performanceLog.$A51]=1;[performanceLog.J51];&quot;&quot;)">
            <text:p/>
          </table:table-cell>
          <table:table-cell table:formula="of:=IF([performanceLog.$A51]=1;[performanceLog.K51];&quot;&quot;)">
            <text:p/>
          </table:table-cell>
          <table:table-cell table:formula="of:=IF([performanceLog.$A51]=1;[performanceLog.L51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52]=1;[performanceLog.B52];&quot;&quot;)">
            <text:p/>
          </table:table-cell>
          <table:table-cell table:formula="of:=IF([performanceLog.$A52]=1;[performanceLog.C52];&quot;&quot;)">
            <text:p/>
          </table:table-cell>
          <table:table-cell table:formula="of:=IF([performanceLog.$A52]=1;[performanceLog.D52];&quot;&quot;)">
            <text:p/>
          </table:table-cell>
          <table:table-cell table:formula="of:=IF([performanceLog.$A52]=1;[performanceLog.E52];&quot;&quot;)">
            <text:p/>
          </table:table-cell>
          <table:table-cell table:formula="of:=IF([performanceLog.$A52]=1;[performanceLog.F52];&quot;&quot;)">
            <text:p/>
          </table:table-cell>
          <table:table-cell table:formula="of:=IF([performanceLog.$A52]=1;[performanceLog.G52];&quot;&quot;)">
            <text:p/>
          </table:table-cell>
          <table:table-cell table:formula="of:=IF([performanceLog.$A52]=1;[performanceLog.H52];&quot;&quot;)">
            <text:p/>
          </table:table-cell>
          <table:table-cell table:formula="of:=IF([performanceLog.$A52]=1;[performanceLog.I52];&quot;&quot;)">
            <text:p/>
          </table:table-cell>
          <table:table-cell table:formula="of:=IF([performanceLog.$A52]=1;[performanceLog.J52];&quot;&quot;)">
            <text:p/>
          </table:table-cell>
          <table:table-cell table:formula="of:=IF([performanceLog.$A52]=1;[performanceLog.K52];&quot;&quot;)">
            <text:p/>
          </table:table-cell>
          <table:table-cell table:formula="of:=IF([performanceLog.$A52]=1;[performanceLog.L52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53]=1;[performanceLog.B53];&quot;&quot;)">
            <text:p/>
          </table:table-cell>
          <table:table-cell table:formula="of:=IF([performanceLog.$A53]=1;[performanceLog.C53];&quot;&quot;)">
            <text:p/>
          </table:table-cell>
          <table:table-cell table:formula="of:=IF([performanceLog.$A53]=1;[performanceLog.D53];&quot;&quot;)">
            <text:p/>
          </table:table-cell>
          <table:table-cell table:formula="of:=IF([performanceLog.$A53]=1;[performanceLog.E53];&quot;&quot;)">
            <text:p/>
          </table:table-cell>
          <table:table-cell table:formula="of:=IF([performanceLog.$A53]=1;[performanceLog.F53];&quot;&quot;)">
            <text:p/>
          </table:table-cell>
          <table:table-cell table:formula="of:=IF([performanceLog.$A53]=1;[performanceLog.G53];&quot;&quot;)">
            <text:p/>
          </table:table-cell>
          <table:table-cell table:formula="of:=IF([performanceLog.$A53]=1;[performanceLog.H53];&quot;&quot;)">
            <text:p/>
          </table:table-cell>
          <table:table-cell table:formula="of:=IF([performanceLog.$A53]=1;[performanceLog.I53];&quot;&quot;)">
            <text:p/>
          </table:table-cell>
          <table:table-cell table:formula="of:=IF([performanceLog.$A53]=1;[performanceLog.J53];&quot;&quot;)">
            <text:p/>
          </table:table-cell>
          <table:table-cell table:formula="of:=IF([performanceLog.$A53]=1;[performanceLog.K53];&quot;&quot;)">
            <text:p/>
          </table:table-cell>
          <table:table-cell table:formula="of:=IF([performanceLog.$A53]=1;[performanceLog.L53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54]=1;[performanceLog.B54];&quot;&quot;)">
            <text:p/>
          </table:table-cell>
          <table:table-cell table:formula="of:=IF([performanceLog.$A54]=1;[performanceLog.C54];&quot;&quot;)">
            <text:p/>
          </table:table-cell>
          <table:table-cell table:formula="of:=IF([performanceLog.$A54]=1;[performanceLog.D54];&quot;&quot;)">
            <text:p/>
          </table:table-cell>
          <table:table-cell table:formula="of:=IF([performanceLog.$A54]=1;[performanceLog.E54];&quot;&quot;)">
            <text:p/>
          </table:table-cell>
          <table:table-cell table:formula="of:=IF([performanceLog.$A54]=1;[performanceLog.F54];&quot;&quot;)">
            <text:p/>
          </table:table-cell>
          <table:table-cell table:formula="of:=IF([performanceLog.$A54]=1;[performanceLog.G54];&quot;&quot;)">
            <text:p/>
          </table:table-cell>
          <table:table-cell table:formula="of:=IF([performanceLog.$A54]=1;[performanceLog.H54];&quot;&quot;)">
            <text:p/>
          </table:table-cell>
          <table:table-cell table:formula="of:=IF([performanceLog.$A54]=1;[performanceLog.I54];&quot;&quot;)">
            <text:p/>
          </table:table-cell>
          <table:table-cell table:formula="of:=IF([performanceLog.$A54]=1;[performanceLog.J54];&quot;&quot;)">
            <text:p/>
          </table:table-cell>
          <table:table-cell table:formula="of:=IF([performanceLog.$A54]=1;[performanceLog.K54];&quot;&quot;)">
            <text:p/>
          </table:table-cell>
          <table:table-cell table:formula="of:=IF([performanceLog.$A54]=1;[performanceLog.L54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55]=1;[performanceLog.B55];&quot;&quot;)">
            <text:p/>
          </table:table-cell>
          <table:table-cell table:formula="of:=IF([performanceLog.$A55]=1;[performanceLog.C55];&quot;&quot;)">
            <text:p/>
          </table:table-cell>
          <table:table-cell table:formula="of:=IF([performanceLog.$A55]=1;[performanceLog.D55];&quot;&quot;)">
            <text:p/>
          </table:table-cell>
          <table:table-cell table:formula="of:=IF([performanceLog.$A55]=1;[performanceLog.E55];&quot;&quot;)">
            <text:p/>
          </table:table-cell>
          <table:table-cell table:formula="of:=IF([performanceLog.$A55]=1;[performanceLog.F55];&quot;&quot;)">
            <text:p/>
          </table:table-cell>
          <table:table-cell table:formula="of:=IF([performanceLog.$A55]=1;[performanceLog.G55];&quot;&quot;)">
            <text:p/>
          </table:table-cell>
          <table:table-cell table:formula="of:=IF([performanceLog.$A55]=1;[performanceLog.H55];&quot;&quot;)">
            <text:p/>
          </table:table-cell>
          <table:table-cell table:formula="of:=IF([performanceLog.$A55]=1;[performanceLog.I55];&quot;&quot;)">
            <text:p/>
          </table:table-cell>
          <table:table-cell table:formula="of:=IF([performanceLog.$A55]=1;[performanceLog.J55];&quot;&quot;)">
            <text:p/>
          </table:table-cell>
          <table:table-cell table:formula="of:=IF([performanceLog.$A55]=1;[performanceLog.K55];&quot;&quot;)">
            <text:p/>
          </table:table-cell>
          <table:table-cell table:formula="of:=IF([performanceLog.$A55]=1;[performanceLog.L55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56]=1;[performanceLog.B56];&quot;&quot;)">
            <text:p/>
          </table:table-cell>
          <table:table-cell table:formula="of:=IF([performanceLog.$A56]=1;[performanceLog.C56];&quot;&quot;)">
            <text:p/>
          </table:table-cell>
          <table:table-cell table:formula="of:=IF([performanceLog.$A56]=1;[performanceLog.D56];&quot;&quot;)">
            <text:p/>
          </table:table-cell>
          <table:table-cell table:formula="of:=IF([performanceLog.$A56]=1;[performanceLog.E56];&quot;&quot;)">
            <text:p/>
          </table:table-cell>
          <table:table-cell table:formula="of:=IF([performanceLog.$A56]=1;[performanceLog.F56];&quot;&quot;)">
            <text:p/>
          </table:table-cell>
          <table:table-cell table:formula="of:=IF([performanceLog.$A56]=1;[performanceLog.G56];&quot;&quot;)">
            <text:p/>
          </table:table-cell>
          <table:table-cell table:formula="of:=IF([performanceLog.$A56]=1;[performanceLog.H56];&quot;&quot;)">
            <text:p/>
          </table:table-cell>
          <table:table-cell table:formula="of:=IF([performanceLog.$A56]=1;[performanceLog.I56];&quot;&quot;)">
            <text:p/>
          </table:table-cell>
          <table:table-cell table:formula="of:=IF([performanceLog.$A56]=1;[performanceLog.J56];&quot;&quot;)">
            <text:p/>
          </table:table-cell>
          <table:table-cell table:formula="of:=IF([performanceLog.$A56]=1;[performanceLog.K56];&quot;&quot;)">
            <text:p/>
          </table:table-cell>
          <table:table-cell table:formula="of:=IF([performanceLog.$A56]=1;[performanceLog.L56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57]=1;[performanceLog.B57];&quot;&quot;)">
            <text:p/>
          </table:table-cell>
          <table:table-cell table:formula="of:=IF([performanceLog.$A57]=1;[performanceLog.C57];&quot;&quot;)">
            <text:p/>
          </table:table-cell>
          <table:table-cell table:formula="of:=IF([performanceLog.$A57]=1;[performanceLog.D57];&quot;&quot;)">
            <text:p/>
          </table:table-cell>
          <table:table-cell table:formula="of:=IF([performanceLog.$A57]=1;[performanceLog.E57];&quot;&quot;)">
            <text:p/>
          </table:table-cell>
          <table:table-cell table:formula="of:=IF([performanceLog.$A57]=1;[performanceLog.F57];&quot;&quot;)">
            <text:p/>
          </table:table-cell>
          <table:table-cell table:formula="of:=IF([performanceLog.$A57]=1;[performanceLog.G57];&quot;&quot;)">
            <text:p/>
          </table:table-cell>
          <table:table-cell table:formula="of:=IF([performanceLog.$A57]=1;[performanceLog.H57];&quot;&quot;)">
            <text:p/>
          </table:table-cell>
          <table:table-cell table:formula="of:=IF([performanceLog.$A57]=1;[performanceLog.I57];&quot;&quot;)">
            <text:p/>
          </table:table-cell>
          <table:table-cell table:formula="of:=IF([performanceLog.$A57]=1;[performanceLog.J57];&quot;&quot;)">
            <text:p/>
          </table:table-cell>
          <table:table-cell table:formula="of:=IF([performanceLog.$A57]=1;[performanceLog.K57];&quot;&quot;)">
            <text:p/>
          </table:table-cell>
          <table:table-cell table:formula="of:=IF([performanceLog.$A57]=1;[performanceLog.L57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58]=1;[performanceLog.B58];&quot;&quot;)">
            <text:p/>
          </table:table-cell>
          <table:table-cell table:formula="of:=IF([performanceLog.$A58]=1;[performanceLog.C58];&quot;&quot;)">
            <text:p/>
          </table:table-cell>
          <table:table-cell table:formula="of:=IF([performanceLog.$A58]=1;[performanceLog.D58];&quot;&quot;)">
            <text:p/>
          </table:table-cell>
          <table:table-cell table:formula="of:=IF([performanceLog.$A58]=1;[performanceLog.E58];&quot;&quot;)">
            <text:p/>
          </table:table-cell>
          <table:table-cell table:formula="of:=IF([performanceLog.$A58]=1;[performanceLog.F58];&quot;&quot;)">
            <text:p/>
          </table:table-cell>
          <table:table-cell table:formula="of:=IF([performanceLog.$A58]=1;[performanceLog.G58];&quot;&quot;)">
            <text:p/>
          </table:table-cell>
          <table:table-cell table:formula="of:=IF([performanceLog.$A58]=1;[performanceLog.H58];&quot;&quot;)">
            <text:p/>
          </table:table-cell>
          <table:table-cell table:formula="of:=IF([performanceLog.$A58]=1;[performanceLog.I58];&quot;&quot;)">
            <text:p/>
          </table:table-cell>
          <table:table-cell table:formula="of:=IF([performanceLog.$A58]=1;[performanceLog.J58];&quot;&quot;)">
            <text:p/>
          </table:table-cell>
          <table:table-cell table:formula="of:=IF([performanceLog.$A58]=1;[performanceLog.K58];&quot;&quot;)">
            <text:p/>
          </table:table-cell>
          <table:table-cell table:formula="of:=IF([performanceLog.$A58]=1;[performanceLog.L58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59]=1;[performanceLog.B59];&quot;&quot;)">
            <text:p/>
          </table:table-cell>
          <table:table-cell table:formula="of:=IF([performanceLog.$A59]=1;[performanceLog.C59];&quot;&quot;)">
            <text:p/>
          </table:table-cell>
          <table:table-cell table:formula="of:=IF([performanceLog.$A59]=1;[performanceLog.D59];&quot;&quot;)">
            <text:p/>
          </table:table-cell>
          <table:table-cell table:formula="of:=IF([performanceLog.$A59]=1;[performanceLog.E59];&quot;&quot;)">
            <text:p/>
          </table:table-cell>
          <table:table-cell table:formula="of:=IF([performanceLog.$A59]=1;[performanceLog.F59];&quot;&quot;)">
            <text:p/>
          </table:table-cell>
          <table:table-cell table:formula="of:=IF([performanceLog.$A59]=1;[performanceLog.G59];&quot;&quot;)">
            <text:p/>
          </table:table-cell>
          <table:table-cell table:formula="of:=IF([performanceLog.$A59]=1;[performanceLog.H59];&quot;&quot;)">
            <text:p/>
          </table:table-cell>
          <table:table-cell table:formula="of:=IF([performanceLog.$A59]=1;[performanceLog.I59];&quot;&quot;)">
            <text:p/>
          </table:table-cell>
          <table:table-cell table:formula="of:=IF([performanceLog.$A59]=1;[performanceLog.J59];&quot;&quot;)">
            <text:p/>
          </table:table-cell>
          <table:table-cell table:formula="of:=IF([performanceLog.$A59]=1;[performanceLog.K59];&quot;&quot;)">
            <text:p/>
          </table:table-cell>
          <table:table-cell table:formula="of:=IF([performanceLog.$A59]=1;[performanceLog.L59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60]=1;[performanceLog.B60];&quot;&quot;)">
            <text:p/>
          </table:table-cell>
          <table:table-cell table:formula="of:=IF([performanceLog.$A60]=1;[performanceLog.C60];&quot;&quot;)">
            <text:p/>
          </table:table-cell>
          <table:table-cell table:formula="of:=IF([performanceLog.$A60]=1;[performanceLog.D60];&quot;&quot;)">
            <text:p/>
          </table:table-cell>
          <table:table-cell table:formula="of:=IF([performanceLog.$A60]=1;[performanceLog.E60];&quot;&quot;)">
            <text:p/>
          </table:table-cell>
          <table:table-cell table:formula="of:=IF([performanceLog.$A60]=1;[performanceLog.F60];&quot;&quot;)">
            <text:p/>
          </table:table-cell>
          <table:table-cell table:formula="of:=IF([performanceLog.$A60]=1;[performanceLog.G60];&quot;&quot;)">
            <text:p/>
          </table:table-cell>
          <table:table-cell table:formula="of:=IF([performanceLog.$A60]=1;[performanceLog.H60];&quot;&quot;)">
            <text:p/>
          </table:table-cell>
          <table:table-cell table:formula="of:=IF([performanceLog.$A60]=1;[performanceLog.I60];&quot;&quot;)">
            <text:p/>
          </table:table-cell>
          <table:table-cell table:formula="of:=IF([performanceLog.$A60]=1;[performanceLog.J60];&quot;&quot;)">
            <text:p/>
          </table:table-cell>
          <table:table-cell table:formula="of:=IF([performanceLog.$A60]=1;[performanceLog.K60];&quot;&quot;)">
            <text:p/>
          </table:table-cell>
          <table:table-cell table:formula="of:=IF([performanceLog.$A60]=1;[performanceLog.L60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61]=1;[performanceLog.B61];&quot;&quot;)">
            <text:p/>
          </table:table-cell>
          <table:table-cell table:formula="of:=IF([performanceLog.$A61]=1;[performanceLog.C61];&quot;&quot;)">
            <text:p/>
          </table:table-cell>
          <table:table-cell table:formula="of:=IF([performanceLog.$A61]=1;[performanceLog.D61];&quot;&quot;)">
            <text:p/>
          </table:table-cell>
          <table:table-cell table:formula="of:=IF([performanceLog.$A61]=1;[performanceLog.E61];&quot;&quot;)">
            <text:p/>
          </table:table-cell>
          <table:table-cell table:formula="of:=IF([performanceLog.$A61]=1;[performanceLog.F61];&quot;&quot;)">
            <text:p/>
          </table:table-cell>
          <table:table-cell table:formula="of:=IF([performanceLog.$A61]=1;[performanceLog.G61];&quot;&quot;)">
            <text:p/>
          </table:table-cell>
          <table:table-cell table:formula="of:=IF([performanceLog.$A61]=1;[performanceLog.H61];&quot;&quot;)">
            <text:p/>
          </table:table-cell>
          <table:table-cell table:formula="of:=IF([performanceLog.$A61]=1;[performanceLog.I61];&quot;&quot;)">
            <text:p/>
          </table:table-cell>
          <table:table-cell table:formula="of:=IF([performanceLog.$A61]=1;[performanceLog.J61];&quot;&quot;)">
            <text:p/>
          </table:table-cell>
          <table:table-cell table:formula="of:=IF([performanceLog.$A61]=1;[performanceLog.K61];&quot;&quot;)">
            <text:p/>
          </table:table-cell>
          <table:table-cell table:formula="of:=IF([performanceLog.$A61]=1;[performanceLog.L61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62]=1;[performanceLog.B62];&quot;&quot;)">
            <text:p/>
          </table:table-cell>
          <table:table-cell table:formula="of:=IF([performanceLog.$A62]=1;[performanceLog.C62];&quot;&quot;)">
            <text:p/>
          </table:table-cell>
          <table:table-cell table:formula="of:=IF([performanceLog.$A62]=1;[performanceLog.D62];&quot;&quot;)">
            <text:p/>
          </table:table-cell>
          <table:table-cell table:formula="of:=IF([performanceLog.$A62]=1;[performanceLog.E62];&quot;&quot;)">
            <text:p/>
          </table:table-cell>
          <table:table-cell table:formula="of:=IF([performanceLog.$A62]=1;[performanceLog.F62];&quot;&quot;)">
            <text:p/>
          </table:table-cell>
          <table:table-cell table:formula="of:=IF([performanceLog.$A62]=1;[performanceLog.G62];&quot;&quot;)">
            <text:p/>
          </table:table-cell>
          <table:table-cell table:formula="of:=IF([performanceLog.$A62]=1;[performanceLog.H62];&quot;&quot;)">
            <text:p/>
          </table:table-cell>
          <table:table-cell table:formula="of:=IF([performanceLog.$A62]=1;[performanceLog.I62];&quot;&quot;)">
            <text:p/>
          </table:table-cell>
          <table:table-cell table:formula="of:=IF([performanceLog.$A62]=1;[performanceLog.J62];&quot;&quot;)">
            <text:p/>
          </table:table-cell>
          <table:table-cell table:formula="of:=IF([performanceLog.$A62]=1;[performanceLog.K62];&quot;&quot;)">
            <text:p/>
          </table:table-cell>
          <table:table-cell table:formula="of:=IF([performanceLog.$A62]=1;[performanceLog.L62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63]=1;[performanceLog.B63];&quot;&quot;)">
            <text:p/>
          </table:table-cell>
          <table:table-cell table:formula="of:=IF([performanceLog.$A63]=1;[performanceLog.C63];&quot;&quot;)">
            <text:p/>
          </table:table-cell>
          <table:table-cell table:formula="of:=IF([performanceLog.$A63]=1;[performanceLog.D63];&quot;&quot;)">
            <text:p/>
          </table:table-cell>
          <table:table-cell table:formula="of:=IF([performanceLog.$A63]=1;[performanceLog.E63];&quot;&quot;)">
            <text:p/>
          </table:table-cell>
          <table:table-cell table:formula="of:=IF([performanceLog.$A63]=1;[performanceLog.F63];&quot;&quot;)">
            <text:p/>
          </table:table-cell>
          <table:table-cell table:formula="of:=IF([performanceLog.$A63]=1;[performanceLog.G63];&quot;&quot;)">
            <text:p/>
          </table:table-cell>
          <table:table-cell table:formula="of:=IF([performanceLog.$A63]=1;[performanceLog.H63];&quot;&quot;)">
            <text:p/>
          </table:table-cell>
          <table:table-cell table:formula="of:=IF([performanceLog.$A63]=1;[performanceLog.I63];&quot;&quot;)">
            <text:p/>
          </table:table-cell>
          <table:table-cell table:formula="of:=IF([performanceLog.$A63]=1;[performanceLog.J63];&quot;&quot;)">
            <text:p/>
          </table:table-cell>
          <table:table-cell table:formula="of:=IF([performanceLog.$A63]=1;[performanceLog.K63];&quot;&quot;)">
            <text:p/>
          </table:table-cell>
          <table:table-cell table:formula="of:=IF([performanceLog.$A63]=1;[performanceLog.L63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64]=1;[performanceLog.B64];&quot;&quot;)">
            <text:p/>
          </table:table-cell>
          <table:table-cell table:formula="of:=IF([performanceLog.$A64]=1;[performanceLog.C64];&quot;&quot;)">
            <text:p/>
          </table:table-cell>
          <table:table-cell table:formula="of:=IF([performanceLog.$A64]=1;[performanceLog.D64];&quot;&quot;)">
            <text:p/>
          </table:table-cell>
          <table:table-cell table:formula="of:=IF([performanceLog.$A64]=1;[performanceLog.E64];&quot;&quot;)">
            <text:p/>
          </table:table-cell>
          <table:table-cell table:formula="of:=IF([performanceLog.$A64]=1;[performanceLog.F64];&quot;&quot;)">
            <text:p/>
          </table:table-cell>
          <table:table-cell table:formula="of:=IF([performanceLog.$A64]=1;[performanceLog.G64];&quot;&quot;)">
            <text:p/>
          </table:table-cell>
          <table:table-cell table:formula="of:=IF([performanceLog.$A64]=1;[performanceLog.H64];&quot;&quot;)">
            <text:p/>
          </table:table-cell>
          <table:table-cell table:formula="of:=IF([performanceLog.$A64]=1;[performanceLog.I64];&quot;&quot;)">
            <text:p/>
          </table:table-cell>
          <table:table-cell table:formula="of:=IF([performanceLog.$A64]=1;[performanceLog.J64];&quot;&quot;)">
            <text:p/>
          </table:table-cell>
          <table:table-cell table:formula="of:=IF([performanceLog.$A64]=1;[performanceLog.K64];&quot;&quot;)">
            <text:p/>
          </table:table-cell>
          <table:table-cell table:formula="of:=IF([performanceLog.$A64]=1;[performanceLog.L64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65]=1;[performanceLog.B65];&quot;&quot;)" office:value-type="float" office:value="11402317" calcext:value-type="float">
            <text:p>11402317</text:p>
          </table:table-cell>
          <table:table-cell table:formula="of:=IF([performanceLog.$A65]=1;[performanceLog.C65];&quot;&quot;)" office:value-type="float" office:value="13051011" calcext:value-type="float">
            <text:p>13051011</text:p>
          </table:table-cell>
          <table:table-cell table:formula="of:=IF([performanceLog.$A65]=1;[performanceLog.D65];&quot;&quot;)" office:value-type="float" office:value="3454731" calcext:value-type="float">
            <text:p>3454731</text:p>
          </table:table-cell>
          <table:table-cell table:formula="of:=IF([performanceLog.$A65]=1;[performanceLog.E65];&quot;&quot;)" office:value-type="float" office:value="521" calcext:value-type="float">
            <text:p>521</text:p>
          </table:table-cell>
          <table:table-cell table:formula="of:=IF([performanceLog.$A65]=1;[performanceLog.F65];&quot;&quot;)" office:value-type="float" office:value="256675654" calcext:value-type="float">
            <text:p>256675654</text:p>
          </table:table-cell>
          <table:table-cell table:formula="of:=IF([performanceLog.$A65]=1;[performanceLog.G65];&quot;&quot;)" office:value-type="float" office:value="5357591" calcext:value-type="float">
            <text:p>5357591</text:p>
          </table:table-cell>
          <table:table-cell table:formula="of:=IF([performanceLog.$A65]=1;[performanceLog.H65];&quot;&quot;)" office:value-type="float" office:value="625" calcext:value-type="float">
            <text:p>625</text:p>
          </table:table-cell>
          <table:table-cell table:formula="of:=IF([performanceLog.$A65]=1;[performanceLog.I65];&quot;&quot;)" office:value-type="float" office:value="985623" calcext:value-type="float">
            <text:p>985623</text:p>
          </table:table-cell>
          <table:table-cell table:formula="of:=IF([performanceLog.$A65]=1;[performanceLog.J65];&quot;&quot;)" office:value-type="float" office:value="3825825" calcext:value-type="float">
            <text:p>3825825</text:p>
          </table:table-cell>
          <table:table-cell table:formula="of:=IF([performanceLog.$A65]=1;[performanceLog.K65];&quot;&quot;)" office:value-type="float" office:value="7760295" calcext:value-type="float">
            <text:p>7760295</text:p>
          </table:table-cell>
          <table:table-cell table:formula="of:=IF([performanceLog.$A65]=1;[performanceLog.L65];&quot;&quot;)" office:value-type="float" office:value="10601173" calcext:value-type="float">
            <text:p>10601173</text:p>
          </table:table-cell>
          <table:table-cell table:number-columns-repeated="4"/>
        </table:table-row>
        <table:table-row table:style-name="ro1">
          <table:table-cell/>
          <table:table-cell table:formula="of:=IF([performanceLog.$A66]=1;[performanceLog.B66];&quot;&quot;)" office:value-type="float" office:value="11393567" calcext:value-type="float">
            <text:p>11393567</text:p>
          </table:table-cell>
          <table:table-cell table:formula="of:=IF([performanceLog.$A66]=1;[performanceLog.C66];&quot;&quot;)" office:value-type="float" office:value="13007626" calcext:value-type="float">
            <text:p>13007626</text:p>
          </table:table-cell>
          <table:table-cell table:formula="of:=IF([performanceLog.$A66]=1;[performanceLog.D66];&quot;&quot;)" office:value-type="float" office:value="3330253" calcext:value-type="float">
            <text:p>3330253</text:p>
          </table:table-cell>
          <table:table-cell table:formula="of:=IF([performanceLog.$A66]=1;[performanceLog.E66];&quot;&quot;)" office:value-type="float" office:value="521" calcext:value-type="float">
            <text:p>521</text:p>
          </table:table-cell>
          <table:table-cell table:formula="of:=IF([performanceLog.$A66]=1;[performanceLog.F66];&quot;&quot;)" office:value-type="float" office:value="256463207" calcext:value-type="float">
            <text:p>256463207</text:p>
          </table:table-cell>
          <table:table-cell table:formula="of:=IF([performanceLog.$A66]=1;[performanceLog.G66];&quot;&quot;)" office:value-type="float" office:value="5109676" calcext:value-type="float">
            <text:p>5109676</text:p>
          </table:table-cell>
          <table:table-cell table:formula="of:=IF([performanceLog.$A66]=1;[performanceLog.H66];&quot;&quot;)" office:value-type="float" office:value="677" calcext:value-type="float">
            <text:p>677</text:p>
          </table:table-cell>
          <table:table-cell table:formula="of:=IF([performanceLog.$A66]=1;[performanceLog.I66];&quot;&quot;)" office:value-type="float" office:value="933175" calcext:value-type="float">
            <text:p>933175</text:p>
          </table:table-cell>
          <table:table-cell table:formula="of:=IF([performanceLog.$A66]=1;[performanceLog.J66];&quot;&quot;)" office:value-type="float" office:value="3864418" calcext:value-type="float">
            <text:p>3864418</text:p>
          </table:table-cell>
          <table:table-cell table:formula="of:=IF([performanceLog.$A66]=1;[performanceLog.K66];&quot;&quot;)" office:value-type="float" office:value="7685659" calcext:value-type="float">
            <text:p>7685659</text:p>
          </table:table-cell>
          <table:table-cell table:formula="of:=IF([performanceLog.$A66]=1;[performanceLog.L66];&quot;&quot;)" office:value-type="float" office:value="10390288" calcext:value-type="float">
            <text:p>10390288</text:p>
          </table:table-cell>
          <table:table-cell table:number-columns-repeated="4"/>
        </table:table-row>
        <table:table-row table:style-name="ro1">
          <table:table-cell/>
          <table:table-cell table:formula="of:=IF([performanceLog.$A67]=1;[performanceLog.B67];&quot;&quot;)" office:value-type="float" office:value="11485182" calcext:value-type="float">
            <text:p>11485182</text:p>
          </table:table-cell>
          <table:table-cell table:formula="of:=IF([performanceLog.$A67]=1;[performanceLog.C67];&quot;&quot;)" office:value-type="float" office:value="13304500" calcext:value-type="float">
            <text:p>13304500</text:p>
          </table:table-cell>
          <table:table-cell table:formula="of:=IF([performanceLog.$A67]=1;[performanceLog.D67];&quot;&quot;)" office:value-type="float" office:value="7720138" calcext:value-type="float">
            <text:p>7720138</text:p>
          </table:table-cell>
          <table:table-cell table:formula="of:=IF([performanceLog.$A67]=1;[performanceLog.E67];&quot;&quot;)" office:value-type="float" office:value="312" calcext:value-type="float">
            <text:p>312</text:p>
          </table:table-cell>
          <table:table-cell table:formula="of:=IF([performanceLog.$A67]=1;[performanceLog.F67];&quot;&quot;)" office:value-type="float" office:value="256341749" calcext:value-type="float">
            <text:p>256341749</text:p>
          </table:table-cell>
          <table:table-cell table:formula="of:=IF([performanceLog.$A67]=1;[performanceLog.G67];&quot;&quot;)" office:value-type="float" office:value="5154936" calcext:value-type="float">
            <text:p>5154936</text:p>
          </table:table-cell>
          <table:table-cell table:formula="of:=IF([performanceLog.$A67]=1;[performanceLog.H67];&quot;&quot;)" office:value-type="float" office:value="573" calcext:value-type="float">
            <text:p>573</text:p>
          </table:table-cell>
          <table:table-cell table:formula="of:=IF([performanceLog.$A67]=1;[performanceLog.I67];&quot;&quot;)" office:value-type="float" office:value="926144" calcext:value-type="float">
            <text:p>926144</text:p>
          </table:table-cell>
          <table:table-cell table:formula="of:=IF([performanceLog.$A67]=1;[performanceLog.J67];&quot;&quot;)" office:value-type="float" office:value="3818481" calcext:value-type="float">
            <text:p>3818481</text:p>
          </table:table-cell>
          <table:table-cell table:formula="of:=IF([performanceLog.$A67]=1;[performanceLog.K67];&quot;&quot;)" office:value-type="float" office:value="7796076" calcext:value-type="float">
            <text:p>7796076</text:p>
          </table:table-cell>
          <table:table-cell table:formula="of:=IF([performanceLog.$A67]=1;[performanceLog.L67];&quot;&quot;)" office:value-type="float" office:value="10587475" calcext:value-type="float">
            <text:p>10587475</text:p>
          </table:table-cell>
          <table:table-cell table:number-columns-repeated="4"/>
        </table:table-row>
        <table:table-row table:style-name="ro1">
          <table:table-cell/>
          <table:table-cell table:formula="of:=IF([performanceLog.$A68]=1;[performanceLog.B68];&quot;&quot;)" office:value-type="float" office:value="11478515" calcext:value-type="float">
            <text:p>11478515</text:p>
          </table:table-cell>
          <table:table-cell table:formula="of:=IF([performanceLog.$A68]=1;[performanceLog.C68];&quot;&quot;)" office:value-type="float" office:value="13085282" calcext:value-type="float">
            <text:p>13085282</text:p>
          </table:table-cell>
          <table:table-cell table:formula="of:=IF([performanceLog.$A68]=1;[performanceLog.D68];&quot;&quot;)" office:value-type="float" office:value="8260866" calcext:value-type="float">
            <text:p>8260866</text:p>
          </table:table-cell>
          <table:table-cell table:formula="of:=IF([performanceLog.$A68]=1;[performanceLog.E68];&quot;&quot;)" office:value-type="float" office:value="417" calcext:value-type="float">
            <text:p>417</text:p>
          </table:table-cell>
          <table:table-cell table:formula="of:=IF([performanceLog.$A68]=1;[performanceLog.F68];&quot;&quot;)" office:value-type="float" office:value="256344038" calcext:value-type="float">
            <text:p>256344038</text:p>
          </table:table-cell>
          <table:table-cell table:formula="of:=IF([performanceLog.$A68]=1;[performanceLog.G68];&quot;&quot;)" office:value-type="float" office:value="5743893" calcext:value-type="float">
            <text:p>5743893</text:p>
          </table:table-cell>
          <table:table-cell table:formula="of:=IF([performanceLog.$A68]=1;[performanceLog.H68];&quot;&quot;)" office:value-type="float" office:value="781" calcext:value-type="float">
            <text:p>781</text:p>
          </table:table-cell>
          <table:table-cell table:formula="of:=IF([performanceLog.$A68]=1;[performanceLog.I68];&quot;&quot;)" office:value-type="float" office:value="1188018" calcext:value-type="float">
            <text:p>1188018</text:p>
          </table:table-cell>
          <table:table-cell table:formula="of:=IF([performanceLog.$A68]=1;[performanceLog.J68];&quot;&quot;)" office:value-type="float" office:value="3983168" calcext:value-type="float">
            <text:p>3983168</text:p>
          </table:table-cell>
          <table:table-cell table:formula="of:=IF([performanceLog.$A68]=1;[performanceLog.K68];&quot;&quot;)" office:value-type="float" office:value="7633003" calcext:value-type="float">
            <text:p>7633003</text:p>
          </table:table-cell>
          <table:table-cell table:formula="of:=IF([performanceLog.$A68]=1;[performanceLog.L68];&quot;&quot;)" office:value-type="float" office:value="11047839" calcext:value-type="float">
            <text:p>11047839</text:p>
          </table:table-cell>
          <table:table-cell table:number-columns-repeated="4"/>
        </table:table-row>
        <table:table-row table:style-name="ro1">
          <table:table-cell/>
          <table:table-cell table:formula="of:=IF([performanceLog.$A69]=1;[performanceLog.B69];&quot;&quot;)" office:value-type="float" office:value="11848358" calcext:value-type="float">
            <text:p>11848358</text:p>
          </table:table-cell>
          <table:table-cell table:formula="of:=IF([performanceLog.$A69]=1;[performanceLog.C69];&quot;&quot;)" office:value-type="float" office:value="12972001" calcext:value-type="float">
            <text:p>12972001</text:p>
          </table:table-cell>
          <table:table-cell table:formula="of:=IF([performanceLog.$A69]=1;[performanceLog.D69];&quot;&quot;)" office:value-type="float" office:value="7900399" calcext:value-type="float">
            <text:p>7900399</text:p>
          </table:table-cell>
          <table:table-cell table:formula="of:=IF([performanceLog.$A69]=1;[performanceLog.E69];&quot;&quot;)" office:value-type="float" office:value="260" calcext:value-type="float">
            <text:p>260</text:p>
          </table:table-cell>
          <table:table-cell table:formula="of:=IF([performanceLog.$A69]=1;[performanceLog.F69];&quot;&quot;)" office:value-type="float" office:value="256358777" calcext:value-type="float">
            <text:p>256358777</text:p>
          </table:table-cell>
          <table:table-cell table:formula="of:=IF([performanceLog.$A69]=1;[performanceLog.G69];&quot;&quot;)" office:value-type="float" office:value="5747175" calcext:value-type="float">
            <text:p>5747175</text:p>
          </table:table-cell>
          <table:table-cell table:formula="of:=IF([performanceLog.$A69]=1;[performanceLog.H69];&quot;&quot;)" office:value-type="float" office:value="677" calcext:value-type="float">
            <text:p>677</text:p>
          </table:table-cell>
          <table:table-cell table:formula="of:=IF([performanceLog.$A69]=1;[performanceLog.I69];&quot;&quot;)" office:value-type="float" office:value="1157705" calcext:value-type="float">
            <text:p>1157705</text:p>
          </table:table-cell>
          <table:table-cell table:formula="of:=IF([performanceLog.$A69]=1;[performanceLog.J69];&quot;&quot;)" office:value-type="float" office:value="4004209" calcext:value-type="float">
            <text:p>4004209</text:p>
          </table:table-cell>
          <table:table-cell table:formula="of:=IF([performanceLog.$A69]=1;[performanceLog.K69];&quot;&quot;)" office:value-type="float" office:value="7655608" calcext:value-type="float">
            <text:p>7655608</text:p>
          </table:table-cell>
          <table:table-cell table:formula="of:=IF([performanceLog.$A69]=1;[performanceLog.L69];&quot;&quot;)" office:value-type="float" office:value="10391278" calcext:value-type="float">
            <text:p>10391278</text:p>
          </table:table-cell>
          <table:table-cell table:number-columns-repeated="4"/>
        </table:table-row>
        <table:table-row table:style-name="ro1">
          <table:table-cell/>
          <table:table-cell table:formula="of:=IF([performanceLog.$A70]=1;[performanceLog.B70];&quot;&quot;)" office:value-type="float" office:value="11485129" calcext:value-type="float">
            <text:p>11485129</text:p>
          </table:table-cell>
          <table:table-cell table:formula="of:=IF([performanceLog.$A70]=1;[performanceLog.C70];&quot;&quot;)" office:value-type="float" office:value="13067262" calcext:value-type="float">
            <text:p>13067262</text:p>
          </table:table-cell>
          <table:table-cell table:formula="of:=IF([performanceLog.$A70]=1;[performanceLog.D70];&quot;&quot;)" office:value-type="float" office:value="3406451" calcext:value-type="float">
            <text:p>3406451</text:p>
          </table:table-cell>
          <table:table-cell table:formula="of:=IF([performanceLog.$A70]=1;[performanceLog.E70];&quot;&quot;)" office:value-type="float" office:value="521" calcext:value-type="float">
            <text:p>521</text:p>
          </table:table-cell>
          <table:table-cell table:formula="of:=IF([performanceLog.$A70]=1;[performanceLog.F70];&quot;&quot;)" office:value-type="float" office:value="256655547" calcext:value-type="float">
            <text:p>256655547</text:p>
          </table:table-cell>
          <table:table-cell table:formula="of:=IF([performanceLog.$A70]=1;[performanceLog.G70];&quot;&quot;)" office:value-type="float" office:value="5767226" calcext:value-type="float">
            <text:p>5767226</text:p>
          </table:table-cell>
          <table:table-cell table:formula="of:=IF([performanceLog.$A70]=1;[performanceLog.H70];&quot;&quot;)" office:value-type="float" office:value="833" calcext:value-type="float">
            <text:p>833</text:p>
          </table:table-cell>
          <table:table-cell table:formula="of:=IF([performanceLog.$A70]=1;[performanceLog.I70];&quot;&quot;)" office:value-type="float" office:value="1197549" calcext:value-type="float">
            <text:p>1197549</text:p>
          </table:table-cell>
          <table:table-cell table:formula="of:=IF([performanceLog.$A70]=1;[performanceLog.J70];&quot;&quot;)" office:value-type="float" office:value="4053168" calcext:value-type="float">
            <text:p>4053168</text:p>
          </table:table-cell>
          <table:table-cell table:formula="of:=IF([performanceLog.$A70]=1;[performanceLog.K70];&quot;&quot;)" office:value-type="float" office:value="7559930" calcext:value-type="float">
            <text:p>7559930</text:p>
          </table:table-cell>
          <table:table-cell table:formula="of:=IF([performanceLog.$A70]=1;[performanceLog.L70];&quot;&quot;)" office:value-type="float" office:value="11120860" calcext:value-type="float">
            <text:p>11120860</text:p>
          </table:table-cell>
          <table:table-cell table:number-columns-repeated="4"/>
        </table:table-row>
        <table:table-row table:style-name="ro1">
          <table:table-cell/>
          <table:table-cell table:formula="of:=IF([performanceLog.$A71]=1;[performanceLog.B71];&quot;&quot;)" office:value-type="float" office:value="11950336" calcext:value-type="float">
            <text:p>11950336</text:p>
          </table:table-cell>
          <table:table-cell table:formula="of:=IF([performanceLog.$A71]=1;[performanceLog.C71];&quot;&quot;)" office:value-type="float" office:value="13016272" calcext:value-type="float">
            <text:p>13016272</text:p>
          </table:table-cell>
          <table:table-cell table:formula="of:=IF([performanceLog.$A71]=1;[performanceLog.D71];&quot;&quot;)" office:value-type="float" office:value="8016544" calcext:value-type="float">
            <text:p>8016544</text:p>
          </table:table-cell>
          <table:table-cell table:formula="of:=IF([performanceLog.$A71]=1;[performanceLog.E71];&quot;&quot;)" office:value-type="float" office:value="469" calcext:value-type="float">
            <text:p>469</text:p>
          </table:table-cell>
          <table:table-cell table:formula="of:=IF([performanceLog.$A71]=1;[performanceLog.F71];&quot;&quot;)" office:value-type="float" office:value="256337733" calcext:value-type="float">
            <text:p>256337733</text:p>
          </table:table-cell>
          <table:table-cell table:formula="of:=IF([performanceLog.$A71]=1;[performanceLog.G71];&quot;&quot;)" office:value-type="float" office:value="5712122" calcext:value-type="float">
            <text:p>5712122</text:p>
          </table:table-cell>
          <table:table-cell table:formula="of:=IF([performanceLog.$A71]=1;[performanceLog.H71];&quot;&quot;)" office:value-type="float" office:value="573" calcext:value-type="float">
            <text:p>573</text:p>
          </table:table-cell>
          <table:table-cell table:formula="of:=IF([performanceLog.$A71]=1;[performanceLog.I71];&quot;&quot;)" office:value-type="float" office:value="1123018" calcext:value-type="float">
            <text:p>1123018</text:p>
          </table:table-cell>
          <table:table-cell table:formula="of:=IF([performanceLog.$A71]=1;[performanceLog.J71];&quot;&quot;)" office:value-type="float" office:value="3942387" calcext:value-type="float">
            <text:p>3942387</text:p>
          </table:table-cell>
          <table:table-cell table:formula="of:=IF([performanceLog.$A71]=1;[performanceLog.K71];&quot;&quot;)" office:value-type="float" office:value="7660920" calcext:value-type="float">
            <text:p>7660920</text:p>
          </table:table-cell>
          <table:table-cell table:formula="of:=IF([performanceLog.$A71]=1;[performanceLog.L71];&quot;&quot;)" office:value-type="float" office:value="10462580" calcext:value-type="float">
            <text:p>10462580</text:p>
          </table:table-cell>
          <table:table-cell table:number-columns-repeated="4"/>
        </table:table-row>
        <table:table-row table:style-name="ro1">
          <table:table-cell/>
          <table:table-cell table:formula="of:=IF([performanceLog.$A72]=1;[performanceLog.B72];&quot;&quot;)" office:value-type="float" office:value="11529504" calcext:value-type="float">
            <text:p>11529504</text:p>
          </table:table-cell>
          <table:table-cell table:formula="of:=IF([performanceLog.$A72]=1;[performanceLog.C72];&quot;&quot;)" office:value-type="float" office:value="13251323" calcext:value-type="float">
            <text:p>13251323</text:p>
          </table:table-cell>
          <table:table-cell table:formula="of:=IF([performanceLog.$A72]=1;[performanceLog.D72];&quot;&quot;)" office:value-type="float" office:value="7451597" calcext:value-type="float">
            <text:p>7451597</text:p>
          </table:table-cell>
          <table:table-cell table:formula="of:=IF([performanceLog.$A72]=1;[performanceLog.E72];&quot;&quot;)" office:value-type="float" office:value="364" calcext:value-type="float">
            <text:p>364</text:p>
          </table:table-cell>
          <table:table-cell table:formula="of:=IF([performanceLog.$A72]=1;[performanceLog.F72];&quot;&quot;)" office:value-type="float" office:value="256531117" calcext:value-type="float">
            <text:p>256531117</text:p>
          </table:table-cell>
          <table:table-cell table:formula="of:=IF([performanceLog.$A72]=1;[performanceLog.G72];&quot;&quot;)" office:value-type="float" office:value="5692226" calcext:value-type="float">
            <text:p>5692226</text:p>
          </table:table-cell>
          <table:table-cell table:formula="of:=IF([performanceLog.$A72]=1;[performanceLog.H72];&quot;&quot;)" office:value-type="float" office:value="833" calcext:value-type="float">
            <text:p>833</text:p>
          </table:table-cell>
          <table:table-cell table:formula="of:=IF([performanceLog.$A72]=1;[performanceLog.I72];&quot;&quot;)" office:value-type="float" office:value="1136820" calcext:value-type="float">
            <text:p>1136820</text:p>
          </table:table-cell>
          <table:table-cell table:formula="of:=IF([performanceLog.$A72]=1;[performanceLog.J72];&quot;&quot;)" office:value-type="float" office:value="3910408" calcext:value-type="float">
            <text:p>3910408</text:p>
          </table:table-cell>
          <table:table-cell table:formula="of:=IF([performanceLog.$A72]=1;[performanceLog.K72];&quot;&quot;)" office:value-type="float" office:value="7684149" calcext:value-type="float">
            <text:p>7684149</text:p>
          </table:table-cell>
          <table:table-cell table:formula="of:=IF([performanceLog.$A72]=1;[performanceLog.L72];&quot;&quot;)" office:value-type="float" office:value="10367684" calcext:value-type="float">
            <text:p>10367684</text:p>
          </table:table-cell>
          <table:table-cell table:number-columns-repeated="4"/>
        </table:table-row>
        <table:table-row table:style-name="ro1">
          <table:table-cell/>
          <table:table-cell table:formula="of:=IF([performanceLog.$A73]=1;[performanceLog.B73];&quot;&quot;)" office:value-type="float" office:value="11492004" calcext:value-type="float">
            <text:p>11492004</text:p>
          </table:table-cell>
          <table:table-cell table:formula="of:=IF([performanceLog.$A73]=1;[performanceLog.C73];&quot;&quot;)" office:value-type="float" office:value="12871689" calcext:value-type="float">
            <text:p>12871689</text:p>
          </table:table-cell>
          <table:table-cell table:formula="of:=IF([performanceLog.$A73]=1;[performanceLog.D73];&quot;&quot;)" office:value-type="float" office:value="3380148" calcext:value-type="float">
            <text:p>3380148</text:p>
          </table:table-cell>
          <table:table-cell table:formula="of:=IF([performanceLog.$A73]=1;[performanceLog.E73];&quot;&quot;)" office:value-type="float" office:value="782" calcext:value-type="float">
            <text:p>782</text:p>
          </table:table-cell>
          <table:table-cell table:formula="of:=IF([performanceLog.$A73]=1;[performanceLog.F73];&quot;&quot;)" office:value-type="float" office:value="256805752" calcext:value-type="float">
            <text:p>256805752</text:p>
          </table:table-cell>
          <table:table-cell table:formula="of:=IF([performanceLog.$A73]=1;[performanceLog.G73];&quot;&quot;)" office:value-type="float" office:value="5460092" calcext:value-type="float">
            <text:p>5460092</text:p>
          </table:table-cell>
          <table:table-cell table:formula="of:=IF([performanceLog.$A73]=1;[performanceLog.H73];&quot;&quot;)" office:value-type="float" office:value="677" calcext:value-type="float">
            <text:p>677</text:p>
          </table:table-cell>
          <table:table-cell table:formula="of:=IF([performanceLog.$A73]=1;[performanceLog.I73];&quot;&quot;)" office:value-type="float" office:value="989112" calcext:value-type="float">
            <text:p>989112</text:p>
          </table:table-cell>
          <table:table-cell table:formula="of:=IF([performanceLog.$A73]=1;[performanceLog.J73];&quot;&quot;)" office:value-type="float" office:value="3723793" calcext:value-type="float">
            <text:p>3723793</text:p>
          </table:table-cell>
          <table:table-cell table:formula="of:=IF([performanceLog.$A73]=1;[performanceLog.K73];&quot;&quot;)" office:value-type="float" office:value="7829460" calcext:value-type="float">
            <text:p>7829460</text:p>
          </table:table-cell>
          <table:table-cell table:formula="of:=IF([performanceLog.$A73]=1;[performanceLog.L73];&quot;&quot;)" office:value-type="float" office:value="10509090" calcext:value-type="float">
            <text:p>10509090</text:p>
          </table:table-cell>
          <table:table-cell table:number-columns-repeated="4"/>
        </table:table-row>
        <table:table-row table:style-name="ro1">
          <table:table-cell/>
          <table:table-cell table:formula="of:=IF([performanceLog.$A74]=1;[performanceLog.B74];&quot;&quot;)">
            <text:p/>
          </table:table-cell>
          <table:table-cell table:formula="of:=IF([performanceLog.$A74]=1;[performanceLog.C74];&quot;&quot;)">
            <text:p/>
          </table:table-cell>
          <table:table-cell table:formula="of:=IF([performanceLog.$A74]=1;[performanceLog.D74];&quot;&quot;)">
            <text:p/>
          </table:table-cell>
          <table:table-cell table:formula="of:=IF([performanceLog.$A74]=1;[performanceLog.E74];&quot;&quot;)">
            <text:p/>
          </table:table-cell>
          <table:table-cell table:formula="of:=IF([performanceLog.$A74]=1;[performanceLog.F74];&quot;&quot;)">
            <text:p/>
          </table:table-cell>
          <table:table-cell table:formula="of:=IF([performanceLog.$A74]=1;[performanceLog.G74];&quot;&quot;)">
            <text:p/>
          </table:table-cell>
          <table:table-cell table:formula="of:=IF([performanceLog.$A74]=1;[performanceLog.H74];&quot;&quot;)">
            <text:p/>
          </table:table-cell>
          <table:table-cell table:formula="of:=IF([performanceLog.$A74]=1;[performanceLog.I74];&quot;&quot;)">
            <text:p/>
          </table:table-cell>
          <table:table-cell table:formula="of:=IF([performanceLog.$A74]=1;[performanceLog.J74];&quot;&quot;)">
            <text:p/>
          </table:table-cell>
          <table:table-cell table:formula="of:=IF([performanceLog.$A74]=1;[performanceLog.K74];&quot;&quot;)">
            <text:p/>
          </table:table-cell>
          <table:table-cell table:formula="of:=IF([performanceLog.$A74]=1;[performanceLog.L74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75]=1;[performanceLog.B75];&quot;&quot;)" office:value-type="float" office:value="12125232" calcext:value-type="float">
            <text:p>12125232</text:p>
          </table:table-cell>
          <table:table-cell table:formula="of:=IF([performanceLog.$A75]=1;[performanceLog.C75];&quot;&quot;)" office:value-type="float" office:value="13146011" calcext:value-type="float">
            <text:p>13146011</text:p>
          </table:table-cell>
          <table:table-cell table:formula="of:=IF([performanceLog.$A75]=1;[performanceLog.D75];&quot;&quot;)" office:value-type="float" office:value="7858940" calcext:value-type="float">
            <text:p>7858940</text:p>
          </table:table-cell>
          <table:table-cell table:formula="of:=IF([performanceLog.$A75]=1;[performanceLog.E75];&quot;&quot;)" office:value-type="float" office:value="260" calcext:value-type="float">
            <text:p>260</text:p>
          </table:table-cell>
          <table:table-cell table:formula="of:=IF([performanceLog.$A75]=1;[performanceLog.F75];&quot;&quot;)" office:value-type="float" office:value="256561063" calcext:value-type="float">
            <text:p>256561063</text:p>
          </table:table-cell>
          <table:table-cell table:formula="of:=IF([performanceLog.$A75]=1;[performanceLog.G75];&quot;&quot;)" office:value-type="float" office:value="5348373" calcext:value-type="float">
            <text:p>5348373</text:p>
          </table:table-cell>
          <table:table-cell table:formula="of:=IF([performanceLog.$A75]=1;[performanceLog.H75];&quot;&quot;)" office:value-type="float" office:value="573" calcext:value-type="float">
            <text:p>573</text:p>
          </table:table-cell>
          <table:table-cell table:formula="of:=IF([performanceLog.$A75]=1;[performanceLog.I75];&quot;&quot;)" office:value-type="float" office:value="1013695" calcext:value-type="float">
            <text:p>1013695</text:p>
          </table:table-cell>
          <table:table-cell table:formula="of:=IF([performanceLog.$A75]=1;[performanceLog.J75];&quot;&quot;)" office:value-type="float" office:value="3684210" calcext:value-type="float">
            <text:p>3684210</text:p>
          </table:table-cell>
          <table:table-cell table:formula="of:=IF([performanceLog.$A75]=1;[performanceLog.K75];&quot;&quot;)" office:value-type="float" office:value="7741752" calcext:value-type="float">
            <text:p>7741752</text:p>
          </table:table-cell>
          <table:table-cell table:formula="of:=IF([performanceLog.$A75]=1;[performanceLog.L75];&quot;&quot;)" office:value-type="float" office:value="10416798" calcext:value-type="float">
            <text:p>10416798</text:p>
          </table:table-cell>
          <table:table-cell table:number-columns-repeated="4"/>
        </table:table-row>
        <table:table-row table:style-name="ro1">
          <table:table-cell/>
          <table:table-cell table:formula="of:=IF([performanceLog.$A76]=1;[performanceLog.B76];&quot;&quot;)">
            <text:p/>
          </table:table-cell>
          <table:table-cell table:formula="of:=IF([performanceLog.$A76]=1;[performanceLog.C76];&quot;&quot;)">
            <text:p/>
          </table:table-cell>
          <table:table-cell table:formula="of:=IF([performanceLog.$A76]=1;[performanceLog.D76];&quot;&quot;)">
            <text:p/>
          </table:table-cell>
          <table:table-cell table:formula="of:=IF([performanceLog.$A76]=1;[performanceLog.E76];&quot;&quot;)">
            <text:p/>
          </table:table-cell>
          <table:table-cell table:formula="of:=IF([performanceLog.$A76]=1;[performanceLog.F76];&quot;&quot;)">
            <text:p/>
          </table:table-cell>
          <table:table-cell table:formula="of:=IF([performanceLog.$A76]=1;[performanceLog.G76];&quot;&quot;)">
            <text:p/>
          </table:table-cell>
          <table:table-cell table:formula="of:=IF([performanceLog.$A76]=1;[performanceLog.H76];&quot;&quot;)">
            <text:p/>
          </table:table-cell>
          <table:table-cell table:formula="of:=IF([performanceLog.$A76]=1;[performanceLog.I76];&quot;&quot;)">
            <text:p/>
          </table:table-cell>
          <table:table-cell table:formula="of:=IF([performanceLog.$A76]=1;[performanceLog.J76];&quot;&quot;)">
            <text:p/>
          </table:table-cell>
          <table:table-cell table:formula="of:=IF([performanceLog.$A76]=1;[performanceLog.K76];&quot;&quot;)">
            <text:p/>
          </table:table-cell>
          <table:table-cell table:formula="of:=IF([performanceLog.$A76]=1;[performanceLog.L76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77]=1;[performanceLog.B77];&quot;&quot;)">
            <text:p/>
          </table:table-cell>
          <table:table-cell table:formula="of:=IF([performanceLog.$A77]=1;[performanceLog.C77];&quot;&quot;)">
            <text:p/>
          </table:table-cell>
          <table:table-cell table:formula="of:=IF([performanceLog.$A77]=1;[performanceLog.D77];&quot;&quot;)">
            <text:p/>
          </table:table-cell>
          <table:table-cell table:formula="of:=IF([performanceLog.$A77]=1;[performanceLog.E77];&quot;&quot;)">
            <text:p/>
          </table:table-cell>
          <table:table-cell table:formula="of:=IF([performanceLog.$A77]=1;[performanceLog.F77];&quot;&quot;)">
            <text:p/>
          </table:table-cell>
          <table:table-cell table:formula="of:=IF([performanceLog.$A77]=1;[performanceLog.G77];&quot;&quot;)">
            <text:p/>
          </table:table-cell>
          <table:table-cell table:formula="of:=IF([performanceLog.$A77]=1;[performanceLog.H77];&quot;&quot;)">
            <text:p/>
          </table:table-cell>
          <table:table-cell table:formula="of:=IF([performanceLog.$A77]=1;[performanceLog.I77];&quot;&quot;)">
            <text:p/>
          </table:table-cell>
          <table:table-cell table:formula="of:=IF([performanceLog.$A77]=1;[performanceLog.J77];&quot;&quot;)">
            <text:p/>
          </table:table-cell>
          <table:table-cell table:formula="of:=IF([performanceLog.$A77]=1;[performanceLog.K77];&quot;&quot;)">
            <text:p/>
          </table:table-cell>
          <table:table-cell table:formula="of:=IF([performanceLog.$A77]=1;[performanceLog.L77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78]=1;[performanceLog.B78];&quot;&quot;)">
            <text:p/>
          </table:table-cell>
          <table:table-cell table:formula="of:=IF([performanceLog.$A78]=1;[performanceLog.C78];&quot;&quot;)">
            <text:p/>
          </table:table-cell>
          <table:table-cell table:formula="of:=IF([performanceLog.$A78]=1;[performanceLog.D78];&quot;&quot;)">
            <text:p/>
          </table:table-cell>
          <table:table-cell table:formula="of:=IF([performanceLog.$A78]=1;[performanceLog.E78];&quot;&quot;)">
            <text:p/>
          </table:table-cell>
          <table:table-cell table:formula="of:=IF([performanceLog.$A78]=1;[performanceLog.F78];&quot;&quot;)">
            <text:p/>
          </table:table-cell>
          <table:table-cell table:formula="of:=IF([performanceLog.$A78]=1;[performanceLog.G78];&quot;&quot;)">
            <text:p/>
          </table:table-cell>
          <table:table-cell table:formula="of:=IF([performanceLog.$A78]=1;[performanceLog.H78];&quot;&quot;)">
            <text:p/>
          </table:table-cell>
          <table:table-cell table:formula="of:=IF([performanceLog.$A78]=1;[performanceLog.I78];&quot;&quot;)">
            <text:p/>
          </table:table-cell>
          <table:table-cell table:formula="of:=IF([performanceLog.$A78]=1;[performanceLog.J78];&quot;&quot;)">
            <text:p/>
          </table:table-cell>
          <table:table-cell table:formula="of:=IF([performanceLog.$A78]=1;[performanceLog.K78];&quot;&quot;)">
            <text:p/>
          </table:table-cell>
          <table:table-cell table:formula="of:=IF([performanceLog.$A78]=1;[performanceLog.L78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79]=1;[performanceLog.B79];&quot;&quot;)">
            <text:p/>
          </table:table-cell>
          <table:table-cell table:formula="of:=IF([performanceLog.$A79]=1;[performanceLog.C79];&quot;&quot;)">
            <text:p/>
          </table:table-cell>
          <table:table-cell table:formula="of:=IF([performanceLog.$A79]=1;[performanceLog.D79];&quot;&quot;)">
            <text:p/>
          </table:table-cell>
          <table:table-cell table:formula="of:=IF([performanceLog.$A79]=1;[performanceLog.E79];&quot;&quot;)">
            <text:p/>
          </table:table-cell>
          <table:table-cell table:formula="of:=IF([performanceLog.$A79]=1;[performanceLog.F79];&quot;&quot;)">
            <text:p/>
          </table:table-cell>
          <table:table-cell table:formula="of:=IF([performanceLog.$A79]=1;[performanceLog.G79];&quot;&quot;)">
            <text:p/>
          </table:table-cell>
          <table:table-cell table:formula="of:=IF([performanceLog.$A79]=1;[performanceLog.H79];&quot;&quot;)">
            <text:p/>
          </table:table-cell>
          <table:table-cell table:formula="of:=IF([performanceLog.$A79]=1;[performanceLog.I79];&quot;&quot;)">
            <text:p/>
          </table:table-cell>
          <table:table-cell table:formula="of:=IF([performanceLog.$A79]=1;[performanceLog.J79];&quot;&quot;)">
            <text:p/>
          </table:table-cell>
          <table:table-cell table:formula="of:=IF([performanceLog.$A79]=1;[performanceLog.K79];&quot;&quot;)">
            <text:p/>
          </table:table-cell>
          <table:table-cell table:formula="of:=IF([performanceLog.$A79]=1;[performanceLog.L79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80]=1;[performanceLog.B80];&quot;&quot;)">
            <text:p/>
          </table:table-cell>
          <table:table-cell table:formula="of:=IF([performanceLog.$A80]=1;[performanceLog.C80];&quot;&quot;)">
            <text:p/>
          </table:table-cell>
          <table:table-cell table:formula="of:=IF([performanceLog.$A80]=1;[performanceLog.D80];&quot;&quot;)">
            <text:p/>
          </table:table-cell>
          <table:table-cell table:formula="of:=IF([performanceLog.$A80]=1;[performanceLog.E80];&quot;&quot;)">
            <text:p/>
          </table:table-cell>
          <table:table-cell table:formula="of:=IF([performanceLog.$A80]=1;[performanceLog.F80];&quot;&quot;)">
            <text:p/>
          </table:table-cell>
          <table:table-cell table:formula="of:=IF([performanceLog.$A80]=1;[performanceLog.G80];&quot;&quot;)">
            <text:p/>
          </table:table-cell>
          <table:table-cell table:formula="of:=IF([performanceLog.$A80]=1;[performanceLog.H80];&quot;&quot;)">
            <text:p/>
          </table:table-cell>
          <table:table-cell table:formula="of:=IF([performanceLog.$A80]=1;[performanceLog.I80];&quot;&quot;)">
            <text:p/>
          </table:table-cell>
          <table:table-cell table:formula="of:=IF([performanceLog.$A80]=1;[performanceLog.J80];&quot;&quot;)">
            <text:p/>
          </table:table-cell>
          <table:table-cell table:formula="of:=IF([performanceLog.$A80]=1;[performanceLog.K80];&quot;&quot;)">
            <text:p/>
          </table:table-cell>
          <table:table-cell table:formula="of:=IF([performanceLog.$A80]=1;[performanceLog.L80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81]=1;[performanceLog.B81];&quot;&quot;)">
            <text:p/>
          </table:table-cell>
          <table:table-cell table:formula="of:=IF([performanceLog.$A81]=1;[performanceLog.C81];&quot;&quot;)">
            <text:p/>
          </table:table-cell>
          <table:table-cell table:formula="of:=IF([performanceLog.$A81]=1;[performanceLog.D81];&quot;&quot;)">
            <text:p/>
          </table:table-cell>
          <table:table-cell table:formula="of:=IF([performanceLog.$A81]=1;[performanceLog.E81];&quot;&quot;)">
            <text:p/>
          </table:table-cell>
          <table:table-cell table:formula="of:=IF([performanceLog.$A81]=1;[performanceLog.F81];&quot;&quot;)">
            <text:p/>
          </table:table-cell>
          <table:table-cell table:formula="of:=IF([performanceLog.$A81]=1;[performanceLog.G81];&quot;&quot;)">
            <text:p/>
          </table:table-cell>
          <table:table-cell table:formula="of:=IF([performanceLog.$A81]=1;[performanceLog.H81];&quot;&quot;)">
            <text:p/>
          </table:table-cell>
          <table:table-cell table:formula="of:=IF([performanceLog.$A81]=1;[performanceLog.I81];&quot;&quot;)">
            <text:p/>
          </table:table-cell>
          <table:table-cell table:formula="of:=IF([performanceLog.$A81]=1;[performanceLog.J81];&quot;&quot;)">
            <text:p/>
          </table:table-cell>
          <table:table-cell table:formula="of:=IF([performanceLog.$A81]=1;[performanceLog.K81];&quot;&quot;)">
            <text:p/>
          </table:table-cell>
          <table:table-cell table:formula="of:=IF([performanceLog.$A81]=1;[performanceLog.L81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82]=1;[performanceLog.B82];&quot;&quot;)">
            <text:p/>
          </table:table-cell>
          <table:table-cell table:formula="of:=IF([performanceLog.$A82]=1;[performanceLog.C82];&quot;&quot;)">
            <text:p/>
          </table:table-cell>
          <table:table-cell table:formula="of:=IF([performanceLog.$A82]=1;[performanceLog.D82];&quot;&quot;)">
            <text:p/>
          </table:table-cell>
          <table:table-cell table:formula="of:=IF([performanceLog.$A82]=1;[performanceLog.E82];&quot;&quot;)">
            <text:p/>
          </table:table-cell>
          <table:table-cell table:formula="of:=IF([performanceLog.$A82]=1;[performanceLog.F82];&quot;&quot;)">
            <text:p/>
          </table:table-cell>
          <table:table-cell table:formula="of:=IF([performanceLog.$A82]=1;[performanceLog.G82];&quot;&quot;)">
            <text:p/>
          </table:table-cell>
          <table:table-cell table:formula="of:=IF([performanceLog.$A82]=1;[performanceLog.H82];&quot;&quot;)">
            <text:p/>
          </table:table-cell>
          <table:table-cell table:formula="of:=IF([performanceLog.$A82]=1;[performanceLog.I82];&quot;&quot;)">
            <text:p/>
          </table:table-cell>
          <table:table-cell table:formula="of:=IF([performanceLog.$A82]=1;[performanceLog.J82];&quot;&quot;)">
            <text:p/>
          </table:table-cell>
          <table:table-cell table:formula="of:=IF([performanceLog.$A82]=1;[performanceLog.K82];&quot;&quot;)">
            <text:p/>
          </table:table-cell>
          <table:table-cell table:formula="of:=IF([performanceLog.$A82]=1;[performanceLog.L82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83]=1;[performanceLog.B83];&quot;&quot;)">
            <text:p/>
          </table:table-cell>
          <table:table-cell table:formula="of:=IF([performanceLog.$A83]=1;[performanceLog.C83];&quot;&quot;)">
            <text:p/>
          </table:table-cell>
          <table:table-cell table:formula="of:=IF([performanceLog.$A83]=1;[performanceLog.D83];&quot;&quot;)">
            <text:p/>
          </table:table-cell>
          <table:table-cell table:formula="of:=IF([performanceLog.$A83]=1;[performanceLog.E83];&quot;&quot;)">
            <text:p/>
          </table:table-cell>
          <table:table-cell table:formula="of:=IF([performanceLog.$A83]=1;[performanceLog.F83];&quot;&quot;)">
            <text:p/>
          </table:table-cell>
          <table:table-cell table:formula="of:=IF([performanceLog.$A83]=1;[performanceLog.G83];&quot;&quot;)">
            <text:p/>
          </table:table-cell>
          <table:table-cell table:formula="of:=IF([performanceLog.$A83]=1;[performanceLog.H83];&quot;&quot;)">
            <text:p/>
          </table:table-cell>
          <table:table-cell table:formula="of:=IF([performanceLog.$A83]=1;[performanceLog.I83];&quot;&quot;)">
            <text:p/>
          </table:table-cell>
          <table:table-cell table:formula="of:=IF([performanceLog.$A83]=1;[performanceLog.J83];&quot;&quot;)">
            <text:p/>
          </table:table-cell>
          <table:table-cell table:formula="of:=IF([performanceLog.$A83]=1;[performanceLog.K83];&quot;&quot;)">
            <text:p/>
          </table:table-cell>
          <table:table-cell table:formula="of:=IF([performanceLog.$A83]=1;[performanceLog.L83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84]=1;[performanceLog.B84];&quot;&quot;)">
            <text:p/>
          </table:table-cell>
          <table:table-cell table:formula="of:=IF([performanceLog.$A84]=1;[performanceLog.C84];&quot;&quot;)">
            <text:p/>
          </table:table-cell>
          <table:table-cell table:formula="of:=IF([performanceLog.$A84]=1;[performanceLog.D84];&quot;&quot;)">
            <text:p/>
          </table:table-cell>
          <table:table-cell table:formula="of:=IF([performanceLog.$A84]=1;[performanceLog.E84];&quot;&quot;)">
            <text:p/>
          </table:table-cell>
          <table:table-cell table:formula="of:=IF([performanceLog.$A84]=1;[performanceLog.F84];&quot;&quot;)">
            <text:p/>
          </table:table-cell>
          <table:table-cell table:formula="of:=IF([performanceLog.$A84]=1;[performanceLog.G84];&quot;&quot;)">
            <text:p/>
          </table:table-cell>
          <table:table-cell table:formula="of:=IF([performanceLog.$A84]=1;[performanceLog.H84];&quot;&quot;)">
            <text:p/>
          </table:table-cell>
          <table:table-cell table:formula="of:=IF([performanceLog.$A84]=1;[performanceLog.I84];&quot;&quot;)">
            <text:p/>
          </table:table-cell>
          <table:table-cell table:formula="of:=IF([performanceLog.$A84]=1;[performanceLog.J84];&quot;&quot;)">
            <text:p/>
          </table:table-cell>
          <table:table-cell table:formula="of:=IF([performanceLog.$A84]=1;[performanceLog.K84];&quot;&quot;)">
            <text:p/>
          </table:table-cell>
          <table:table-cell table:formula="of:=IF([performanceLog.$A84]=1;[performanceLog.L84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85]=1;[performanceLog.B85];&quot;&quot;)">
            <text:p/>
          </table:table-cell>
          <table:table-cell table:formula="of:=IF([performanceLog.$A85]=1;[performanceLog.C85];&quot;&quot;)">
            <text:p/>
          </table:table-cell>
          <table:table-cell table:formula="of:=IF([performanceLog.$A85]=1;[performanceLog.D85];&quot;&quot;)">
            <text:p/>
          </table:table-cell>
          <table:table-cell table:formula="of:=IF([performanceLog.$A85]=1;[performanceLog.E85];&quot;&quot;)">
            <text:p/>
          </table:table-cell>
          <table:table-cell table:formula="of:=IF([performanceLog.$A85]=1;[performanceLog.F85];&quot;&quot;)">
            <text:p/>
          </table:table-cell>
          <table:table-cell table:formula="of:=IF([performanceLog.$A85]=1;[performanceLog.G85];&quot;&quot;)">
            <text:p/>
          </table:table-cell>
          <table:table-cell table:formula="of:=IF([performanceLog.$A85]=1;[performanceLog.H85];&quot;&quot;)">
            <text:p/>
          </table:table-cell>
          <table:table-cell table:formula="of:=IF([performanceLog.$A85]=1;[performanceLog.I85];&quot;&quot;)">
            <text:p/>
          </table:table-cell>
          <table:table-cell table:formula="of:=IF([performanceLog.$A85]=1;[performanceLog.J85];&quot;&quot;)">
            <text:p/>
          </table:table-cell>
          <table:table-cell table:formula="of:=IF([performanceLog.$A85]=1;[performanceLog.K85];&quot;&quot;)">
            <text:p/>
          </table:table-cell>
          <table:table-cell table:formula="of:=IF([performanceLog.$A85]=1;[performanceLog.L85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86]=1;[performanceLog.B86];&quot;&quot;)">
            <text:p/>
          </table:table-cell>
          <table:table-cell table:formula="of:=IF([performanceLog.$A86]=1;[performanceLog.C86];&quot;&quot;)">
            <text:p/>
          </table:table-cell>
          <table:table-cell table:formula="of:=IF([performanceLog.$A86]=1;[performanceLog.D86];&quot;&quot;)">
            <text:p/>
          </table:table-cell>
          <table:table-cell table:formula="of:=IF([performanceLog.$A86]=1;[performanceLog.E86];&quot;&quot;)">
            <text:p/>
          </table:table-cell>
          <table:table-cell table:formula="of:=IF([performanceLog.$A86]=1;[performanceLog.F86];&quot;&quot;)">
            <text:p/>
          </table:table-cell>
          <table:table-cell table:formula="of:=IF([performanceLog.$A86]=1;[performanceLog.G86];&quot;&quot;)">
            <text:p/>
          </table:table-cell>
          <table:table-cell table:formula="of:=IF([performanceLog.$A86]=1;[performanceLog.H86];&quot;&quot;)">
            <text:p/>
          </table:table-cell>
          <table:table-cell table:formula="of:=IF([performanceLog.$A86]=1;[performanceLog.I86];&quot;&quot;)">
            <text:p/>
          </table:table-cell>
          <table:table-cell table:formula="of:=IF([performanceLog.$A86]=1;[performanceLog.J86];&quot;&quot;)">
            <text:p/>
          </table:table-cell>
          <table:table-cell table:formula="of:=IF([performanceLog.$A86]=1;[performanceLog.K86];&quot;&quot;)">
            <text:p/>
          </table:table-cell>
          <table:table-cell table:formula="of:=IF([performanceLog.$A86]=1;[performanceLog.L86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87]=1;[performanceLog.B87];&quot;&quot;)">
            <text:p/>
          </table:table-cell>
          <table:table-cell table:formula="of:=IF([performanceLog.$A87]=1;[performanceLog.C87];&quot;&quot;)">
            <text:p/>
          </table:table-cell>
          <table:table-cell table:formula="of:=IF([performanceLog.$A87]=1;[performanceLog.D87];&quot;&quot;)">
            <text:p/>
          </table:table-cell>
          <table:table-cell table:formula="of:=IF([performanceLog.$A87]=1;[performanceLog.E87];&quot;&quot;)">
            <text:p/>
          </table:table-cell>
          <table:table-cell table:formula="of:=IF([performanceLog.$A87]=1;[performanceLog.F87];&quot;&quot;)">
            <text:p/>
          </table:table-cell>
          <table:table-cell table:formula="of:=IF([performanceLog.$A87]=1;[performanceLog.G87];&quot;&quot;)">
            <text:p/>
          </table:table-cell>
          <table:table-cell table:formula="of:=IF([performanceLog.$A87]=1;[performanceLog.H87];&quot;&quot;)">
            <text:p/>
          </table:table-cell>
          <table:table-cell table:formula="of:=IF([performanceLog.$A87]=1;[performanceLog.I87];&quot;&quot;)">
            <text:p/>
          </table:table-cell>
          <table:table-cell table:formula="of:=IF([performanceLog.$A87]=1;[performanceLog.J87];&quot;&quot;)">
            <text:p/>
          </table:table-cell>
          <table:table-cell table:formula="of:=IF([performanceLog.$A87]=1;[performanceLog.K87];&quot;&quot;)">
            <text:p/>
          </table:table-cell>
          <table:table-cell table:formula="of:=IF([performanceLog.$A87]=1;[performanceLog.L87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88]=1;[performanceLog.B88];&quot;&quot;)">
            <text:p/>
          </table:table-cell>
          <table:table-cell table:formula="of:=IF([performanceLog.$A88]=1;[performanceLog.C88];&quot;&quot;)">
            <text:p/>
          </table:table-cell>
          <table:table-cell table:formula="of:=IF([performanceLog.$A88]=1;[performanceLog.D88];&quot;&quot;)">
            <text:p/>
          </table:table-cell>
          <table:table-cell table:formula="of:=IF([performanceLog.$A88]=1;[performanceLog.E88];&quot;&quot;)">
            <text:p/>
          </table:table-cell>
          <table:table-cell table:formula="of:=IF([performanceLog.$A88]=1;[performanceLog.F88];&quot;&quot;)">
            <text:p/>
          </table:table-cell>
          <table:table-cell table:formula="of:=IF([performanceLog.$A88]=1;[performanceLog.G88];&quot;&quot;)">
            <text:p/>
          </table:table-cell>
          <table:table-cell table:formula="of:=IF([performanceLog.$A88]=1;[performanceLog.H88];&quot;&quot;)">
            <text:p/>
          </table:table-cell>
          <table:table-cell table:formula="of:=IF([performanceLog.$A88]=1;[performanceLog.I88];&quot;&quot;)">
            <text:p/>
          </table:table-cell>
          <table:table-cell table:formula="of:=IF([performanceLog.$A88]=1;[performanceLog.J88];&quot;&quot;)">
            <text:p/>
          </table:table-cell>
          <table:table-cell table:formula="of:=IF([performanceLog.$A88]=1;[performanceLog.K88];&quot;&quot;)">
            <text:p/>
          </table:table-cell>
          <table:table-cell table:formula="of:=IF([performanceLog.$A88]=1;[performanceLog.L88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89]=1;[performanceLog.B89];&quot;&quot;)">
            <text:p/>
          </table:table-cell>
          <table:table-cell table:formula="of:=IF([performanceLog.$A89]=1;[performanceLog.C89];&quot;&quot;)">
            <text:p/>
          </table:table-cell>
          <table:table-cell table:formula="of:=IF([performanceLog.$A89]=1;[performanceLog.D89];&quot;&quot;)">
            <text:p/>
          </table:table-cell>
          <table:table-cell table:formula="of:=IF([performanceLog.$A89]=1;[performanceLog.E89];&quot;&quot;)">
            <text:p/>
          </table:table-cell>
          <table:table-cell table:formula="of:=IF([performanceLog.$A89]=1;[performanceLog.F89];&quot;&quot;)">
            <text:p/>
          </table:table-cell>
          <table:table-cell table:formula="of:=IF([performanceLog.$A89]=1;[performanceLog.G89];&quot;&quot;)">
            <text:p/>
          </table:table-cell>
          <table:table-cell table:formula="of:=IF([performanceLog.$A89]=1;[performanceLog.H89];&quot;&quot;)">
            <text:p/>
          </table:table-cell>
          <table:table-cell table:formula="of:=IF([performanceLog.$A89]=1;[performanceLog.I89];&quot;&quot;)">
            <text:p/>
          </table:table-cell>
          <table:table-cell table:formula="of:=IF([performanceLog.$A89]=1;[performanceLog.J89];&quot;&quot;)">
            <text:p/>
          </table:table-cell>
          <table:table-cell table:formula="of:=IF([performanceLog.$A89]=1;[performanceLog.K89];&quot;&quot;)">
            <text:p/>
          </table:table-cell>
          <table:table-cell table:formula="of:=IF([performanceLog.$A89]=1;[performanceLog.L89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90]=1;[performanceLog.B90];&quot;&quot;)">
            <text:p/>
          </table:table-cell>
          <table:table-cell table:formula="of:=IF([performanceLog.$A90]=1;[performanceLog.C90];&quot;&quot;)">
            <text:p/>
          </table:table-cell>
          <table:table-cell table:formula="of:=IF([performanceLog.$A90]=1;[performanceLog.D90];&quot;&quot;)">
            <text:p/>
          </table:table-cell>
          <table:table-cell table:formula="of:=IF([performanceLog.$A90]=1;[performanceLog.E90];&quot;&quot;)">
            <text:p/>
          </table:table-cell>
          <table:table-cell table:formula="of:=IF([performanceLog.$A90]=1;[performanceLog.F90];&quot;&quot;)">
            <text:p/>
          </table:table-cell>
          <table:table-cell table:formula="of:=IF([performanceLog.$A90]=1;[performanceLog.G90];&quot;&quot;)">
            <text:p/>
          </table:table-cell>
          <table:table-cell table:formula="of:=IF([performanceLog.$A90]=1;[performanceLog.H90];&quot;&quot;)">
            <text:p/>
          </table:table-cell>
          <table:table-cell table:formula="of:=IF([performanceLog.$A90]=1;[performanceLog.I90];&quot;&quot;)">
            <text:p/>
          </table:table-cell>
          <table:table-cell table:formula="of:=IF([performanceLog.$A90]=1;[performanceLog.J90];&quot;&quot;)">
            <text:p/>
          </table:table-cell>
          <table:table-cell table:formula="of:=IF([performanceLog.$A90]=1;[performanceLog.K90];&quot;&quot;)">
            <text:p/>
          </table:table-cell>
          <table:table-cell table:formula="of:=IF([performanceLog.$A90]=1;[performanceLog.L90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91]=1;[performanceLog.B91];&quot;&quot;)">
            <text:p/>
          </table:table-cell>
          <table:table-cell table:formula="of:=IF([performanceLog.$A91]=1;[performanceLog.C91];&quot;&quot;)">
            <text:p/>
          </table:table-cell>
          <table:table-cell table:formula="of:=IF([performanceLog.$A91]=1;[performanceLog.D91];&quot;&quot;)">
            <text:p/>
          </table:table-cell>
          <table:table-cell table:formula="of:=IF([performanceLog.$A91]=1;[performanceLog.E91];&quot;&quot;)">
            <text:p/>
          </table:table-cell>
          <table:table-cell table:formula="of:=IF([performanceLog.$A91]=1;[performanceLog.F91];&quot;&quot;)">
            <text:p/>
          </table:table-cell>
          <table:table-cell table:formula="of:=IF([performanceLog.$A91]=1;[performanceLog.G91];&quot;&quot;)">
            <text:p/>
          </table:table-cell>
          <table:table-cell table:formula="of:=IF([performanceLog.$A91]=1;[performanceLog.H91];&quot;&quot;)">
            <text:p/>
          </table:table-cell>
          <table:table-cell table:formula="of:=IF([performanceLog.$A91]=1;[performanceLog.I91];&quot;&quot;)">
            <text:p/>
          </table:table-cell>
          <table:table-cell table:formula="of:=IF([performanceLog.$A91]=1;[performanceLog.J91];&quot;&quot;)">
            <text:p/>
          </table:table-cell>
          <table:table-cell table:formula="of:=IF([performanceLog.$A91]=1;[performanceLog.K91];&quot;&quot;)">
            <text:p/>
          </table:table-cell>
          <table:table-cell table:formula="of:=IF([performanceLog.$A91]=1;[performanceLog.L91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92]=1;[performanceLog.B92];&quot;&quot;)">
            <text:p/>
          </table:table-cell>
          <table:table-cell table:formula="of:=IF([performanceLog.$A92]=1;[performanceLog.C92];&quot;&quot;)">
            <text:p/>
          </table:table-cell>
          <table:table-cell table:formula="of:=IF([performanceLog.$A92]=1;[performanceLog.D92];&quot;&quot;)">
            <text:p/>
          </table:table-cell>
          <table:table-cell table:formula="of:=IF([performanceLog.$A92]=1;[performanceLog.E92];&quot;&quot;)">
            <text:p/>
          </table:table-cell>
          <table:table-cell table:formula="of:=IF([performanceLog.$A92]=1;[performanceLog.F92];&quot;&quot;)">
            <text:p/>
          </table:table-cell>
          <table:table-cell table:formula="of:=IF([performanceLog.$A92]=1;[performanceLog.G92];&quot;&quot;)">
            <text:p/>
          </table:table-cell>
          <table:table-cell table:formula="of:=IF([performanceLog.$A92]=1;[performanceLog.H92];&quot;&quot;)">
            <text:p/>
          </table:table-cell>
          <table:table-cell table:formula="of:=IF([performanceLog.$A92]=1;[performanceLog.I92];&quot;&quot;)">
            <text:p/>
          </table:table-cell>
          <table:table-cell table:formula="of:=IF([performanceLog.$A92]=1;[performanceLog.J92];&quot;&quot;)">
            <text:p/>
          </table:table-cell>
          <table:table-cell table:formula="of:=IF([performanceLog.$A92]=1;[performanceLog.K92];&quot;&quot;)">
            <text:p/>
          </table:table-cell>
          <table:table-cell table:formula="of:=IF([performanceLog.$A92]=1;[performanceLog.L92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93]=1;[performanceLog.B93];&quot;&quot;)">
            <text:p/>
          </table:table-cell>
          <table:table-cell table:formula="of:=IF([performanceLog.$A93]=1;[performanceLog.C93];&quot;&quot;)">
            <text:p/>
          </table:table-cell>
          <table:table-cell table:formula="of:=IF([performanceLog.$A93]=1;[performanceLog.D93];&quot;&quot;)">
            <text:p/>
          </table:table-cell>
          <table:table-cell table:formula="of:=IF([performanceLog.$A93]=1;[performanceLog.E93];&quot;&quot;)">
            <text:p/>
          </table:table-cell>
          <table:table-cell table:formula="of:=IF([performanceLog.$A93]=1;[performanceLog.F93];&quot;&quot;)">
            <text:p/>
          </table:table-cell>
          <table:table-cell table:formula="of:=IF([performanceLog.$A93]=1;[performanceLog.G93];&quot;&quot;)">
            <text:p/>
          </table:table-cell>
          <table:table-cell table:formula="of:=IF([performanceLog.$A93]=1;[performanceLog.H93];&quot;&quot;)">
            <text:p/>
          </table:table-cell>
          <table:table-cell table:formula="of:=IF([performanceLog.$A93]=1;[performanceLog.I93];&quot;&quot;)">
            <text:p/>
          </table:table-cell>
          <table:table-cell table:formula="of:=IF([performanceLog.$A93]=1;[performanceLog.J93];&quot;&quot;)">
            <text:p/>
          </table:table-cell>
          <table:table-cell table:formula="of:=IF([performanceLog.$A93]=1;[performanceLog.K93];&quot;&quot;)">
            <text:p/>
          </table:table-cell>
          <table:table-cell table:formula="of:=IF([performanceLog.$A93]=1;[performanceLog.L93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94]=1;[performanceLog.B94];&quot;&quot;)">
            <text:p/>
          </table:table-cell>
          <table:table-cell table:formula="of:=IF([performanceLog.$A94]=1;[performanceLog.C94];&quot;&quot;)">
            <text:p/>
          </table:table-cell>
          <table:table-cell table:formula="of:=IF([performanceLog.$A94]=1;[performanceLog.D94];&quot;&quot;)">
            <text:p/>
          </table:table-cell>
          <table:table-cell table:formula="of:=IF([performanceLog.$A94]=1;[performanceLog.E94];&quot;&quot;)">
            <text:p/>
          </table:table-cell>
          <table:table-cell table:formula="of:=IF([performanceLog.$A94]=1;[performanceLog.F94];&quot;&quot;)">
            <text:p/>
          </table:table-cell>
          <table:table-cell table:formula="of:=IF([performanceLog.$A94]=1;[performanceLog.G94];&quot;&quot;)">
            <text:p/>
          </table:table-cell>
          <table:table-cell table:formula="of:=IF([performanceLog.$A94]=1;[performanceLog.H94];&quot;&quot;)">
            <text:p/>
          </table:table-cell>
          <table:table-cell table:formula="of:=IF([performanceLog.$A94]=1;[performanceLog.I94];&quot;&quot;)">
            <text:p/>
          </table:table-cell>
          <table:table-cell table:formula="of:=IF([performanceLog.$A94]=1;[performanceLog.J94];&quot;&quot;)">
            <text:p/>
          </table:table-cell>
          <table:table-cell table:formula="of:=IF([performanceLog.$A94]=1;[performanceLog.K94];&quot;&quot;)">
            <text:p/>
          </table:table-cell>
          <table:table-cell table:formula="of:=IF([performanceLog.$A94]=1;[performanceLog.L94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95]=1;[performanceLog.B95];&quot;&quot;)">
            <text:p/>
          </table:table-cell>
          <table:table-cell table:formula="of:=IF([performanceLog.$A95]=1;[performanceLog.C95];&quot;&quot;)">
            <text:p/>
          </table:table-cell>
          <table:table-cell table:formula="of:=IF([performanceLog.$A95]=1;[performanceLog.D95];&quot;&quot;)">
            <text:p/>
          </table:table-cell>
          <table:table-cell table:formula="of:=IF([performanceLog.$A95]=1;[performanceLog.E95];&quot;&quot;)">
            <text:p/>
          </table:table-cell>
          <table:table-cell table:formula="of:=IF([performanceLog.$A95]=1;[performanceLog.F95];&quot;&quot;)">
            <text:p/>
          </table:table-cell>
          <table:table-cell table:formula="of:=IF([performanceLog.$A95]=1;[performanceLog.G95];&quot;&quot;)">
            <text:p/>
          </table:table-cell>
          <table:table-cell table:formula="of:=IF([performanceLog.$A95]=1;[performanceLog.H95];&quot;&quot;)">
            <text:p/>
          </table:table-cell>
          <table:table-cell table:formula="of:=IF([performanceLog.$A95]=1;[performanceLog.I95];&quot;&quot;)">
            <text:p/>
          </table:table-cell>
          <table:table-cell table:formula="of:=IF([performanceLog.$A95]=1;[performanceLog.J95];&quot;&quot;)">
            <text:p/>
          </table:table-cell>
          <table:table-cell table:formula="of:=IF([performanceLog.$A95]=1;[performanceLog.K95];&quot;&quot;)">
            <text:p/>
          </table:table-cell>
          <table:table-cell table:formula="of:=IF([performanceLog.$A95]=1;[performanceLog.L95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96]=1;[performanceLog.B96];&quot;&quot;)">
            <text:p/>
          </table:table-cell>
          <table:table-cell table:formula="of:=IF([performanceLog.$A96]=1;[performanceLog.C96];&quot;&quot;)">
            <text:p/>
          </table:table-cell>
          <table:table-cell table:formula="of:=IF([performanceLog.$A96]=1;[performanceLog.D96];&quot;&quot;)">
            <text:p/>
          </table:table-cell>
          <table:table-cell table:formula="of:=IF([performanceLog.$A96]=1;[performanceLog.E96];&quot;&quot;)">
            <text:p/>
          </table:table-cell>
          <table:table-cell table:formula="of:=IF([performanceLog.$A96]=1;[performanceLog.F96];&quot;&quot;)">
            <text:p/>
          </table:table-cell>
          <table:table-cell table:formula="of:=IF([performanceLog.$A96]=1;[performanceLog.G96];&quot;&quot;)">
            <text:p/>
          </table:table-cell>
          <table:table-cell table:formula="of:=IF([performanceLog.$A96]=1;[performanceLog.H96];&quot;&quot;)">
            <text:p/>
          </table:table-cell>
          <table:table-cell table:formula="of:=IF([performanceLog.$A96]=1;[performanceLog.I96];&quot;&quot;)">
            <text:p/>
          </table:table-cell>
          <table:table-cell table:formula="of:=IF([performanceLog.$A96]=1;[performanceLog.J96];&quot;&quot;)">
            <text:p/>
          </table:table-cell>
          <table:table-cell table:formula="of:=IF([performanceLog.$A96]=1;[performanceLog.K96];&quot;&quot;)">
            <text:p/>
          </table:table-cell>
          <table:table-cell table:formula="of:=IF([performanceLog.$A96]=1;[performanceLog.L96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97]=1;[performanceLog.B97];&quot;&quot;)" office:value-type="float" office:value="11801949" calcext:value-type="float">
            <text:p>11801949</text:p>
          </table:table-cell>
          <table:table-cell table:formula="of:=IF([performanceLog.$A97]=1;[performanceLog.C97];&quot;&quot;)" office:value-type="float" office:value="13075800" calcext:value-type="float">
            <text:p>13075800</text:p>
          </table:table-cell>
          <table:table-cell table:formula="of:=IF([performanceLog.$A97]=1;[performanceLog.D97];&quot;&quot;)" office:value-type="float" office:value="7956750" calcext:value-type="float">
            <text:p>7956750</text:p>
          </table:table-cell>
          <table:table-cell table:formula="of:=IF([performanceLog.$A97]=1;[performanceLog.E97];&quot;&quot;)" office:value-type="float" office:value="260" calcext:value-type="float">
            <text:p>260</text:p>
          </table:table-cell>
          <table:table-cell table:formula="of:=IF([performanceLog.$A97]=1;[performanceLog.F97];&quot;&quot;)" office:value-type="float" office:value="257227415" calcext:value-type="float">
            <text:p>257227415</text:p>
          </table:table-cell>
          <table:table-cell table:formula="of:=IF([performanceLog.$A97]=1;[performanceLog.G97];&quot;&quot;)" office:value-type="float" office:value="5874152" calcext:value-type="float">
            <text:p>5874152</text:p>
          </table:table-cell>
          <table:table-cell table:formula="of:=IF([performanceLog.$A97]=1;[performanceLog.H97];&quot;&quot;)" office:value-type="float" office:value="781" calcext:value-type="float">
            <text:p>781</text:p>
          </table:table-cell>
          <table:table-cell table:formula="of:=IF([performanceLog.$A97]=1;[performanceLog.I97];&quot;&quot;)" office:value-type="float" office:value="1182237" calcext:value-type="float">
            <text:p>1182237</text:p>
          </table:table-cell>
          <table:table-cell table:formula="of:=IF([performanceLog.$A97]=1;[performanceLog.J97];&quot;&quot;)" office:value-type="float" office:value="3526866" calcext:value-type="float">
            <text:p>3526866</text:p>
          </table:table-cell>
          <table:table-cell table:formula="of:=IF([performanceLog.$A97]=1;[performanceLog.K97];&quot;&quot;)" office:value-type="float" office:value="7617220" calcext:value-type="float">
            <text:p>7617220</text:p>
          </table:table-cell>
          <table:table-cell table:formula="of:=IF([performanceLog.$A97]=1;[performanceLog.L97];&quot;&quot;)" office:value-type="float" office:value="10981014" calcext:value-type="float">
            <text:p>10981014</text:p>
          </table:table-cell>
          <table:table-cell table:number-columns-repeated="4"/>
        </table:table-row>
        <table:table-row table:style-name="ro1">
          <table:table-cell/>
          <table:table-cell table:formula="of:=IF([performanceLog.$A98]=1;[performanceLog.B98];&quot;&quot;)" office:value-type="float" office:value="12206948" calcext:value-type="float">
            <text:p>12206948</text:p>
          </table:table-cell>
          <table:table-cell table:formula="of:=IF([performanceLog.$A98]=1;[performanceLog.C98];&quot;&quot;)" office:value-type="float" office:value="13131529" calcext:value-type="float">
            <text:p>13131529</text:p>
          </table:table-cell>
          <table:table-cell table:formula="of:=IF([performanceLog.$A98]=1;[performanceLog.D98];&quot;&quot;)" office:value-type="float" office:value="7754043" calcext:value-type="float">
            <text:p>7754043</text:p>
          </table:table-cell>
          <table:table-cell table:formula="of:=IF([performanceLog.$A98]=1;[performanceLog.E98];&quot;&quot;)" office:value-type="float" office:value="260" calcext:value-type="float">
            <text:p>260</text:p>
          </table:table-cell>
          <table:table-cell table:formula="of:=IF([performanceLog.$A98]=1;[performanceLog.F98];&quot;&quot;)" office:value-type="float" office:value="257271373" calcext:value-type="float">
            <text:p>257271373</text:p>
          </table:table-cell>
          <table:table-cell table:formula="of:=IF([performanceLog.$A98]=1;[performanceLog.G98];&quot;&quot;)" office:value-type="float" office:value="5622486" calcext:value-type="float">
            <text:p>5622486</text:p>
          </table:table-cell>
          <table:table-cell table:formula="of:=IF([performanceLog.$A98]=1;[performanceLog.H98];&quot;&quot;)" office:value-type="float" office:value="677" calcext:value-type="float">
            <text:p>677</text:p>
          </table:table-cell>
          <table:table-cell table:formula="of:=IF([performanceLog.$A98]=1;[performanceLog.I98];&quot;&quot;)" office:value-type="float" office:value="1137706" calcext:value-type="float">
            <text:p>1137706</text:p>
          </table:table-cell>
          <table:table-cell table:formula="of:=IF([performanceLog.$A98]=1;[performanceLog.J98];&quot;&quot;)" office:value-type="float" office:value="3488011" calcext:value-type="float">
            <text:p>3488011</text:p>
          </table:table-cell>
          <table:table-cell table:formula="of:=IF([performanceLog.$A98]=1;[performanceLog.K98];&quot;&quot;)" office:value-type="float" office:value="7691231" calcext:value-type="float">
            <text:p>7691231</text:p>
          </table:table-cell>
          <table:table-cell table:formula="of:=IF([performanceLog.$A98]=1;[performanceLog.L98];&quot;&quot;)" office:value-type="float" office:value="10323151" calcext:value-type="float">
            <text:p>10323151</text:p>
          </table:table-cell>
          <table:table-cell table:number-columns-repeated="4"/>
        </table:table-row>
        <table:table-row table:style-name="ro1">
          <table:table-cell/>
          <table:table-cell table:formula="of:=IF([performanceLog.$A99]=1;[performanceLog.B99];&quot;&quot;)" office:value-type="float" office:value="11802522" calcext:value-type="float">
            <text:p>11802522</text:p>
          </table:table-cell>
          <table:table-cell table:formula="of:=IF([performanceLog.$A99]=1;[performanceLog.C99];&quot;&quot;)" office:value-type="float" office:value="13150174" calcext:value-type="float">
            <text:p>13150174</text:p>
          </table:table-cell>
          <table:table-cell table:formula="of:=IF([performanceLog.$A99]=1;[performanceLog.D99];&quot;&quot;)" office:value-type="float" office:value="7444147" calcext:value-type="float">
            <text:p>7444147</text:p>
          </table:table-cell>
          <table:table-cell table:formula="of:=IF([performanceLog.$A99]=1;[performanceLog.E99];&quot;&quot;)" office:value-type="float" office:value="365" calcext:value-type="float">
            <text:p>365</text:p>
          </table:table-cell>
          <table:table-cell table:formula="of:=IF([performanceLog.$A99]=1;[performanceLog.F99];&quot;&quot;)" office:value-type="float" office:value="257123873" calcext:value-type="float">
            <text:p>257123873</text:p>
          </table:table-cell>
          <table:table-cell table:formula="of:=IF([performanceLog.$A99]=1;[performanceLog.G99];&quot;&quot;)" office:value-type="float" office:value="5705871" calcext:value-type="float">
            <text:p>5705871</text:p>
          </table:table-cell>
          <table:table-cell table:formula="of:=IF([performanceLog.$A99]=1;[performanceLog.H99];&quot;&quot;)" office:value-type="float" office:value="677" calcext:value-type="float">
            <text:p>677</text:p>
          </table:table-cell>
          <table:table-cell table:formula="of:=IF([performanceLog.$A99]=1;[performanceLog.I99];&quot;&quot;)" office:value-type="float" office:value="1145310" calcext:value-type="float">
            <text:p>1145310</text:p>
          </table:table-cell>
          <table:table-cell table:formula="of:=IF([performanceLog.$A99]=1;[performanceLog.J99];&quot;&quot;)" office:value-type="float" office:value="3481866" calcext:value-type="float">
            <text:p>3481866</text:p>
          </table:table-cell>
          <table:table-cell table:formula="of:=IF([performanceLog.$A99]=1;[performanceLog.K99];&quot;&quot;)" office:value-type="float" office:value="7757845" calcext:value-type="float">
            <text:p>7757845</text:p>
          </table:table-cell>
          <table:table-cell table:formula="of:=IF([performanceLog.$A99]=1;[performanceLog.L99];&quot;&quot;)" office:value-type="float" office:value="10439036" calcext:value-type="float">
            <text:p>10439036</text:p>
          </table:table-cell>
          <table:table-cell table:number-columns-repeated="4"/>
        </table:table-row>
        <table:table-row table:style-name="ro1">
          <table:table-cell/>
          <table:table-cell table:formula="of:=IF([performanceLog.$A100]=1;[performanceLog.B100];&quot;&quot;)" office:value-type="float" office:value="11811688" calcext:value-type="float">
            <text:p>11811688</text:p>
          </table:table-cell>
          <table:table-cell table:formula="of:=IF([performanceLog.$A100]=1;[performanceLog.C100];&quot;&quot;)" office:value-type="float" office:value="12791946" calcext:value-type="float">
            <text:p>12791946</text:p>
          </table:table-cell>
          <table:table-cell table:formula="of:=IF([performanceLog.$A100]=1;[performanceLog.D100];&quot;&quot;)" office:value-type="float" office:value="7824719" calcext:value-type="float">
            <text:p>7824719</text:p>
          </table:table-cell>
          <table:table-cell table:formula="of:=IF([performanceLog.$A100]=1;[performanceLog.E100];&quot;&quot;)" office:value-type="float" office:value="313" calcext:value-type="float">
            <text:p>313</text:p>
          </table:table-cell>
          <table:table-cell table:formula="of:=IF([performanceLog.$A100]=1;[performanceLog.F100];&quot;&quot;)" office:value-type="float" office:value="257362674" calcext:value-type="float">
            <text:p>257362674</text:p>
          </table:table-cell>
          <table:table-cell table:formula="of:=IF([performanceLog.$A100]=1;[performanceLog.G100];&quot;&quot;)" office:value-type="float" office:value="5507330" calcext:value-type="float">
            <text:p>5507330</text:p>
          </table:table-cell>
          <table:table-cell table:formula="of:=IF([performanceLog.$A100]=1;[performanceLog.H100];&quot;&quot;)" office:value-type="float" office:value="729" calcext:value-type="float">
            <text:p>729</text:p>
          </table:table-cell>
          <table:table-cell table:formula="of:=IF([performanceLog.$A100]=1;[performanceLog.I100];&quot;&quot;)" office:value-type="float" office:value="1024737" calcext:value-type="float">
            <text:p>1024737</text:p>
          </table:table-cell>
          <table:table-cell table:formula="of:=IF([performanceLog.$A100]=1;[performanceLog.J100];&quot;&quot;)" office:value-type="float" office:value="3553064" calcext:value-type="float">
            <text:p>3553064</text:p>
          </table:table-cell>
          <table:table-cell table:formula="of:=IF([performanceLog.$A100]=1;[performanceLog.K100];&quot;&quot;)" office:value-type="float" office:value="7874563" calcext:value-type="float">
            <text:p>7874563</text:p>
          </table:table-cell>
          <table:table-cell table:formula="of:=IF([performanceLog.$A100]=1;[performanceLog.L100];&quot;&quot;)" office:value-type="float" office:value="10869399" calcext:value-type="float">
            <text:p>10869399</text:p>
          </table:table-cell>
          <table:table-cell table:number-columns-repeated="4"/>
        </table:table-row>
        <table:table-row table:style-name="ro1">
          <table:table-cell/>
          <table:table-cell table:formula="of:=IF([performanceLog.$A101]=1;[performanceLog.B101];&quot;&quot;)">
            <text:p/>
          </table:table-cell>
          <table:table-cell table:formula="of:=IF([performanceLog.$A101]=1;[performanceLog.C101];&quot;&quot;)">
            <text:p/>
          </table:table-cell>
          <table:table-cell table:formula="of:=IF([performanceLog.$A101]=1;[performanceLog.D101];&quot;&quot;)">
            <text:p/>
          </table:table-cell>
          <table:table-cell table:formula="of:=IF([performanceLog.$A101]=1;[performanceLog.E101];&quot;&quot;)">
            <text:p/>
          </table:table-cell>
          <table:table-cell table:formula="of:=IF([performanceLog.$A101]=1;[performanceLog.F101];&quot;&quot;)">
            <text:p/>
          </table:table-cell>
          <table:table-cell table:formula="of:=IF([performanceLog.$A101]=1;[performanceLog.G101];&quot;&quot;)">
            <text:p/>
          </table:table-cell>
          <table:table-cell table:formula="of:=IF([performanceLog.$A101]=1;[performanceLog.H101];&quot;&quot;)">
            <text:p/>
          </table:table-cell>
          <table:table-cell table:formula="of:=IF([performanceLog.$A101]=1;[performanceLog.I101];&quot;&quot;)">
            <text:p/>
          </table:table-cell>
          <table:table-cell table:formula="of:=IF([performanceLog.$A101]=1;[performanceLog.J101];&quot;&quot;)">
            <text:p/>
          </table:table-cell>
          <table:table-cell table:formula="of:=IF([performanceLog.$A101]=1;[performanceLog.K101];&quot;&quot;)">
            <text:p/>
          </table:table-cell>
          <table:table-cell table:formula="of:=IF([performanceLog.$A101]=1;[performanceLog.L101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02]=1;[performanceLog.B102];&quot;&quot;)" office:value-type="float" office:value="11662054" calcext:value-type="float">
            <text:p>11662054</text:p>
          </table:table-cell>
          <table:table-cell table:formula="of:=IF([performanceLog.$A102]=1;[performanceLog.C102];&quot;&quot;)" office:value-type="float" office:value="13006008" calcext:value-type="float">
            <text:p>13006008</text:p>
          </table:table-cell>
          <table:table-cell table:formula="of:=IF([performanceLog.$A102]=1;[performanceLog.D102];&quot;&quot;)" office:value-type="float" office:value="7850969" calcext:value-type="float">
            <text:p>7850969</text:p>
          </table:table-cell>
          <table:table-cell table:formula="of:=IF([performanceLog.$A102]=1;[performanceLog.E102];&quot;&quot;)" office:value-type="float" office:value="365" calcext:value-type="float">
            <text:p>365</text:p>
          </table:table-cell>
          <table:table-cell table:formula="of:=IF([performanceLog.$A102]=1;[performanceLog.F102];&quot;&quot;)" office:value-type="float" office:value="257033455" calcext:value-type="float">
            <text:p>257033455</text:p>
          </table:table-cell>
          <table:table-cell table:formula="of:=IF([performanceLog.$A102]=1;[performanceLog.G102];&quot;&quot;)" office:value-type="float" office:value="5570558" calcext:value-type="float">
            <text:p>5570558</text:p>
          </table:table-cell>
          <table:table-cell table:formula="of:=IF([performanceLog.$A102]=1;[performanceLog.H102];&quot;&quot;)" office:value-type="float" office:value="625" calcext:value-type="float">
            <text:p>625</text:p>
          </table:table-cell>
          <table:table-cell table:formula="of:=IF([performanceLog.$A102]=1;[performanceLog.I102];&quot;&quot;)" office:value-type="float" office:value="1060466" calcext:value-type="float">
            <text:p>1060466</text:p>
          </table:table-cell>
          <table:table-cell table:formula="of:=IF([performanceLog.$A102]=1;[performanceLog.J102];&quot;&quot;)" office:value-type="float" office:value="3490929" calcext:value-type="float">
            <text:p>3490929</text:p>
          </table:table-cell>
          <table:table-cell table:formula="of:=IF([performanceLog.$A102]=1;[performanceLog.K102];&quot;&quot;)" office:value-type="float" office:value="7865448" calcext:value-type="float">
            <text:p>7865448</text:p>
          </table:table-cell>
          <table:table-cell table:formula="of:=IF([performanceLog.$A102]=1;[performanceLog.L102];&quot;&quot;)" office:value-type="float" office:value="11021013" calcext:value-type="float">
            <text:p>11021013</text:p>
          </table:table-cell>
          <table:table-cell table:number-columns-repeated="4"/>
        </table:table-row>
        <table:table-row table:style-name="ro1">
          <table:table-cell/>
          <table:table-cell table:formula="of:=IF([performanceLog.$A103]=1;[performanceLog.B103];&quot;&quot;)" office:value-type="float" office:value="11679136" calcext:value-type="float">
            <text:p>11679136</text:p>
          </table:table-cell>
          <table:table-cell table:formula="of:=IF([performanceLog.$A103]=1;[performanceLog.C103];&quot;&quot;)" office:value-type="float" office:value="13038925" calcext:value-type="float">
            <text:p>13038925</text:p>
          </table:table-cell>
          <table:table-cell table:formula="of:=IF([performanceLog.$A103]=1;[performanceLog.D103];&quot;&quot;)" office:value-type="float" office:value="8010605" calcext:value-type="float">
            <text:p>8010605</text:p>
          </table:table-cell>
          <table:table-cell table:formula="of:=IF([performanceLog.$A103]=1;[performanceLog.E103];&quot;&quot;)" office:value-type="float" office:value="364" calcext:value-type="float">
            <text:p>364</text:p>
          </table:table-cell>
          <table:table-cell table:formula="of:=IF([performanceLog.$A103]=1;[performanceLog.F103];&quot;&quot;)" office:value-type="float" office:value="257154027" calcext:value-type="float">
            <text:p>257154027</text:p>
          </table:table-cell>
          <table:table-cell table:formula="of:=IF([performanceLog.$A103]=1;[performanceLog.G103];&quot;&quot;)" office:value-type="float" office:value="5393840" calcext:value-type="float">
            <text:p>5393840</text:p>
          </table:table-cell>
          <table:table-cell table:formula="of:=IF([performanceLog.$A103]=1;[performanceLog.H103];&quot;&quot;)" office:value-type="float" office:value="573" calcext:value-type="float">
            <text:p>573</text:p>
          </table:table-cell>
          <table:table-cell table:formula="of:=IF([performanceLog.$A103]=1;[performanceLog.I103];&quot;&quot;)" office:value-type="float" office:value="1069528" calcext:value-type="float">
            <text:p>1069528</text:p>
          </table:table-cell>
          <table:table-cell table:formula="of:=IF([performanceLog.$A103]=1;[performanceLog.J103];&quot;&quot;)" office:value-type="float" office:value="3533481" calcext:value-type="float">
            <text:p>3533481</text:p>
          </table:table-cell>
          <table:table-cell table:formula="of:=IF([performanceLog.$A103]=1;[performanceLog.K103];&quot;&quot;)" office:value-type="float" office:value="7799355" calcext:value-type="float">
            <text:p>7799355</text:p>
          </table:table-cell>
          <table:table-cell table:formula="of:=IF([performanceLog.$A103]=1;[performanceLog.L103];&quot;&quot;)" office:value-type="float" office:value="11005752" calcext:value-type="float">
            <text:p>11005752</text:p>
          </table:table-cell>
          <table:table-cell table:number-columns-repeated="4"/>
        </table:table-row>
        <table:table-row table:style-name="ro1">
          <table:table-cell/>
          <table:table-cell table:formula="of:=IF([performanceLog.$A104]=1;[performanceLog.B104];&quot;&quot;)">
            <text:p/>
          </table:table-cell>
          <table:table-cell table:formula="of:=IF([performanceLog.$A104]=1;[performanceLog.C104];&quot;&quot;)">
            <text:p/>
          </table:table-cell>
          <table:table-cell table:formula="of:=IF([performanceLog.$A104]=1;[performanceLog.D104];&quot;&quot;)">
            <text:p/>
          </table:table-cell>
          <table:table-cell table:formula="of:=IF([performanceLog.$A104]=1;[performanceLog.E104];&quot;&quot;)">
            <text:p/>
          </table:table-cell>
          <table:table-cell table:formula="of:=IF([performanceLog.$A104]=1;[performanceLog.F104];&quot;&quot;)">
            <text:p/>
          </table:table-cell>
          <table:table-cell table:formula="of:=IF([performanceLog.$A104]=1;[performanceLog.G104];&quot;&quot;)">
            <text:p/>
          </table:table-cell>
          <table:table-cell table:formula="of:=IF([performanceLog.$A104]=1;[performanceLog.H104];&quot;&quot;)">
            <text:p/>
          </table:table-cell>
          <table:table-cell table:formula="of:=IF([performanceLog.$A104]=1;[performanceLog.I104];&quot;&quot;)">
            <text:p/>
          </table:table-cell>
          <table:table-cell table:formula="of:=IF([performanceLog.$A104]=1;[performanceLog.J104];&quot;&quot;)">
            <text:p/>
          </table:table-cell>
          <table:table-cell table:formula="of:=IF([performanceLog.$A104]=1;[performanceLog.K104];&quot;&quot;)">
            <text:p/>
          </table:table-cell>
          <table:table-cell table:formula="of:=IF([performanceLog.$A104]=1;[performanceLog.L104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05]=1;[performanceLog.B105];&quot;&quot;)">
            <text:p/>
          </table:table-cell>
          <table:table-cell table:formula="of:=IF([performanceLog.$A105]=1;[performanceLog.C105];&quot;&quot;)">
            <text:p/>
          </table:table-cell>
          <table:table-cell table:formula="of:=IF([performanceLog.$A105]=1;[performanceLog.D105];&quot;&quot;)">
            <text:p/>
          </table:table-cell>
          <table:table-cell table:formula="of:=IF([performanceLog.$A105]=1;[performanceLog.E105];&quot;&quot;)">
            <text:p/>
          </table:table-cell>
          <table:table-cell table:formula="of:=IF([performanceLog.$A105]=1;[performanceLog.F105];&quot;&quot;)">
            <text:p/>
          </table:table-cell>
          <table:table-cell table:formula="of:=IF([performanceLog.$A105]=1;[performanceLog.G105];&quot;&quot;)">
            <text:p/>
          </table:table-cell>
          <table:table-cell table:formula="of:=IF([performanceLog.$A105]=1;[performanceLog.H105];&quot;&quot;)">
            <text:p/>
          </table:table-cell>
          <table:table-cell table:formula="of:=IF([performanceLog.$A105]=1;[performanceLog.I105];&quot;&quot;)">
            <text:p/>
          </table:table-cell>
          <table:table-cell table:formula="of:=IF([performanceLog.$A105]=1;[performanceLog.J105];&quot;&quot;)">
            <text:p/>
          </table:table-cell>
          <table:table-cell table:formula="of:=IF([performanceLog.$A105]=1;[performanceLog.K105];&quot;&quot;)">
            <text:p/>
          </table:table-cell>
          <table:table-cell table:formula="of:=IF([performanceLog.$A105]=1;[performanceLog.L105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06]=1;[performanceLog.B106];&quot;&quot;)">
            <text:p/>
          </table:table-cell>
          <table:table-cell table:formula="of:=IF([performanceLog.$A106]=1;[performanceLog.C106];&quot;&quot;)">
            <text:p/>
          </table:table-cell>
          <table:table-cell table:formula="of:=IF([performanceLog.$A106]=1;[performanceLog.D106];&quot;&quot;)">
            <text:p/>
          </table:table-cell>
          <table:table-cell table:formula="of:=IF([performanceLog.$A106]=1;[performanceLog.E106];&quot;&quot;)">
            <text:p/>
          </table:table-cell>
          <table:table-cell table:formula="of:=IF([performanceLog.$A106]=1;[performanceLog.F106];&quot;&quot;)">
            <text:p/>
          </table:table-cell>
          <table:table-cell table:formula="of:=IF([performanceLog.$A106]=1;[performanceLog.G106];&quot;&quot;)">
            <text:p/>
          </table:table-cell>
          <table:table-cell table:formula="of:=IF([performanceLog.$A106]=1;[performanceLog.H106];&quot;&quot;)">
            <text:p/>
          </table:table-cell>
          <table:table-cell table:formula="of:=IF([performanceLog.$A106]=1;[performanceLog.I106];&quot;&quot;)">
            <text:p/>
          </table:table-cell>
          <table:table-cell table:formula="of:=IF([performanceLog.$A106]=1;[performanceLog.J106];&quot;&quot;)">
            <text:p/>
          </table:table-cell>
          <table:table-cell table:formula="of:=IF([performanceLog.$A106]=1;[performanceLog.K106];&quot;&quot;)">
            <text:p/>
          </table:table-cell>
          <table:table-cell table:formula="of:=IF([performanceLog.$A106]=1;[performanceLog.L106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07]=1;[performanceLog.B107];&quot;&quot;)">
            <text:p/>
          </table:table-cell>
          <table:table-cell table:formula="of:=IF([performanceLog.$A107]=1;[performanceLog.C107];&quot;&quot;)">
            <text:p/>
          </table:table-cell>
          <table:table-cell table:formula="of:=IF([performanceLog.$A107]=1;[performanceLog.D107];&quot;&quot;)">
            <text:p/>
          </table:table-cell>
          <table:table-cell table:formula="of:=IF([performanceLog.$A107]=1;[performanceLog.E107];&quot;&quot;)">
            <text:p/>
          </table:table-cell>
          <table:table-cell table:formula="of:=IF([performanceLog.$A107]=1;[performanceLog.F107];&quot;&quot;)">
            <text:p/>
          </table:table-cell>
          <table:table-cell table:formula="of:=IF([performanceLog.$A107]=1;[performanceLog.G107];&quot;&quot;)">
            <text:p/>
          </table:table-cell>
          <table:table-cell table:formula="of:=IF([performanceLog.$A107]=1;[performanceLog.H107];&quot;&quot;)">
            <text:p/>
          </table:table-cell>
          <table:table-cell table:formula="of:=IF([performanceLog.$A107]=1;[performanceLog.I107];&quot;&quot;)">
            <text:p/>
          </table:table-cell>
          <table:table-cell table:formula="of:=IF([performanceLog.$A107]=1;[performanceLog.J107];&quot;&quot;)">
            <text:p/>
          </table:table-cell>
          <table:table-cell table:formula="of:=IF([performanceLog.$A107]=1;[performanceLog.K107];&quot;&quot;)">
            <text:p/>
          </table:table-cell>
          <table:table-cell table:formula="of:=IF([performanceLog.$A107]=1;[performanceLog.L107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08]=1;[performanceLog.B108];&quot;&quot;)">
            <text:p/>
          </table:table-cell>
          <table:table-cell table:formula="of:=IF([performanceLog.$A108]=1;[performanceLog.C108];&quot;&quot;)">
            <text:p/>
          </table:table-cell>
          <table:table-cell table:formula="of:=IF([performanceLog.$A108]=1;[performanceLog.D108];&quot;&quot;)">
            <text:p/>
          </table:table-cell>
          <table:table-cell table:formula="of:=IF([performanceLog.$A108]=1;[performanceLog.E108];&quot;&quot;)">
            <text:p/>
          </table:table-cell>
          <table:table-cell table:formula="of:=IF([performanceLog.$A108]=1;[performanceLog.F108];&quot;&quot;)">
            <text:p/>
          </table:table-cell>
          <table:table-cell table:formula="of:=IF([performanceLog.$A108]=1;[performanceLog.G108];&quot;&quot;)">
            <text:p/>
          </table:table-cell>
          <table:table-cell table:formula="of:=IF([performanceLog.$A108]=1;[performanceLog.H108];&quot;&quot;)">
            <text:p/>
          </table:table-cell>
          <table:table-cell table:formula="of:=IF([performanceLog.$A108]=1;[performanceLog.I108];&quot;&quot;)">
            <text:p/>
          </table:table-cell>
          <table:table-cell table:formula="of:=IF([performanceLog.$A108]=1;[performanceLog.J108];&quot;&quot;)">
            <text:p/>
          </table:table-cell>
          <table:table-cell table:formula="of:=IF([performanceLog.$A108]=1;[performanceLog.K108];&quot;&quot;)">
            <text:p/>
          </table:table-cell>
          <table:table-cell table:formula="of:=IF([performanceLog.$A108]=1;[performanceLog.L108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09]=1;[performanceLog.B109];&quot;&quot;)">
            <text:p/>
          </table:table-cell>
          <table:table-cell table:formula="of:=IF([performanceLog.$A109]=1;[performanceLog.C109];&quot;&quot;)">
            <text:p/>
          </table:table-cell>
          <table:table-cell table:formula="of:=IF([performanceLog.$A109]=1;[performanceLog.D109];&quot;&quot;)">
            <text:p/>
          </table:table-cell>
          <table:table-cell table:formula="of:=IF([performanceLog.$A109]=1;[performanceLog.E109];&quot;&quot;)">
            <text:p/>
          </table:table-cell>
          <table:table-cell table:formula="of:=IF([performanceLog.$A109]=1;[performanceLog.F109];&quot;&quot;)">
            <text:p/>
          </table:table-cell>
          <table:table-cell table:formula="of:=IF([performanceLog.$A109]=1;[performanceLog.G109];&quot;&quot;)">
            <text:p/>
          </table:table-cell>
          <table:table-cell table:formula="of:=IF([performanceLog.$A109]=1;[performanceLog.H109];&quot;&quot;)">
            <text:p/>
          </table:table-cell>
          <table:table-cell table:formula="of:=IF([performanceLog.$A109]=1;[performanceLog.I109];&quot;&quot;)">
            <text:p/>
          </table:table-cell>
          <table:table-cell table:formula="of:=IF([performanceLog.$A109]=1;[performanceLog.J109];&quot;&quot;)">
            <text:p/>
          </table:table-cell>
          <table:table-cell table:formula="of:=IF([performanceLog.$A109]=1;[performanceLog.K109];&quot;&quot;)">
            <text:p/>
          </table:table-cell>
          <table:table-cell table:formula="of:=IF([performanceLog.$A109]=1;[performanceLog.L109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10]=1;[performanceLog.B110];&quot;&quot;)">
            <text:p/>
          </table:table-cell>
          <table:table-cell table:formula="of:=IF([performanceLog.$A110]=1;[performanceLog.C110];&quot;&quot;)">
            <text:p/>
          </table:table-cell>
          <table:table-cell table:formula="of:=IF([performanceLog.$A110]=1;[performanceLog.D110];&quot;&quot;)">
            <text:p/>
          </table:table-cell>
          <table:table-cell table:formula="of:=IF([performanceLog.$A110]=1;[performanceLog.E110];&quot;&quot;)">
            <text:p/>
          </table:table-cell>
          <table:table-cell table:formula="of:=IF([performanceLog.$A110]=1;[performanceLog.F110];&quot;&quot;)">
            <text:p/>
          </table:table-cell>
          <table:table-cell table:formula="of:=IF([performanceLog.$A110]=1;[performanceLog.G110];&quot;&quot;)">
            <text:p/>
          </table:table-cell>
          <table:table-cell table:formula="of:=IF([performanceLog.$A110]=1;[performanceLog.H110];&quot;&quot;)">
            <text:p/>
          </table:table-cell>
          <table:table-cell table:formula="of:=IF([performanceLog.$A110]=1;[performanceLog.I110];&quot;&quot;)">
            <text:p/>
          </table:table-cell>
          <table:table-cell table:formula="of:=IF([performanceLog.$A110]=1;[performanceLog.J110];&quot;&quot;)">
            <text:p/>
          </table:table-cell>
          <table:table-cell table:formula="of:=IF([performanceLog.$A110]=1;[performanceLog.K110];&quot;&quot;)">
            <text:p/>
          </table:table-cell>
          <table:table-cell table:formula="of:=IF([performanceLog.$A110]=1;[performanceLog.L110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11]=1;[performanceLog.B111];&quot;&quot;)">
            <text:p/>
          </table:table-cell>
          <table:table-cell table:formula="of:=IF([performanceLog.$A111]=1;[performanceLog.C111];&quot;&quot;)">
            <text:p/>
          </table:table-cell>
          <table:table-cell table:formula="of:=IF([performanceLog.$A111]=1;[performanceLog.D111];&quot;&quot;)">
            <text:p/>
          </table:table-cell>
          <table:table-cell table:formula="of:=IF([performanceLog.$A111]=1;[performanceLog.E111];&quot;&quot;)">
            <text:p/>
          </table:table-cell>
          <table:table-cell table:formula="of:=IF([performanceLog.$A111]=1;[performanceLog.F111];&quot;&quot;)">
            <text:p/>
          </table:table-cell>
          <table:table-cell table:formula="of:=IF([performanceLog.$A111]=1;[performanceLog.G111];&quot;&quot;)">
            <text:p/>
          </table:table-cell>
          <table:table-cell table:formula="of:=IF([performanceLog.$A111]=1;[performanceLog.H111];&quot;&quot;)">
            <text:p/>
          </table:table-cell>
          <table:table-cell table:formula="of:=IF([performanceLog.$A111]=1;[performanceLog.I111];&quot;&quot;)">
            <text:p/>
          </table:table-cell>
          <table:table-cell table:formula="of:=IF([performanceLog.$A111]=1;[performanceLog.J111];&quot;&quot;)">
            <text:p/>
          </table:table-cell>
          <table:table-cell table:formula="of:=IF([performanceLog.$A111]=1;[performanceLog.K111];&quot;&quot;)">
            <text:p/>
          </table:table-cell>
          <table:table-cell table:formula="of:=IF([performanceLog.$A111]=1;[performanceLog.L111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12]=1;[performanceLog.B112];&quot;&quot;)">
            <text:p/>
          </table:table-cell>
          <table:table-cell table:formula="of:=IF([performanceLog.$A112]=1;[performanceLog.C112];&quot;&quot;)">
            <text:p/>
          </table:table-cell>
          <table:table-cell table:formula="of:=IF([performanceLog.$A112]=1;[performanceLog.D112];&quot;&quot;)">
            <text:p/>
          </table:table-cell>
          <table:table-cell table:formula="of:=IF([performanceLog.$A112]=1;[performanceLog.E112];&quot;&quot;)">
            <text:p/>
          </table:table-cell>
          <table:table-cell table:formula="of:=IF([performanceLog.$A112]=1;[performanceLog.F112];&quot;&quot;)">
            <text:p/>
          </table:table-cell>
          <table:table-cell table:formula="of:=IF([performanceLog.$A112]=1;[performanceLog.G112];&quot;&quot;)">
            <text:p/>
          </table:table-cell>
          <table:table-cell table:formula="of:=IF([performanceLog.$A112]=1;[performanceLog.H112];&quot;&quot;)">
            <text:p/>
          </table:table-cell>
          <table:table-cell table:formula="of:=IF([performanceLog.$A112]=1;[performanceLog.I112];&quot;&quot;)">
            <text:p/>
          </table:table-cell>
          <table:table-cell table:formula="of:=IF([performanceLog.$A112]=1;[performanceLog.J112];&quot;&quot;)">
            <text:p/>
          </table:table-cell>
          <table:table-cell table:formula="of:=IF([performanceLog.$A112]=1;[performanceLog.K112];&quot;&quot;)">
            <text:p/>
          </table:table-cell>
          <table:table-cell table:formula="of:=IF([performanceLog.$A112]=1;[performanceLog.L112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13]=1;[performanceLog.B113];&quot;&quot;)">
            <text:p/>
          </table:table-cell>
          <table:table-cell table:formula="of:=IF([performanceLog.$A113]=1;[performanceLog.C113];&quot;&quot;)">
            <text:p/>
          </table:table-cell>
          <table:table-cell table:formula="of:=IF([performanceLog.$A113]=1;[performanceLog.D113];&quot;&quot;)">
            <text:p/>
          </table:table-cell>
          <table:table-cell table:formula="of:=IF([performanceLog.$A113]=1;[performanceLog.E113];&quot;&quot;)">
            <text:p/>
          </table:table-cell>
          <table:table-cell table:formula="of:=IF([performanceLog.$A113]=1;[performanceLog.F113];&quot;&quot;)">
            <text:p/>
          </table:table-cell>
          <table:table-cell table:formula="of:=IF([performanceLog.$A113]=1;[performanceLog.G113];&quot;&quot;)">
            <text:p/>
          </table:table-cell>
          <table:table-cell table:formula="of:=IF([performanceLog.$A113]=1;[performanceLog.H113];&quot;&quot;)">
            <text:p/>
          </table:table-cell>
          <table:table-cell table:formula="of:=IF([performanceLog.$A113]=1;[performanceLog.I113];&quot;&quot;)">
            <text:p/>
          </table:table-cell>
          <table:table-cell table:formula="of:=IF([performanceLog.$A113]=1;[performanceLog.J113];&quot;&quot;)">
            <text:p/>
          </table:table-cell>
          <table:table-cell table:formula="of:=IF([performanceLog.$A113]=1;[performanceLog.K113];&quot;&quot;)">
            <text:p/>
          </table:table-cell>
          <table:table-cell table:formula="of:=IF([performanceLog.$A113]=1;[performanceLog.L113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14]=1;[performanceLog.B114];&quot;&quot;)">
            <text:p/>
          </table:table-cell>
          <table:table-cell table:formula="of:=IF([performanceLog.$A114]=1;[performanceLog.C114];&quot;&quot;)">
            <text:p/>
          </table:table-cell>
          <table:table-cell table:formula="of:=IF([performanceLog.$A114]=1;[performanceLog.D114];&quot;&quot;)">
            <text:p/>
          </table:table-cell>
          <table:table-cell table:formula="of:=IF([performanceLog.$A114]=1;[performanceLog.E114];&quot;&quot;)">
            <text:p/>
          </table:table-cell>
          <table:table-cell table:formula="of:=IF([performanceLog.$A114]=1;[performanceLog.F114];&quot;&quot;)">
            <text:p/>
          </table:table-cell>
          <table:table-cell table:formula="of:=IF([performanceLog.$A114]=1;[performanceLog.G114];&quot;&quot;)">
            <text:p/>
          </table:table-cell>
          <table:table-cell table:formula="of:=IF([performanceLog.$A114]=1;[performanceLog.H114];&quot;&quot;)">
            <text:p/>
          </table:table-cell>
          <table:table-cell table:formula="of:=IF([performanceLog.$A114]=1;[performanceLog.I114];&quot;&quot;)">
            <text:p/>
          </table:table-cell>
          <table:table-cell table:formula="of:=IF([performanceLog.$A114]=1;[performanceLog.J114];&quot;&quot;)">
            <text:p/>
          </table:table-cell>
          <table:table-cell table:formula="of:=IF([performanceLog.$A114]=1;[performanceLog.K114];&quot;&quot;)">
            <text:p/>
          </table:table-cell>
          <table:table-cell table:formula="of:=IF([performanceLog.$A114]=1;[performanceLog.L114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15]=1;[performanceLog.B115];&quot;&quot;)">
            <text:p/>
          </table:table-cell>
          <table:table-cell table:formula="of:=IF([performanceLog.$A115]=1;[performanceLog.C115];&quot;&quot;)">
            <text:p/>
          </table:table-cell>
          <table:table-cell table:formula="of:=IF([performanceLog.$A115]=1;[performanceLog.D115];&quot;&quot;)">
            <text:p/>
          </table:table-cell>
          <table:table-cell table:formula="of:=IF([performanceLog.$A115]=1;[performanceLog.E115];&quot;&quot;)">
            <text:p/>
          </table:table-cell>
          <table:table-cell table:formula="of:=IF([performanceLog.$A115]=1;[performanceLog.F115];&quot;&quot;)">
            <text:p/>
          </table:table-cell>
          <table:table-cell table:formula="of:=IF([performanceLog.$A115]=1;[performanceLog.G115];&quot;&quot;)">
            <text:p/>
          </table:table-cell>
          <table:table-cell table:formula="of:=IF([performanceLog.$A115]=1;[performanceLog.H115];&quot;&quot;)">
            <text:p/>
          </table:table-cell>
          <table:table-cell table:formula="of:=IF([performanceLog.$A115]=1;[performanceLog.I115];&quot;&quot;)">
            <text:p/>
          </table:table-cell>
          <table:table-cell table:formula="of:=IF([performanceLog.$A115]=1;[performanceLog.J115];&quot;&quot;)">
            <text:p/>
          </table:table-cell>
          <table:table-cell table:formula="of:=IF([performanceLog.$A115]=1;[performanceLog.K115];&quot;&quot;)">
            <text:p/>
          </table:table-cell>
          <table:table-cell table:formula="of:=IF([performanceLog.$A115]=1;[performanceLog.L115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16]=1;[performanceLog.B116];&quot;&quot;)">
            <text:p/>
          </table:table-cell>
          <table:table-cell table:formula="of:=IF([performanceLog.$A116]=1;[performanceLog.C116];&quot;&quot;)">
            <text:p/>
          </table:table-cell>
          <table:table-cell table:formula="of:=IF([performanceLog.$A116]=1;[performanceLog.D116];&quot;&quot;)">
            <text:p/>
          </table:table-cell>
          <table:table-cell table:formula="of:=IF([performanceLog.$A116]=1;[performanceLog.E116];&quot;&quot;)">
            <text:p/>
          </table:table-cell>
          <table:table-cell table:formula="of:=IF([performanceLog.$A116]=1;[performanceLog.F116];&quot;&quot;)">
            <text:p/>
          </table:table-cell>
          <table:table-cell table:formula="of:=IF([performanceLog.$A116]=1;[performanceLog.G116];&quot;&quot;)">
            <text:p/>
          </table:table-cell>
          <table:table-cell table:formula="of:=IF([performanceLog.$A116]=1;[performanceLog.H116];&quot;&quot;)">
            <text:p/>
          </table:table-cell>
          <table:table-cell table:formula="of:=IF([performanceLog.$A116]=1;[performanceLog.I116];&quot;&quot;)">
            <text:p/>
          </table:table-cell>
          <table:table-cell table:formula="of:=IF([performanceLog.$A116]=1;[performanceLog.J116];&quot;&quot;)">
            <text:p/>
          </table:table-cell>
          <table:table-cell table:formula="of:=IF([performanceLog.$A116]=1;[performanceLog.K116];&quot;&quot;)">
            <text:p/>
          </table:table-cell>
          <table:table-cell table:formula="of:=IF([performanceLog.$A116]=1;[performanceLog.L116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17]=1;[performanceLog.B117];&quot;&quot;)">
            <text:p/>
          </table:table-cell>
          <table:table-cell table:formula="of:=IF([performanceLog.$A117]=1;[performanceLog.C117];&quot;&quot;)">
            <text:p/>
          </table:table-cell>
          <table:table-cell table:formula="of:=IF([performanceLog.$A117]=1;[performanceLog.D117];&quot;&quot;)">
            <text:p/>
          </table:table-cell>
          <table:table-cell table:formula="of:=IF([performanceLog.$A117]=1;[performanceLog.E117];&quot;&quot;)">
            <text:p/>
          </table:table-cell>
          <table:table-cell table:formula="of:=IF([performanceLog.$A117]=1;[performanceLog.F117];&quot;&quot;)">
            <text:p/>
          </table:table-cell>
          <table:table-cell table:formula="of:=IF([performanceLog.$A117]=1;[performanceLog.G117];&quot;&quot;)">
            <text:p/>
          </table:table-cell>
          <table:table-cell table:formula="of:=IF([performanceLog.$A117]=1;[performanceLog.H117];&quot;&quot;)">
            <text:p/>
          </table:table-cell>
          <table:table-cell table:formula="of:=IF([performanceLog.$A117]=1;[performanceLog.I117];&quot;&quot;)">
            <text:p/>
          </table:table-cell>
          <table:table-cell table:formula="of:=IF([performanceLog.$A117]=1;[performanceLog.J117];&quot;&quot;)">
            <text:p/>
          </table:table-cell>
          <table:table-cell table:formula="of:=IF([performanceLog.$A117]=1;[performanceLog.K117];&quot;&quot;)">
            <text:p/>
          </table:table-cell>
          <table:table-cell table:formula="of:=IF([performanceLog.$A117]=1;[performanceLog.L117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18]=1;[performanceLog.B118];&quot;&quot;)">
            <text:p/>
          </table:table-cell>
          <table:table-cell table:formula="of:=IF([performanceLog.$A118]=1;[performanceLog.C118];&quot;&quot;)">
            <text:p/>
          </table:table-cell>
          <table:table-cell table:formula="of:=IF([performanceLog.$A118]=1;[performanceLog.D118];&quot;&quot;)">
            <text:p/>
          </table:table-cell>
          <table:table-cell table:formula="of:=IF([performanceLog.$A118]=1;[performanceLog.E118];&quot;&quot;)">
            <text:p/>
          </table:table-cell>
          <table:table-cell table:formula="of:=IF([performanceLog.$A118]=1;[performanceLog.F118];&quot;&quot;)">
            <text:p/>
          </table:table-cell>
          <table:table-cell table:formula="of:=IF([performanceLog.$A118]=1;[performanceLog.G118];&quot;&quot;)">
            <text:p/>
          </table:table-cell>
          <table:table-cell table:formula="of:=IF([performanceLog.$A118]=1;[performanceLog.H118];&quot;&quot;)">
            <text:p/>
          </table:table-cell>
          <table:table-cell table:formula="of:=IF([performanceLog.$A118]=1;[performanceLog.I118];&quot;&quot;)">
            <text:p/>
          </table:table-cell>
          <table:table-cell table:formula="of:=IF([performanceLog.$A118]=1;[performanceLog.J118];&quot;&quot;)">
            <text:p/>
          </table:table-cell>
          <table:table-cell table:formula="of:=IF([performanceLog.$A118]=1;[performanceLog.K118];&quot;&quot;)">
            <text:p/>
          </table:table-cell>
          <table:table-cell table:formula="of:=IF([performanceLog.$A118]=1;[performanceLog.L118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19]=1;[performanceLog.B119];&quot;&quot;)">
            <text:p/>
          </table:table-cell>
          <table:table-cell table:formula="of:=IF([performanceLog.$A119]=1;[performanceLog.C119];&quot;&quot;)">
            <text:p/>
          </table:table-cell>
          <table:table-cell table:formula="of:=IF([performanceLog.$A119]=1;[performanceLog.D119];&quot;&quot;)">
            <text:p/>
          </table:table-cell>
          <table:table-cell table:formula="of:=IF([performanceLog.$A119]=1;[performanceLog.E119];&quot;&quot;)">
            <text:p/>
          </table:table-cell>
          <table:table-cell table:formula="of:=IF([performanceLog.$A119]=1;[performanceLog.F119];&quot;&quot;)">
            <text:p/>
          </table:table-cell>
          <table:table-cell table:formula="of:=IF([performanceLog.$A119]=1;[performanceLog.G119];&quot;&quot;)">
            <text:p/>
          </table:table-cell>
          <table:table-cell table:formula="of:=IF([performanceLog.$A119]=1;[performanceLog.H119];&quot;&quot;)">
            <text:p/>
          </table:table-cell>
          <table:table-cell table:formula="of:=IF([performanceLog.$A119]=1;[performanceLog.I119];&quot;&quot;)">
            <text:p/>
          </table:table-cell>
          <table:table-cell table:formula="of:=IF([performanceLog.$A119]=1;[performanceLog.J119];&quot;&quot;)">
            <text:p/>
          </table:table-cell>
          <table:table-cell table:formula="of:=IF([performanceLog.$A119]=1;[performanceLog.K119];&quot;&quot;)">
            <text:p/>
          </table:table-cell>
          <table:table-cell table:formula="of:=IF([performanceLog.$A119]=1;[performanceLog.L119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20]=1;[performanceLog.B120];&quot;&quot;)">
            <text:p/>
          </table:table-cell>
          <table:table-cell table:formula="of:=IF([performanceLog.$A120]=1;[performanceLog.C120];&quot;&quot;)">
            <text:p/>
          </table:table-cell>
          <table:table-cell table:formula="of:=IF([performanceLog.$A120]=1;[performanceLog.D120];&quot;&quot;)">
            <text:p/>
          </table:table-cell>
          <table:table-cell table:formula="of:=IF([performanceLog.$A120]=1;[performanceLog.E120];&quot;&quot;)">
            <text:p/>
          </table:table-cell>
          <table:table-cell table:formula="of:=IF([performanceLog.$A120]=1;[performanceLog.F120];&quot;&quot;)">
            <text:p/>
          </table:table-cell>
          <table:table-cell table:formula="of:=IF([performanceLog.$A120]=1;[performanceLog.G120];&quot;&quot;)">
            <text:p/>
          </table:table-cell>
          <table:table-cell table:formula="of:=IF([performanceLog.$A120]=1;[performanceLog.H120];&quot;&quot;)">
            <text:p/>
          </table:table-cell>
          <table:table-cell table:formula="of:=IF([performanceLog.$A120]=1;[performanceLog.I120];&quot;&quot;)">
            <text:p/>
          </table:table-cell>
          <table:table-cell table:formula="of:=IF([performanceLog.$A120]=1;[performanceLog.J120];&quot;&quot;)">
            <text:p/>
          </table:table-cell>
          <table:table-cell table:formula="of:=IF([performanceLog.$A120]=1;[performanceLog.K120];&quot;&quot;)">
            <text:p/>
          </table:table-cell>
          <table:table-cell table:formula="of:=IF([performanceLog.$A120]=1;[performanceLog.L120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21]=1;[performanceLog.B121];&quot;&quot;)">
            <text:p/>
          </table:table-cell>
          <table:table-cell table:formula="of:=IF([performanceLog.$A121]=1;[performanceLog.C121];&quot;&quot;)">
            <text:p/>
          </table:table-cell>
          <table:table-cell table:formula="of:=IF([performanceLog.$A121]=1;[performanceLog.D121];&quot;&quot;)">
            <text:p/>
          </table:table-cell>
          <table:table-cell table:formula="of:=IF([performanceLog.$A121]=1;[performanceLog.E121];&quot;&quot;)">
            <text:p/>
          </table:table-cell>
          <table:table-cell table:formula="of:=IF([performanceLog.$A121]=1;[performanceLog.F121];&quot;&quot;)">
            <text:p/>
          </table:table-cell>
          <table:table-cell table:formula="of:=IF([performanceLog.$A121]=1;[performanceLog.G121];&quot;&quot;)">
            <text:p/>
          </table:table-cell>
          <table:table-cell table:formula="of:=IF([performanceLog.$A121]=1;[performanceLog.H121];&quot;&quot;)">
            <text:p/>
          </table:table-cell>
          <table:table-cell table:formula="of:=IF([performanceLog.$A121]=1;[performanceLog.I121];&quot;&quot;)">
            <text:p/>
          </table:table-cell>
          <table:table-cell table:formula="of:=IF([performanceLog.$A121]=1;[performanceLog.J121];&quot;&quot;)">
            <text:p/>
          </table:table-cell>
          <table:table-cell table:formula="of:=IF([performanceLog.$A121]=1;[performanceLog.K121];&quot;&quot;)">
            <text:p/>
          </table:table-cell>
          <table:table-cell table:formula="of:=IF([performanceLog.$A121]=1;[performanceLog.L121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22]=1;[performanceLog.B122];&quot;&quot;)">
            <text:p/>
          </table:table-cell>
          <table:table-cell table:formula="of:=IF([performanceLog.$A122]=1;[performanceLog.C122];&quot;&quot;)">
            <text:p/>
          </table:table-cell>
          <table:table-cell table:formula="of:=IF([performanceLog.$A122]=1;[performanceLog.D122];&quot;&quot;)">
            <text:p/>
          </table:table-cell>
          <table:table-cell table:formula="of:=IF([performanceLog.$A122]=1;[performanceLog.E122];&quot;&quot;)">
            <text:p/>
          </table:table-cell>
          <table:table-cell table:formula="of:=IF([performanceLog.$A122]=1;[performanceLog.F122];&quot;&quot;)">
            <text:p/>
          </table:table-cell>
          <table:table-cell table:formula="of:=IF([performanceLog.$A122]=1;[performanceLog.G122];&quot;&quot;)">
            <text:p/>
          </table:table-cell>
          <table:table-cell table:formula="of:=IF([performanceLog.$A122]=1;[performanceLog.H122];&quot;&quot;)">
            <text:p/>
          </table:table-cell>
          <table:table-cell table:formula="of:=IF([performanceLog.$A122]=1;[performanceLog.I122];&quot;&quot;)">
            <text:p/>
          </table:table-cell>
          <table:table-cell table:formula="of:=IF([performanceLog.$A122]=1;[performanceLog.J122];&quot;&quot;)">
            <text:p/>
          </table:table-cell>
          <table:table-cell table:formula="of:=IF([performanceLog.$A122]=1;[performanceLog.K122];&quot;&quot;)">
            <text:p/>
          </table:table-cell>
          <table:table-cell table:formula="of:=IF([performanceLog.$A122]=1;[performanceLog.L122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23]=1;[performanceLog.B123];&quot;&quot;)">
            <text:p/>
          </table:table-cell>
          <table:table-cell table:formula="of:=IF([performanceLog.$A123]=1;[performanceLog.C123];&quot;&quot;)">
            <text:p/>
          </table:table-cell>
          <table:table-cell table:formula="of:=IF([performanceLog.$A123]=1;[performanceLog.D123];&quot;&quot;)">
            <text:p/>
          </table:table-cell>
          <table:table-cell table:formula="of:=IF([performanceLog.$A123]=1;[performanceLog.E123];&quot;&quot;)">
            <text:p/>
          </table:table-cell>
          <table:table-cell table:formula="of:=IF([performanceLog.$A123]=1;[performanceLog.F123];&quot;&quot;)">
            <text:p/>
          </table:table-cell>
          <table:table-cell table:formula="of:=IF([performanceLog.$A123]=1;[performanceLog.G123];&quot;&quot;)">
            <text:p/>
          </table:table-cell>
          <table:table-cell table:formula="of:=IF([performanceLog.$A123]=1;[performanceLog.H123];&quot;&quot;)">
            <text:p/>
          </table:table-cell>
          <table:table-cell table:formula="of:=IF([performanceLog.$A123]=1;[performanceLog.I123];&quot;&quot;)">
            <text:p/>
          </table:table-cell>
          <table:table-cell table:formula="of:=IF([performanceLog.$A123]=1;[performanceLog.J123];&quot;&quot;)">
            <text:p/>
          </table:table-cell>
          <table:table-cell table:formula="of:=IF([performanceLog.$A123]=1;[performanceLog.K123];&quot;&quot;)">
            <text:p/>
          </table:table-cell>
          <table:table-cell table:formula="of:=IF([performanceLog.$A123]=1;[performanceLog.L123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24]=1;[performanceLog.B124];&quot;&quot;)">
            <text:p/>
          </table:table-cell>
          <table:table-cell table:formula="of:=IF([performanceLog.$A124]=1;[performanceLog.C124];&quot;&quot;)">
            <text:p/>
          </table:table-cell>
          <table:table-cell table:formula="of:=IF([performanceLog.$A124]=1;[performanceLog.D124];&quot;&quot;)">
            <text:p/>
          </table:table-cell>
          <table:table-cell table:formula="of:=IF([performanceLog.$A124]=1;[performanceLog.E124];&quot;&quot;)">
            <text:p/>
          </table:table-cell>
          <table:table-cell table:formula="of:=IF([performanceLog.$A124]=1;[performanceLog.F124];&quot;&quot;)">
            <text:p/>
          </table:table-cell>
          <table:table-cell table:formula="of:=IF([performanceLog.$A124]=1;[performanceLog.G124];&quot;&quot;)">
            <text:p/>
          </table:table-cell>
          <table:table-cell table:formula="of:=IF([performanceLog.$A124]=1;[performanceLog.H124];&quot;&quot;)">
            <text:p/>
          </table:table-cell>
          <table:table-cell table:formula="of:=IF([performanceLog.$A124]=1;[performanceLog.I124];&quot;&quot;)">
            <text:p/>
          </table:table-cell>
          <table:table-cell table:formula="of:=IF([performanceLog.$A124]=1;[performanceLog.J124];&quot;&quot;)">
            <text:p/>
          </table:table-cell>
          <table:table-cell table:formula="of:=IF([performanceLog.$A124]=1;[performanceLog.K124];&quot;&quot;)">
            <text:p/>
          </table:table-cell>
          <table:table-cell table:formula="of:=IF([performanceLog.$A124]=1;[performanceLog.L124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25]=1;[performanceLog.B125];&quot;&quot;)">
            <text:p/>
          </table:table-cell>
          <table:table-cell table:formula="of:=IF([performanceLog.$A125]=1;[performanceLog.C125];&quot;&quot;)">
            <text:p/>
          </table:table-cell>
          <table:table-cell table:formula="of:=IF([performanceLog.$A125]=1;[performanceLog.D125];&quot;&quot;)">
            <text:p/>
          </table:table-cell>
          <table:table-cell table:formula="of:=IF([performanceLog.$A125]=1;[performanceLog.E125];&quot;&quot;)">
            <text:p/>
          </table:table-cell>
          <table:table-cell table:formula="of:=IF([performanceLog.$A125]=1;[performanceLog.F125];&quot;&quot;)">
            <text:p/>
          </table:table-cell>
          <table:table-cell table:formula="of:=IF([performanceLog.$A125]=1;[performanceLog.G125];&quot;&quot;)">
            <text:p/>
          </table:table-cell>
          <table:table-cell table:formula="of:=IF([performanceLog.$A125]=1;[performanceLog.H125];&quot;&quot;)">
            <text:p/>
          </table:table-cell>
          <table:table-cell table:formula="of:=IF([performanceLog.$A125]=1;[performanceLog.I125];&quot;&quot;)">
            <text:p/>
          </table:table-cell>
          <table:table-cell table:formula="of:=IF([performanceLog.$A125]=1;[performanceLog.J125];&quot;&quot;)">
            <text:p/>
          </table:table-cell>
          <table:table-cell table:formula="of:=IF([performanceLog.$A125]=1;[performanceLog.K125];&quot;&quot;)">
            <text:p/>
          </table:table-cell>
          <table:table-cell table:formula="of:=IF([performanceLog.$A125]=1;[performanceLog.L125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26]=1;[performanceLog.B126];&quot;&quot;)">
            <text:p/>
          </table:table-cell>
          <table:table-cell table:formula="of:=IF([performanceLog.$A126]=1;[performanceLog.C126];&quot;&quot;)">
            <text:p/>
          </table:table-cell>
          <table:table-cell table:formula="of:=IF([performanceLog.$A126]=1;[performanceLog.D126];&quot;&quot;)">
            <text:p/>
          </table:table-cell>
          <table:table-cell table:formula="of:=IF([performanceLog.$A126]=1;[performanceLog.E126];&quot;&quot;)">
            <text:p/>
          </table:table-cell>
          <table:table-cell table:formula="of:=IF([performanceLog.$A126]=1;[performanceLog.F126];&quot;&quot;)">
            <text:p/>
          </table:table-cell>
          <table:table-cell table:formula="of:=IF([performanceLog.$A126]=1;[performanceLog.G126];&quot;&quot;)">
            <text:p/>
          </table:table-cell>
          <table:table-cell table:formula="of:=IF([performanceLog.$A126]=1;[performanceLog.H126];&quot;&quot;)">
            <text:p/>
          </table:table-cell>
          <table:table-cell table:formula="of:=IF([performanceLog.$A126]=1;[performanceLog.I126];&quot;&quot;)">
            <text:p/>
          </table:table-cell>
          <table:table-cell table:formula="of:=IF([performanceLog.$A126]=1;[performanceLog.J126];&quot;&quot;)">
            <text:p/>
          </table:table-cell>
          <table:table-cell table:formula="of:=IF([performanceLog.$A126]=1;[performanceLog.K126];&quot;&quot;)">
            <text:p/>
          </table:table-cell>
          <table:table-cell table:formula="of:=IF([performanceLog.$A126]=1;[performanceLog.L126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27]=1;[performanceLog.B127];&quot;&quot;)">
            <text:p/>
          </table:table-cell>
          <table:table-cell table:formula="of:=IF([performanceLog.$A127]=1;[performanceLog.C127];&quot;&quot;)">
            <text:p/>
          </table:table-cell>
          <table:table-cell table:formula="of:=IF([performanceLog.$A127]=1;[performanceLog.D127];&quot;&quot;)">
            <text:p/>
          </table:table-cell>
          <table:table-cell table:formula="of:=IF([performanceLog.$A127]=1;[performanceLog.E127];&quot;&quot;)">
            <text:p/>
          </table:table-cell>
          <table:table-cell table:formula="of:=IF([performanceLog.$A127]=1;[performanceLog.F127];&quot;&quot;)">
            <text:p/>
          </table:table-cell>
          <table:table-cell table:formula="of:=IF([performanceLog.$A127]=1;[performanceLog.G127];&quot;&quot;)">
            <text:p/>
          </table:table-cell>
          <table:table-cell table:formula="of:=IF([performanceLog.$A127]=1;[performanceLog.H127];&quot;&quot;)">
            <text:p/>
          </table:table-cell>
          <table:table-cell table:formula="of:=IF([performanceLog.$A127]=1;[performanceLog.I127];&quot;&quot;)">
            <text:p/>
          </table:table-cell>
          <table:table-cell table:formula="of:=IF([performanceLog.$A127]=1;[performanceLog.J127];&quot;&quot;)">
            <text:p/>
          </table:table-cell>
          <table:table-cell table:formula="of:=IF([performanceLog.$A127]=1;[performanceLog.K127];&quot;&quot;)">
            <text:p/>
          </table:table-cell>
          <table:table-cell table:formula="of:=IF([performanceLog.$A127]=1;[performanceLog.L127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28]=1;[performanceLog.B128];&quot;&quot;)">
            <text:p/>
          </table:table-cell>
          <table:table-cell table:formula="of:=IF([performanceLog.$A128]=1;[performanceLog.C128];&quot;&quot;)">
            <text:p/>
          </table:table-cell>
          <table:table-cell table:formula="of:=IF([performanceLog.$A128]=1;[performanceLog.D128];&quot;&quot;)">
            <text:p/>
          </table:table-cell>
          <table:table-cell table:formula="of:=IF([performanceLog.$A128]=1;[performanceLog.E128];&quot;&quot;)">
            <text:p/>
          </table:table-cell>
          <table:table-cell table:formula="of:=IF([performanceLog.$A128]=1;[performanceLog.F128];&quot;&quot;)">
            <text:p/>
          </table:table-cell>
          <table:table-cell table:formula="of:=IF([performanceLog.$A128]=1;[performanceLog.G128];&quot;&quot;)">
            <text:p/>
          </table:table-cell>
          <table:table-cell table:formula="of:=IF([performanceLog.$A128]=1;[performanceLog.H128];&quot;&quot;)">
            <text:p/>
          </table:table-cell>
          <table:table-cell table:formula="of:=IF([performanceLog.$A128]=1;[performanceLog.I128];&quot;&quot;)">
            <text:p/>
          </table:table-cell>
          <table:table-cell table:formula="of:=IF([performanceLog.$A128]=1;[performanceLog.J128];&quot;&quot;)">
            <text:p/>
          </table:table-cell>
          <table:table-cell table:formula="of:=IF([performanceLog.$A128]=1;[performanceLog.K128];&quot;&quot;)">
            <text:p/>
          </table:table-cell>
          <table:table-cell table:formula="of:=IF([performanceLog.$A128]=1;[performanceLog.L128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29]=1;[performanceLog.B129];&quot;&quot;)">
            <text:p/>
          </table:table-cell>
          <table:table-cell table:formula="of:=IF([performanceLog.$A129]=1;[performanceLog.C129];&quot;&quot;)">
            <text:p/>
          </table:table-cell>
          <table:table-cell table:formula="of:=IF([performanceLog.$A129]=1;[performanceLog.D129];&quot;&quot;)">
            <text:p/>
          </table:table-cell>
          <table:table-cell table:formula="of:=IF([performanceLog.$A129]=1;[performanceLog.E129];&quot;&quot;)">
            <text:p/>
          </table:table-cell>
          <table:table-cell table:formula="of:=IF([performanceLog.$A129]=1;[performanceLog.F129];&quot;&quot;)">
            <text:p/>
          </table:table-cell>
          <table:table-cell table:formula="of:=IF([performanceLog.$A129]=1;[performanceLog.G129];&quot;&quot;)">
            <text:p/>
          </table:table-cell>
          <table:table-cell table:formula="of:=IF([performanceLog.$A129]=1;[performanceLog.H129];&quot;&quot;)">
            <text:p/>
          </table:table-cell>
          <table:table-cell table:formula="of:=IF([performanceLog.$A129]=1;[performanceLog.I129];&quot;&quot;)">
            <text:p/>
          </table:table-cell>
          <table:table-cell table:formula="of:=IF([performanceLog.$A129]=1;[performanceLog.J129];&quot;&quot;)">
            <text:p/>
          </table:table-cell>
          <table:table-cell table:formula="of:=IF([performanceLog.$A129]=1;[performanceLog.K129];&quot;&quot;)">
            <text:p/>
          </table:table-cell>
          <table:table-cell table:formula="of:=IF([performanceLog.$A129]=1;[performanceLog.L129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30]=1;[performanceLog.B130];&quot;&quot;)">
            <text:p/>
          </table:table-cell>
          <table:table-cell table:formula="of:=IF([performanceLog.$A130]=1;[performanceLog.C130];&quot;&quot;)">
            <text:p/>
          </table:table-cell>
          <table:table-cell table:formula="of:=IF([performanceLog.$A130]=1;[performanceLog.D130];&quot;&quot;)">
            <text:p/>
          </table:table-cell>
          <table:table-cell table:formula="of:=IF([performanceLog.$A130]=1;[performanceLog.E130];&quot;&quot;)">
            <text:p/>
          </table:table-cell>
          <table:table-cell table:formula="of:=IF([performanceLog.$A130]=1;[performanceLog.F130];&quot;&quot;)">
            <text:p/>
          </table:table-cell>
          <table:table-cell table:formula="of:=IF([performanceLog.$A130]=1;[performanceLog.G130];&quot;&quot;)">
            <text:p/>
          </table:table-cell>
          <table:table-cell table:formula="of:=IF([performanceLog.$A130]=1;[performanceLog.H130];&quot;&quot;)">
            <text:p/>
          </table:table-cell>
          <table:table-cell table:formula="of:=IF([performanceLog.$A130]=1;[performanceLog.I130];&quot;&quot;)">
            <text:p/>
          </table:table-cell>
          <table:table-cell table:formula="of:=IF([performanceLog.$A130]=1;[performanceLog.J130];&quot;&quot;)">
            <text:p/>
          </table:table-cell>
          <table:table-cell table:formula="of:=IF([performanceLog.$A130]=1;[performanceLog.K130];&quot;&quot;)">
            <text:p/>
          </table:table-cell>
          <table:table-cell table:formula="of:=IF([performanceLog.$A130]=1;[performanceLog.L130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31]=1;[performanceLog.B131];&quot;&quot;)">
            <text:p/>
          </table:table-cell>
          <table:table-cell table:formula="of:=IF([performanceLog.$A131]=1;[performanceLog.C131];&quot;&quot;)">
            <text:p/>
          </table:table-cell>
          <table:table-cell table:formula="of:=IF([performanceLog.$A131]=1;[performanceLog.D131];&quot;&quot;)">
            <text:p/>
          </table:table-cell>
          <table:table-cell table:formula="of:=IF([performanceLog.$A131]=1;[performanceLog.E131];&quot;&quot;)">
            <text:p/>
          </table:table-cell>
          <table:table-cell table:formula="of:=IF([performanceLog.$A131]=1;[performanceLog.F131];&quot;&quot;)">
            <text:p/>
          </table:table-cell>
          <table:table-cell table:formula="of:=IF([performanceLog.$A131]=1;[performanceLog.G131];&quot;&quot;)">
            <text:p/>
          </table:table-cell>
          <table:table-cell table:formula="of:=IF([performanceLog.$A131]=1;[performanceLog.H131];&quot;&quot;)">
            <text:p/>
          </table:table-cell>
          <table:table-cell table:formula="of:=IF([performanceLog.$A131]=1;[performanceLog.I131];&quot;&quot;)">
            <text:p/>
          </table:table-cell>
          <table:table-cell table:formula="of:=IF([performanceLog.$A131]=1;[performanceLog.J131];&quot;&quot;)">
            <text:p/>
          </table:table-cell>
          <table:table-cell table:formula="of:=IF([performanceLog.$A131]=1;[performanceLog.K131];&quot;&quot;)">
            <text:p/>
          </table:table-cell>
          <table:table-cell table:formula="of:=IF([performanceLog.$A131]=1;[performanceLog.L131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32]=1;[performanceLog.B132];&quot;&quot;)">
            <text:p/>
          </table:table-cell>
          <table:table-cell table:formula="of:=IF([performanceLog.$A132]=1;[performanceLog.C132];&quot;&quot;)">
            <text:p/>
          </table:table-cell>
          <table:table-cell table:formula="of:=IF([performanceLog.$A132]=1;[performanceLog.D132];&quot;&quot;)">
            <text:p/>
          </table:table-cell>
          <table:table-cell table:formula="of:=IF([performanceLog.$A132]=1;[performanceLog.E132];&quot;&quot;)">
            <text:p/>
          </table:table-cell>
          <table:table-cell table:formula="of:=IF([performanceLog.$A132]=1;[performanceLog.F132];&quot;&quot;)">
            <text:p/>
          </table:table-cell>
          <table:table-cell table:formula="of:=IF([performanceLog.$A132]=1;[performanceLog.G132];&quot;&quot;)">
            <text:p/>
          </table:table-cell>
          <table:table-cell table:formula="of:=IF([performanceLog.$A132]=1;[performanceLog.H132];&quot;&quot;)">
            <text:p/>
          </table:table-cell>
          <table:table-cell table:formula="of:=IF([performanceLog.$A132]=1;[performanceLog.I132];&quot;&quot;)">
            <text:p/>
          </table:table-cell>
          <table:table-cell table:formula="of:=IF([performanceLog.$A132]=1;[performanceLog.J132];&quot;&quot;)">
            <text:p/>
          </table:table-cell>
          <table:table-cell table:formula="of:=IF([performanceLog.$A132]=1;[performanceLog.K132];&quot;&quot;)">
            <text:p/>
          </table:table-cell>
          <table:table-cell table:formula="of:=IF([performanceLog.$A132]=1;[performanceLog.L132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33]=1;[performanceLog.B133];&quot;&quot;)">
            <text:p/>
          </table:table-cell>
          <table:table-cell table:formula="of:=IF([performanceLog.$A133]=1;[performanceLog.C133];&quot;&quot;)">
            <text:p/>
          </table:table-cell>
          <table:table-cell table:formula="of:=IF([performanceLog.$A133]=1;[performanceLog.D133];&quot;&quot;)">
            <text:p/>
          </table:table-cell>
          <table:table-cell table:formula="of:=IF([performanceLog.$A133]=1;[performanceLog.E133];&quot;&quot;)">
            <text:p/>
          </table:table-cell>
          <table:table-cell table:formula="of:=IF([performanceLog.$A133]=1;[performanceLog.F133];&quot;&quot;)">
            <text:p/>
          </table:table-cell>
          <table:table-cell table:formula="of:=IF([performanceLog.$A133]=1;[performanceLog.G133];&quot;&quot;)">
            <text:p/>
          </table:table-cell>
          <table:table-cell table:formula="of:=IF([performanceLog.$A133]=1;[performanceLog.H133];&quot;&quot;)">
            <text:p/>
          </table:table-cell>
          <table:table-cell table:formula="of:=IF([performanceLog.$A133]=1;[performanceLog.I133];&quot;&quot;)">
            <text:p/>
          </table:table-cell>
          <table:table-cell table:formula="of:=IF([performanceLog.$A133]=1;[performanceLog.J133];&quot;&quot;)">
            <text:p/>
          </table:table-cell>
          <table:table-cell table:formula="of:=IF([performanceLog.$A133]=1;[performanceLog.K133];&quot;&quot;)">
            <text:p/>
          </table:table-cell>
          <table:table-cell table:formula="of:=IF([performanceLog.$A133]=1;[performanceLog.L133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34]=1;[performanceLog.B134];&quot;&quot;)">
            <text:p/>
          </table:table-cell>
          <table:table-cell table:formula="of:=IF([performanceLog.$A134]=1;[performanceLog.C134];&quot;&quot;)">
            <text:p/>
          </table:table-cell>
          <table:table-cell table:formula="of:=IF([performanceLog.$A134]=1;[performanceLog.D134];&quot;&quot;)">
            <text:p/>
          </table:table-cell>
          <table:table-cell table:formula="of:=IF([performanceLog.$A134]=1;[performanceLog.E134];&quot;&quot;)">
            <text:p/>
          </table:table-cell>
          <table:table-cell table:formula="of:=IF([performanceLog.$A134]=1;[performanceLog.F134];&quot;&quot;)">
            <text:p/>
          </table:table-cell>
          <table:table-cell table:formula="of:=IF([performanceLog.$A134]=1;[performanceLog.G134];&quot;&quot;)">
            <text:p/>
          </table:table-cell>
          <table:table-cell table:formula="of:=IF([performanceLog.$A134]=1;[performanceLog.H134];&quot;&quot;)">
            <text:p/>
          </table:table-cell>
          <table:table-cell table:formula="of:=IF([performanceLog.$A134]=1;[performanceLog.I134];&quot;&quot;)">
            <text:p/>
          </table:table-cell>
          <table:table-cell table:formula="of:=IF([performanceLog.$A134]=1;[performanceLog.J134];&quot;&quot;)">
            <text:p/>
          </table:table-cell>
          <table:table-cell table:formula="of:=IF([performanceLog.$A134]=1;[performanceLog.K134];&quot;&quot;)">
            <text:p/>
          </table:table-cell>
          <table:table-cell table:formula="of:=IF([performanceLog.$A134]=1;[performanceLog.L134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35]=1;[performanceLog.B135];&quot;&quot;)">
            <text:p/>
          </table:table-cell>
          <table:table-cell table:formula="of:=IF([performanceLog.$A135]=1;[performanceLog.C135];&quot;&quot;)">
            <text:p/>
          </table:table-cell>
          <table:table-cell table:formula="of:=IF([performanceLog.$A135]=1;[performanceLog.D135];&quot;&quot;)">
            <text:p/>
          </table:table-cell>
          <table:table-cell table:formula="of:=IF([performanceLog.$A135]=1;[performanceLog.E135];&quot;&quot;)">
            <text:p/>
          </table:table-cell>
          <table:table-cell table:formula="of:=IF([performanceLog.$A135]=1;[performanceLog.F135];&quot;&quot;)">
            <text:p/>
          </table:table-cell>
          <table:table-cell table:formula="of:=IF([performanceLog.$A135]=1;[performanceLog.G135];&quot;&quot;)">
            <text:p/>
          </table:table-cell>
          <table:table-cell table:formula="of:=IF([performanceLog.$A135]=1;[performanceLog.H135];&quot;&quot;)">
            <text:p/>
          </table:table-cell>
          <table:table-cell table:formula="of:=IF([performanceLog.$A135]=1;[performanceLog.I135];&quot;&quot;)">
            <text:p/>
          </table:table-cell>
          <table:table-cell table:formula="of:=IF([performanceLog.$A135]=1;[performanceLog.J135];&quot;&quot;)">
            <text:p/>
          </table:table-cell>
          <table:table-cell table:formula="of:=IF([performanceLog.$A135]=1;[performanceLog.K135];&quot;&quot;)">
            <text:p/>
          </table:table-cell>
          <table:table-cell table:formula="of:=IF([performanceLog.$A135]=1;[performanceLog.L135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36]=1;[performanceLog.B136];&quot;&quot;)">
            <text:p/>
          </table:table-cell>
          <table:table-cell table:formula="of:=IF([performanceLog.$A136]=1;[performanceLog.C136];&quot;&quot;)">
            <text:p/>
          </table:table-cell>
          <table:table-cell table:formula="of:=IF([performanceLog.$A136]=1;[performanceLog.D136];&quot;&quot;)">
            <text:p/>
          </table:table-cell>
          <table:table-cell table:formula="of:=IF([performanceLog.$A136]=1;[performanceLog.E136];&quot;&quot;)">
            <text:p/>
          </table:table-cell>
          <table:table-cell table:formula="of:=IF([performanceLog.$A136]=1;[performanceLog.F136];&quot;&quot;)">
            <text:p/>
          </table:table-cell>
          <table:table-cell table:formula="of:=IF([performanceLog.$A136]=1;[performanceLog.G136];&quot;&quot;)">
            <text:p/>
          </table:table-cell>
          <table:table-cell table:formula="of:=IF([performanceLog.$A136]=1;[performanceLog.H136];&quot;&quot;)">
            <text:p/>
          </table:table-cell>
          <table:table-cell table:formula="of:=IF([performanceLog.$A136]=1;[performanceLog.I136];&quot;&quot;)">
            <text:p/>
          </table:table-cell>
          <table:table-cell table:formula="of:=IF([performanceLog.$A136]=1;[performanceLog.J136];&quot;&quot;)">
            <text:p/>
          </table:table-cell>
          <table:table-cell table:formula="of:=IF([performanceLog.$A136]=1;[performanceLog.K136];&quot;&quot;)">
            <text:p/>
          </table:table-cell>
          <table:table-cell table:formula="of:=IF([performanceLog.$A136]=1;[performanceLog.L136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37]=1;[performanceLog.B137];&quot;&quot;)">
            <text:p/>
          </table:table-cell>
          <table:table-cell table:formula="of:=IF([performanceLog.$A137]=1;[performanceLog.C137];&quot;&quot;)">
            <text:p/>
          </table:table-cell>
          <table:table-cell table:formula="of:=IF([performanceLog.$A137]=1;[performanceLog.D137];&quot;&quot;)">
            <text:p/>
          </table:table-cell>
          <table:table-cell table:formula="of:=IF([performanceLog.$A137]=1;[performanceLog.E137];&quot;&quot;)">
            <text:p/>
          </table:table-cell>
          <table:table-cell table:formula="of:=IF([performanceLog.$A137]=1;[performanceLog.F137];&quot;&quot;)">
            <text:p/>
          </table:table-cell>
          <table:table-cell table:formula="of:=IF([performanceLog.$A137]=1;[performanceLog.G137];&quot;&quot;)">
            <text:p/>
          </table:table-cell>
          <table:table-cell table:formula="of:=IF([performanceLog.$A137]=1;[performanceLog.H137];&quot;&quot;)">
            <text:p/>
          </table:table-cell>
          <table:table-cell table:formula="of:=IF([performanceLog.$A137]=1;[performanceLog.I137];&quot;&quot;)">
            <text:p/>
          </table:table-cell>
          <table:table-cell table:formula="of:=IF([performanceLog.$A137]=1;[performanceLog.J137];&quot;&quot;)">
            <text:p/>
          </table:table-cell>
          <table:table-cell table:formula="of:=IF([performanceLog.$A137]=1;[performanceLog.K137];&quot;&quot;)">
            <text:p/>
          </table:table-cell>
          <table:table-cell table:formula="of:=IF([performanceLog.$A137]=1;[performanceLog.L137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38]=1;[performanceLog.B138];&quot;&quot;)">
            <text:p/>
          </table:table-cell>
          <table:table-cell table:formula="of:=IF([performanceLog.$A138]=1;[performanceLog.C138];&quot;&quot;)">
            <text:p/>
          </table:table-cell>
          <table:table-cell table:formula="of:=IF([performanceLog.$A138]=1;[performanceLog.D138];&quot;&quot;)">
            <text:p/>
          </table:table-cell>
          <table:table-cell table:formula="of:=IF([performanceLog.$A138]=1;[performanceLog.E138];&quot;&quot;)">
            <text:p/>
          </table:table-cell>
          <table:table-cell table:formula="of:=IF([performanceLog.$A138]=1;[performanceLog.F138];&quot;&quot;)">
            <text:p/>
          </table:table-cell>
          <table:table-cell table:formula="of:=IF([performanceLog.$A138]=1;[performanceLog.G138];&quot;&quot;)">
            <text:p/>
          </table:table-cell>
          <table:table-cell table:formula="of:=IF([performanceLog.$A138]=1;[performanceLog.H138];&quot;&quot;)">
            <text:p/>
          </table:table-cell>
          <table:table-cell table:formula="of:=IF([performanceLog.$A138]=1;[performanceLog.I138];&quot;&quot;)">
            <text:p/>
          </table:table-cell>
          <table:table-cell table:formula="of:=IF([performanceLog.$A138]=1;[performanceLog.J138];&quot;&quot;)">
            <text:p/>
          </table:table-cell>
          <table:table-cell table:formula="of:=IF([performanceLog.$A138]=1;[performanceLog.K138];&quot;&quot;)">
            <text:p/>
          </table:table-cell>
          <table:table-cell table:formula="of:=IF([performanceLog.$A138]=1;[performanceLog.L138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39]=1;[performanceLog.B139];&quot;&quot;)">
            <text:p/>
          </table:table-cell>
          <table:table-cell table:formula="of:=IF([performanceLog.$A139]=1;[performanceLog.C139];&quot;&quot;)">
            <text:p/>
          </table:table-cell>
          <table:table-cell table:formula="of:=IF([performanceLog.$A139]=1;[performanceLog.D139];&quot;&quot;)">
            <text:p/>
          </table:table-cell>
          <table:table-cell table:formula="of:=IF([performanceLog.$A139]=1;[performanceLog.E139];&quot;&quot;)">
            <text:p/>
          </table:table-cell>
          <table:table-cell table:formula="of:=IF([performanceLog.$A139]=1;[performanceLog.F139];&quot;&quot;)">
            <text:p/>
          </table:table-cell>
          <table:table-cell table:formula="of:=IF([performanceLog.$A139]=1;[performanceLog.G139];&quot;&quot;)">
            <text:p/>
          </table:table-cell>
          <table:table-cell table:formula="of:=IF([performanceLog.$A139]=1;[performanceLog.H139];&quot;&quot;)">
            <text:p/>
          </table:table-cell>
          <table:table-cell table:formula="of:=IF([performanceLog.$A139]=1;[performanceLog.I139];&quot;&quot;)">
            <text:p/>
          </table:table-cell>
          <table:table-cell table:formula="of:=IF([performanceLog.$A139]=1;[performanceLog.J139];&quot;&quot;)">
            <text:p/>
          </table:table-cell>
          <table:table-cell table:formula="of:=IF([performanceLog.$A139]=1;[performanceLog.K139];&quot;&quot;)">
            <text:p/>
          </table:table-cell>
          <table:table-cell table:formula="of:=IF([performanceLog.$A139]=1;[performanceLog.L139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40]=1;[performanceLog.B140];&quot;&quot;)">
            <text:p/>
          </table:table-cell>
          <table:table-cell table:formula="of:=IF([performanceLog.$A140]=1;[performanceLog.C140];&quot;&quot;)">
            <text:p/>
          </table:table-cell>
          <table:table-cell table:formula="of:=IF([performanceLog.$A140]=1;[performanceLog.D140];&quot;&quot;)">
            <text:p/>
          </table:table-cell>
          <table:table-cell table:formula="of:=IF([performanceLog.$A140]=1;[performanceLog.E140];&quot;&quot;)">
            <text:p/>
          </table:table-cell>
          <table:table-cell table:formula="of:=IF([performanceLog.$A140]=1;[performanceLog.F140];&quot;&quot;)">
            <text:p/>
          </table:table-cell>
          <table:table-cell table:formula="of:=IF([performanceLog.$A140]=1;[performanceLog.G140];&quot;&quot;)">
            <text:p/>
          </table:table-cell>
          <table:table-cell table:formula="of:=IF([performanceLog.$A140]=1;[performanceLog.H140];&quot;&quot;)">
            <text:p/>
          </table:table-cell>
          <table:table-cell table:formula="of:=IF([performanceLog.$A140]=1;[performanceLog.I140];&quot;&quot;)">
            <text:p/>
          </table:table-cell>
          <table:table-cell table:formula="of:=IF([performanceLog.$A140]=1;[performanceLog.J140];&quot;&quot;)">
            <text:p/>
          </table:table-cell>
          <table:table-cell table:formula="of:=IF([performanceLog.$A140]=1;[performanceLog.K140];&quot;&quot;)">
            <text:p/>
          </table:table-cell>
          <table:table-cell table:formula="of:=IF([performanceLog.$A140]=1;[performanceLog.L140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41]=1;[performanceLog.B141];&quot;&quot;)">
            <text:p/>
          </table:table-cell>
          <table:table-cell table:formula="of:=IF([performanceLog.$A141]=1;[performanceLog.C141];&quot;&quot;)">
            <text:p/>
          </table:table-cell>
          <table:table-cell table:formula="of:=IF([performanceLog.$A141]=1;[performanceLog.D141];&quot;&quot;)">
            <text:p/>
          </table:table-cell>
          <table:table-cell table:formula="of:=IF([performanceLog.$A141]=1;[performanceLog.E141];&quot;&quot;)">
            <text:p/>
          </table:table-cell>
          <table:table-cell table:formula="of:=IF([performanceLog.$A141]=1;[performanceLog.F141];&quot;&quot;)">
            <text:p/>
          </table:table-cell>
          <table:table-cell table:formula="of:=IF([performanceLog.$A141]=1;[performanceLog.G141];&quot;&quot;)">
            <text:p/>
          </table:table-cell>
          <table:table-cell table:formula="of:=IF([performanceLog.$A141]=1;[performanceLog.H141];&quot;&quot;)">
            <text:p/>
          </table:table-cell>
          <table:table-cell table:formula="of:=IF([performanceLog.$A141]=1;[performanceLog.I141];&quot;&quot;)">
            <text:p/>
          </table:table-cell>
          <table:table-cell table:formula="of:=IF([performanceLog.$A141]=1;[performanceLog.J141];&quot;&quot;)">
            <text:p/>
          </table:table-cell>
          <table:table-cell table:formula="of:=IF([performanceLog.$A141]=1;[performanceLog.K141];&quot;&quot;)">
            <text:p/>
          </table:table-cell>
          <table:table-cell table:formula="of:=IF([performanceLog.$A141]=1;[performanceLog.L141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42]=1;[performanceLog.B142];&quot;&quot;)">
            <text:p/>
          </table:table-cell>
          <table:table-cell table:formula="of:=IF([performanceLog.$A142]=1;[performanceLog.C142];&quot;&quot;)">
            <text:p/>
          </table:table-cell>
          <table:table-cell table:formula="of:=IF([performanceLog.$A142]=1;[performanceLog.D142];&quot;&quot;)">
            <text:p/>
          </table:table-cell>
          <table:table-cell table:formula="of:=IF([performanceLog.$A142]=1;[performanceLog.E142];&quot;&quot;)">
            <text:p/>
          </table:table-cell>
          <table:table-cell table:formula="of:=IF([performanceLog.$A142]=1;[performanceLog.F142];&quot;&quot;)">
            <text:p/>
          </table:table-cell>
          <table:table-cell table:formula="of:=IF([performanceLog.$A142]=1;[performanceLog.G142];&quot;&quot;)">
            <text:p/>
          </table:table-cell>
          <table:table-cell table:formula="of:=IF([performanceLog.$A142]=1;[performanceLog.H142];&quot;&quot;)">
            <text:p/>
          </table:table-cell>
          <table:table-cell table:formula="of:=IF([performanceLog.$A142]=1;[performanceLog.I142];&quot;&quot;)">
            <text:p/>
          </table:table-cell>
          <table:table-cell table:formula="of:=IF([performanceLog.$A142]=1;[performanceLog.J142];&quot;&quot;)">
            <text:p/>
          </table:table-cell>
          <table:table-cell table:formula="of:=IF([performanceLog.$A142]=1;[performanceLog.K142];&quot;&quot;)">
            <text:p/>
          </table:table-cell>
          <table:table-cell table:formula="of:=IF([performanceLog.$A142]=1;[performanceLog.L142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43]=1;[performanceLog.B143];&quot;&quot;)">
            <text:p/>
          </table:table-cell>
          <table:table-cell table:formula="of:=IF([performanceLog.$A143]=1;[performanceLog.C143];&quot;&quot;)">
            <text:p/>
          </table:table-cell>
          <table:table-cell table:formula="of:=IF([performanceLog.$A143]=1;[performanceLog.D143];&quot;&quot;)">
            <text:p/>
          </table:table-cell>
          <table:table-cell table:formula="of:=IF([performanceLog.$A143]=1;[performanceLog.E143];&quot;&quot;)">
            <text:p/>
          </table:table-cell>
          <table:table-cell table:formula="of:=IF([performanceLog.$A143]=1;[performanceLog.F143];&quot;&quot;)">
            <text:p/>
          </table:table-cell>
          <table:table-cell table:formula="of:=IF([performanceLog.$A143]=1;[performanceLog.G143];&quot;&quot;)">
            <text:p/>
          </table:table-cell>
          <table:table-cell table:formula="of:=IF([performanceLog.$A143]=1;[performanceLog.H143];&quot;&quot;)">
            <text:p/>
          </table:table-cell>
          <table:table-cell table:formula="of:=IF([performanceLog.$A143]=1;[performanceLog.I143];&quot;&quot;)">
            <text:p/>
          </table:table-cell>
          <table:table-cell table:formula="of:=IF([performanceLog.$A143]=1;[performanceLog.J143];&quot;&quot;)">
            <text:p/>
          </table:table-cell>
          <table:table-cell table:formula="of:=IF([performanceLog.$A143]=1;[performanceLog.K143];&quot;&quot;)">
            <text:p/>
          </table:table-cell>
          <table:table-cell table:formula="of:=IF([performanceLog.$A143]=1;[performanceLog.L143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44]=1;[performanceLog.B144];&quot;&quot;)">
            <text:p/>
          </table:table-cell>
          <table:table-cell table:formula="of:=IF([performanceLog.$A144]=1;[performanceLog.C144];&quot;&quot;)">
            <text:p/>
          </table:table-cell>
          <table:table-cell table:formula="of:=IF([performanceLog.$A144]=1;[performanceLog.D144];&quot;&quot;)">
            <text:p/>
          </table:table-cell>
          <table:table-cell table:formula="of:=IF([performanceLog.$A144]=1;[performanceLog.E144];&quot;&quot;)">
            <text:p/>
          </table:table-cell>
          <table:table-cell table:formula="of:=IF([performanceLog.$A144]=1;[performanceLog.F144];&quot;&quot;)">
            <text:p/>
          </table:table-cell>
          <table:table-cell table:formula="of:=IF([performanceLog.$A144]=1;[performanceLog.G144];&quot;&quot;)">
            <text:p/>
          </table:table-cell>
          <table:table-cell table:formula="of:=IF([performanceLog.$A144]=1;[performanceLog.H144];&quot;&quot;)">
            <text:p/>
          </table:table-cell>
          <table:table-cell table:formula="of:=IF([performanceLog.$A144]=1;[performanceLog.I144];&quot;&quot;)">
            <text:p/>
          </table:table-cell>
          <table:table-cell table:formula="of:=IF([performanceLog.$A144]=1;[performanceLog.J144];&quot;&quot;)">
            <text:p/>
          </table:table-cell>
          <table:table-cell table:formula="of:=IF([performanceLog.$A144]=1;[performanceLog.K144];&quot;&quot;)">
            <text:p/>
          </table:table-cell>
          <table:table-cell table:formula="of:=IF([performanceLog.$A144]=1;[performanceLog.L144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45]=1;[performanceLog.B145];&quot;&quot;)">
            <text:p/>
          </table:table-cell>
          <table:table-cell table:formula="of:=IF([performanceLog.$A145]=1;[performanceLog.C145];&quot;&quot;)">
            <text:p/>
          </table:table-cell>
          <table:table-cell table:formula="of:=IF([performanceLog.$A145]=1;[performanceLog.D145];&quot;&quot;)">
            <text:p/>
          </table:table-cell>
          <table:table-cell table:formula="of:=IF([performanceLog.$A145]=1;[performanceLog.E145];&quot;&quot;)">
            <text:p/>
          </table:table-cell>
          <table:table-cell table:formula="of:=IF([performanceLog.$A145]=1;[performanceLog.F145];&quot;&quot;)">
            <text:p/>
          </table:table-cell>
          <table:table-cell table:formula="of:=IF([performanceLog.$A145]=1;[performanceLog.G145];&quot;&quot;)">
            <text:p/>
          </table:table-cell>
          <table:table-cell table:formula="of:=IF([performanceLog.$A145]=1;[performanceLog.H145];&quot;&quot;)">
            <text:p/>
          </table:table-cell>
          <table:table-cell table:formula="of:=IF([performanceLog.$A145]=1;[performanceLog.I145];&quot;&quot;)">
            <text:p/>
          </table:table-cell>
          <table:table-cell table:formula="of:=IF([performanceLog.$A145]=1;[performanceLog.J145];&quot;&quot;)">
            <text:p/>
          </table:table-cell>
          <table:table-cell table:formula="of:=IF([performanceLog.$A145]=1;[performanceLog.K145];&quot;&quot;)">
            <text:p/>
          </table:table-cell>
          <table:table-cell table:formula="of:=IF([performanceLog.$A145]=1;[performanceLog.L145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46]=1;[performanceLog.B146];&quot;&quot;)">
            <text:p/>
          </table:table-cell>
          <table:table-cell table:formula="of:=IF([performanceLog.$A146]=1;[performanceLog.C146];&quot;&quot;)">
            <text:p/>
          </table:table-cell>
          <table:table-cell table:formula="of:=IF([performanceLog.$A146]=1;[performanceLog.D146];&quot;&quot;)">
            <text:p/>
          </table:table-cell>
          <table:table-cell table:formula="of:=IF([performanceLog.$A146]=1;[performanceLog.E146];&quot;&quot;)">
            <text:p/>
          </table:table-cell>
          <table:table-cell table:formula="of:=IF([performanceLog.$A146]=1;[performanceLog.F146];&quot;&quot;)">
            <text:p/>
          </table:table-cell>
          <table:table-cell table:formula="of:=IF([performanceLog.$A146]=1;[performanceLog.G146];&quot;&quot;)">
            <text:p/>
          </table:table-cell>
          <table:table-cell table:formula="of:=IF([performanceLog.$A146]=1;[performanceLog.H146];&quot;&quot;)">
            <text:p/>
          </table:table-cell>
          <table:table-cell table:formula="of:=IF([performanceLog.$A146]=1;[performanceLog.I146];&quot;&quot;)">
            <text:p/>
          </table:table-cell>
          <table:table-cell table:formula="of:=IF([performanceLog.$A146]=1;[performanceLog.J146];&quot;&quot;)">
            <text:p/>
          </table:table-cell>
          <table:table-cell table:formula="of:=IF([performanceLog.$A146]=1;[performanceLog.K146];&quot;&quot;)">
            <text:p/>
          </table:table-cell>
          <table:table-cell table:formula="of:=IF([performanceLog.$A146]=1;[performanceLog.L146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47]=1;[performanceLog.B147];&quot;&quot;)">
            <text:p/>
          </table:table-cell>
          <table:table-cell table:formula="of:=IF([performanceLog.$A147]=1;[performanceLog.C147];&quot;&quot;)">
            <text:p/>
          </table:table-cell>
          <table:table-cell table:formula="of:=IF([performanceLog.$A147]=1;[performanceLog.D147];&quot;&quot;)">
            <text:p/>
          </table:table-cell>
          <table:table-cell table:formula="of:=IF([performanceLog.$A147]=1;[performanceLog.E147];&quot;&quot;)">
            <text:p/>
          </table:table-cell>
          <table:table-cell table:formula="of:=IF([performanceLog.$A147]=1;[performanceLog.F147];&quot;&quot;)">
            <text:p/>
          </table:table-cell>
          <table:table-cell table:formula="of:=IF([performanceLog.$A147]=1;[performanceLog.G147];&quot;&quot;)">
            <text:p/>
          </table:table-cell>
          <table:table-cell table:formula="of:=IF([performanceLog.$A147]=1;[performanceLog.H147];&quot;&quot;)">
            <text:p/>
          </table:table-cell>
          <table:table-cell table:formula="of:=IF([performanceLog.$A147]=1;[performanceLog.I147];&quot;&quot;)">
            <text:p/>
          </table:table-cell>
          <table:table-cell table:formula="of:=IF([performanceLog.$A147]=1;[performanceLog.J147];&quot;&quot;)">
            <text:p/>
          </table:table-cell>
          <table:table-cell table:formula="of:=IF([performanceLog.$A147]=1;[performanceLog.K147];&quot;&quot;)">
            <text:p/>
          </table:table-cell>
          <table:table-cell table:formula="of:=IF([performanceLog.$A147]=1;[performanceLog.L147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48]=1;[performanceLog.B148];&quot;&quot;)">
            <text:p/>
          </table:table-cell>
          <table:table-cell table:formula="of:=IF([performanceLog.$A148]=1;[performanceLog.C148];&quot;&quot;)">
            <text:p/>
          </table:table-cell>
          <table:table-cell table:formula="of:=IF([performanceLog.$A148]=1;[performanceLog.D148];&quot;&quot;)">
            <text:p/>
          </table:table-cell>
          <table:table-cell table:formula="of:=IF([performanceLog.$A148]=1;[performanceLog.E148];&quot;&quot;)">
            <text:p/>
          </table:table-cell>
          <table:table-cell table:formula="of:=IF([performanceLog.$A148]=1;[performanceLog.F148];&quot;&quot;)">
            <text:p/>
          </table:table-cell>
          <table:table-cell table:formula="of:=IF([performanceLog.$A148]=1;[performanceLog.G148];&quot;&quot;)">
            <text:p/>
          </table:table-cell>
          <table:table-cell table:formula="of:=IF([performanceLog.$A148]=1;[performanceLog.H148];&quot;&quot;)">
            <text:p/>
          </table:table-cell>
          <table:table-cell table:formula="of:=IF([performanceLog.$A148]=1;[performanceLog.I148];&quot;&quot;)">
            <text:p/>
          </table:table-cell>
          <table:table-cell table:formula="of:=IF([performanceLog.$A148]=1;[performanceLog.J148];&quot;&quot;)">
            <text:p/>
          </table:table-cell>
          <table:table-cell table:formula="of:=IF([performanceLog.$A148]=1;[performanceLog.K148];&quot;&quot;)">
            <text:p/>
          </table:table-cell>
          <table:table-cell table:formula="of:=IF([performanceLog.$A148]=1;[performanceLog.L148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49]=1;[performanceLog.B149];&quot;&quot;)">
            <text:p/>
          </table:table-cell>
          <table:table-cell table:formula="of:=IF([performanceLog.$A149]=1;[performanceLog.C149];&quot;&quot;)">
            <text:p/>
          </table:table-cell>
          <table:table-cell table:formula="of:=IF([performanceLog.$A149]=1;[performanceLog.D149];&quot;&quot;)">
            <text:p/>
          </table:table-cell>
          <table:table-cell table:formula="of:=IF([performanceLog.$A149]=1;[performanceLog.E149];&quot;&quot;)">
            <text:p/>
          </table:table-cell>
          <table:table-cell table:formula="of:=IF([performanceLog.$A149]=1;[performanceLog.F149];&quot;&quot;)">
            <text:p/>
          </table:table-cell>
          <table:table-cell table:formula="of:=IF([performanceLog.$A149]=1;[performanceLog.G149];&quot;&quot;)">
            <text:p/>
          </table:table-cell>
          <table:table-cell table:formula="of:=IF([performanceLog.$A149]=1;[performanceLog.H149];&quot;&quot;)">
            <text:p/>
          </table:table-cell>
          <table:table-cell table:formula="of:=IF([performanceLog.$A149]=1;[performanceLog.I149];&quot;&quot;)">
            <text:p/>
          </table:table-cell>
          <table:table-cell table:formula="of:=IF([performanceLog.$A149]=1;[performanceLog.J149];&quot;&quot;)">
            <text:p/>
          </table:table-cell>
          <table:table-cell table:formula="of:=IF([performanceLog.$A149]=1;[performanceLog.K149];&quot;&quot;)">
            <text:p/>
          </table:table-cell>
          <table:table-cell table:formula="of:=IF([performanceLog.$A149]=1;[performanceLog.L149]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IF([performanceLog.$A150]=1;[performanceLog.B150];&quot;&quot;)">
            <text:p/>
          </table:table-cell>
          <table:table-cell table:formula="of:=IF([performanceLog.$A150]=1;[performanceLog.C150];&quot;&quot;)">
            <text:p/>
          </table:table-cell>
          <table:table-cell table:formula="of:=IF([performanceLog.$A150]=1;[performanceLog.D150];&quot;&quot;)">
            <text:p/>
          </table:table-cell>
          <table:table-cell table:formula="of:=IF([performanceLog.$A150]=1;[performanceLog.E150];&quot;&quot;)">
            <text:p/>
          </table:table-cell>
          <table:table-cell table:formula="of:=IF([performanceLog.$A150]=1;[performanceLog.F150];&quot;&quot;)">
            <text:p/>
          </table:table-cell>
          <table:table-cell table:formula="of:=IF([performanceLog.$A150]=1;[performanceLog.G150];&quot;&quot;)">
            <text:p/>
          </table:table-cell>
          <table:table-cell table:formula="of:=IF([performanceLog.$A150]=1;[performanceLog.H150];&quot;&quot;)">
            <text:p/>
          </table:table-cell>
          <table:table-cell table:formula="of:=IF([performanceLog.$A150]=1;[performanceLog.I150];&quot;&quot;)">
            <text:p/>
          </table:table-cell>
          <table:table-cell table:formula="of:=IF([performanceLog.$A150]=1;[performanceLog.J150];&quot;&quot;)">
            <text:p/>
          </table:table-cell>
          <table:table-cell table:formula="of:=IF([performanceLog.$A150]=1;[performanceLog.K150];&quot;&quot;)">
            <text:p/>
          </table:table-cell>
          <table:table-cell table:formula="of:=IF([performanceLog.$A150]=1;[performanceLog.L150];&quot;&quot;)">
            <text:p/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4T00:24:59.830277922</dc:date>
    <meta:editing-duration>PT54S</meta:editing-duration>
    <meta:editing-cycles>1</meta:editing-cycles>
    <meta:document-statistic meta:table-count="3" meta:cell-count="4415" meta:object-count="2"/>
    <meta:generator>LibreOffice/5.2.7.2$Linux_ARM_EABI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6.974cm" svg:y="2.757cm" style:legend-expansion="high" chart:style-name="ch2"/>
        <chart:plot-area chart:style-name="ch3" table:cell-range-address="Sheet2.O3:Sheet2.P13" chart:data-source-has-labels="column" svg:x="0.32cm" svg:y="0.18cm" svg:width="6.334cm" svg:height="8.64cm">
          <chartooo:coordinate-region svg:x="0.32cm" svg:y="1.333cm" svg:width="6.334cm" svg:height="6.334cm"/>
          <chart:axis chart:dimension="x" chart:name="primary-x" chart:style-name="ch4" chartooo:axis-type="auto">
            <chartooo:date-scale/>
            <chart:categories table:cell-range-address="Sheet2.O3:Sheet2.O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P3:Sheet2.P1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WebcamRead</text:p>
                <draw:g>
                  <svg:desc>Sheet2.O3:Sheet2.O13</svg:desc>
                </draw:g>
              </table:table-cell>
              <table:table-cell office:value-type="float" office:value="11754756.4583333">
                <text:p>11754756.4583333</text:p>
                <draw:g>
                  <svg:desc>Sheet2.P3:Sheet2.P13</svg:desc>
                </draw:g>
              </table:table-cell>
            </table:table-row>
            <table:table-row>
              <table:table-cell office:value-type="string">
                <text:p>GaussianBlur</text:p>
              </table:table-cell>
              <table:table-cell office:value-type="float" office:value="10286493.4166667">
                <text:p>10286493.4166667</text:p>
              </table:table-cell>
            </table:table-row>
            <table:table-row>
              <table:table-cell office:value-type="string">
                <text:p>ColourConversion</text:p>
              </table:table-cell>
              <table:table-cell office:value-type="float" office:value="4036583.70833333">
                <text:p>4036583.70833333</text:p>
              </table:table-cell>
            </table:table-row>
            <table:table-row>
              <table:table-cell office:value-type="string">
                <text:p>SelectMode</text:p>
              </table:table-cell>
              <table:table-cell office:value-type="float" office:value="650.458333333333">
                <text:p>650.458333333333</text:p>
              </table:table-cell>
            </table:table-row>
            <table:table-row>
              <table:table-cell office:value-type="string">
                <text:p>InRangeMorphOpsDisplayDirection</text:p>
              </table:table-cell>
              <table:table-cell office:value-type="float" office:value="257392678.25">
                <text:p>257392678.25</text:p>
              </table:table-cell>
            </table:table-row>
            <table:table-row>
              <table:table-cell office:value-type="string">
                <text:p>TrackFilteredObject</text:p>
              </table:table-cell>
              <table:table-cell office:value-type="float" office:value="4660838.95833333">
                <text:p>4660838.95833333</text:p>
              </table:table-cell>
            </table:table-row>
            <table:table-row>
              <table:table-cell office:value-type="string">
                <text:p>PIDDist</text:p>
              </table:table-cell>
              <table:table-cell office:value-type="float" office:value="819.21875">
                <text:p>819.21875</text:p>
              </table:table-cell>
            </table:table-row>
            <table:table-row>
              <table:table-cell office:value-type="string">
                <text:p>Facendi</text:p>
              </table:table-cell>
              <table:table-cell office:value-type="float" office:value="813329606.84375">
                <text:p>813329606.84375</text:p>
              </table:table-cell>
            </table:table-row>
            <table:table-row>
              <table:table-cell office:value-type="string">
                <text:p>PutText</text:p>
              </table:table-cell>
              <table:table-cell office:value-type="float" office:value="3567069.89583333">
                <text:p>3567069.89583333</text:p>
              </table:table-cell>
            </table:table-row>
            <table:table-row>
              <table:table-cell office:value-type="string">
                <text:p>ShowImage</text:p>
              </table:table-cell>
              <table:table-cell office:value-type="float" office:value="7749881.13541667">
                <text:p>7749881.13541667</text:p>
              </table:table-cell>
            </table:table-row>
            <table:table-row>
              <table:table-cell office:value-type="string">
                <text:p>TimeWaitKey</text:p>
              </table:table-cell>
              <table:table-cell office:value-type="float" office:value="10565466.3958333">
                <text:p>10565466.3958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6.974cm" svg:y="2.757cm" style:legend-expansion="high" chart:style-name="ch2"/>
        <chart:plot-area chart:style-name="ch3" table:cell-range-address="Sheet3.O3:Sheet3.P13" chart:data-source-has-labels="column" svg:x="0cm" svg:y="2.046cm" svg:width="6.333cm" svg:height="6.334cm">
          <chartooo:coordinate-region svg:x="0cm" svg:y="2.047cm" svg:width="6.333cm" svg:height="6.333cm"/>
          <chart:axis chart:dimension="x" chart:name="primary-x" chart:style-name="ch4" chartooo:axis-type="auto">
            <chartooo:date-scale/>
            <chart:categories table:cell-range-address="Sheet3.O3:Sheet3.O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P3:Sheet3.P1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WebcamRead</text:p>
                <draw:g>
                  <svg:desc>Sheet3.O3:Sheet3.O13</svg:desc>
                </draw:g>
              </table:table-cell>
              <table:table-cell office:value-type="float" office:value="11697152.5625">
                <text:p>11697152.5625</text:p>
                <draw:g>
                  <svg:desc>Sheet3.P3:Sheet3.P13</svg:desc>
                </draw:g>
              </table:table-cell>
            </table:table-row>
            <table:table-row>
              <table:table-cell office:value-type="string">
                <text:p>GaussianBlur</text:p>
              </table:table-cell>
              <table:table-cell office:value-type="float" office:value="13060459.9375">
                <text:p>13060459.9375</text:p>
              </table:table-cell>
            </table:table-row>
            <table:table-row>
              <table:table-cell office:value-type="string">
                <text:p>ColourConversion</text:p>
              </table:table-cell>
              <table:table-cell office:value-type="float" office:value="6726331.25">
                <text:p>6726331.25</text:p>
              </table:table-cell>
            </table:table-row>
            <table:table-row>
              <table:table-cell office:value-type="string">
                <text:p>SelectMode</text:p>
              </table:table-cell>
              <table:table-cell office:value-type="float" office:value="397.125">
                <text:p>397.125</text:p>
              </table:table-cell>
            </table:table-row>
            <table:table-row>
              <table:table-cell office:value-type="string">
                <text:p>InRangeMorphOpsDisplayDirection</text:p>
              </table:table-cell>
              <table:table-cell office:value-type="float" office:value="256765465.875">
                <text:p>256765465.875</text:p>
              </table:table-cell>
            </table:table-row>
            <table:table-row>
              <table:table-cell office:value-type="string">
                <text:p>TrackFilteredObject</text:p>
              </table:table-cell>
              <table:table-cell office:value-type="float" office:value="5547971.6875">
                <text:p>5547971.6875</text:p>
              </table:table-cell>
            </table:table-row>
            <table:table-row>
              <table:table-cell office:value-type="string">
                <text:p>PIDDist</text:p>
              </table:table-cell>
              <table:table-cell office:value-type="float" office:value="680.25">
                <text:p>680.25</text:p>
              </table:table-cell>
            </table:table-row>
            <table:table-row>
              <table:table-cell office:value-type="string">
                <text:p>Facendi</text:p>
              </table:table-cell>
              <table:table-cell office:value-type="float" office:value="1079427.6875">
                <text:p>1079427.6875</text:p>
              </table:table-cell>
            </table:table-row>
            <table:table-row>
              <table:table-cell office:value-type="string">
                <text:p>PutText</text:p>
              </table:table-cell>
              <table:table-cell office:value-type="float" office:value="3742767.75">
                <text:p>3742767.75</text:p>
              </table:table-cell>
            </table:table-row>
            <table:table-row>
              <table:table-cell office:value-type="string">
                <text:p>ShowImage</text:p>
              </table:table-cell>
              <table:table-cell office:value-type="float" office:value="7725782.125">
                <text:p>7725782.125</text:p>
              </table:table-cell>
            </table:table-row>
            <table:table-row>
              <table:table-cell office:value-type="string">
                <text:p>TimeWaitKey</text:p>
              </table:table-cell>
              <table:table-cell office:value-type="float" office:value="10658401.875">
                <text:p>10658401.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